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ext-properties style:text-underline-style="solid" style:text-underline-width="auto" style:text-underline-color="font-color"/>
    </style:style>
    <style:style style:name="ce17" style:family="table-cell" style:parent-style-name="Default">
      <style:table-cell-properties style:text-align-source="value-type" style:repeat-content="false"/>
      <style:paragraph-properties fo:margin-left="0mm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eeeeee"/>
    </style:style>
    <style:style style:name="ce20" style:family="table-cell" style:parent-style-name="Default">
      <style:table-cell-properties fo:background-color="#eeeeee" fo:border="0.06pt solid #000000"/>
    </style:style>
    <style:style style:name="ce21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66ccff" fo:border="0.06pt solid #000000"/>
    </style:style>
    <style:style style:name="ce23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>
      <style:table-cell-properties fo:background-color="#99ff99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su_bw" table:style-name="ta1">
        <table:shapes>
          <draw:frame draw:z-index="0" draw:style-name="gr1" draw:text-style-name="P1" svg:width="159.99mm" svg:height="89.99mm" svg:x="112.24mm" svg:y="152.94mm">
            <loext:p draw:notify-on-update-of-ranges="osu_bw.A35:osu_bw.A57 osu_bw.B34:osu_bw.B34 osu_bw.B35:osu_bw.B57 osu_bw.C34:osu_bw.C34 osu_bw.C35:osu_bw.C57 osu_bw.D34:osu_bw.D34 osu_bw.D35:osu_bw.D5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bw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2.91" calcext:value-type="float">
            <text:p>2,91</text:p>
          </table:table-cell>
          <table:table-cell table:style-name="ce11" office:value-type="float" office:value="2.94" calcext:value-type="float">
            <text:p>2,94</text:p>
          </table:table-cell>
          <table:table-cell table:style-name="ce11" office:value-type="float" office:value="2.98" calcext:value-type="float">
            <text:p>2,98</text:p>
          </table:table-cell>
          <table:table-cell table:style-name="ce11" office:value-type="float" office:value="3.09" calcext:value-type="float">
            <text:p>3,09</text:p>
          </table:table-cell>
          <table:table-cell table:style-name="ce13" office:value-type="float" office:value="2.88" calcext:value-type="float">
            <text:p>2,88</text:p>
          </table:table-cell>
          <table:table-cell table:style-name="ce8" office:value-type="float" office:value="2.56" calcext:value-type="float">
            <text:p>2,56</text:p>
          </table:table-cell>
          <table:table-cell table:style-name="ce11" office:value-type="float" office:value="2.89" calcext:value-type="float">
            <text:p>2,89</text:p>
          </table:table-cell>
          <table:table-cell table:style-name="ce11" office:value-type="float" office:value="2.57" calcext:value-type="float">
            <text:p>2,57</text:p>
          </table:table-cell>
          <table:table-cell table:style-name="ce11" office:value-type="float" office:value="2.87" calcext:value-type="float">
            <text:p>2,87</text:p>
          </table:table-cell>
          <table:table-cell table:style-name="ce13" office:value-type="float" office:value="2.53" calcext:value-type="float">
            <text:p>2,53</text:p>
          </table:table-cell>
          <table:table-cell table:style-name="ce8" office:value-type="float" office:value="2.98" calcext:value-type="float">
            <text:p>2,98</text:p>
          </table:table-cell>
          <table:table-cell table:style-name="ce11" office:value-type="float" office:value="2.92" calcext:value-type="float">
            <text:p>2,92</text:p>
          </table:table-cell>
          <table:table-cell table:number-columns-repeated="2" table:style-name="ce11" office:value-type="float" office:value="2.94" calcext:value-type="float">
            <text:p>2,94</text:p>
          </table:table-cell>
          <table:table-cell table:style-name="ce13" office:value-type="float" office:value="2.8" calcext:value-type="float">
            <text:p>2,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5.76" calcext:value-type="float">
            <text:p>5,76</text:p>
          </table:table-cell>
          <table:table-cell office:value-type="float" office:value="5.91" calcext:value-type="float">
            <text:p>5,91</text:p>
          </table:table-cell>
          <table:table-cell office:value-type="float" office:value="6.22" calcext:value-type="float">
            <text:p>6,22</text:p>
          </table:table-cell>
          <table:table-cell office:value-type="float" office:value="6.15" calcext:value-type="float">
            <text:p>6,15</text:p>
          </table:table-cell>
          <table:table-cell table:style-name="ce14" office:value-type="float" office:value="5.79" calcext:value-type="float">
            <text:p>5,79</text:p>
          </table:table-cell>
          <table:table-cell table:style-name="ce9" office:value-type="float" office:value="5.43" calcext:value-type="float">
            <text:p>5,43</text:p>
          </table:table-cell>
          <table:table-cell office:value-type="float" office:value="5.84" calcext:value-type="float">
            <text:p>5,84</text:p>
          </table:table-cell>
          <table:table-cell office:value-type="float" office:value="5.35" calcext:value-type="float">
            <text:p>5,35</text:p>
          </table:table-cell>
          <table:table-cell office:value-type="float" office:value="5.76" calcext:value-type="float">
            <text:p>5,76</text:p>
          </table:table-cell>
          <table:table-cell table:style-name="ce14" office:value-type="float" office:value="5.39" calcext:value-type="float">
            <text:p>5,39</text:p>
          </table:table-cell>
          <table:table-cell table:style-name="ce9" office:value-type="float" office:value="5.98" calcext:value-type="float">
            <text:p>5,98</text:p>
          </table:table-cell>
          <table:table-cell office:value-type="float" office:value="5.73" calcext:value-type="float">
            <text:p>5,73</text:p>
          </table:table-cell>
          <table:table-cell office:value-type="float" office:value="5.84" calcext:value-type="float">
            <text:p>5,84</text:p>
          </table:table-cell>
          <table:table-cell office:value-type="float" office:value="5.87" calcext:value-type="float">
            <text:p>5,87</text:p>
          </table:table-cell>
          <table:table-cell table:style-name="ce14" office:value-type="float" office:value="5.41" calcext:value-type="float">
            <text:p>5,4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1.57" calcext:value-type="float">
            <text:p>11,57</text:p>
          </table:table-cell>
          <table:table-cell office:value-type="float" office:value="11.62" calcext:value-type="float">
            <text:p>11,62</text:p>
          </table:table-cell>
          <table:table-cell office:value-type="float" office:value="12.39" calcext:value-type="float">
            <text:p>12,39</text:p>
          </table:table-cell>
          <table:table-cell office:value-type="float" office:value="12.48" calcext:value-type="float">
            <text:p>12,48</text:p>
          </table:table-cell>
          <table:table-cell table:style-name="ce14" office:value-type="float" office:value="11.62" calcext:value-type="float">
            <text:p>11,62</text:p>
          </table:table-cell>
          <table:table-cell table:style-name="ce9" office:value-type="float" office:value="10.81" calcext:value-type="float">
            <text:p>10,81</text:p>
          </table:table-cell>
          <table:table-cell office:value-type="float" office:value="11.66" calcext:value-type="float">
            <text:p>11,66</text:p>
          </table:table-cell>
          <table:table-cell office:value-type="float" office:value="10.75" calcext:value-type="float">
            <text:p>10,75</text:p>
          </table:table-cell>
          <table:table-cell office:value-type="float" office:value="11.48" calcext:value-type="float">
            <text:p>11,48</text:p>
          </table:table-cell>
          <table:table-cell table:style-name="ce14" office:value-type="float" office:value="10.74" calcext:value-type="float">
            <text:p>10,74</text:p>
          </table:table-cell>
          <table:table-cell table:style-name="ce9" office:value-type="float" office:value="12.02" calcext:value-type="float">
            <text:p>12,02</text:p>
          </table:table-cell>
          <table:table-cell office:value-type="float" office:value="11.59" calcext:value-type="float">
            <text:p>11,59</text:p>
          </table:table-cell>
          <table:table-cell office:value-type="float" office:value="11.71" calcext:value-type="float">
            <text:p>11,71</text:p>
          </table:table-cell>
          <table:table-cell office:value-type="float" office:value="11.74" calcext:value-type="float">
            <text:p>11,74</text:p>
          </table:table-cell>
          <table:table-cell table:style-name="ce14" office:value-type="float" office:value="11.29" calcext:value-type="float">
            <text:p>11,29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2.09" calcext:value-type="float">
            <text:p>22,09</text:p>
          </table:table-cell>
          <table:table-cell office:value-type="float" office:value="23.19" calcext:value-type="float">
            <text:p>23,19</text:p>
          </table:table-cell>
          <table:table-cell office:value-type="float" office:value="24.3" calcext:value-type="float">
            <text:p>24,3</text:p>
          </table:table-cell>
          <table:table-cell office:value-type="float" office:value="24.76" calcext:value-type="float">
            <text:p>24,76</text:p>
          </table:table-cell>
          <table:table-cell table:style-name="ce14" office:value-type="float" office:value="22.71" calcext:value-type="float">
            <text:p>22,71</text:p>
          </table:table-cell>
          <table:table-cell table:style-name="ce9" office:value-type="float" office:value="21.73" calcext:value-type="float">
            <text:p>21,73</text:p>
          </table:table-cell>
          <table:table-cell office:value-type="float" office:value="23.28" calcext:value-type="float">
            <text:p>23,28</text:p>
          </table:table-cell>
          <table:table-cell office:value-type="float" office:value="21.41" calcext:value-type="float">
            <text:p>21,41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1.47" calcext:value-type="float">
            <text:p>21,47</text:p>
          </table:table-cell>
          <table:table-cell table:style-name="ce9" office:value-type="float" office:value="23.75" calcext:value-type="float">
            <text:p>23,75</text:p>
          </table:table-cell>
          <table:table-cell office:value-type="float" office:value="23.31" calcext:value-type="float">
            <text:p>23,31</text:p>
          </table:table-cell>
          <table:table-cell office:value-type="float" office:value="23.35" calcext:value-type="float">
            <text:p>23,35</text:p>
          </table:table-cell>
          <table:table-cell office:value-type="float" office:value="23.18" calcext:value-type="float">
            <text:p>23,18</text:p>
          </table:table-cell>
          <table:table-cell table:style-name="ce14" office:value-type="float" office:value="22.46" calcext:value-type="float">
            <text:p>22,4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46.34" calcext:value-type="float">
            <text:p>46,34</text:p>
          </table:table-cell>
          <table:table-cell office:value-type="float" office:value="46.55" calcext:value-type="float">
            <text:p>46,55</text:p>
          </table:table-cell>
          <table:table-cell office:value-type="float" office:value="48.31" calcext:value-type="float">
            <text:p>48,31</text:p>
          </table:table-cell>
          <table:table-cell office:value-type="float" office:value="49.23" calcext:value-type="float">
            <text:p>49,23</text:p>
          </table:table-cell>
          <table:table-cell table:style-name="ce14" office:value-type="float" office:value="46.06" calcext:value-type="float">
            <text:p>46,06</text:p>
          </table:table-cell>
          <table:table-cell table:style-name="ce9" office:value-type="float" office:value="41.57" calcext:value-type="float">
            <text:p>41,57</text:p>
          </table:table-cell>
          <table:table-cell office:value-type="float" office:value="46.91" calcext:value-type="float">
            <text:p>46,91</text:p>
          </table:table-cell>
          <table:table-cell office:value-type="float" office:value="41.44" calcext:value-type="float">
            <text:p>41,44</text:p>
          </table:table-cell>
          <table:table-cell office:value-type="float" office:value="43.66" calcext:value-type="float">
            <text:p>43,66</text:p>
          </table:table-cell>
          <table:table-cell table:style-name="ce14" office:value-type="float" office:value="41.16" calcext:value-type="float">
            <text:p>41,16</text:p>
          </table:table-cell>
          <table:table-cell table:style-name="ce9" office:value-type="float" office:value="47.01" calcext:value-type="float">
            <text:p>47,01</text:p>
          </table:table-cell>
          <table:table-cell office:value-type="float" office:value="44.44" calcext:value-type="float">
            <text:p>44,44</text:p>
          </table:table-cell>
          <table:table-cell office:value-type="float" office:value="44.25" calcext:value-type="float">
            <text:p>44,25</text:p>
          </table:table-cell>
          <table:table-cell office:value-type="float" office:value="45.56" calcext:value-type="float">
            <text:p>45,56</text:p>
          </table:table-cell>
          <table:table-cell table:style-name="ce14" office:value-type="float" office:value="45.68" calcext:value-type="float">
            <text:p>45,68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88.12" calcext:value-type="float">
            <text:p>88,12</text:p>
          </table:table-cell>
          <table:table-cell office:value-type="float" office:value="89.12" calcext:value-type="float">
            <text:p>89,12</text:p>
          </table:table-cell>
          <table:table-cell office:value-type="float" office:value="92.46" calcext:value-type="float">
            <text:p>92,46</text:p>
          </table:table-cell>
          <table:table-cell office:value-type="float" office:value="93.43" calcext:value-type="float">
            <text:p>93,43</text:p>
          </table:table-cell>
          <table:table-cell table:style-name="ce14" office:value-type="float" office:value="87.53" calcext:value-type="float">
            <text:p>87,53</text:p>
          </table:table-cell>
          <table:table-cell table:style-name="ce9" office:value-type="float" office:value="82.89" calcext:value-type="float">
            <text:p>82,89</text:p>
          </table:table-cell>
          <table:table-cell office:value-type="float" office:value="92.55" calcext:value-type="float">
            <text:p>92,55</text:p>
          </table:table-cell>
          <table:table-cell office:value-type="float" office:value="82.11" calcext:value-type="float">
            <text:p>82,11</text:p>
          </table:table-cell>
          <table:table-cell office:value-type="float" office:value="85.46" calcext:value-type="float">
            <text:p>85,46</text:p>
          </table:table-cell>
          <table:table-cell table:style-name="ce14" office:value-type="float" office:value="82.07" calcext:value-type="float">
            <text:p>82,07</text:p>
          </table:table-cell>
          <table:table-cell table:style-name="ce9" office:value-type="float" office:value="91.18" calcext:value-type="float">
            <text:p>91,18</text:p>
          </table:table-cell>
          <table:table-cell office:value-type="float" office:value="86.57" calcext:value-type="float">
            <text:p>86,57</text:p>
          </table:table-cell>
          <table:table-cell office:value-type="float" office:value="88.66" calcext:value-type="float">
            <text:p>88,66</text:p>
          </table:table-cell>
          <table:table-cell office:value-type="float" office:value="88.57" calcext:value-type="float">
            <text:p>88,57</text:p>
          </table:table-cell>
          <table:table-cell table:style-name="ce14" office:value-type="float" office:value="87.9" calcext:value-type="float">
            <text:p>87,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72.89" calcext:value-type="float">
            <text:p>172,89</text:p>
          </table:table-cell>
          <table:table-cell office:value-type="float" office:value="174.82" calcext:value-type="float">
            <text:p>174,82</text:p>
          </table:table-cell>
          <table:table-cell office:value-type="float" office:value="182.28" calcext:value-type="float">
            <text:p>182,28</text:p>
          </table:table-cell>
          <table:table-cell office:value-type="float" office:value="186.68" calcext:value-type="float">
            <text:p>186,68</text:p>
          </table:table-cell>
          <table:table-cell table:style-name="ce14" office:value-type="float" office:value="173.48" calcext:value-type="float">
            <text:p>173,48</text:p>
          </table:table-cell>
          <table:table-cell table:style-name="ce9" office:value-type="float" office:value="155.94" calcext:value-type="float">
            <text:p>155,94</text:p>
          </table:table-cell>
          <table:table-cell office:value-type="float" office:value="177.02" calcext:value-type="float">
            <text:p>177,02</text:p>
          </table:table-cell>
          <table:table-cell office:value-type="float" office:value="151.96" calcext:value-type="float">
            <text:p>151,96</text:p>
          </table:table-cell>
          <table:table-cell office:value-type="float" office:value="155.62" calcext:value-type="float">
            <text:p>155,62</text:p>
          </table:table-cell>
          <table:table-cell table:style-name="ce14" office:value-type="float" office:value="154.48" calcext:value-type="float">
            <text:p>154,48</text:p>
          </table:table-cell>
          <table:table-cell table:style-name="ce9" office:value-type="float" office:value="171.5" calcext:value-type="float">
            <text:p>171,5</text:p>
          </table:table-cell>
          <table:table-cell office:value-type="float" office:value="162.92" calcext:value-type="float">
            <text:p>162,92</text:p>
          </table:table-cell>
          <table:table-cell office:value-type="float" office:value="165.7" calcext:value-type="float">
            <text:p>165,7</text:p>
          </table:table-cell>
          <table:table-cell office:value-type="float" office:value="165.35" calcext:value-type="float">
            <text:p>165,35</text:p>
          </table:table-cell>
          <table:table-cell table:style-name="ce14" office:value-type="float" office:value="162.9" calcext:value-type="float">
            <text:p>162,9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310.3" calcext:value-type="float">
            <text:p>310,3</text:p>
          </table:table-cell>
          <table:table-cell office:value-type="float" office:value="278.35" calcext:value-type="float">
            <text:p>278,35</text:p>
          </table:table-cell>
          <table:table-cell office:value-type="float" office:value="308.44" calcext:value-type="float">
            <text:p>308,44</text:p>
          </table:table-cell>
          <table:table-cell office:value-type="float" office:value="327.42" calcext:value-type="float">
            <text:p>327,42</text:p>
          </table:table-cell>
          <table:table-cell table:style-name="ce14" office:value-type="float" office:value="298" calcext:value-type="float">
            <text:p>298</text:p>
          </table:table-cell>
          <table:table-cell table:style-name="ce9" office:value-type="float" office:value="265.38" calcext:value-type="float">
            <text:p>265,38</text:p>
          </table:table-cell>
          <table:table-cell office:value-type="float" office:value="295.05" calcext:value-type="float">
            <text:p>295,05</text:p>
          </table:table-cell>
          <table:table-cell office:value-type="float" office:value="264.35" calcext:value-type="float">
            <text:p>264,35</text:p>
          </table:table-cell>
          <table:table-cell office:value-type="float" office:value="287.35" calcext:value-type="float">
            <text:p>287,35</text:p>
          </table:table-cell>
          <table:table-cell table:style-name="ce14" office:value-type="float" office:value="274.52" calcext:value-type="float">
            <text:p>274,52</text:p>
          </table:table-cell>
          <table:table-cell table:style-name="ce9" office:value-type="float" office:value="281.37" calcext:value-type="float">
            <text:p>281,37</text:p>
          </table:table-cell>
          <table:table-cell office:value-type="float" office:value="256.55" calcext:value-type="float">
            <text:p>256,55</text:p>
          </table:table-cell>
          <table:table-cell office:value-type="float" office:value="276.39" calcext:value-type="float">
            <text:p>276,39</text:p>
          </table:table-cell>
          <table:table-cell office:value-type="float" office:value="277.51" calcext:value-type="float">
            <text:p>277,51</text:p>
          </table:table-cell>
          <table:table-cell table:style-name="ce14" office:value-type="float" office:value="269.27" calcext:value-type="float">
            <text:p>269,27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594.05" calcext:value-type="float">
            <text:p>594,05</text:p>
          </table:table-cell>
          <table:table-cell office:value-type="float" office:value="528.33" calcext:value-type="float">
            <text:p>528,33</text:p>
          </table:table-cell>
          <table:table-cell office:value-type="float" office:value="575.25" calcext:value-type="float">
            <text:p>575,25</text:p>
          </table:table-cell>
          <table:table-cell office:value-type="float" office:value="610.62" calcext:value-type="float">
            <text:p>610,62</text:p>
          </table:table-cell>
          <table:table-cell table:style-name="ce14" office:value-type="float" office:value="544.14" calcext:value-type="float">
            <text:p>544,14</text:p>
          </table:table-cell>
          <table:table-cell table:style-name="ce9" office:value-type="float" office:value="500.58" calcext:value-type="float">
            <text:p>500,58</text:p>
          </table:table-cell>
          <table:table-cell office:value-type="float" office:value="614.98" calcext:value-type="float">
            <text:p>614,98</text:p>
          </table:table-cell>
          <table:table-cell office:value-type="float" office:value="485.62" calcext:value-type="float">
            <text:p>485,62</text:p>
          </table:table-cell>
          <table:table-cell office:value-type="float" office:value="533.33" calcext:value-type="float">
            <text:p>533,33</text:p>
          </table:table-cell>
          <table:table-cell table:style-name="ce14" office:value-type="float" office:value="510.7" calcext:value-type="float">
            <text:p>510,7</text:p>
          </table:table-cell>
          <table:table-cell table:style-name="ce9" office:value-type="float" office:value="538.94" calcext:value-type="float">
            <text:p>538,94</text:p>
          </table:table-cell>
          <table:table-cell office:value-type="float" office:value="484.81" calcext:value-type="float">
            <text:p>484,81</text:p>
          </table:table-cell>
          <table:table-cell office:value-type="float" office:value="532.74" calcext:value-type="float">
            <text:p>532,74</text:p>
          </table:table-cell>
          <table:table-cell office:value-type="float" office:value="527.46" calcext:value-type="float">
            <text:p>527,46</text:p>
          </table:table-cell>
          <table:table-cell table:style-name="ce14" office:value-type="float" office:value="514.02" calcext:value-type="float">
            <text:p>514,02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092.61" calcext:value-type="float">
            <text:p>1092,61</text:p>
          </table:table-cell>
          <table:table-cell office:value-type="float" office:value="949.82" calcext:value-type="float">
            <text:p>949,82</text:p>
          </table:table-cell>
          <table:table-cell office:value-type="float" office:value="1066.33" calcext:value-type="float">
            <text:p>1066,33</text:p>
          </table:table-cell>
          <table:table-cell office:value-type="float" office:value="1111.52" calcext:value-type="float">
            <text:p>1111,52</text:p>
          </table:table-cell>
          <table:table-cell table:style-name="ce14" office:value-type="float" office:value="977.31" calcext:value-type="float">
            <text:p>977,31</text:p>
          </table:table-cell>
          <table:table-cell table:style-name="ce9" office:value-type="float" office:value="896.79" calcext:value-type="float">
            <text:p>896,79</text:p>
          </table:table-cell>
          <table:table-cell office:value-type="float" office:value="1102.52" calcext:value-type="float">
            <text:p>1102,52</text:p>
          </table:table-cell>
          <table:table-cell office:value-type="float" office:value="848.24" calcext:value-type="float">
            <text:p>848,24</text:p>
          </table:table-cell>
          <table:table-cell office:value-type="float" office:value="949.1" calcext:value-type="float">
            <text:p>949,1</text:p>
          </table:table-cell>
          <table:table-cell table:style-name="ce14" office:value-type="float" office:value="898.79" calcext:value-type="float">
            <text:p>898,79</text:p>
          </table:table-cell>
          <table:table-cell table:style-name="ce9" office:value-type="float" office:value="983.93" calcext:value-type="float">
            <text:p>983,93</text:p>
          </table:table-cell>
          <table:table-cell office:value-type="float" office:value="872.2" calcext:value-type="float">
            <text:p>872,2</text:p>
          </table:table-cell>
          <table:table-cell office:value-type="float" office:value="961.47" calcext:value-type="float">
            <text:p>961,47</text:p>
          </table:table-cell>
          <table:table-cell office:value-type="float" office:value="953.54" calcext:value-type="float">
            <text:p>953,54</text:p>
          </table:table-cell>
          <table:table-cell table:style-name="ce14" office:value-type="float" office:value="963.15" calcext:value-type="float">
            <text:p>963,15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1895.71" calcext:value-type="float">
            <text:p>1895,71</text:p>
          </table:table-cell>
          <table:table-cell office:value-type="float" office:value="1598.87" calcext:value-type="float">
            <text:p>1598,87</text:p>
          </table:table-cell>
          <table:table-cell office:value-type="float" office:value="1810.43" calcext:value-type="float">
            <text:p>1810,43</text:p>
          </table:table-cell>
          <table:table-cell office:value-type="float" office:value="1912.86" calcext:value-type="float">
            <text:p>1912,86</text:p>
          </table:table-cell>
          <table:table-cell table:style-name="ce14" office:value-type="float" office:value="1594.97" calcext:value-type="float">
            <text:p>1594,97</text:p>
          </table:table-cell>
          <table:table-cell table:style-name="ce9" office:value-type="float" office:value="1465.39" calcext:value-type="float">
            <text:p>1465,39</text:p>
          </table:table-cell>
          <table:table-cell office:value-type="float" office:value="1846.86" calcext:value-type="float">
            <text:p>1846,86</text:p>
          </table:table-cell>
          <table:table-cell office:value-type="float" office:value="1391.57" calcext:value-type="float">
            <text:p>1391,57</text:p>
          </table:table-cell>
          <table:table-cell office:value-type="float" office:value="1597.87" calcext:value-type="float">
            <text:p>1597,87</text:p>
          </table:table-cell>
          <table:table-cell table:style-name="ce14" office:value-type="float" office:value="1471.62" calcext:value-type="float">
            <text:p>1471,62</text:p>
          </table:table-cell>
          <table:table-cell table:style-name="ce9" office:value-type="float" office:value="1650.13" calcext:value-type="float">
            <text:p>1650,13</text:p>
          </table:table-cell>
          <table:table-cell office:value-type="float" office:value="1468.35" calcext:value-type="float">
            <text:p>1468,35</text:p>
          </table:table-cell>
          <table:table-cell office:value-type="float" office:value="1631.87" calcext:value-type="float">
            <text:p>1631,87</text:p>
          </table:table-cell>
          <table:table-cell office:value-type="float" office:value="1608.3" calcext:value-type="float">
            <text:p>1608,3</text:p>
          </table:table-cell>
          <table:table-cell table:style-name="ce14" office:value-type="float" office:value="1584.44" calcext:value-type="float">
            <text:p>1584,44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146.14" calcext:value-type="float">
            <text:p>3146,14</text:p>
          </table:table-cell>
          <table:table-cell office:value-type="float" office:value="2502.76" calcext:value-type="float">
            <text:p>2502,76</text:p>
          </table:table-cell>
          <table:table-cell office:value-type="float" office:value="2890.87" calcext:value-type="float">
            <text:p>2890,87</text:p>
          </table:table-cell>
          <table:table-cell office:value-type="float" office:value="3082.63" calcext:value-type="float">
            <text:p>3082,63</text:p>
          </table:table-cell>
          <table:table-cell table:style-name="ce14" office:value-type="float" office:value="2550.95" calcext:value-type="float">
            <text:p>2550,95</text:p>
          </table:table-cell>
          <table:table-cell table:style-name="ce9" office:value-type="float" office:value="2266.76" calcext:value-type="float">
            <text:p>2266,76</text:p>
          </table:table-cell>
          <table:table-cell office:value-type="float" office:value="2889.08" calcext:value-type="float">
            <text:p>2889,08</text:p>
          </table:table-cell>
          <table:table-cell office:value-type="float" office:value="2126.88" calcext:value-type="float">
            <text:p>2126,88</text:p>
          </table:table-cell>
          <table:table-cell office:value-type="float" office:value="2511.95" calcext:value-type="float">
            <text:p>2511,95</text:p>
          </table:table-cell>
          <table:table-cell table:style-name="ce14" office:value-type="float" office:value="2231.71" calcext:value-type="float">
            <text:p>2231,71</text:p>
          </table:table-cell>
          <table:table-cell table:style-name="ce9" office:value-type="float" office:value="2583.43" calcext:value-type="float">
            <text:p>2583,43</text:p>
          </table:table-cell>
          <table:table-cell office:value-type="float" office:value="2199.02" calcext:value-type="float">
            <text:p>2199,02</text:p>
          </table:table-cell>
          <table:table-cell office:value-type="float" office:value="2526.99" calcext:value-type="float">
            <text:p>2526,99</text:p>
          </table:table-cell>
          <table:table-cell office:value-type="float" office:value="2514.32" calcext:value-type="float">
            <text:p>2514,32</text:p>
          </table:table-cell>
          <table:table-cell table:style-name="ce14" office:value-type="float" office:value="2429.62" calcext:value-type="float">
            <text:p>2429,62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521.2" calcext:value-type="float">
            <text:p>4521,2</text:p>
          </table:table-cell>
          <table:table-cell office:value-type="float" office:value="4103.73" calcext:value-type="float">
            <text:p>4103,73</text:p>
          </table:table-cell>
          <table:table-cell office:value-type="float" office:value="4453.63" calcext:value-type="float">
            <text:p>4453,63</text:p>
          </table:table-cell>
          <table:table-cell office:value-type="float" office:value="4487.25" calcext:value-type="float">
            <text:p>4487,25</text:p>
          </table:table-cell>
          <table:table-cell table:style-name="ce14" office:value-type="float" office:value="4142.53" calcext:value-type="float">
            <text:p>4142,53</text:p>
          </table:table-cell>
          <table:table-cell table:style-name="ce9" office:value-type="float" office:value="3153.03" calcext:value-type="float">
            <text:p>3153,03</text:p>
          </table:table-cell>
          <table:table-cell office:value-type="float" office:value="4632.28" calcext:value-type="float">
            <text:p>4632,28</text:p>
          </table:table-cell>
          <table:table-cell office:value-type="float" office:value="2941.72" calcext:value-type="float">
            <text:p>2941,72</text:p>
          </table:table-cell>
          <table:table-cell office:value-type="float" office:value="4126.41" calcext:value-type="float">
            <text:p>4126,41</text:p>
          </table:table-cell>
          <table:table-cell table:style-name="ce14" office:value-type="float" office:value="3038.77" calcext:value-type="float">
            <text:p>3038,77</text:p>
          </table:table-cell>
          <table:table-cell table:style-name="ce9" office:value-type="float" office:value="4423.52" calcext:value-type="float">
            <text:p>4423,52</text:p>
          </table:table-cell>
          <table:table-cell office:value-type="float" office:value="3042.94" calcext:value-type="float">
            <text:p>3042,94</text:p>
          </table:table-cell>
          <table:table-cell office:value-type="float" office:value="4158.26" calcext:value-type="float">
            <text:p>4158,26</text:p>
          </table:table-cell>
          <table:table-cell office:value-type="float" office:value="4295.58" calcext:value-type="float">
            <text:p>4295,58</text:p>
          </table:table-cell>
          <table:table-cell table:style-name="ce14" office:value-type="float" office:value="3382.67" calcext:value-type="float">
            <text:p>3382,67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4938.19" calcext:value-type="float">
            <text:p>4938,19</text:p>
          </table:table-cell>
          <table:table-cell office:value-type="float" office:value="4549.55" calcext:value-type="float">
            <text:p>4549,55</text:p>
          </table:table-cell>
          <table:table-cell office:value-type="float" office:value="4940.07" calcext:value-type="float">
            <text:p>4940,07</text:p>
          </table:table-cell>
          <table:table-cell office:value-type="float" office:value="5197.16" calcext:value-type="float">
            <text:p>5197,16</text:p>
          </table:table-cell>
          <table:table-cell table:style-name="ce14" office:value-type="float" office:value="4961.14" calcext:value-type="float">
            <text:p>4961,14</text:p>
          </table:table-cell>
          <table:table-cell table:style-name="ce9" office:value-type="float" office:value="4781.07" calcext:value-type="float">
            <text:p>4781,07</text:p>
          </table:table-cell>
          <table:table-cell office:value-type="float" office:value="4947.3" calcext:value-type="float">
            <text:p>4947,3</text:p>
          </table:table-cell>
          <table:table-cell office:value-type="float" office:value="4904.38" calcext:value-type="float">
            <text:p>4904,38</text:p>
          </table:table-cell>
          <table:table-cell office:value-type="float" office:value="4674.54" calcext:value-type="float">
            <text:p>4674,54</text:p>
          </table:table-cell>
          <table:table-cell table:style-name="ce14" office:value-type="float" office:value="5059.81" calcext:value-type="float">
            <text:p>5059,81</text:p>
          </table:table-cell>
          <table:table-cell table:style-name="ce9" office:value-type="float" office:value="4866.21" calcext:value-type="float">
            <text:p>4866,21</text:p>
          </table:table-cell>
          <table:table-cell office:value-type="float" office:value="4910.6" calcext:value-type="float">
            <text:p>4910,6</text:p>
          </table:table-cell>
          <table:table-cell office:value-type="float" office:value="4758.82" calcext:value-type="float">
            <text:p>4758,82</text:p>
          </table:table-cell>
          <table:table-cell office:value-type="float" office:value="4906.03" calcext:value-type="float">
            <text:p>4906,03</text:p>
          </table:table-cell>
          <table:table-cell table:style-name="ce14" office:value-type="float" office:value="4970.02" calcext:value-type="float">
            <text:p>4970,02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5269.01" calcext:value-type="float">
            <text:p>5269,01</text:p>
          </table:table-cell>
          <table:table-cell office:value-type="float" office:value="5061.92" calcext:value-type="float">
            <text:p>5061,92</text:p>
          </table:table-cell>
          <table:table-cell office:value-type="float" office:value="5174.48" calcext:value-type="float">
            <text:p>5174,48</text:p>
          </table:table-cell>
          <table:table-cell office:value-type="float" office:value="5271.86" calcext:value-type="float">
            <text:p>5271,86</text:p>
          </table:table-cell>
          <table:table-cell table:style-name="ce14" office:value-type="float" office:value="5269.33" calcext:value-type="float">
            <text:p>5269,33</text:p>
          </table:table-cell>
          <table:table-cell table:style-name="ce9" office:value-type="float" office:value="5329.46" calcext:value-type="float">
            <text:p>5329,46</text:p>
          </table:table-cell>
          <table:table-cell office:value-type="float" office:value="5407.65" calcext:value-type="float">
            <text:p>5407,65</text:p>
          </table:table-cell>
          <table:table-cell office:value-type="float" office:value="5271.74" calcext:value-type="float">
            <text:p>5271,74</text:p>
          </table:table-cell>
          <table:table-cell office:value-type="float" office:value="5153.92" calcext:value-type="float">
            <text:p>5153,92</text:p>
          </table:table-cell>
          <table:table-cell table:style-name="ce14" office:value-type="float" office:value="5337.86" calcext:value-type="float">
            <text:p>5337,86</text:p>
          </table:table-cell>
          <table:table-cell table:style-name="ce9" office:value-type="float" office:value="5208.92" calcext:value-type="float">
            <text:p>5208,92</text:p>
          </table:table-cell>
          <table:table-cell office:value-type="float" office:value="5170.1" calcext:value-type="float">
            <text:p>5170,1</text:p>
          </table:table-cell>
          <table:table-cell office:value-type="float" office:value="5322.37" calcext:value-type="float">
            <text:p>5322,37</text:p>
          </table:table-cell>
          <table:table-cell office:value-type="float" office:value="5098.19" calcext:value-type="float">
            <text:p>5098,19</text:p>
          </table:table-cell>
          <table:table-cell table:style-name="ce14" office:value-type="float" office:value="5242.37" calcext:value-type="float">
            <text:p>5242,37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5443.63" calcext:value-type="float">
            <text:p>5443,63</text:p>
          </table:table-cell>
          <table:table-cell office:value-type="float" office:value="5333.55" calcext:value-type="float">
            <text:p>5333,55</text:p>
          </table:table-cell>
          <table:table-cell office:value-type="float" office:value="5481.97" calcext:value-type="float">
            <text:p>5481,97</text:p>
          </table:table-cell>
          <table:table-cell office:value-type="float" office:value="5696.4" calcext:value-type="float">
            <text:p>5696,4</text:p>
          </table:table-cell>
          <table:table-cell table:style-name="ce14" office:value-type="float" office:value="5707.3" calcext:value-type="float">
            <text:p>5707,3</text:p>
          </table:table-cell>
          <table:table-cell table:style-name="ce9" office:value-type="float" office:value="5407.26" calcext:value-type="float">
            <text:p>5407,26</text:p>
          </table:table-cell>
          <table:table-cell office:value-type="float" office:value="5460.26" calcext:value-type="float">
            <text:p>5460,26</text:p>
          </table:table-cell>
          <table:table-cell office:value-type="float" office:value="5376.38" calcext:value-type="float">
            <text:p>5376,38</text:p>
          </table:table-cell>
          <table:table-cell office:value-type="float" office:value="5468.77" calcext:value-type="float">
            <text:p>5468,77</text:p>
          </table:table-cell>
          <table:table-cell table:style-name="ce14" office:value-type="float" office:value="5655.73" calcext:value-type="float">
            <text:p>5655,73</text:p>
          </table:table-cell>
          <table:table-cell table:style-name="ce9" office:value-type="float" office:value="5424.84" calcext:value-type="float">
            <text:p>5424,84</text:p>
          </table:table-cell>
          <table:table-cell office:value-type="float" office:value="5433.54" calcext:value-type="float">
            <text:p>5433,54</text:p>
          </table:table-cell>
          <table:table-cell office:value-type="float" office:value="5431.42" calcext:value-type="float">
            <text:p>5431,42</text:p>
          </table:table-cell>
          <table:table-cell office:value-type="float" office:value="5498.7" calcext:value-type="float">
            <text:p>5498,7</text:p>
          </table:table-cell>
          <table:table-cell table:style-name="ce14" office:value-type="float" office:value="5429.78" calcext:value-type="float">
            <text:p>5429,78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5550.99" calcext:value-type="float">
            <text:p>5550,99</text:p>
          </table:table-cell>
          <table:table-cell office:value-type="float" office:value="5480.6" calcext:value-type="float">
            <text:p>5480,6</text:p>
          </table:table-cell>
          <table:table-cell office:value-type="float" office:value="5460.95" calcext:value-type="float">
            <text:p>5460,95</text:p>
          </table:table-cell>
          <table:table-cell office:value-type="float" office:value="5854.3" calcext:value-type="float">
            <text:p>5854,3</text:p>
          </table:table-cell>
          <table:table-cell table:style-name="ce14" office:value-type="float" office:value="5817.81" calcext:value-type="float">
            <text:p>5817,81</text:p>
          </table:table-cell>
          <table:table-cell table:style-name="ce9" office:value-type="float" office:value="5366.21" calcext:value-type="float">
            <text:p>5366,21</text:p>
          </table:table-cell>
          <table:table-cell office:value-type="float" office:value="5541.45" calcext:value-type="float">
            <text:p>5541,45</text:p>
          </table:table-cell>
          <table:table-cell office:value-type="float" office:value="5477.33" calcext:value-type="float">
            <text:p>5477,33</text:p>
          </table:table-cell>
          <table:table-cell office:value-type="float" office:value="5495.89" calcext:value-type="float">
            <text:p>5495,89</text:p>
          </table:table-cell>
          <table:table-cell table:style-name="ce14" office:value-type="float" office:value="5815.56" calcext:value-type="float">
            <text:p>5815,56</text:p>
          </table:table-cell>
          <table:table-cell table:style-name="ce9" office:value-type="float" office:value="5486.11" calcext:value-type="float">
            <text:p>5486,11</text:p>
          </table:table-cell>
          <table:table-cell office:value-type="float" office:value="5396.7" calcext:value-type="float">
            <text:p>5396,7</text:p>
          </table:table-cell>
          <table:table-cell office:value-type="float" office:value="5479.2" calcext:value-type="float">
            <text:p>5479,2</text:p>
          </table:table-cell>
          <table:table-cell office:value-type="float" office:value="5421.8" calcext:value-type="float">
            <text:p>5421,8</text:p>
          </table:table-cell>
          <table:table-cell table:style-name="ce14" office:value-type="float" office:value="5509.18" calcext:value-type="float">
            <text:p>5509,18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5586.82" calcext:value-type="float">
            <text:p>5586,82</text:p>
          </table:table-cell>
          <table:table-cell office:value-type="float" office:value="5537.05" calcext:value-type="float">
            <text:p>5537,05</text:p>
          </table:table-cell>
          <table:table-cell office:value-type="float" office:value="5508.88" calcext:value-type="float">
            <text:p>5508,88</text:p>
          </table:table-cell>
          <table:table-cell office:value-type="float" office:value="5915.83" calcext:value-type="float">
            <text:p>5915,83</text:p>
          </table:table-cell>
          <table:table-cell table:style-name="ce14" office:value-type="float" office:value="5897.88" calcext:value-type="float">
            <text:p>5897,88</text:p>
          </table:table-cell>
          <table:table-cell table:style-name="ce9" office:value-type="float" office:value="5466.72" calcext:value-type="float">
            <text:p>5466,72</text:p>
          </table:table-cell>
          <table:table-cell office:value-type="float" office:value="5638.44" calcext:value-type="float">
            <text:p>5638,44</text:p>
          </table:table-cell>
          <table:table-cell office:value-type="float" office:value="5480.27" calcext:value-type="float">
            <text:p>5480,27</text:p>
          </table:table-cell>
          <table:table-cell office:value-type="float" office:value="5557.07" calcext:value-type="float">
            <text:p>5557,07</text:p>
          </table:table-cell>
          <table:table-cell table:style-name="ce14" office:value-type="float" office:value="5892.74" calcext:value-type="float">
            <text:p>5892,74</text:p>
          </table:table-cell>
          <table:table-cell table:style-name="ce9" office:value-type="float" office:value="5550.97" calcext:value-type="float">
            <text:p>5550,97</text:p>
          </table:table-cell>
          <table:table-cell office:value-type="float" office:value="5543.48" calcext:value-type="float">
            <text:p>5543,48</text:p>
          </table:table-cell>
          <table:table-cell office:value-type="float" office:value="5550.83" calcext:value-type="float">
            <text:p>5550,83</text:p>
          </table:table-cell>
          <table:table-cell office:value-type="float" office:value="5412.84" calcext:value-type="float">
            <text:p>5412,84</text:p>
          </table:table-cell>
          <table:table-cell table:style-name="ce14" office:value-type="float" office:value="5548.5" calcext:value-type="float">
            <text:p>5548,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5617.12" calcext:value-type="float">
            <text:p>5617,12</text:p>
          </table:table-cell>
          <table:table-cell office:value-type="float" office:value="5570.03" calcext:value-type="float">
            <text:p>5570,03</text:p>
          </table:table-cell>
          <table:table-cell office:value-type="float" office:value="5738.74" calcext:value-type="float">
            <text:p>5738,74</text:p>
          </table:table-cell>
          <table:table-cell office:value-type="float" office:value="5980.86" calcext:value-type="float">
            <text:p>5980,86</text:p>
          </table:table-cell>
          <table:table-cell table:style-name="ce14" office:value-type="float" office:value="5957.29" calcext:value-type="float">
            <text:p>5957,29</text:p>
          </table:table-cell>
          <table:table-cell table:style-name="ce9" office:value-type="float" office:value="5484.93" calcext:value-type="float">
            <text:p>5484,93</text:p>
          </table:table-cell>
          <table:table-cell office:value-type="float" office:value="5613.97" calcext:value-type="float">
            <text:p>5613,97</text:p>
          </table:table-cell>
          <table:table-cell office:value-type="float" office:value="5514.71" calcext:value-type="float">
            <text:p>5514,71</text:p>
          </table:table-cell>
          <table:table-cell office:value-type="float" office:value="5533.33" calcext:value-type="float">
            <text:p>5533,33</text:p>
          </table:table-cell>
          <table:table-cell table:style-name="ce14" office:value-type="float" office:value="5978.49" calcext:value-type="float">
            <text:p>5978,49</text:p>
          </table:table-cell>
          <table:table-cell table:style-name="ce9" office:value-type="float" office:value="5497.9" calcext:value-type="float">
            <text:p>5497,9</text:p>
          </table:table-cell>
          <table:table-cell office:value-type="float" office:value="5525.82" calcext:value-type="float">
            <text:p>5525,82</text:p>
          </table:table-cell>
          <table:table-cell office:value-type="float" office:value="5595.7" calcext:value-type="float">
            <text:p>5595,7</text:p>
          </table:table-cell>
          <table:table-cell office:value-type="float" office:value="5498.62" calcext:value-type="float">
            <text:p>5498,62</text:p>
          </table:table-cell>
          <table:table-cell table:style-name="ce14" office:value-type="float" office:value="5642.36" calcext:value-type="float">
            <text:p>5642,3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5627.25" calcext:value-type="float">
            <text:p>5627,25</text:p>
          </table:table-cell>
          <table:table-cell office:value-type="float" office:value="5537.95" calcext:value-type="float">
            <text:p>5537,95</text:p>
          </table:table-cell>
          <table:table-cell office:value-type="float" office:value="5561.08" calcext:value-type="float">
            <text:p>5561,08</text:p>
          </table:table-cell>
          <table:table-cell office:value-type="float" office:value="5622.95" calcext:value-type="float">
            <text:p>5622,95</text:p>
          </table:table-cell>
          <table:table-cell table:style-name="ce14" office:value-type="float" office:value="6007.04" calcext:value-type="float">
            <text:p>6007,04</text:p>
          </table:table-cell>
          <table:table-cell table:style-name="ce9" office:value-type="float" office:value="5537.41" calcext:value-type="float">
            <text:p>5537,41</text:p>
          </table:table-cell>
          <table:table-cell office:value-type="float" office:value="5639.65" calcext:value-type="float">
            <text:p>5639,65</text:p>
          </table:table-cell>
          <table:table-cell office:value-type="float" office:value="5472.56" calcext:value-type="float">
            <text:p>5472,56</text:p>
          </table:table-cell>
          <table:table-cell office:value-type="float" office:value="5531.65" calcext:value-type="float">
            <text:p>5531,65</text:p>
          </table:table-cell>
          <table:table-cell table:style-name="ce14" office:value-type="float" office:value="6010.57" calcext:value-type="float">
            <text:p>6010,57</text:p>
          </table:table-cell>
          <table:table-cell table:style-name="ce9" office:value-type="float" office:value="5559.29" calcext:value-type="float">
            <text:p>5559,29</text:p>
          </table:table-cell>
          <table:table-cell office:value-type="float" office:value="5557.54" calcext:value-type="float">
            <text:p>5557,54</text:p>
          </table:table-cell>
          <table:table-cell office:value-type="float" office:value="5578.52" calcext:value-type="float">
            <text:p>5578,52</text:p>
          </table:table-cell>
          <table:table-cell office:value-type="float" office:value="5524.4" calcext:value-type="float">
            <text:p>5524,4</text:p>
          </table:table-cell>
          <table:table-cell table:style-name="ce14" office:value-type="float" office:value="5664.07" calcext:value-type="float">
            <text:p>5664,07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5616.44" calcext:value-type="float">
            <text:p>5616,44</text:p>
          </table:table-cell>
          <table:table-cell office:value-type="float" office:value="5555.12" calcext:value-type="float">
            <text:p>5555,12</text:p>
          </table:table-cell>
          <table:table-cell office:value-type="float" office:value="5572.44" calcext:value-type="float">
            <text:p>5572,44</text:p>
          </table:table-cell>
          <table:table-cell office:value-type="float" office:value="5631.47" calcext:value-type="float">
            <text:p>5631,47</text:p>
          </table:table-cell>
          <table:table-cell table:style-name="ce14" office:value-type="float" office:value="6029.23" calcext:value-type="float">
            <text:p>6029,23</text:p>
          </table:table-cell>
          <table:table-cell table:style-name="ce9" office:value-type="float" office:value="5530.02" calcext:value-type="float">
            <text:p>5530,02</text:p>
          </table:table-cell>
          <table:table-cell office:value-type="float" office:value="5634.33" calcext:value-type="float">
            <text:p>5634,33</text:p>
          </table:table-cell>
          <table:table-cell office:value-type="float" office:value="5468.34" calcext:value-type="float">
            <text:p>5468,34</text:p>
          </table:table-cell>
          <table:table-cell office:value-type="float" office:value="5538.73" calcext:value-type="float">
            <text:p>5538,73</text:p>
          </table:table-cell>
          <table:table-cell table:style-name="ce14" office:value-type="float" office:value="6037.52" calcext:value-type="float">
            <text:p>6037,52</text:p>
          </table:table-cell>
          <table:table-cell table:style-name="ce9" office:value-type="float" office:value="5500.98" calcext:value-type="float">
            <text:p>5500,98</text:p>
          </table:table-cell>
          <table:table-cell office:value-type="float" office:value="5567.13" calcext:value-type="float">
            <text:p>5567,13</text:p>
          </table:table-cell>
          <table:table-cell office:value-type="float" office:value="5589.73" calcext:value-type="float">
            <text:p>5589,73</text:p>
          </table:table-cell>
          <table:table-cell office:value-type="float" office:value="5484.21" calcext:value-type="float">
            <text:p>5484,21</text:p>
          </table:table-cell>
          <table:table-cell table:style-name="ce14" office:value-type="float" office:value="5636.48" calcext:value-type="float">
            <text:p>5636,4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5629.94" calcext:value-type="float">
            <text:p>5629,94</text:p>
          </table:table-cell>
          <table:table-cell office:value-type="float" office:value="5584.88" calcext:value-type="float">
            <text:p>5584,88</text:p>
          </table:table-cell>
          <table:table-cell office:value-type="float" office:value="5557.57" calcext:value-type="float">
            <text:p>5557,57</text:p>
          </table:table-cell>
          <table:table-cell office:value-type="float" office:value="5717.71" calcext:value-type="float">
            <text:p>5717,71</text:p>
          </table:table-cell>
          <table:table-cell table:style-name="ce14" office:value-type="float" office:value="6032.52" calcext:value-type="float">
            <text:p>6032,52</text:p>
          </table:table-cell>
          <table:table-cell table:style-name="ce9" office:value-type="float" office:value="5531.04" calcext:value-type="float">
            <text:p>5531,04</text:p>
          </table:table-cell>
          <table:table-cell office:value-type="float" office:value="5627.1" calcext:value-type="float">
            <text:p>5627,1</text:p>
          </table:table-cell>
          <table:table-cell office:value-type="float" office:value="5494.78" calcext:value-type="float">
            <text:p>5494,78</text:p>
          </table:table-cell>
          <table:table-cell office:value-type="float" office:value="5574.59" calcext:value-type="float">
            <text:p>5574,59</text:p>
          </table:table-cell>
          <table:table-cell table:style-name="ce14" office:value-type="float" office:value="6044.74" calcext:value-type="float">
            <text:p>6044,74</text:p>
          </table:table-cell>
          <table:table-cell table:style-name="ce9" office:value-type="float" office:value="5591.69" calcext:value-type="float">
            <text:p>5591,69</text:p>
          </table:table-cell>
          <table:table-cell office:value-type="float" office:value="5545.86" calcext:value-type="float">
            <text:p>5545,86</text:p>
          </table:table-cell>
          <table:table-cell office:value-type="float" office:value="5606.01" calcext:value-type="float">
            <text:p>5606,01</text:p>
          </table:table-cell>
          <table:table-cell office:value-type="float" office:value="5517.8" calcext:value-type="float">
            <text:p>5517,8</text:p>
          </table:table-cell>
          <table:table-cell table:style-name="ce14" office:value-type="float" office:value="5660.22" calcext:value-type="float">
            <text:p>5660,2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5621.6" calcext:value-type="float">
            <text:p>5621,6</text:p>
          </table:table-cell>
          <table:table-cell table:style-name="ce12" office:value-type="float" office:value="5542.26" calcext:value-type="float">
            <text:p>5542,26</text:p>
          </table:table-cell>
          <table:table-cell table:style-name="ce12" office:value-type="float" office:value="5523.77" calcext:value-type="float">
            <text:p>5523,77</text:p>
          </table:table-cell>
          <table:table-cell table:style-name="ce12" office:value-type="float" office:value="5618.89" calcext:value-type="float">
            <text:p>5618,89</text:p>
          </table:table-cell>
          <table:table-cell table:style-name="ce15" office:value-type="float" office:value="6015.63" calcext:value-type="float">
            <text:p>6015,63</text:p>
          </table:table-cell>
          <table:table-cell table:style-name="ce10" office:value-type="float" office:value="5540.14" calcext:value-type="float">
            <text:p>5540,14</text:p>
          </table:table-cell>
          <table:table-cell table:style-name="ce12" office:value-type="float" office:value="5627.52" calcext:value-type="float">
            <text:p>5627,52</text:p>
          </table:table-cell>
          <table:table-cell table:style-name="ce12" office:value-type="float" office:value="5518.35" calcext:value-type="float">
            <text:p>5518,35</text:p>
          </table:table-cell>
          <table:table-cell table:style-name="ce12" office:value-type="float" office:value="5568.57" calcext:value-type="float">
            <text:p>5568,57</text:p>
          </table:table-cell>
          <table:table-cell table:style-name="ce15" office:value-type="float" office:value="6035.89" calcext:value-type="float">
            <text:p>6035,89</text:p>
          </table:table-cell>
          <table:table-cell table:style-name="ce10" office:value-type="float" office:value="5567.4" calcext:value-type="float">
            <text:p>5567,4</text:p>
          </table:table-cell>
          <table:table-cell table:style-name="ce12" office:value-type="float" office:value="5567.95" calcext:value-type="float">
            <text:p>5567,95</text:p>
          </table:table-cell>
          <table:table-cell table:style-name="ce12" office:value-type="float" office:value="5607.72" calcext:value-type="float">
            <text:p>5607,72</text:p>
          </table:table-cell>
          <table:table-cell table:style-name="ce12" office:value-type="float" office:value="5505.56" calcext:value-type="float">
            <text:p>5505,56</text:p>
          </table:table-cell>
          <table:table-cell table:style-name="ce15" office:value-type="float" office:value="5637.27" calcext:value-type="float">
            <text:p>5637,27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2.96" calcext:value-type="float">
            <text:p>2,96</text:p>
          </table:table-cell>
          <table:table-cell table:style-name="ce7" table:formula="of:=AVERAGE([.G8:.K8])" office:value-type="float" office:value="2.684" calcext:value-type="float">
            <text:p>2,684</text:p>
          </table:table-cell>
          <table:table-cell table:style-name="ce7" table:formula="of:=AVERAGE([.L8:.P8])" office:value-type="float" office:value="2.916" calcext:value-type="float">
            <text:p>2,91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5.966" calcext:value-type="float">
            <text:p>5,966</text:p>
          </table:table-cell>
          <table:table-cell table:style-name="ce7" table:formula="of:=AVERAGE([.G9:.K9])" office:value-type="float" office:value="5.554" calcext:value-type="float">
            <text:p>5,554</text:p>
          </table:table-cell>
          <table:table-cell table:style-name="ce7" table:formula="of:=AVERAGE([.L9:.P9])" office:value-type="float" office:value="5.766" calcext:value-type="float">
            <text:p>5,766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11.936" calcext:value-type="float">
            <text:p>11,936</text:p>
          </table:table-cell>
          <table:table-cell table:style-name="ce7" table:formula="of:=AVERAGE([.G10:.K10])" office:value-type="float" office:value="11.088" calcext:value-type="float">
            <text:p>11,088</text:p>
          </table:table-cell>
          <table:table-cell table:style-name="ce7" table:formula="of:=AVERAGE([.L10:.P10])" office:value-type="float" office:value="11.67" calcext:value-type="float">
            <text:p>11,6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23.41" calcext:value-type="float">
            <text:p>23,41</text:p>
          </table:table-cell>
          <table:table-cell table:style-name="ce7" table:formula="of:=AVERAGE([.G11:.K11])" office:value-type="float" office:value="22.214" calcext:value-type="float">
            <text:p>22,214</text:p>
          </table:table-cell>
          <table:table-cell table:style-name="ce7" table:formula="of:=AVERAGE([.L11:.P11])" office:value-type="float" office:value="23.21" calcext:value-type="float">
            <text:p>23,21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47.298" calcext:value-type="float">
            <text:p>47,298</text:p>
          </table:table-cell>
          <table:table-cell table:style-name="ce7" table:formula="of:=AVERAGE([.G12:.K12])" office:value-type="float" office:value="42.948" calcext:value-type="float">
            <text:p>42,948</text:p>
          </table:table-cell>
          <table:table-cell table:style-name="ce7" table:formula="of:=AVERAGE([.L12:.P12])" office:value-type="float" office:value="45.388" calcext:value-type="float">
            <text:p>45,388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90.132" calcext:value-type="float">
            <text:p>90,132</text:p>
          </table:table-cell>
          <table:table-cell table:style-name="ce7" table:formula="of:=AVERAGE([.G13:.K13])" office:value-type="float" office:value="85.016" calcext:value-type="float">
            <text:p>85,016</text:p>
          </table:table-cell>
          <table:table-cell table:style-name="ce7" table:formula="of:=AVERAGE([.L13:.P13])" office:value-type="float" office:value="88.576" calcext:value-type="float">
            <text:p>88,57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178.03" calcext:value-type="float">
            <text:p>178,03</text:p>
          </table:table-cell>
          <table:table-cell table:style-name="ce7" table:formula="of:=AVERAGE([.G14:.K14])" office:value-type="float" office:value="159.004" calcext:value-type="float">
            <text:p>159,004</text:p>
          </table:table-cell>
          <table:table-cell table:style-name="ce7" table:formula="of:=AVERAGE([.L14:.P14])" office:value-type="float" office:value="165.674" calcext:value-type="float">
            <text:p>165,67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304.502" calcext:value-type="float">
            <text:p>304,502</text:p>
          </table:table-cell>
          <table:table-cell table:style-name="ce7" table:formula="of:=AVERAGE([.G15:.K15])" office:value-type="float" office:value="277.33" calcext:value-type="float">
            <text:p>277,33</text:p>
          </table:table-cell>
          <table:table-cell table:style-name="ce7" table:formula="of:=AVERAGE([.L15:.P15])" office:value-type="float" office:value="272.218" calcext:value-type="float">
            <text:p>272,218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570.478" calcext:value-type="float">
            <text:p>570,478</text:p>
          </table:table-cell>
          <table:table-cell table:style-name="ce7" table:formula="of:=AVERAGE([.G16:.K16])" office:value-type="float" office:value="529.042" calcext:value-type="float">
            <text:p>529,042</text:p>
          </table:table-cell>
          <table:table-cell table:style-name="ce7" table:formula="of:=AVERAGE([.L16:.P16])" office:value-type="float" office:value="519.594" calcext:value-type="float">
            <text:p>519,594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039.518" calcext:value-type="float">
            <text:p>1039,518</text:p>
          </table:table-cell>
          <table:table-cell table:style-name="ce7" table:formula="of:=AVERAGE([.G17:.K17])" office:value-type="float" office:value="939.088" calcext:value-type="float">
            <text:p>939,088</text:p>
          </table:table-cell>
          <table:table-cell table:style-name="ce7" table:formula="of:=AVERAGE([.L17:.P17])" office:value-type="float" office:value="946.858" calcext:value-type="float">
            <text:p>946,858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1762.568" calcext:value-type="float">
            <text:p>1762,568</text:p>
          </table:table-cell>
          <table:table-cell table:style-name="ce7" table:formula="of:=AVERAGE([.G18:.K18])" office:value-type="float" office:value="1554.662" calcext:value-type="float">
            <text:p>1554,662</text:p>
          </table:table-cell>
          <table:table-cell table:style-name="ce7" table:formula="of:=AVERAGE([.L18:.P18])" office:value-type="float" office:value="1588.618" calcext:value-type="float">
            <text:p>1588,618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2834.67" calcext:value-type="float">
            <text:p>2834,67</text:p>
          </table:table-cell>
          <table:table-cell table:style-name="ce7" table:formula="of:=AVERAGE([.G19:.K19])" office:value-type="float" office:value="2405.276" calcext:value-type="float">
            <text:p>2405,276</text:p>
          </table:table-cell>
          <table:table-cell table:style-name="ce7" table:formula="of:=AVERAGE([.L19:.P19])" office:value-type="float" office:value="2450.676" calcext:value-type="float">
            <text:p>2450,676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4341.668" calcext:value-type="float">
            <text:p>4341,668</text:p>
          </table:table-cell>
          <table:table-cell table:style-name="ce7" table:formula="of:=AVERAGE([.G20:.K20])" office:value-type="float" office:value="3578.442" calcext:value-type="float">
            <text:p>3578,442</text:p>
          </table:table-cell>
          <table:table-cell table:style-name="ce7" table:formula="of:=AVERAGE([.L20:.P20])" office:value-type="float" office:value="3860.594" calcext:value-type="float">
            <text:p>3860,594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4917.222" calcext:value-type="float">
            <text:p>4917,222</text:p>
          </table:table-cell>
          <table:table-cell table:style-name="ce7" table:formula="of:=AVERAGE([.G21:.K21])" office:value-type="float" office:value="4873.42" calcext:value-type="float">
            <text:p>4873,42</text:p>
          </table:table-cell>
          <table:table-cell table:style-name="ce7" table:formula="of:=AVERAGE([.L21:.P21])" office:value-type="float" office:value="4882.336" calcext:value-type="float">
            <text:p>4882,33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5209.32" calcext:value-type="float">
            <text:p>5209,32</text:p>
          </table:table-cell>
          <table:table-cell table:style-name="ce7" table:formula="of:=AVERAGE([.G22:.K22])" office:value-type="float" office:value="5300.126" calcext:value-type="float">
            <text:p>5300,126</text:p>
          </table:table-cell>
          <table:table-cell table:style-name="ce7" table:formula="of:=AVERAGE([.L22:.P22])" office:value-type="float" office:value="5208.39" calcext:value-type="float">
            <text:p>5208,39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5532.57" calcext:value-type="float">
            <text:p>5532,57</text:p>
          </table:table-cell>
          <table:table-cell table:style-name="ce7" table:formula="of:=AVERAGE([.G23:.K23])" office:value-type="float" office:value="5473.68" calcext:value-type="float">
            <text:p>5473,68</text:p>
          </table:table-cell>
          <table:table-cell table:style-name="ce7" table:formula="of:=AVERAGE([.L23:.P23])" office:value-type="float" office:value="5443.656" calcext:value-type="float">
            <text:p>5443,656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5632.93" calcext:value-type="float">
            <text:p>5632,93</text:p>
          </table:table-cell>
          <table:table-cell table:style-name="ce7" table:formula="of:=AVERAGE([.G24:.K24])" office:value-type="float" office:value="5539.288" calcext:value-type="float">
            <text:p>5539,288</text:p>
          </table:table-cell>
          <table:table-cell table:style-name="ce7" table:formula="of:=AVERAGE([.L24:.P24])" office:value-type="float" office:value="5458.598" calcext:value-type="float">
            <text:p>5458,598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5689.292" calcext:value-type="float">
            <text:p>5689,292</text:p>
          </table:table-cell>
          <table:table-cell table:style-name="ce7" table:formula="of:=AVERAGE([.G25:.K25])" office:value-type="float" office:value="5607.048" calcext:value-type="float">
            <text:p>5607,048</text:p>
          </table:table-cell>
          <table:table-cell table:style-name="ce7" table:formula="of:=AVERAGE([.L25:.P25])" office:value-type="float" office:value="5521.324" calcext:value-type="float">
            <text:p>5521,324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5772.808" calcext:value-type="float">
            <text:p>5772,808</text:p>
          </table:table-cell>
          <table:table-cell table:style-name="ce7" table:formula="of:=AVERAGE([.G26:.K26])" office:value-type="float" office:value="5625.086" calcext:value-type="float">
            <text:p>5625,086</text:p>
          </table:table-cell>
          <table:table-cell table:style-name="ce7" table:formula="of:=AVERAGE([.L26:.P26])" office:value-type="float" office:value="5552.08" calcext:value-type="float">
            <text:p>5552,08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5671.254" calcext:value-type="float">
            <text:p>5671,254</text:p>
          </table:table-cell>
          <table:table-cell table:style-name="ce7" table:formula="of:=AVERAGE([.G27:.K27])" office:value-type="float" office:value="5638.368" calcext:value-type="float">
            <text:p>5638,368</text:p>
          </table:table-cell>
          <table:table-cell table:style-name="ce7" table:formula="of:=AVERAGE([.L27:.P27])" office:value-type="float" office:value="5576.764" calcext:value-type="float">
            <text:p>5576,764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5680.94" calcext:value-type="float">
            <text:p>5680,94</text:p>
          </table:table-cell>
          <table:table-cell table:style-name="ce7" table:formula="of:=AVERAGE([.G28:.K28])" office:value-type="float" office:value="5641.788" calcext:value-type="float">
            <text:p>5641,788</text:p>
          </table:table-cell>
          <table:table-cell table:style-name="ce7" table:formula="of:=AVERAGE([.L28:.P28])" office:value-type="float" office:value="5555.706" calcext:value-type="float">
            <text:p>5555,706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5704.524" calcext:value-type="float">
            <text:p>5704,524</text:p>
          </table:table-cell>
          <table:table-cell table:style-name="ce7" table:formula="of:=AVERAGE([.G29:.K29])" office:value-type="float" office:value="5654.45" calcext:value-type="float">
            <text:p>5654,45</text:p>
          </table:table-cell>
          <table:table-cell table:style-name="ce7" table:formula="of:=AVERAGE([.L29:.P29])" office:value-type="float" office:value="5584.316" calcext:value-type="float">
            <text:p>5584,316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5664.43" calcext:value-type="float">
            <text:p>5664,43</text:p>
          </table:table-cell>
          <table:table-cell table:style-name="ce7" table:formula="of:=AVERAGE([.G30:.K30])" office:value-type="float" office:value="5658.094" calcext:value-type="float">
            <text:p>5658,094</text:p>
          </table:table-cell>
          <table:table-cell table:style-name="ce7" table:formula="of:=AVERAGE([.L30:.P30])" office:value-type="float" office:value="5577.18" calcext:value-type="float">
            <text:p>5577,18</text:p>
          </table:table-cell>
          <table:table-cell table:number-columns-repeated="12"/>
        </table:table-row>
      </table:table>
      <table:table table:name="osu_bibw" table:style-name="ta1">
        <table:shapes>
          <draw:frame draw:z-index="0" draw:style-name="gr1" draw:text-style-name="P1" svg:width="159.97mm" svg:height="90.04mm" svg:x="112.34mm" svg:y="149.02mm">
            <loext:p draw:notify-on-update-of-ranges="osu_bibw.A35:osu_bibw.A57 osu_bibw.B34:osu_bibw.B34 osu_bibw.B35:osu_bibw.B57 osu_bibw.C34:osu_bibw.C34 osu_bibw.C35:osu_bibw.C57 osu_bibw.D34:osu_bibw.D34 osu_bibw.D35:osu_bibw.D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bibw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3.3" calcext:value-type="float">
            <text:p>3,3</text:p>
          </table:table-cell>
          <table:table-cell table:style-name="ce11" office:value-type="float" office:value="3.15" calcext:value-type="float">
            <text:p>3,15</text:p>
          </table:table-cell>
          <table:table-cell table:style-name="ce11" office:value-type="float" office:value="3.31" calcext:value-type="float">
            <text:p>3,31</text:p>
          </table:table-cell>
          <table:table-cell table:style-name="ce11" office:value-type="float" office:value="3.24" calcext:value-type="float">
            <text:p>3,24</text:p>
          </table:table-cell>
          <table:table-cell table:style-name="ce13" office:value-type="float" office:value="3.26" calcext:value-type="float">
            <text:p>3,26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0.01" calcext:value-type="float">
            <text:p>0,0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office:value-type="float" office:value="0.01" calcext:value-type="float">
            <text:p>0,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6.48" calcext:value-type="float">
            <text:p>6,48</text:p>
          </table:table-cell>
          <table:table-cell office:value-type="float" office:value="6.42" calcext:value-type="float">
            <text:p>6,42</text:p>
          </table:table-cell>
          <table:table-cell office:value-type="float" office:value="6.4" calcext:value-type="float">
            <text:p>6,4</text:p>
          </table:table-cell>
          <table:table-cell office:value-type="float" office:value="6.52" calcext:value-type="float">
            <text:p>6,52</text:p>
          </table:table-cell>
          <table:table-cell table:style-name="ce14" office:value-type="float" office:value="6.49" calcext:value-type="float">
            <text:p>6,49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3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  <table:table-cell table:style-name="ce9" office:value-type="float" office:value="0.01" calcext:value-type="float">
            <text:p>0,01</text:p>
          </table:table-cell>
          <table:table-cell table:number-columns-repeated="3" office:value-type="float" office:value="0.01" calcext:value-type="float">
            <text:p>0,01</text:p>
          </table:table-cell>
          <table:table-cell table:style-name="ce14" office:value-type="float" office:value="0.01" calcext:value-type="float">
            <text:p>0,0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3.42" calcext:value-type="float">
            <text:p>13,42</text:p>
          </table:table-cell>
          <table:table-cell office:value-type="float" office:value="12.99" calcext:value-type="float">
            <text:p>12,99</text:p>
          </table:table-cell>
          <table:table-cell office:value-type="float" office:value="13.24" calcext:value-type="float">
            <text:p>13,24</text:p>
          </table:table-cell>
          <table:table-cell office:value-type="float" office:value="13.16" calcext:value-type="float">
            <text:p>13,16</text:p>
          </table:table-cell>
          <table:table-cell table:style-name="ce14" office:value-type="float" office:value="13.19" calcext:value-type="float">
            <text:p>13,19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  <table:table-cell table:style-name="ce9" office:value-type="float" office:value="0.02" calcext:value-type="float">
            <text:p>0,02</text:p>
          </table:table-cell>
          <table:table-cell table:number-columns-repeated="3" office:value-type="float" office:value="0.02" calcext:value-type="float">
            <text:p>0,02</text:p>
          </table:table-cell>
          <table:table-cell table:style-name="ce14" office:value-type="float" office:value="0.02" calcext:value-type="float">
            <text:p>0,02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6.91" calcext:value-type="float">
            <text:p>26,91</text:p>
          </table:table-cell>
          <table:table-cell office:value-type="float" office:value="25.98" calcext:value-type="float">
            <text:p>25,98</text:p>
          </table:table-cell>
          <table:table-cell office:value-type="float" office:value="26.43" calcext:value-type="float">
            <text:p>26,43</text:p>
          </table:table-cell>
          <table:table-cell office:value-type="float" office:value="26.28" calcext:value-type="float">
            <text:p>26,28</text:p>
          </table:table-cell>
          <table:table-cell table:style-name="ce14" office:value-type="float" office:value="26.03" calcext:value-type="float">
            <text:p>26,03</text:p>
          </table:table-cell>
          <table:table-cell table:style-name="ce9" office:value-type="float" office:value="0.04" calcext:value-type="float">
            <text:p>0,04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style-name="ce14" office:value-type="float" office:value="0.04" calcext:value-type="float">
            <text:p>0,04</text:p>
          </table:table-cell>
          <table:table-cell table:style-name="ce9"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table:style-name="ce14" office:value-type="float" office:value="0.04" calcext:value-type="float">
            <text:p>0,04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53.42" calcext:value-type="float">
            <text:p>53,42</text:p>
          </table:table-cell>
          <table:table-cell office:value-type="float" office:value="52.1" calcext:value-type="float">
            <text:p>52,1</text:p>
          </table:table-cell>
          <table:table-cell office:value-type="float" office:value="53.77" calcext:value-type="float">
            <text:p>53,77</text:p>
          </table:table-cell>
          <table:table-cell office:value-type="float" office:value="51.74" calcext:value-type="float">
            <text:p>51,74</text:p>
          </table:table-cell>
          <table:table-cell table:style-name="ce14" office:value-type="float" office:value="52.11" calcext:value-type="float">
            <text:p>52,11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3" office:value-type="float" office:value="0.08" calcext:value-type="float">
            <text:p>0,08</text:p>
          </table:table-cell>
          <table:table-cell table:style-name="ce14" office:value-type="float" office:value="0.07" calcext:value-type="float">
            <text:p>0,07</text:p>
          </table:table-cell>
          <table:table-cell table:style-name="ce9" office:value-type="float" office:value="0.07" calcext:value-type="float">
            <text:p>0,07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style-name="ce14" office:value-type="float" office:value="0.07" calcext:value-type="float">
            <text:p>0,07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02.1" calcext:value-type="float">
            <text:p>102,1</text:p>
          </table:table-cell>
          <table:table-cell office:value-type="float" office:value="102.35" calcext:value-type="float">
            <text:p>102,35</text:p>
          </table:table-cell>
          <table:table-cell office:value-type="float" office:value="102.5" calcext:value-type="float">
            <text:p>102,5</text:p>
          </table:table-cell>
          <table:table-cell office:value-type="float" office:value="102.45" calcext:value-type="float">
            <text:p>102,45</text:p>
          </table:table-cell>
          <table:table-cell table:style-name="ce14" office:value-type="float" office:value="101.61" calcext:value-type="float">
            <text:p>101,61</text:p>
          </table:table-cell>
          <table:table-cell table:style-name="ce9" office:value-type="float" office:value="0.16" calcext:value-type="float">
            <text:p>0,16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table:style-name="ce14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style-name="ce14" office:value-type="float" office:value="0.14" calcext:value-type="float">
            <text:p>0,14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200.29" calcext:value-type="float">
            <text:p>200,29</text:p>
          </table:table-cell>
          <table:table-cell office:value-type="float" office:value="199.18" calcext:value-type="float">
            <text:p>199,18</text:p>
          </table:table-cell>
          <table:table-cell office:value-type="float" office:value="203.67" calcext:value-type="float">
            <text:p>203,67</text:p>
          </table:table-cell>
          <table:table-cell office:value-type="float" office:value="198.65" calcext:value-type="float">
            <text:p>198,65</text:p>
          </table:table-cell>
          <table:table-cell table:style-name="ce14" office:value-type="float" office:value="196.63" calcext:value-type="float">
            <text:p>196,63</text:p>
          </table:table-cell>
          <table:table-cell table:style-name="ce9"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table:style-name="ce14" office:value-type="float" office:value="0.28" calcext:value-type="float">
            <text:p>0,28</text:p>
          </table:table-cell>
          <table:table-cell table:style-name="ce9" office:value-type="float" office:value="0.29" calcext:value-type="float">
            <text:p>0,29</text:p>
          </table:table-cell>
          <table:table-cell office:value-type="float" office:value="0.36" calcext:value-type="float">
            <text:p>0,36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table:style-name="ce14" office:value-type="float" office:value="0.28" calcext:value-type="float">
            <text:p>0,28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97.02" calcext:value-type="float">
            <text:p>297,02</text:p>
          </table:table-cell>
          <table:table-cell office:value-type="float" office:value="293.62" calcext:value-type="float">
            <text:p>293,62</text:p>
          </table:table-cell>
          <table:table-cell office:value-type="float" office:value="303.8" calcext:value-type="float">
            <text:p>303,8</text:p>
          </table:table-cell>
          <table:table-cell office:value-type="float" office:value="309.19" calcext:value-type="float">
            <text:p>309,19</text:p>
          </table:table-cell>
          <table:table-cell table:style-name="ce14" office:value-type="float" office:value="301.73" calcext:value-type="float">
            <text:p>301,73</text:p>
          </table:table-cell>
          <table:table-cell table:style-name="ce9" office:value-type="float" office:value="293.03" calcext:value-type="float">
            <text:p>293,03</text:p>
          </table:table-cell>
          <table:table-cell office:value-type="float" office:value="293.7" calcext:value-type="float">
            <text:p>293,7</text:p>
          </table:table-cell>
          <table:table-cell office:value-type="float" office:value="298.24" calcext:value-type="float">
            <text:p>298,24</text:p>
          </table:table-cell>
          <table:table-cell office:value-type="float" office:value="289.26" calcext:value-type="float">
            <text:p>289,26</text:p>
          </table:table-cell>
          <table:table-cell table:style-name="ce14" office:value-type="float" office:value="295.51" calcext:value-type="float">
            <text:p>295,51</text:p>
          </table:table-cell>
          <table:table-cell table:style-name="ce9" office:value-type="float" office:value="293.41" calcext:value-type="float">
            <text:p>293,41</text:p>
          </table:table-cell>
          <table:table-cell office:value-type="float" office:value="320.63" calcext:value-type="float">
            <text:p>320,63</text:p>
          </table:table-cell>
          <table:table-cell office:value-type="float" office:value="289.62" calcext:value-type="float">
            <text:p>289,62</text:p>
          </table:table-cell>
          <table:table-cell office:value-type="float" office:value="293.69" calcext:value-type="float">
            <text:p>293,69</text:p>
          </table:table-cell>
          <table:table-cell table:style-name="ce14" office:value-type="float" office:value="291.32" calcext:value-type="float">
            <text:p>291,32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556.43" calcext:value-type="float">
            <text:p>556,43</text:p>
          </table:table-cell>
          <table:table-cell office:value-type="float" office:value="554.26" calcext:value-type="float">
            <text:p>554,26</text:p>
          </table:table-cell>
          <table:table-cell office:value-type="float" office:value="562.93" calcext:value-type="float">
            <text:p>562,93</text:p>
          </table:table-cell>
          <table:table-cell office:value-type="float" office:value="558.51" calcext:value-type="float">
            <text:p>558,51</text:p>
          </table:table-cell>
          <table:table-cell table:style-name="ce14" office:value-type="float" office:value="561.39" calcext:value-type="float">
            <text:p>561,39</text:p>
          </table:table-cell>
          <table:table-cell table:style-name="ce9" office:value-type="float" office:value="560.62" calcext:value-type="float">
            <text:p>560,62</text:p>
          </table:table-cell>
          <table:table-cell office:value-type="float" office:value="556.49" calcext:value-type="float">
            <text:p>556,49</text:p>
          </table:table-cell>
          <table:table-cell office:value-type="float" office:value="555.11" calcext:value-type="float">
            <text:p>555,11</text:p>
          </table:table-cell>
          <table:table-cell office:value-type="float" office:value="538.55" calcext:value-type="float">
            <text:p>538,55</text:p>
          </table:table-cell>
          <table:table-cell table:style-name="ce14" office:value-type="float" office:value="557.36" calcext:value-type="float">
            <text:p>557,36</text:p>
          </table:table-cell>
          <table:table-cell table:style-name="ce9" office:value-type="float" office:value="547.27" calcext:value-type="float">
            <text:p>547,27</text:p>
          </table:table-cell>
          <table:table-cell office:value-type="float" office:value="613.5" calcext:value-type="float">
            <text:p>613,5</text:p>
          </table:table-cell>
          <table:table-cell office:value-type="float" office:value="550.72" calcext:value-type="float">
            <text:p>550,72</text:p>
          </table:table-cell>
          <table:table-cell office:value-type="float" office:value="560.24" calcext:value-type="float">
            <text:p>560,24</text:p>
          </table:table-cell>
          <table:table-cell table:style-name="ce14" office:value-type="float" office:value="559.16" calcext:value-type="float">
            <text:p>559,16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014.65" calcext:value-type="float">
            <text:p>1014,65</text:p>
          </table:table-cell>
          <table:table-cell office:value-type="float" office:value="978.6" calcext:value-type="float">
            <text:p>978,6</text:p>
          </table:table-cell>
          <table:table-cell office:value-type="float" office:value="996.87" calcext:value-type="float">
            <text:p>996,87</text:p>
          </table:table-cell>
          <table:table-cell office:value-type="float" office:value="999.16" calcext:value-type="float">
            <text:p>999,16</text:p>
          </table:table-cell>
          <table:table-cell table:style-name="ce14" office:value-type="float" office:value="1032.1" calcext:value-type="float">
            <text:p>1032,1</text:p>
          </table:table-cell>
          <table:table-cell table:style-name="ce9" office:value-type="float" office:value="1007.15" calcext:value-type="float">
            <text:p>1007,15</text:p>
          </table:table-cell>
          <table:table-cell office:value-type="float" office:value="1011.31" calcext:value-type="float">
            <text:p>1011,31</text:p>
          </table:table-cell>
          <table:table-cell office:value-type="float" office:value="986.48" calcext:value-type="float">
            <text:p>986,48</text:p>
          </table:table-cell>
          <table:table-cell office:value-type="float" office:value="1005.03" calcext:value-type="float">
            <text:p>1005,03</text:p>
          </table:table-cell>
          <table:table-cell table:style-name="ce14" office:value-type="float" office:value="1008.25" calcext:value-type="float">
            <text:p>1008,25</text:p>
          </table:table-cell>
          <table:table-cell table:style-name="ce9" office:value-type="float" office:value="1024.35" calcext:value-type="float">
            <text:p>1024,35</text:p>
          </table:table-cell>
          <table:table-cell office:value-type="float" office:value="1137.55" calcext:value-type="float">
            <text:p>1137,55</text:p>
          </table:table-cell>
          <table:table-cell office:value-type="float" office:value="1003.69" calcext:value-type="float">
            <text:p>1003,69</text:p>
          </table:table-cell>
          <table:table-cell office:value-type="float" office:value="1027.83" calcext:value-type="float">
            <text:p>1027,83</text:p>
          </table:table-cell>
          <table:table-cell table:style-name="ce14" office:value-type="float" office:value="1025.08" calcext:value-type="float">
            <text:p>1025,08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1679.11" calcext:value-type="float">
            <text:p>1679,11</text:p>
          </table:table-cell>
          <table:table-cell office:value-type="float" office:value="1698.51" calcext:value-type="float">
            <text:p>1698,51</text:p>
          </table:table-cell>
          <table:table-cell office:value-type="float" office:value="1681.72" calcext:value-type="float">
            <text:p>1681,72</text:p>
          </table:table-cell>
          <table:table-cell office:value-type="float" office:value="1705.09" calcext:value-type="float">
            <text:p>1705,09</text:p>
          </table:table-cell>
          <table:table-cell table:style-name="ce14" office:value-type="float" office:value="1701.35" calcext:value-type="float">
            <text:p>1701,35</text:p>
          </table:table-cell>
          <table:table-cell table:style-name="ce9" office:value-type="float" office:value="1682.24" calcext:value-type="float">
            <text:p>1682,24</text:p>
          </table:table-cell>
          <table:table-cell office:value-type="float" office:value="1664.72" calcext:value-type="float">
            <text:p>1664,72</text:p>
          </table:table-cell>
          <table:table-cell office:value-type="float" office:value="1679.39" calcext:value-type="float">
            <text:p>1679,39</text:p>
          </table:table-cell>
          <table:table-cell office:value-type="float" office:value="1671.28" calcext:value-type="float">
            <text:p>1671,28</text:p>
          </table:table-cell>
          <table:table-cell table:style-name="ce14" office:value-type="float" office:value="1678.79" calcext:value-type="float">
            <text:p>1678,79</text:p>
          </table:table-cell>
          <table:table-cell table:style-name="ce9" office:value-type="float" office:value="1721.26" calcext:value-type="float">
            <text:p>1721,26</text:p>
          </table:table-cell>
          <table:table-cell office:value-type="float" office:value="1897.3" calcext:value-type="float">
            <text:p>1897,3</text:p>
          </table:table-cell>
          <table:table-cell office:value-type="float" office:value="1670.3" calcext:value-type="float">
            <text:p>1670,3</text:p>
          </table:table-cell>
          <table:table-cell office:value-type="float" office:value="1724.59" calcext:value-type="float">
            <text:p>1724,59</text:p>
          </table:table-cell>
          <table:table-cell table:style-name="ce14" office:value-type="float" office:value="1736.41" calcext:value-type="float">
            <text:p>1736,41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2739.26" calcext:value-type="float">
            <text:p>2739,26</text:p>
          </table:table-cell>
          <table:table-cell office:value-type="float" office:value="2717.39" calcext:value-type="float">
            <text:p>2717,39</text:p>
          </table:table-cell>
          <table:table-cell office:value-type="float" office:value="2757.05" calcext:value-type="float">
            <text:p>2757,05</text:p>
          </table:table-cell>
          <table:table-cell office:value-type="float" office:value="2751.6" calcext:value-type="float">
            <text:p>2751,6</text:p>
          </table:table-cell>
          <table:table-cell table:style-name="ce14" office:value-type="float" office:value="2795.89" calcext:value-type="float">
            <text:p>2795,89</text:p>
          </table:table-cell>
          <table:table-cell table:style-name="ce9" office:value-type="float" office:value="2687.87" calcext:value-type="float">
            <text:p>2687,87</text:p>
          </table:table-cell>
          <table:table-cell office:value-type="float" office:value="2620.91" calcext:value-type="float">
            <text:p>2620,91</text:p>
          </table:table-cell>
          <table:table-cell office:value-type="float" office:value="2661.25" calcext:value-type="float">
            <text:p>2661,25</text:p>
          </table:table-cell>
          <table:table-cell office:value-type="float" office:value="2644.87" calcext:value-type="float">
            <text:p>2644,87</text:p>
          </table:table-cell>
          <table:table-cell table:style-name="ce14" office:value-type="float" office:value="2613.08" calcext:value-type="float">
            <text:p>2613,08</text:p>
          </table:table-cell>
          <table:table-cell table:style-name="ce9" office:value-type="float" office:value="2757.8" calcext:value-type="float">
            <text:p>2757,8</text:p>
          </table:table-cell>
          <table:table-cell office:value-type="float" office:value="2984.42" calcext:value-type="float">
            <text:p>2984,42</text:p>
          </table:table-cell>
          <table:table-cell office:value-type="float" office:value="2644.2" calcext:value-type="float">
            <text:p>2644,2</text:p>
          </table:table-cell>
          <table:table-cell office:value-type="float" office:value="2743.12" calcext:value-type="float">
            <text:p>2743,12</text:p>
          </table:table-cell>
          <table:table-cell table:style-name="ce14" office:value-type="float" office:value="2773.18" calcext:value-type="float">
            <text:p>2773,18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3948.54" calcext:value-type="float">
            <text:p>3948,54</text:p>
          </table:table-cell>
          <table:table-cell office:value-type="float" office:value="4080.05" calcext:value-type="float">
            <text:p>4080,05</text:p>
          </table:table-cell>
          <table:table-cell office:value-type="float" office:value="4142.93" calcext:value-type="float">
            <text:p>4142,93</text:p>
          </table:table-cell>
          <table:table-cell office:value-type="float" office:value="4087.02" calcext:value-type="float">
            <text:p>4087,02</text:p>
          </table:table-cell>
          <table:table-cell table:style-name="ce14" office:value-type="float" office:value="4135.13" calcext:value-type="float">
            <text:p>4135,13</text:p>
          </table:table-cell>
          <table:table-cell table:style-name="ce9" office:value-type="float" office:value="4468.6" calcext:value-type="float">
            <text:p>4468,6</text:p>
          </table:table-cell>
          <table:table-cell office:value-type="float" office:value="4553.93" calcext:value-type="float">
            <text:p>4553,93</text:p>
          </table:table-cell>
          <table:table-cell office:value-type="float" office:value="3881.7" calcext:value-type="float">
            <text:p>3881,7</text:p>
          </table:table-cell>
          <table:table-cell office:value-type="float" office:value="4486.38" calcext:value-type="float">
            <text:p>4486,38</text:p>
          </table:table-cell>
          <table:table-cell table:style-name="ce14" office:value-type="float" office:value="4399.22" calcext:value-type="float">
            <text:p>4399,22</text:p>
          </table:table-cell>
          <table:table-cell table:style-name="ce9" office:value-type="float" office:value="4275.28" calcext:value-type="float">
            <text:p>4275,28</text:p>
          </table:table-cell>
          <table:table-cell office:value-type="float" office:value="4802.44" calcext:value-type="float">
            <text:p>4802,44</text:p>
          </table:table-cell>
          <table:table-cell office:value-type="float" office:value="3764.25" calcext:value-type="float">
            <text:p>3764,25</text:p>
          </table:table-cell>
          <table:table-cell office:value-type="float" office:value="4190.17" calcext:value-type="float">
            <text:p>4190,17</text:p>
          </table:table-cell>
          <table:table-cell table:style-name="ce14" office:value-type="float" office:value="4492.95" calcext:value-type="float">
            <text:p>4492,95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5254.98" calcext:value-type="float">
            <text:p>5254,98</text:p>
          </table:table-cell>
          <table:table-cell office:value-type="float" office:value="5264.41" calcext:value-type="float">
            <text:p>5264,41</text:p>
          </table:table-cell>
          <table:table-cell office:value-type="float" office:value="5319.75" calcext:value-type="float">
            <text:p>5319,75</text:p>
          </table:table-cell>
          <table:table-cell office:value-type="float" office:value="5347.43" calcext:value-type="float">
            <text:p>5347,43</text:p>
          </table:table-cell>
          <table:table-cell table:style-name="ce14" office:value-type="float" office:value="5458.73" calcext:value-type="float">
            <text:p>5458,73</text:p>
          </table:table-cell>
          <table:table-cell table:style-name="ce9" office:value-type="float" office:value="5407.73" calcext:value-type="float">
            <text:p>5407,73</text:p>
          </table:table-cell>
          <table:table-cell office:value-type="float" office:value="5517.13" calcext:value-type="float">
            <text:p>5517,13</text:p>
          </table:table-cell>
          <table:table-cell office:value-type="float" office:value="5562.1" calcext:value-type="float">
            <text:p>5562,1</text:p>
          </table:table-cell>
          <table:table-cell office:value-type="float" office:value="5370.67" calcext:value-type="float">
            <text:p>5370,67</text:p>
          </table:table-cell>
          <table:table-cell table:style-name="ce14" office:value-type="float" office:value="5795.55" calcext:value-type="float">
            <text:p>5795,55</text:p>
          </table:table-cell>
          <table:table-cell table:style-name="ce9" office:value-type="float" office:value="5497.2" calcext:value-type="float">
            <text:p>5497,2</text:p>
          </table:table-cell>
          <table:table-cell office:value-type="float" office:value="6005.31" calcext:value-type="float">
            <text:p>6005,31</text:p>
          </table:table-cell>
          <table:table-cell office:value-type="float" office:value="5150.59" calcext:value-type="float">
            <text:p>5150,59</text:p>
          </table:table-cell>
          <table:table-cell office:value-type="float" office:value="5342.47" calcext:value-type="float">
            <text:p>5342,47</text:p>
          </table:table-cell>
          <table:table-cell table:style-name="ce14" office:value-type="float" office:value="5497.54" calcext:value-type="float">
            <text:p>5497,5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8420.94" calcext:value-type="float">
            <text:p>8420,94</text:p>
          </table:table-cell>
          <table:table-cell office:value-type="float" office:value="8209.52" calcext:value-type="float">
            <text:p>8209,52</text:p>
          </table:table-cell>
          <table:table-cell office:value-type="float" office:value="8272.84" calcext:value-type="float">
            <text:p>8272,84</text:p>
          </table:table-cell>
          <table:table-cell office:value-type="float" office:value="8049.13" calcext:value-type="float">
            <text:p>8049,13</text:p>
          </table:table-cell>
          <table:table-cell table:style-name="ce14" office:value-type="float" office:value="8519.63" calcext:value-type="float">
            <text:p>8519,63</text:p>
          </table:table-cell>
          <table:table-cell table:style-name="ce9" office:value-type="float" office:value="20.67" calcext:value-type="float">
            <text:p>20,67</text:p>
          </table:table-cell>
          <table:table-cell office:value-type="float" office:value="15.5" calcext:value-type="float">
            <text:p>15,5</text:p>
          </table:table-cell>
          <table:table-cell office:value-type="float" office:value="162.17" calcext:value-type="float">
            <text:p>162,17</text:p>
          </table:table-cell>
          <table:table-cell office:value-type="float" office:value="18.32" calcext:value-type="float">
            <text:p>18,32</text:p>
          </table:table-cell>
          <table:table-cell table:style-name="ce14" office:value-type="float" office:value="22.14" calcext:value-type="float">
            <text:p>22,14</text:p>
          </table:table-cell>
          <table:table-cell table:style-name="ce9" office:value-type="float" office:value="24.96" calcext:value-type="float">
            <text:p>24,96</text:p>
          </table:table-cell>
          <table:table-cell office:value-type="float" office:value="18.23" calcext:value-type="float">
            <text:p>18,23</text:p>
          </table:table-cell>
          <table:table-cell office:value-type="float" office:value="15.59" calcext:value-type="float">
            <text:p>15,59</text:p>
          </table:table-cell>
          <table:table-cell office:value-type="float" office:value="39.18" calcext:value-type="float">
            <text:p>39,18</text:p>
          </table:table-cell>
          <table:table-cell table:style-name="ce14" office:value-type="float" office:value="22.15" calcext:value-type="float">
            <text:p>22,15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9034.61" calcext:value-type="float">
            <text:p>9034,61</text:p>
          </table:table-cell>
          <table:table-cell office:value-type="float" office:value="8843.18" calcext:value-type="float">
            <text:p>8843,18</text:p>
          </table:table-cell>
          <table:table-cell office:value-type="float" office:value="8882.48" calcext:value-type="float">
            <text:p>8882,48</text:p>
          </table:table-cell>
          <table:table-cell office:value-type="float" office:value="8994.88" calcext:value-type="float">
            <text:p>8994,88</text:p>
          </table:table-cell>
          <table:table-cell table:style-name="ce14" office:value-type="float" office:value="9218.29" calcext:value-type="float">
            <text:p>9218,29</text:p>
          </table:table-cell>
          <table:table-cell table:style-name="ce9" office:value-type="float" office:value="83.22" calcext:value-type="float">
            <text:p>83,22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601.01" calcext:value-type="float">
            <text:p>601,01</text:p>
          </table:table-cell>
          <table:table-cell office:value-type="float" office:value="389.77" calcext:value-type="float">
            <text:p>389,77</text:p>
          </table:table-cell>
          <table:table-cell table:style-name="ce14" office:value-type="float" office:value="195.03" calcext:value-type="float">
            <text:p>195,03</text:p>
          </table:table-cell>
          <table:table-cell table:style-name="ce9" office:value-type="float" office:value="245.25" calcext:value-type="float">
            <text:p>245,25</text:p>
          </table:table-cell>
          <table:table-cell office:value-type="float" office:value="8991.06" calcext:value-type="float">
            <text:p>8991,06</text:p>
          </table:table-cell>
          <table:table-cell office:value-type="float" office:value="132.85" calcext:value-type="float">
            <text:p>132,85</text:p>
          </table:table-cell>
          <table:table-cell office:value-type="float" office:value="303.52" calcext:value-type="float">
            <text:p>303,52</text:p>
          </table:table-cell>
          <table:table-cell table:style-name="ce14" office:value-type="float" office:value="322.21" calcext:value-type="float">
            <text:p>322,21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8988.1" calcext:value-type="float">
            <text:p>8988,1</text:p>
          </table:table-cell>
          <table:table-cell office:value-type="float" office:value="8876.42" calcext:value-type="float">
            <text:p>8876,42</text:p>
          </table:table-cell>
          <table:table-cell office:value-type="float" office:value="9042.85" calcext:value-type="float">
            <text:p>9042,85</text:p>
          </table:table-cell>
          <table:table-cell office:value-type="float" office:value="9081.6" calcext:value-type="float">
            <text:p>9081,6</text:p>
          </table:table-cell>
          <table:table-cell table:style-name="ce14" office:value-type="float" office:value="8765.52" calcext:value-type="float">
            <text:p>8765,52</text:p>
          </table:table-cell>
          <table:table-cell table:style-name="ce9" office:value-type="float" office:value="600.28" calcext:value-type="float">
            <text:p>600,28</text:p>
          </table:table-cell>
          <table:table-cell office:value-type="float" office:value="426.06" calcext:value-type="float">
            <text:p>426,06</text:p>
          </table:table-cell>
          <table:table-cell office:value-type="float" office:value="351.26" calcext:value-type="float">
            <text:p>351,26</text:p>
          </table:table-cell>
          <table:table-cell office:value-type="float" office:value="251.33" calcext:value-type="float">
            <text:p>251,33</text:p>
          </table:table-cell>
          <table:table-cell table:style-name="ce14" office:value-type="float" office:value="497.43" calcext:value-type="float">
            <text:p>497,43</text:p>
          </table:table-cell>
          <table:table-cell table:style-name="ce9" office:value-type="float" office:value="600.11" calcext:value-type="float">
            <text:p>600,11</text:p>
          </table:table-cell>
          <table:table-cell office:value-type="float" office:value="621.9" calcext:value-type="float">
            <text:p>621,9</text:p>
          </table:table-cell>
          <table:table-cell office:value-type="float" office:value="728.49" calcext:value-type="float">
            <text:p>728,49</text:p>
          </table:table-cell>
          <table:table-cell office:value-type="float" office:value="621.13" calcext:value-type="float">
            <text:p>621,13</text:p>
          </table:table-cell>
          <table:table-cell table:style-name="ce14" office:value-type="float" office:value="479.62" calcext:value-type="float">
            <text:p>479,62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9247.24" calcext:value-type="float">
            <text:p>9247,24</text:p>
          </table:table-cell>
          <table:table-cell office:value-type="float" office:value="9250.22" calcext:value-type="float">
            <text:p>9250,22</text:p>
          </table:table-cell>
          <table:table-cell office:value-type="float" office:value="9410.86" calcext:value-type="float">
            <text:p>9410,86</text:p>
          </table:table-cell>
          <table:table-cell office:value-type="float" office:value="9301.58" calcext:value-type="float">
            <text:p>9301,58</text:p>
          </table:table-cell>
          <table:table-cell table:style-name="ce14" office:value-type="float" office:value="8780.45" calcext:value-type="float">
            <text:p>8780,45</text:p>
          </table:table-cell>
          <table:table-cell table:style-name="ce9" office:value-type="float" office:value="2179.57" calcext:value-type="float">
            <text:p>2179,57</text:p>
          </table:table-cell>
          <table:table-cell office:value-type="float" office:value="817.54" calcext:value-type="float">
            <text:p>817,54</text:p>
          </table:table-cell>
          <table:table-cell office:value-type="float" office:value="1193.96" calcext:value-type="float">
            <text:p>1193,96</text:p>
          </table:table-cell>
          <table:table-cell office:value-type="float" office:value="2049.47" calcext:value-type="float">
            <text:p>2049,47</text:p>
          </table:table-cell>
          <table:table-cell table:style-name="ce14" office:value-type="float" office:value="1240.42" calcext:value-type="float">
            <text:p>1240,42</text:p>
          </table:table-cell>
          <table:table-cell table:style-name="ce9" office:value-type="float" office:value="501.1" calcext:value-type="float">
            <text:p>501,1</text:p>
          </table:table-cell>
          <table:table-cell office:value-type="float" office:value="9267.68" calcext:value-type="float">
            <text:p>9267,68</text:p>
          </table:table-cell>
          <table:table-cell office:value-type="float" office:value="9183.19" calcext:value-type="float">
            <text:p>9183,19</text:p>
          </table:table-cell>
          <table:table-cell office:value-type="float" office:value="633.8" calcext:value-type="float">
            <text:p>633,8</text:p>
          </table:table-cell>
          <table:table-cell table:style-name="ce14" office:value-type="float" office:value="838.26" calcext:value-type="float">
            <text:p>838,26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9144.5" calcext:value-type="float">
            <text:p>9144,5</text:p>
          </table:table-cell>
          <table:table-cell office:value-type="float" office:value="9389.01" calcext:value-type="float">
            <text:p>9389,01</text:p>
          </table:table-cell>
          <table:table-cell office:value-type="float" office:value="9440.65" calcext:value-type="float">
            <text:p>9440,65</text:p>
          </table:table-cell>
          <table:table-cell office:value-type="float" office:value="9374.97" calcext:value-type="float">
            <text:p>9374,97</text:p>
          </table:table-cell>
          <table:table-cell table:style-name="ce14" office:value-type="float" office:value="8758.9" calcext:value-type="float">
            <text:p>8758,9</text:p>
          </table:table-cell>
          <table:table-cell table:style-name="ce9" office:value-type="float" office:value="9382.27" calcext:value-type="float">
            <text:p>9382,27</text:p>
          </table:table-cell>
          <table:table-cell office:value-type="float" office:value="9372.05" calcext:value-type="float">
            <text:p>9372,05</text:p>
          </table:table-cell>
          <table:table-cell office:value-type="float" office:value="1765.27" calcext:value-type="float">
            <text:p>1765,27</text:p>
          </table:table-cell>
          <table:table-cell office:value-type="float" office:value="4149.07" calcext:value-type="float">
            <text:p>4149,07</text:p>
          </table:table-cell>
          <table:table-cell table:style-name="ce14" office:value-type="float" office:value="4086.92" calcext:value-type="float">
            <text:p>4086,92</text:p>
          </table:table-cell>
          <table:table-cell table:style-name="ce9" office:value-type="float" office:value="1583.12" calcext:value-type="float">
            <text:p>1583,12</text:p>
          </table:table-cell>
          <table:table-cell office:value-type="float" office:value="1333.95" calcext:value-type="float">
            <text:p>1333,95</text:p>
          </table:table-cell>
          <table:table-cell office:value-type="float" office:value="2563.35" calcext:value-type="float">
            <text:p>2563,35</text:p>
          </table:table-cell>
          <table:table-cell office:value-type="float" office:value="1847.6" calcext:value-type="float">
            <text:p>1847,6</text:p>
          </table:table-cell>
          <table:table-cell table:style-name="ce14" office:value-type="float" office:value="2190.25" calcext:value-type="float">
            <text:p>2190,25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144.77" calcext:value-type="float">
            <text:p>9144,77</text:p>
          </table:table-cell>
          <table:table-cell office:value-type="float" office:value="9476.65" calcext:value-type="float">
            <text:p>9476,65</text:p>
          </table:table-cell>
          <table:table-cell office:value-type="float" office:value="9451.08" calcext:value-type="float">
            <text:p>9451,08</text:p>
          </table:table-cell>
          <table:table-cell office:value-type="float" office:value="9409.41" calcext:value-type="float">
            <text:p>9409,41</text:p>
          </table:table-cell>
          <table:table-cell table:style-name="ce14" office:value-type="float" office:value="9424.28" calcext:value-type="float">
            <text:p>9424,28</text:p>
          </table:table-cell>
          <table:table-cell table:style-name="ce9" office:value-type="float" office:value="5241.47" calcext:value-type="float">
            <text:p>5241,47</text:p>
          </table:table-cell>
          <table:table-cell office:value-type="float" office:value="9443.87" calcext:value-type="float">
            <text:p>9443,87</text:p>
          </table:table-cell>
          <table:table-cell office:value-type="float" office:value="4193.9" calcext:value-type="float">
            <text:p>4193,9</text:p>
          </table:table-cell>
          <table:table-cell office:value-type="float" office:value="3260.76" calcext:value-type="float">
            <text:p>3260,76</text:p>
          </table:table-cell>
          <table:table-cell table:style-name="ce14" office:value-type="float" office:value="5350.75" calcext:value-type="float">
            <text:p>5350,75</text:p>
          </table:table-cell>
          <table:table-cell table:style-name="ce9" office:value-type="float" office:value="3474.51" calcext:value-type="float">
            <text:p>3474,51</text:p>
          </table:table-cell>
          <table:table-cell office:value-type="float" office:value="4810.46" calcext:value-type="float">
            <text:p>4810,46</text:p>
          </table:table-cell>
          <table:table-cell office:value-type="float" office:value="9404.06" calcext:value-type="float">
            <text:p>9404,06</text:p>
          </table:table-cell>
          <table:table-cell office:value-type="float" office:value="5008.74" calcext:value-type="float">
            <text:p>5008,74</text:p>
          </table:table-cell>
          <table:table-cell table:style-name="ce14" office:value-type="float" office:value="5116.26" calcext:value-type="float">
            <text:p>5116,26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9275.11" calcext:value-type="float">
            <text:p>9275,11</text:p>
          </table:table-cell>
          <table:table-cell office:value-type="float" office:value="9152.56" calcext:value-type="float">
            <text:p>9152,56</text:p>
          </table:table-cell>
          <table:table-cell office:value-type="float" office:value="9368.66" calcext:value-type="float">
            <text:p>9368,66</text:p>
          </table:table-cell>
          <table:table-cell office:value-type="float" office:value="8987.24" calcext:value-type="float">
            <text:p>8987,24</text:p>
          </table:table-cell>
          <table:table-cell table:style-name="ce14" office:value-type="float" office:value="9229.19" calcext:value-type="float">
            <text:p>9229,19</text:p>
          </table:table-cell>
          <table:table-cell table:style-name="ce9" office:value-type="float" office:value="5987.34" calcext:value-type="float">
            <text:p>5987,34</text:p>
          </table:table-cell>
          <table:table-cell office:value-type="float" office:value="5803.45" calcext:value-type="float">
            <text:p>5803,45</text:p>
          </table:table-cell>
          <table:table-cell office:value-type="float" office:value="5899.48" calcext:value-type="float">
            <text:p>5899,48</text:p>
          </table:table-cell>
          <table:table-cell office:value-type="float" office:value="6390.11" calcext:value-type="float">
            <text:p>6390,11</text:p>
          </table:table-cell>
          <table:table-cell table:style-name="ce14" office:value-type="float" office:value="4598.67" calcext:value-type="float">
            <text:p>4598,67</text:p>
          </table:table-cell>
          <table:table-cell table:style-name="ce9" office:value-type="float" office:value="6925.32" calcext:value-type="float">
            <text:p>6925,32</text:p>
          </table:table-cell>
          <table:table-cell office:value-type="float" office:value="6032.05" calcext:value-type="float">
            <text:p>6032,05</text:p>
          </table:table-cell>
          <table:table-cell office:value-type="float" office:value="7034.43" calcext:value-type="float">
            <text:p>7034,43</text:p>
          </table:table-cell>
          <table:table-cell office:value-type="float" office:value="5888.22" calcext:value-type="float">
            <text:p>5888,22</text:p>
          </table:table-cell>
          <table:table-cell table:style-name="ce14" office:value-type="float" office:value="5631.24" calcext:value-type="float">
            <text:p>5631,24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9406.89" calcext:value-type="float">
            <text:p>9406,89</text:p>
          </table:table-cell>
          <table:table-cell office:value-type="float" office:value="9215.64" calcext:value-type="float">
            <text:p>9215,64</text:p>
          </table:table-cell>
          <table:table-cell office:value-type="float" office:value="9202.96" calcext:value-type="float">
            <text:p>9202,96</text:p>
          </table:table-cell>
          <table:table-cell office:value-type="float" office:value="9059.72" calcext:value-type="float">
            <text:p>9059,72</text:p>
          </table:table-cell>
          <table:table-cell table:style-name="ce14" office:value-type="float" office:value="9181.36" calcext:value-type="float">
            <text:p>9181,36</text:p>
          </table:table-cell>
          <table:table-cell table:style-name="ce9" office:value-type="float" office:value="6774.98" calcext:value-type="float">
            <text:p>6774,98</text:p>
          </table:table-cell>
          <table:table-cell office:value-type="float" office:value="8185.6" calcext:value-type="float">
            <text:p>8185,6</text:p>
          </table:table-cell>
          <table:table-cell office:value-type="float" office:value="7366.34" calcext:value-type="float">
            <text:p>7366,34</text:p>
          </table:table-cell>
          <table:table-cell office:value-type="float" office:value="7310" calcext:value-type="float">
            <text:p>7310</text:p>
          </table:table-cell>
          <table:table-cell table:style-name="ce14" office:value-type="float" office:value="6108.95" calcext:value-type="float">
            <text:p>6108,95</text:p>
          </table:table-cell>
          <table:table-cell table:style-name="ce9" office:value-type="float" office:value="7853.41" calcext:value-type="float">
            <text:p>7853,41</text:p>
          </table:table-cell>
          <table:table-cell office:value-type="float" office:value="7969.9" calcext:value-type="float">
            <text:p>7969,9</text:p>
          </table:table-cell>
          <table:table-cell office:value-type="float" office:value="6695.4" calcext:value-type="float">
            <text:p>6695,4</text:p>
          </table:table-cell>
          <table:table-cell office:value-type="float" office:value="9172.48" calcext:value-type="float">
            <text:p>9172,48</text:p>
          </table:table-cell>
          <table:table-cell table:style-name="ce14" office:value-type="float" office:value="6997.72" calcext:value-type="float">
            <text:p>6997,72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8932.21" calcext:value-type="float">
            <text:p>8932,21</text:p>
          </table:table-cell>
          <table:table-cell table:style-name="ce12" office:value-type="float" office:value="8879.18" calcext:value-type="float">
            <text:p>8879,18</text:p>
          </table:table-cell>
          <table:table-cell table:style-name="ce12" office:value-type="float" office:value="8975.89" calcext:value-type="float">
            <text:p>8975,89</text:p>
          </table:table-cell>
          <table:table-cell table:style-name="ce12" office:value-type="float" office:value="9002.55" calcext:value-type="float">
            <text:p>9002,55</text:p>
          </table:table-cell>
          <table:table-cell table:style-name="ce15" office:value-type="float" office:value="9030.65" calcext:value-type="float">
            <text:p>9030,65</text:p>
          </table:table-cell>
          <table:table-cell table:style-name="ce10" office:value-type="float" office:value="8485.35" calcext:value-type="float">
            <text:p>8485,35</text:p>
          </table:table-cell>
          <table:table-cell table:style-name="ce12" office:value-type="float" office:value="8613.58" calcext:value-type="float">
            <text:p>8613,58</text:p>
          </table:table-cell>
          <table:table-cell table:style-name="ce12" office:value-type="float" office:value="8838.34" calcext:value-type="float">
            <text:p>8838,34</text:p>
          </table:table-cell>
          <table:table-cell table:style-name="ce12" office:value-type="float" office:value="8258.66" calcext:value-type="float">
            <text:p>8258,66</text:p>
          </table:table-cell>
          <table:table-cell table:style-name="ce15" office:value-type="float" office:value="8251.6" calcext:value-type="float">
            <text:p>8251,6</text:p>
          </table:table-cell>
          <table:table-cell table:style-name="ce10" office:value-type="float" office:value="9106.01" calcext:value-type="float">
            <text:p>9106,01</text:p>
          </table:table-cell>
          <table:table-cell table:style-name="ce12" office:value-type="float" office:value="8225.98" calcext:value-type="float">
            <text:p>8225,98</text:p>
          </table:table-cell>
          <table:table-cell table:style-name="ce12" office:value-type="float" office:value="8571.69" calcext:value-type="float">
            <text:p>8571,69</text:p>
          </table:table-cell>
          <table:table-cell table:style-name="ce12" office:value-type="float" office:value="8681.1" calcext:value-type="float">
            <text:p>8681,1</text:p>
          </table:table-cell>
          <table:table-cell table:style-name="ce15" office:value-type="float" office:value="8502.35" calcext:value-type="float">
            <text:p>8502,35</text:p>
          </table:table-cell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6"/>
          <table:table-cell table:number-columns-repeated="10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3.252" calcext:value-type="float">
            <text:p>3,252</text:p>
          </table:table-cell>
          <table:table-cell table:style-name="ce7" table:formula="of:=AVERAGE([.G8:.K8])" office:value-type="float" office:value="0.002" calcext:value-type="float">
            <text:p>0,002</text:p>
          </table:table-cell>
          <table:table-cell table:style-name="ce7" table:formula="of:=AVERAGE([.L8:.P8])" office:value-type="float" office:value="0.002" calcext:value-type="float">
            <text:p>0,002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6.462" calcext:value-type="float">
            <text:p>6,462</text:p>
          </table:table-cell>
          <table:table-cell table:style-name="ce7" table:formula="of:=AVERAGE([.G9:.K9])" office:value-type="float" office:value="0.01" calcext:value-type="float">
            <text:p>0,01</text:p>
          </table:table-cell>
          <table:table-cell table:style-name="ce7" table:formula="of:=AVERAGE([.L9:.P9])" office:value-type="float" office:value="0.01" calcext:value-type="float">
            <text:p>0,01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13.2" calcext:value-type="float">
            <text:p>13,2</text:p>
          </table:table-cell>
          <table:table-cell table:style-name="ce7" table:formula="of:=AVERAGE([.G10:.K10])" office:value-type="float" office:value="0.02" calcext:value-type="float">
            <text:p>0,02</text:p>
          </table:table-cell>
          <table:table-cell table:style-name="ce7" table:formula="of:=AVERAGE([.L10:.P10])" office:value-type="float" office:value="0.02" calcext:value-type="float">
            <text:p>0,0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26.326" calcext:value-type="float">
            <text:p>26,326</text:p>
          </table:table-cell>
          <table:table-cell table:style-name="ce7" table:formula="of:=AVERAGE([.G11:.K11])" office:value-type="float" office:value="0.038" calcext:value-type="float">
            <text:p>0,038</text:p>
          </table:table-cell>
          <table:table-cell table:style-name="ce7" table:formula="of:=AVERAGE([.L11:.P11])" office:value-type="float" office:value="0.038" calcext:value-type="float">
            <text:p>0,03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52.628" calcext:value-type="float">
            <text:p>52,628</text:p>
          </table:table-cell>
          <table:table-cell table:style-name="ce7" table:formula="of:=AVERAGE([.G12:.K12])" office:value-type="float" office:value="0.078" calcext:value-type="float">
            <text:p>0,078</text:p>
          </table:table-cell>
          <table:table-cell table:style-name="ce7" table:formula="of:=AVERAGE([.L12:.P12])" office:value-type="float" office:value="0.076" calcext:value-type="float">
            <text:p>0,07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102.202" calcext:value-type="float">
            <text:p>102,202</text:p>
          </table:table-cell>
          <table:table-cell table:style-name="ce7" table:formula="of:=AVERAGE([.G13:.K13])" office:value-type="float" office:value="0.168" calcext:value-type="float">
            <text:p>0,168</text:p>
          </table:table-cell>
          <table:table-cell table:style-name="ce7" table:formula="of:=AVERAGE([.L13:.P13])" office:value-type="float" office:value="0.16" calcext:value-type="float">
            <text:p>0,16</text:p>
          </table:table-cell>
          <table:table-cell table:number-columns-repeated="9"/>
          <table:table-cell table:style-name="ce16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199.684" calcext:value-type="float">
            <text:p>199,684</text:p>
          </table:table-cell>
          <table:table-cell table:style-name="ce7" table:formula="of:=AVERAGE([.G14:.K14])" office:value-type="float" office:value="0.274" calcext:value-type="float">
            <text:p>0,274</text:p>
          </table:table-cell>
          <table:table-cell table:style-name="ce7" table:formula="of:=AVERAGE([.L14:.P14])" office:value-type="float" office:value="0.304" calcext:value-type="float">
            <text:p>0,30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301.072" calcext:value-type="float">
            <text:p>301,072</text:p>
          </table:table-cell>
          <table:table-cell table:style-name="ce7" table:formula="of:=AVERAGE([.G15:.K15])" office:value-type="float" office:value="293.948" calcext:value-type="float">
            <text:p>293,948</text:p>
          </table:table-cell>
          <table:table-cell table:style-name="ce7" table:formula="of:=AVERAGE([.L15:.P15])" office:value-type="float" office:value="297.734" calcext:value-type="float">
            <text:p>297,734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558.704" calcext:value-type="float">
            <text:p>558,704</text:p>
          </table:table-cell>
          <table:table-cell table:style-name="ce7" table:formula="of:=AVERAGE([.G16:.K16])" office:value-type="float" office:value="553.626" calcext:value-type="float">
            <text:p>553,626</text:p>
          </table:table-cell>
          <table:table-cell table:style-name="ce7" table:formula="of:=AVERAGE([.L16:.P16])" office:value-type="float" office:value="566.178" calcext:value-type="float">
            <text:p>566,178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004.276" calcext:value-type="float">
            <text:p>1004,276</text:p>
          </table:table-cell>
          <table:table-cell table:style-name="ce7" table:formula="of:=AVERAGE([.G17:.K17])" office:value-type="float" office:value="1003.644" calcext:value-type="float">
            <text:p>1003,644</text:p>
          </table:table-cell>
          <table:table-cell table:style-name="ce7" table:formula="of:=AVERAGE([.L17:.P17])" office:value-type="float" office:value="1043.7" calcext:value-type="float">
            <text:p>1043,7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1693.156" calcext:value-type="float">
            <text:p>1693,156</text:p>
          </table:table-cell>
          <table:table-cell table:style-name="ce7" table:formula="of:=AVERAGE([.G18:.K18])" office:value-type="float" office:value="1675.284" calcext:value-type="float">
            <text:p>1675,284</text:p>
          </table:table-cell>
          <table:table-cell table:style-name="ce7" table:formula="of:=AVERAGE([.L18:.P18])" office:value-type="float" office:value="1749.972" calcext:value-type="float">
            <text:p>1749,972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2752.238" calcext:value-type="float">
            <text:p>2752,238</text:p>
          </table:table-cell>
          <table:table-cell table:style-name="ce7" table:formula="of:=AVERAGE([.G19:.K19])" office:value-type="float" office:value="2645.596" calcext:value-type="float">
            <text:p>2645,596</text:p>
          </table:table-cell>
          <table:table-cell table:style-name="ce7" table:formula="of:=AVERAGE([.L19:.P19])" office:value-type="float" office:value="2780.544" calcext:value-type="float">
            <text:p>2780,544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4078.734" calcext:value-type="float">
            <text:p>4078,734</text:p>
          </table:table-cell>
          <table:table-cell table:style-name="ce7" table:formula="of:=AVERAGE([.G20:.K20])" office:value-type="float" office:value="4357.966" calcext:value-type="float">
            <text:p>4357,966</text:p>
          </table:table-cell>
          <table:table-cell table:style-name="ce7" table:formula="of:=AVERAGE([.L20:.P20])" office:value-type="float" office:value="4305.018" calcext:value-type="float">
            <text:p>4305,018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5329.06" calcext:value-type="float">
            <text:p>5329,06</text:p>
          </table:table-cell>
          <table:table-cell table:style-name="ce7" table:formula="of:=AVERAGE([.G21:.K21])" office:value-type="float" office:value="5530.636" calcext:value-type="float">
            <text:p>5530,636</text:p>
          </table:table-cell>
          <table:table-cell table:style-name="ce7" table:formula="of:=AVERAGE([.L21:.P21])" office:value-type="float" office:value="5498.622" calcext:value-type="float">
            <text:p>5498,622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8294.412" calcext:value-type="float">
            <text:p>8294,412</text:p>
          </table:table-cell>
          <table:table-cell table:style-name="ce7" table:formula="of:=AVERAGE([.G22:.K22])" office:value-type="float" office:value="47.76" calcext:value-type="float">
            <text:p>47,76</text:p>
          </table:table-cell>
          <table:table-cell table:style-name="ce7" table:formula="of:=AVERAGE([.L22:.P22])" office:value-type="float" office:value="24.022" calcext:value-type="float">
            <text:p>24,022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8994.688" calcext:value-type="float">
            <text:p>8994,688</text:p>
          </table:table-cell>
          <table:table-cell table:style-name="ce7" table:formula="of:=AVERAGE([.G23:.K23])" office:value-type="float" office:value="462.928" calcext:value-type="float">
            <text:p>462,928</text:p>
          </table:table-cell>
          <table:table-cell table:style-name="ce7" table:formula="of:=AVERAGE([.L23:.P23])" office:value-type="float" office:value="1998.978" calcext:value-type="float">
            <text:p>1998,978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8950.898" calcext:value-type="float">
            <text:p>8950,898</text:p>
          </table:table-cell>
          <table:table-cell table:style-name="ce7" table:formula="of:=AVERAGE([.G24:.K24])" office:value-type="float" office:value="425.272" calcext:value-type="float">
            <text:p>425,272</text:p>
          </table:table-cell>
          <table:table-cell table:style-name="ce7" table:formula="of:=AVERAGE([.L24:.P24])" office:value-type="float" office:value="610.25" calcext:value-type="float">
            <text:p>610,25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9198.07" calcext:value-type="float">
            <text:p>9198,07</text:p>
          </table:table-cell>
          <table:table-cell table:style-name="ce7" table:formula="of:=AVERAGE([.G25:.K25])" office:value-type="float" office:value="1496.192" calcext:value-type="float">
            <text:p>1496,192</text:p>
          </table:table-cell>
          <table:table-cell table:style-name="ce7" table:formula="of:=AVERAGE([.L25:.P25])" office:value-type="float" office:value="4084.806" calcext:value-type="float">
            <text:p>4084,80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9221.606" calcext:value-type="float">
            <text:p>9221,606</text:p>
          </table:table-cell>
          <table:table-cell table:style-name="ce7" table:formula="of:=AVERAGE([.G26:.K26])" office:value-type="float" office:value="5751.116" calcext:value-type="float">
            <text:p>5751,116</text:p>
          </table:table-cell>
          <table:table-cell table:style-name="ce7" table:formula="of:=AVERAGE([.L26:.P26])" office:value-type="float" office:value="1903.654" calcext:value-type="float">
            <text:p>1903,654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9381.238" calcext:value-type="float">
            <text:p>9381,238</text:p>
          </table:table-cell>
          <table:table-cell table:style-name="ce7" table:formula="of:=AVERAGE([.G27:.K27])" office:value-type="float" office:value="5498.15" calcext:value-type="float">
            <text:p>5498,15</text:p>
          </table:table-cell>
          <table:table-cell table:style-name="ce7" table:formula="of:=AVERAGE([.L27:.P27])" office:value-type="float" office:value="5562.806" calcext:value-type="float">
            <text:p>5562,806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9202.552" calcext:value-type="float">
            <text:p>9202,552</text:p>
          </table:table-cell>
          <table:table-cell table:style-name="ce7" table:formula="of:=AVERAGE([.G28:.K28])" office:value-type="float" office:value="5735.81" calcext:value-type="float">
            <text:p>5735,81</text:p>
          </table:table-cell>
          <table:table-cell table:style-name="ce7" table:formula="of:=AVERAGE([.L28:.P28])" office:value-type="float" office:value="6302.252" calcext:value-type="float">
            <text:p>6302,252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9213.314" calcext:value-type="float">
            <text:p>9213,314</text:p>
          </table:table-cell>
          <table:table-cell table:style-name="ce7" table:formula="of:=AVERAGE([.G29:.K29])" office:value-type="float" office:value="7149.174" calcext:value-type="float">
            <text:p>7149,174</text:p>
          </table:table-cell>
          <table:table-cell table:style-name="ce7" table:formula="of:=AVERAGE([.L29:.P29])" office:value-type="float" office:value="7737.782" calcext:value-type="float">
            <text:p>7737,782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8964.096" calcext:value-type="float">
            <text:p>8964,096</text:p>
          </table:table-cell>
          <table:table-cell table:style-name="ce7" table:formula="of:=AVERAGE([.G30:.K30])" office:value-type="float" office:value="8489.506" calcext:value-type="float">
            <text:p>8489,506</text:p>
          </table:table-cell>
          <table:table-cell table:style-name="ce7" table:formula="of:=AVERAGE([.L30:.P30])" office:value-type="float" office:value="8617.426" calcext:value-type="float">
            <text:p>8617,426</text:p>
          </table:table-cell>
          <table:table-cell table:number-columns-repeated="12"/>
        </table:table-row>
      </table:table>
      <table:table table:name="osu_latency" table:style-name="ta1">
        <table:shapes>
          <draw:frame draw:z-index="0" draw:style-name="gr1" draw:text-style-name="P1" svg:width="159.97mm" svg:height="90.04mm" svg:x="112.33mm" svg:y="158.04mm">
            <loext:p draw:notify-on-update-of-ranges="osu_latency.A36:osu_latency.A59 osu_latency.B35:osu_latency.B35 osu_latency.B36:osu_latency.B59 osu_latency.C35:osu_latency.C35 osu_latency.C36:osu_latency.C59 osu_latency.D35:osu_latency.D35 osu_latency.D36:osu_latency.D5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latency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7" calcext:value-type="float">
            <text:p>1,37</text:p>
          </table:table-cell>
          <table:table-cell table:number-columns-repeated="2" table:style-name="ce11" office:value-type="float" office:value="1.36" calcext:value-type="float">
            <text:p>1,36</text:p>
          </table:table-cell>
          <table:table-cell table:style-name="ce11" office:value-type="float" office:value="1.35" calcext:value-type="float">
            <text:p>1,35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9" calcext:value-type="float">
            <text:p>1,39</text:p>
          </table:table-cell>
          <table:table-cell table:style-name="ce11" office:value-type="float" office:value="1.33" calcext:value-type="float">
            <text:p>1,33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8" calcext:value-type="float">
            <text:p>1,38</text:p>
          </table:table-cell>
          <table:table-cell table:style-name="ce13" office:value-type="float" office:value="1.34" calcext:value-type="float">
            <text:p>1,34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42" calcext:value-type="float">
            <text:p>1,42</text:p>
          </table:table-cell>
          <table:table-cell table:style-name="ce11" office:value-type="float" office:value="1.41" calcext:value-type="float">
            <text:p>1,41</text:p>
          </table:table-cell>
          <table:table-cell table:style-name="ce13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.35" calcext:value-type="float">
            <text:p>1,35</text:p>
          </table:table-cell>
          <table:table-cell table:number-columns-repeated="2" table:style-name="ce3" office:value-type="float" office:value="1.37" calcext:value-type="float">
            <text:p>1,37</text:p>
          </table:table-cell>
          <table:table-cell table:style-name="ce3" office:value-type="float" office:value="1.33" calcext:value-type="float">
            <text:p>1,33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38" calcext:value-type="float">
            <text:p>1,38</text:p>
          </table:table-cell>
          <table:table-cell table:style-name="ce3" office:value-type="float" office:value="1.35" calcext:value-type="float">
            <text:p>1,35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6" calcext:value-type="float">
            <text:p>1,36</text:p>
          </table:table-cell>
          <table:table-cell table:style-name="ce3" office:value-type="float" office:value="1.4" calcext:value-type="float">
            <text:p>1,4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4" calcext:value-type="float">
            <text:p>1,4</text:p>
          </table:table-cell>
          <table:table-cell table:style-name="ce14" office:value-type="float" office:value="1.44" calcext:value-type="float">
            <text:p>1,44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.31" calcext:value-type="float">
            <text:p>1,31</text:p>
          </table:table-cell>
          <table:table-cell table:number-columns-repeated="2"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39" calcext:value-type="float">
            <text:p>1,39</text:p>
          </table:table-cell>
          <table:table-cell table:style-name="ce14" office:value-type="float" office:value="1.34" calcext:value-type="float">
            <text:p>1,34</text:p>
          </table:table-cell>
          <table:table-cell table:style-name="ce9"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table:style-name="ce14" office:value-type="float" office:value="1.45" calcext:value-type="float">
            <text:p>1,45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.29" calcext:value-type="float">
            <text:p>1,29</text:p>
          </table:table-cell>
          <table:table-cell table:number-columns-repeated="2" office:value-type="float" office:value="1.35" calcext:value-type="float">
            <text:p>1,35</text:p>
          </table:table-cell>
          <table:table-cell office:value-type="float" office:value="1.28" calcext:value-type="float">
            <text:p>1,2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8" calcext:value-type="float">
            <text:p>1,38</text:p>
          </table:table-cell>
          <table:table-cell table:style-name="ce14" office:value-type="float" office:value="1.33" calcext:value-type="float">
            <text:p>1,33</text:p>
          </table:table-cell>
          <table:table-cell table:style-name="ce9" office:value-type="float" office:value="1.33" calcext:value-type="float">
            <text:p>1,33</text:p>
          </table:table-cell>
          <table:table-cell office:value-type="float" office:value="1.39" calcext:value-type="float">
            <text:p>1,39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1.29" calcext:value-type="float">
            <text:p>1,29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3" calcext:value-type="float">
            <text:p>1,33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14" office:value-type="float" office:value="1.34" calcext:value-type="float">
            <text:p>1,34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4" calcext:value-type="float">
            <text:p>1,4</text:p>
          </table:table-cell>
          <table:table-cell office:value-type="float" office:value="1.43" calcext:value-type="float">
            <text:p>1,43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43" calcext:value-type="float">
            <text:p>1,43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1.29" calcext:value-type="float">
            <text:p>1,29</text:p>
          </table:table-cell>
          <table:table-cell office:value-type="float" office:value="1.38" calcext:value-type="float">
            <text:p>1,38</text:p>
          </table:table-cell>
          <table:table-cell office:value-type="float" office:value="1.35" calcext:value-type="float">
            <text:p>1,35</text:p>
          </table:table-cell>
          <table:table-cell office:value-type="float" office:value="1.29" calcext:value-type="float">
            <text:p>1,29</text:p>
          </table:table-cell>
          <table:table-cell table:style-name="ce14" office:value-type="float" office:value="1.37" calcext:value-type="float">
            <text:p>1,37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table:number-columns-repeated="2" office:value-type="float" office:value="1.41" calcext:value-type="float">
            <text:p>1,41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1.39" calcext:value-type="float">
            <text:p>1,39</text:p>
          </table:table-cell>
          <table:table-cell table:style-name="ce14" office:value-type="float" office:value="1.45" calcext:value-type="float">
            <text:p>1,45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.32" calcext:value-type="float">
            <text:p>1,32</text:p>
          </table:table-cell>
          <table:table-cell office:value-type="float" office:value="1.39" calcext:value-type="float">
            <text:p>1,39</text:p>
          </table:table-cell>
          <table:table-cell office:value-type="float" office:value="1.38" calcext:value-type="float">
            <text:p>1,38</text:p>
          </table:table-cell>
          <table:table-cell office:value-type="float" office:value="1.3" calcext:value-type="float">
            <text:p>1,3</text:p>
          </table:table-cell>
          <table:table-cell table:style-name="ce14" office:value-type="float" office:value="1.39" calcext:value-type="float">
            <text:p>1,39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35" calcext:value-type="float">
            <text:p>1,3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9" calcext:value-type="float">
            <text:p>1,39</text:p>
          </table:table-cell>
          <table:table-cell table:number-columns-repeated="3" office:value-type="float" office:value="1.43" calcext:value-type="float">
            <text:p>1,43</text:p>
          </table:table-cell>
          <table:table-cell table:style-name="ce14" office:value-type="float" office:value="1.49" calcext:value-type="float">
            <text:p>1,4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47" calcext:value-type="float">
            <text:p>1,47</text:p>
          </table:table-cell>
          <table:table-cell office:value-type="float" office:value="1.46" calcext:value-type="float">
            <text:p>1,46</text:p>
          </table:table-cell>
          <table:table-cell office:value-type="float" office:value="1.36" calcext:value-type="float">
            <text:p>1,36</text:p>
          </table:table-cell>
          <table:table-cell table:style-name="ce14" office:value-type="float" office:value="1.47" calcext:value-type="float">
            <text:p>1,47</text:p>
          </table:table-cell>
          <table:table-cell table:style-name="ce9" office:value-type="float" office:value="1.5" calcext:value-type="float">
            <text:p>1,5</text:p>
          </table:table-cell>
          <table:table-cell office:value-type="float" office:value="1.39" calcext:value-type="float">
            <text:p>1,39</text:p>
          </table:table-cell>
          <table:table-cell office:value-type="float" office:value="1.51" calcext:value-type="float">
            <text:p>1,51</text:p>
          </table:table-cell>
          <table:table-cell office:value-type="float" office:value="1.49" calcext:value-type="float">
            <text:p>1,49</text:p>
          </table:table-cell>
          <table:table-cell table:style-name="ce14" office:value-type="float" office:value="1.42" calcext:value-type="float">
            <text:p>1,42</text:p>
          </table:table-cell>
          <table:table-cell table:style-name="ce9" office:value-type="float" office:value="1.45" calcext:value-type="float">
            <text:p>1,45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52" calcext:value-type="float">
            <text:p>1,52</text:p>
          </table:table-cell>
          <table:table-cell table:style-name="ce14" office:value-type="float" office:value="1.55" calcext:value-type="float">
            <text:p>1,55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.19" calcext:value-type="float">
            <text:p>2,19</text:p>
          </table:table-cell>
          <table:table-cell table:number-columns-repeated="2" office:value-type="float" office:value="2.36" calcext:value-type="float">
            <text:p>2,36</text:p>
          </table:table-cell>
          <table:table-cell office:value-type="float" office:value="2.18" calcext:value-type="float">
            <text:p>2,18</text:p>
          </table:table-cell>
          <table:table-cell table:style-name="ce14" office:value-type="float" office:value="2.36" calcext:value-type="float">
            <text:p>2,36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24" calcext:value-type="float">
            <text:p>2,24</text:p>
          </table:table-cell>
          <table:table-cell office:value-type="float" office:value="2.44" calcext:value-type="float">
            <text:p>2,44</text:p>
          </table:table-cell>
          <table:table-cell office:value-type="float" office:value="2.42" calcext:value-type="float">
            <text:p>2,42</text:p>
          </table:table-cell>
          <table:table-cell table:style-name="ce14" office:value-type="float" office:value="2.25" calcext:value-type="float">
            <text:p>2,25</text:p>
          </table:table-cell>
          <table:table-cell table:style-name="ce9" office:value-type="float" office:value="2.32" calcext:value-type="float">
            <text:p>2,32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2.42" calcext:value-type="float">
            <text:p>2,42</text:p>
          </table:table-cell>
          <table:table-cell table:style-name="ce14" office:value-type="float" office:value="2.43" calcext:value-type="float">
            <text:p>2,43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.34" calcext:value-type="float">
            <text:p>2,34</text:p>
          </table:table-cell>
          <table:table-cell office:value-type="float" office:value="2.54" calcext:value-type="float">
            <text:p>2,54</text:p>
          </table:table-cell>
          <table:table-cell office:value-type="float" office:value="2.52" calcext:value-type="float">
            <text:p>2,52</text:p>
          </table:table-cell>
          <table:table-cell office:value-type="float" office:value="2.32" calcext:value-type="float">
            <text:p>2,32</text:p>
          </table:table-cell>
          <table:table-cell table:style-name="ce14" office:value-type="float" office:value="2.55" calcext:value-type="float">
            <text:p>2,55</text:p>
          </table:table-cell>
          <table:table-cell table:style-name="ce9" office:value-type="float" office:value="2.57" calcext:value-type="float">
            <text:p>2,57</text:p>
          </table:table-cell>
          <table:table-cell office:value-type="float" office:value="2.35" calcext:value-type="float">
            <text:p>2,35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table:style-name="ce14" office:value-type="float" office:value="2.36" calcext:value-type="float">
            <text:p>2,36</text:p>
          </table:table-cell>
          <table:table-cell table:style-name="ce9" office:value-type="float" office:value="2.47" calcext:value-type="float">
            <text:p>2,47</text:p>
          </table:table-cell>
          <table:table-cell table:number-columns-repeated="2" office:value-type="float" office:value="2.56" calcext:value-type="float">
            <text:p>2,56</text:p>
          </table:table-cell>
          <table:table-cell office:value-type="float" office:value="2.54" calcext:value-type="float">
            <text:p>2,54</text:p>
          </table:table-cell>
          <table:table-cell table:style-name="ce14" office:value-type="float" office:value="2.56" calcext:value-type="float">
            <text:p>2,56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.58" calcext:value-type="float">
            <text:p>2,58</text:p>
          </table:table-cell>
          <table:table-cell office:value-type="float" office:value="2.8" calcext:value-type="float">
            <text:p>2,8</text:p>
          </table:table-cell>
          <table:table-cell office:value-type="float" office:value="2.77" calcext:value-type="float">
            <text:p>2,77</text:p>
          </table:table-cell>
          <table:table-cell office:value-type="float" office:value="2.56" calcext:value-type="float">
            <text:p>2,56</text:p>
          </table:table-cell>
          <table:table-cell table:style-name="ce14" office:value-type="float" office:value="2.79" calcext:value-type="float">
            <text:p>2,79</text:p>
          </table:table-cell>
          <table:table-cell table:style-name="ce9" office:value-type="float" office:value="2.86" calcext:value-type="float">
            <text:p>2,86</text:p>
          </table:table-cell>
          <table:table-cell office:value-type="float" office:value="2.59" calcext:value-type="float">
            <text:p>2,59</text:p>
          </table:table-cell>
          <table:table-cell office:value-type="float" office:value="2.89" calcext:value-type="float">
            <text:p>2,89</text:p>
          </table:table-cell>
          <table:table-cell office:value-type="float" office:value="2.86" calcext:value-type="float">
            <text:p>2,86</text:p>
          </table:table-cell>
          <table:table-cell table:style-name="ce14" office:value-type="float" office:value="2.58" calcext:value-type="float">
            <text:p>2,58</text:p>
          </table:table-cell>
          <table:table-cell table:style-name="ce9" office:value-type="float" office:value="2.73" calcext:value-type="float">
            <text:p>2,73</text:p>
          </table:table-cell>
          <table:table-cell office:value-type="float" office:value="2.85" calcext:value-type="float">
            <text:p>2,85</text:p>
          </table:table-cell>
          <table:table-cell office:value-type="float" office:value="2.84" calcext:value-type="float">
            <text:p>2,84</text:p>
          </table:table-cell>
          <table:table-cell office:value-type="float" office:value="2.8" calcext:value-type="float">
            <text:p>2,8</text:p>
          </table:table-cell>
          <table:table-cell table:style-name="ce14" office:value-type="float" office:value="2.78" calcext:value-type="float">
            <text:p>2,78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2.92" calcext:value-type="float">
            <text:p>2,92</text:p>
          </table:table-cell>
          <table:table-cell office:value-type="float" office:value="3.14" calcext:value-type="float">
            <text:p>3,14</text:p>
          </table:table-cell>
          <table:table-cell office:value-type="float" office:value="3.1" calcext:value-type="float">
            <text:p>3,1</text:p>
          </table:table-cell>
          <table:table-cell office:value-type="float" office:value="2.89" calcext:value-type="float">
            <text:p>2,89</text:p>
          </table:table-cell>
          <table:table-cell table:style-name="ce14" office:value-type="float" office:value="3.14" calcext:value-type="float">
            <text:p>3,14</text:p>
          </table:table-cell>
          <table:table-cell table:style-name="ce9" office:value-type="float" office:value="3.24" calcext:value-type="float">
            <text:p>3,24</text:p>
          </table:table-cell>
          <table:table-cell office:value-type="float" office:value="2.93" calcext:value-type="float">
            <text:p>2,93</text:p>
          </table:table-cell>
          <table:table-cell office:value-type="float" office:value="3.23" calcext:value-type="float">
            <text:p>3,23</text:p>
          </table:table-cell>
          <table:table-cell office:value-type="float" office:value="3.18" calcext:value-type="float">
            <text:p>3,18</text:p>
          </table:table-cell>
          <table:table-cell table:style-name="ce14" office:value-type="float" office:value="2.93" calcext:value-type="float">
            <text:p>2,93</text:p>
          </table:table-cell>
          <table:table-cell table:style-name="ce9" office:value-type="float" office:value="3.11" calcext:value-type="float">
            <text:p>3,11</text:p>
          </table:table-cell>
          <table:table-cell office:value-type="float" office:value="3.19" calcext:value-type="float">
            <text:p>3,19</text:p>
          </table:table-cell>
          <table:table-cell office:value-type="float" office:value="3.21" calcext:value-type="float">
            <text:p>3,21</text:p>
          </table:table-cell>
          <table:table-cell office:value-type="float" office:value="3.19" calcext:value-type="float">
            <text:p>3,19</text:p>
          </table:table-cell>
          <table:table-cell table:style-name="ce14" office:value-type="float" office:value="3.15" calcext:value-type="float">
            <text:p>3,15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.57" calcext:value-type="float">
            <text:p>3,57</text:p>
          </table:table-cell>
          <table:table-cell office:value-type="float" office:value="3.87" calcext:value-type="float">
            <text:p>3,87</text:p>
          </table:table-cell>
          <table:table-cell office:value-type="float" office:value="3.89" calcext:value-type="float">
            <text:p>3,89</text:p>
          </table:table-cell>
          <table:table-cell office:value-type="float" office:value="3.56" calcext:value-type="float">
            <text:p>3,56</text:p>
          </table:table-cell>
          <table:table-cell table:style-name="ce14" office:value-type="float" office:value="3.85" calcext:value-type="float">
            <text:p>3,85</text:p>
          </table:table-cell>
          <table:table-cell table:style-name="ce9" office:value-type="float" office:value="3.85" calcext:value-type="float">
            <text:p>3,85</text:p>
          </table:table-cell>
          <table:table-cell office:value-type="float" office:value="3.58" calcext:value-type="float">
            <text:p>3,58</text:p>
          </table:table-cell>
          <table:table-cell office:value-type="float" office:value="3.88" calcext:value-type="float">
            <text:p>3,88</text:p>
          </table:table-cell>
          <table:table-cell office:value-type="float" office:value="3.85" calcext:value-type="float">
            <text:p>3,85</text:p>
          </table:table-cell>
          <table:table-cell table:style-name="ce14" office:value-type="float" office:value="3.58" calcext:value-type="float">
            <text:p>3,58</text:p>
          </table:table-cell>
          <table:table-cell table:style-name="ce9" office:value-type="float" office:value="3.75" calcext:value-type="float">
            <text:p>3,75</text:p>
          </table:table-cell>
          <table:table-cell office:value-type="float" office:value="3.89" calcext:value-type="float">
            <text:p>3,89</text:p>
          </table:table-cell>
          <table:table-cell office:value-type="float" office:value="3.87" calcext:value-type="float">
            <text:p>3,87</text:p>
          </table:table-cell>
          <table:table-cell office:value-type="float" office:value="3.91" calcext:value-type="float">
            <text:p>3,91</text:p>
          </table:table-cell>
          <table:table-cell table:style-name="ce14" office:value-type="float" office:value="3.89" calcext:value-type="float">
            <text:p>3,89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.16" calcext:value-type="float">
            <text:p>4,16</text:p>
          </table:table-cell>
          <table:table-cell table:number-columns-repeated="2" office:value-type="float" office:value="4.55" calcext:value-type="float">
            <text:p>4,55</text:p>
          </table:table-cell>
          <table:table-cell office:value-type="float" office:value="4.21" calcext:value-type="float">
            <text:p>4,21</text:p>
          </table:table-cell>
          <table:table-cell table:style-name="ce14" office:value-type="float" office:value="4.5" calcext:value-type="float">
            <text:p>4,5</text:p>
          </table:table-cell>
          <table:table-cell table:style-name="ce9" office:value-type="float" office:value="4.61" calcext:value-type="float">
            <text:p>4,61</text:p>
          </table:table-cell>
          <table:table-cell office:value-type="float" office:value="4.2" calcext:value-type="float">
            <text:p>4,2</text:p>
          </table:table-cell>
          <table:table-cell office:value-type="float" office:value="4.57" calcext:value-type="float">
            <text:p>4,57</text:p>
          </table:table-cell>
          <table:table-cell office:value-type="float" office:value="4.48" calcext:value-type="float">
            <text:p>4,48</text:p>
          </table:table-cell>
          <table:table-cell table:style-name="ce14" office:value-type="float" office:value="4.24" calcext:value-type="float">
            <text:p>4,24</text:p>
          </table:table-cell>
          <table:table-cell table:style-name="ce9" office:value-type="float" office:value="4.43" calcext:value-type="float">
            <text:p>4,43</text:p>
          </table:table-cell>
          <table:table-cell office:value-type="float" office:value="4.56" calcext:value-type="float">
            <text:p>4,56</text:p>
          </table:table-cell>
          <table:table-cell office:value-type="float" office:value="4.55" calcext:value-type="float">
            <text:p>4,55</text:p>
          </table:table-cell>
          <table:table-cell office:value-type="float" office:value="4.58" calcext:value-type="float">
            <text:p>4,58</text:p>
          </table:table-cell>
          <table:table-cell table:style-name="ce14" office:value-type="float" office:value="4.56" calcext:value-type="float">
            <text:p>4,56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5.43" calcext:value-type="float">
            <text:p>5,43</text:p>
          </table:table-cell>
          <table:table-cell office:value-type="float" office:value="5.99" calcext:value-type="float">
            <text:p>5,99</text:p>
          </table:table-cell>
          <table:table-cell office:value-type="float" office:value="5.94" calcext:value-type="float">
            <text:p>5,94</text:p>
          </table:table-cell>
          <table:table-cell office:value-type="float" office:value="5.5" calcext:value-type="float">
            <text:p>5,5</text:p>
          </table:table-cell>
          <table:table-cell table:style-name="ce14" office:value-type="float" office:value="5.93" calcext:value-type="float">
            <text:p>5,93</text:p>
          </table:table-cell>
          <table:table-cell table:style-name="ce9" office:value-type="float" office:value="5.95" calcext:value-type="float">
            <text:p>5,95</text:p>
          </table:table-cell>
          <table:table-cell office:value-type="float" office:value="5.44" calcext:value-type="float">
            <text:p>5,44</text:p>
          </table:table-cell>
          <table:table-cell office:value-type="float" office:value="6.08" calcext:value-type="float">
            <text:p>6,08</text:p>
          </table:table-cell>
          <table:table-cell office:value-type="float" office:value="5.87" calcext:value-type="float">
            <text:p>5,87</text:p>
          </table:table-cell>
          <table:table-cell table:style-name="ce14" office:value-type="float" office:value="5.48" calcext:value-type="float">
            <text:p>5,48</text:p>
          </table:table-cell>
          <table:table-cell table:style-name="ce9" office:value-type="float" office:value="5.8" calcext:value-type="float">
            <text:p>5,8</text:p>
          </table:table-cell>
          <table:table-cell office:value-type="float" office:value="5.91" calcext:value-type="float">
            <text:p>5,91</text:p>
          </table:table-cell>
          <table:table-cell office:value-type="float" office:value="5.87" calcext:value-type="float">
            <text:p>5,87</text:p>
          </table:table-cell>
          <table:table-cell office:value-type="float" office:value="5.95" calcext:value-type="float">
            <text:p>5,95</text:p>
          </table:table-cell>
          <table:table-cell table:style-name="ce14" office:value-type="float" office:value="6" calcext:value-type="float">
            <text:p>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7.08" calcext:value-type="float">
            <text:p>7,08</text:p>
          </table:table-cell>
          <table:table-cell office:value-type="float" office:value="7.43" calcext:value-type="float">
            <text:p>7,43</text:p>
          </table:table-cell>
          <table:table-cell office:value-type="float" office:value="7.45" calcext:value-type="float">
            <text:p>7,45</text:p>
          </table:table-cell>
          <table:table-cell office:value-type="float" office:value="7.09" calcext:value-type="float">
            <text:p>7,09</text:p>
          </table:table-cell>
          <table:table-cell table:style-name="ce14" office:value-type="float" office:value="7.44" calcext:value-type="float">
            <text:p>7,44</text:p>
          </table:table-cell>
          <table:table-cell table:style-name="ce9" office:value-type="float" office:value="7.34" calcext:value-type="float">
            <text:p>7,34</text:p>
          </table:table-cell>
          <table:table-cell office:value-type="float" office:value="7.09" calcext:value-type="float">
            <text:p>7,09</text:p>
          </table:table-cell>
          <table:table-cell office:value-type="float" office:value="7.51" calcext:value-type="float">
            <text:p>7,51</text:p>
          </table:table-cell>
          <table:table-cell office:value-type="float" office:value="7.32" calcext:value-type="float">
            <text:p>7,32</text:p>
          </table:table-cell>
          <table:table-cell table:style-name="ce14" office:value-type="float" office:value="7.11" calcext:value-type="float">
            <text:p>7,11</text:p>
          </table:table-cell>
          <table:table-cell table:style-name="ce9" office:value-type="float" office:value="7.25" calcext:value-type="float">
            <text:p>7,25</text:p>
          </table:table-cell>
          <table:table-cell office:value-type="float" office:value="7.24" calcext:value-type="float">
            <text:p>7,24</text:p>
          </table:table-cell>
          <table:table-cell office:value-type="float" office:value="7.46" calcext:value-type="float">
            <text:p>7,46</text:p>
          </table:table-cell>
          <table:table-cell office:value-type="float" office:value="7.54" calcext:value-type="float">
            <text:p>7,54</text:p>
          </table:table-cell>
          <table:table-cell table:style-name="ce14" office:value-type="float" office:value="7.38" calcext:value-type="float">
            <text:p>7,38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9.71" calcext:value-type="float">
            <text:p>9,71</text:p>
          </table:table-cell>
          <table:table-cell office:value-type="float" office:value="10.09" calcext:value-type="float">
            <text:p>10,09</text:p>
          </table:table-cell>
          <table:table-cell office:value-type="float" office:value="10.1" calcext:value-type="float">
            <text:p>10,1</text:p>
          </table:table-cell>
          <table:table-cell office:value-type="float" office:value="9.7" calcext:value-type="float">
            <text:p>9,7</text:p>
          </table:table-cell>
          <table:table-cell table:style-name="ce14" office:value-type="float" office:value="10.08" calcext:value-type="float">
            <text:p>10,08</text:p>
          </table:table-cell>
          <table:table-cell table:style-name="ce9" office:value-type="float" office:value="9.79" calcext:value-type="float">
            <text:p>9,79</text:p>
          </table:table-cell>
          <table:table-cell office:value-type="float" office:value="9.59" calcext:value-type="float">
            <text:p>9,59</text:p>
          </table:table-cell>
          <table:table-cell office:value-type="float" office:value="10.03" calcext:value-type="float">
            <text:p>10,03</text:p>
          </table:table-cell>
          <table:table-cell office:value-type="float" office:value="9.8" calcext:value-type="float">
            <text:p>9,8</text:p>
          </table:table-cell>
          <table:table-cell table:style-name="ce14" office:value-type="float" office:value="9.61" calcext:value-type="float">
            <text:p>9,61</text:p>
          </table:table-cell>
          <table:table-cell table:style-name="ce9" office:value-type="float" office:value="9.68" calcext:value-type="float">
            <text:p>9,68</text:p>
          </table:table-cell>
          <table:table-cell office:value-type="float" office:value="9.69" calcext:value-type="float">
            <text:p>9,69</text:p>
          </table:table-cell>
          <table:table-cell office:value-type="float" office:value="9.91" calcext:value-type="float">
            <text:p>9,91</text:p>
          </table:table-cell>
          <table:table-cell office:value-type="float" office:value="10.07" calcext:value-type="float">
            <text:p>10,07</text:p>
          </table:table-cell>
          <table:table-cell table:style-name="ce14" office:value-type="float" office:value="9.89" calcext:value-type="float">
            <text:p>9,8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4.95" calcext:value-type="float">
            <text:p>14,95</text:p>
          </table:table-cell>
          <table:table-cell office:value-type="float" office:value="15.36" calcext:value-type="float">
            <text:p>15,36</text:p>
          </table:table-cell>
          <table:table-cell office:value-type="float" office:value="15.48" calcext:value-type="float">
            <text:p>15,48</text:p>
          </table:table-cell>
          <table:table-cell office:value-type="float" office:value="15.03" calcext:value-type="float">
            <text:p>15,03</text:p>
          </table:table-cell>
          <table:table-cell table:style-name="ce14" office:value-type="float" office:value="15.35" calcext:value-type="float">
            <text:p>15,35</text:p>
          </table:table-cell>
          <table:table-cell table:style-name="ce9" office:value-type="float" office:value="15.42" calcext:value-type="float">
            <text:p>15,42</text:p>
          </table:table-cell>
          <table:table-cell office:value-type="float" office:value="15.01" calcext:value-type="float">
            <text:p>15,01</text:p>
          </table:table-cell>
          <table:table-cell office:value-type="float" office:value="15.48" calcext:value-type="float">
            <text:p>15,48</text:p>
          </table:table-cell>
          <table:table-cell office:value-type="float" office:value="15.33" calcext:value-type="float">
            <text:p>15,33</text:p>
          </table:table-cell>
          <table:table-cell table:style-name="ce14" office:value-type="float" office:value="15.05" calcext:value-type="float">
            <text:p>15,05</text:p>
          </table:table-cell>
          <table:table-cell table:style-name="ce9" office:value-type="float" office:value="14.99" calcext:value-type="float">
            <text:p>14,99</text:p>
          </table:table-cell>
          <table:table-cell office:value-type="float" office:value="15.37" calcext:value-type="float">
            <text:p>15,37</text:p>
          </table:table-cell>
          <table:table-cell office:value-type="float" office:value="15.55" calcext:value-type="float">
            <text:p>15,55</text:p>
          </table:table-cell>
          <table:table-cell office:value-type="float" office:value="15.74" calcext:value-type="float">
            <text:p>15,74</text:p>
          </table:table-cell>
          <table:table-cell table:style-name="ce14" office:value-type="float" office:value="15.34" calcext:value-type="float">
            <text:p>15,34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25.37" calcext:value-type="float">
            <text:p>25,37</text:p>
          </table:table-cell>
          <table:table-cell office:value-type="float" office:value="25.64" calcext:value-type="float">
            <text:p>25,64</text:p>
          </table:table-cell>
          <table:table-cell office:value-type="float" office:value="25.63" calcext:value-type="float">
            <text:p>25,63</text:p>
          </table:table-cell>
          <table:table-cell office:value-type="float" office:value="25.43" calcext:value-type="float">
            <text:p>25,43</text:p>
          </table:table-cell>
          <table:table-cell table:style-name="ce14" office:value-type="float" office:value="25.63" calcext:value-type="float">
            <text:p>25,63</text:p>
          </table:table-cell>
          <table:table-cell table:style-name="ce9" office:value-type="float" office:value="25.67" calcext:value-type="float">
            <text:p>25,67</text:p>
          </table:table-cell>
          <table:table-cell office:value-type="float" office:value="25.46" calcext:value-type="float">
            <text:p>25,46</text:p>
          </table:table-cell>
          <table:table-cell office:value-type="float" office:value="25.78" calcext:value-type="float">
            <text:p>25,78</text:p>
          </table:table-cell>
          <table:table-cell office:value-type="float" office:value="25.75" calcext:value-type="float">
            <text:p>25,75</text:p>
          </table:table-cell>
          <table:table-cell table:style-name="ce14" office:value-type="float" office:value="25.39" calcext:value-type="float">
            <text:p>25,39</text:p>
          </table:table-cell>
          <table:table-cell table:style-name="ce9" office:value-type="float" office:value="25.4" calcext:value-type="float">
            <text:p>25,4</text:p>
          </table:table-cell>
          <table:table-cell office:value-type="float" office:value="25.73" calcext:value-type="float">
            <text:p>25,73</text:p>
          </table:table-cell>
          <table:table-cell office:value-type="float" office:value="25.62" calcext:value-type="float">
            <text:p>25,62</text:p>
          </table:table-cell>
          <table:table-cell office:value-type="float" office:value="25.73" calcext:value-type="float">
            <text:p>25,73</text:p>
          </table:table-cell>
          <table:table-cell table:style-name="ce14" office:value-type="float" office:value="25.62" calcext:value-type="float">
            <text:p>25,62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48.51" calcext:value-type="float">
            <text:p>48,51</text:p>
          </table:table-cell>
          <table:table-cell office:value-type="float" office:value="48.49" calcext:value-type="float">
            <text:p>48,4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1" calcext:value-type="float">
            <text:p>48,31</text:p>
          </table:table-cell>
          <table:table-cell table:style-name="ce14" office:value-type="float" office:value="48.48" calcext:value-type="float">
            <text:p>48,48</text:p>
          </table:table-cell>
          <table:table-cell table:style-name="ce9" office:value-type="float" office:value="48.62" calcext:value-type="float">
            <text:p>48,62</text:p>
          </table:table-cell>
          <table:table-cell office:value-type="float" office:value="48.67" calcext:value-type="float">
            <text:p>48,67</text:p>
          </table:table-cell>
          <table:table-cell office:value-type="float" office:value="48.81" calcext:value-type="float">
            <text:p>48,81</text:p>
          </table:table-cell>
          <table:table-cell office:value-type="float" office:value="48.89" calcext:value-type="float">
            <text:p>48,89</text:p>
          </table:table-cell>
          <table:table-cell table:style-name="ce14" office:value-type="float" office:value="48.61" calcext:value-type="float">
            <text:p>48,61</text:p>
          </table:table-cell>
          <table:table-cell table:style-name="ce9" office:value-type="float" office:value="47.08" calcext:value-type="float">
            <text:p>47,08</text:p>
          </table:table-cell>
          <table:table-cell office:value-type="float" office:value="48.71" calcext:value-type="float">
            <text:p>48,71</text:p>
          </table:table-cell>
          <table:table-cell office:value-type="float" office:value="48.33" calcext:value-type="float">
            <text:p>48,33</text:p>
          </table:table-cell>
          <table:table-cell office:value-type="float" office:value="48.95" calcext:value-type="float">
            <text:p>48,95</text:p>
          </table:table-cell>
          <table:table-cell table:style-name="ce14" office:value-type="float" office:value="48.81" calcext:value-type="float">
            <text:p>48,81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7.8" calcext:value-type="float">
            <text:p>97,8</text:p>
          </table:table-cell>
          <table:table-cell office:value-type="float" office:value="96.33" calcext:value-type="float">
            <text:p>96,33</text:p>
          </table:table-cell>
          <table:table-cell office:value-type="float" office:value="96.58" calcext:value-type="float">
            <text:p>96,58</text:p>
          </table:table-cell>
          <table:table-cell office:value-type="float" office:value="96.9" calcext:value-type="float">
            <text:p>96,9</text:p>
          </table:table-cell>
          <table:table-cell table:style-name="ce14" office:value-type="float" office:value="96.94" calcext:value-type="float">
            <text:p>96,94</text:p>
          </table:table-cell>
          <table:table-cell table:style-name="ce9" office:value-type="float" office:value="96.31" calcext:value-type="float">
            <text:p>96,31</text:p>
          </table:table-cell>
          <table:table-cell office:value-type="float" office:value="97.88" calcext:value-type="float">
            <text:p>97,88</text:p>
          </table:table-cell>
          <table:table-cell office:value-type="float" office:value="97.22" calcext:value-type="float">
            <text:p>97,22</text:p>
          </table:table-cell>
          <table:table-cell office:value-type="float" office:value="97.37" calcext:value-type="float">
            <text:p>97,37</text:p>
          </table:table-cell>
          <table:table-cell table:style-name="ce14" office:value-type="float" office:value="97.93" calcext:value-type="float">
            <text:p>97,93</text:p>
          </table:table-cell>
          <table:table-cell table:style-name="ce9" office:value-type="float" office:value="94.35" calcext:value-type="float">
            <text:p>94,35</text:p>
          </table:table-cell>
          <table:table-cell office:value-type="float" office:value="97.16" calcext:value-type="float">
            <text:p>97,16</text:p>
          </table:table-cell>
          <table:table-cell office:value-type="float" office:value="96.1" calcext:value-type="float">
            <text:p>96,1</text:p>
          </table:table-cell>
          <table:table-cell office:value-type="float" office:value="97.04" calcext:value-type="float">
            <text:p>97,04</text:p>
          </table:table-cell>
          <table:table-cell table:style-name="ce14" office:value-type="float" office:value="97.12" calcext:value-type="float">
            <text:p>97,12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90.5" calcext:value-type="float">
            <text:p>190,5</text:p>
          </table:table-cell>
          <table:table-cell office:value-type="float" office:value="190.02" calcext:value-type="float">
            <text:p>190,02</text:p>
          </table:table-cell>
          <table:table-cell office:value-type="float" office:value="187.37" calcext:value-type="float">
            <text:p>187,37</text:p>
          </table:table-cell>
          <table:table-cell office:value-type="float" office:value="189.53" calcext:value-type="float">
            <text:p>189,53</text:p>
          </table:table-cell>
          <table:table-cell table:style-name="ce14" office:value-type="float" office:value="190.57" calcext:value-type="float">
            <text:p>190,57</text:p>
          </table:table-cell>
          <table:table-cell table:style-name="ce9" office:value-type="float" office:value="189.18" calcext:value-type="float">
            <text:p>189,18</text:p>
          </table:table-cell>
          <table:table-cell office:value-type="float" office:value="190.47" calcext:value-type="float">
            <text:p>190,47</text:p>
          </table:table-cell>
          <table:table-cell office:value-type="float" office:value="190.76" calcext:value-type="float">
            <text:p>190,76</text:p>
          </table:table-cell>
          <table:table-cell office:value-type="float" office:value="190.87" calcext:value-type="float">
            <text:p>190,87</text:p>
          </table:table-cell>
          <table:table-cell table:style-name="ce14" office:value-type="float" office:value="190.63" calcext:value-type="float">
            <text:p>190,63</text:p>
          </table:table-cell>
          <table:table-cell table:style-name="ce9" office:value-type="float" office:value="190.47" calcext:value-type="float">
            <text:p>190,47</text:p>
          </table:table-cell>
          <table:table-cell office:value-type="float" office:value="191.32" calcext:value-type="float">
            <text:p>191,32</text:p>
          </table:table-cell>
          <table:table-cell office:value-type="float" office:value="189.05" calcext:value-type="float">
            <text:p>189,05</text:p>
          </table:table-cell>
          <table:table-cell office:value-type="float" office:value="190.45" calcext:value-type="float">
            <text:p>190,45</text:p>
          </table:table-cell>
          <table:table-cell table:style-name="ce14" office:value-type="float" office:value="190.76" calcext:value-type="float">
            <text:p>190,76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376.92" calcext:value-type="float">
            <text:p>376,92</text:p>
          </table:table-cell>
          <table:table-cell office:value-type="float" office:value="377.45" calcext:value-type="float">
            <text:p>377,45</text:p>
          </table:table-cell>
          <table:table-cell office:value-type="float" office:value="379.01" calcext:value-type="float">
            <text:p>379,01</text:p>
          </table:table-cell>
          <table:table-cell office:value-type="float" office:value="375.61" calcext:value-type="float">
            <text:p>375,61</text:p>
          </table:table-cell>
          <table:table-cell table:style-name="ce14" office:value-type="float" office:value="379.81" calcext:value-type="float">
            <text:p>379,81</text:p>
          </table:table-cell>
          <table:table-cell table:style-name="ce9" office:value-type="float" office:value="376.75" calcext:value-type="float">
            <text:p>376,75</text:p>
          </table:table-cell>
          <table:table-cell office:value-type="float" office:value="376.48" calcext:value-type="float">
            <text:p>376,48</text:p>
          </table:table-cell>
          <table:table-cell office:value-type="float" office:value="377.85" calcext:value-type="float">
            <text:p>377,85</text:p>
          </table:table-cell>
          <table:table-cell office:value-type="float" office:value="377.48" calcext:value-type="float">
            <text:p>377,48</text:p>
          </table:table-cell>
          <table:table-cell table:style-name="ce14" office:value-type="float" office:value="376.04" calcext:value-type="float">
            <text:p>376,04</text:p>
          </table:table-cell>
          <table:table-cell table:style-name="ce9" office:value-type="float" office:value="378.11" calcext:value-type="float">
            <text:p>378,11</text:p>
          </table:table-cell>
          <table:table-cell office:value-type="float" office:value="379.93" calcext:value-type="float">
            <text:p>379,93</text:p>
          </table:table-cell>
          <table:table-cell office:value-type="float" office:value="373.59" calcext:value-type="float">
            <text:p>373,59</text:p>
          </table:table-cell>
          <table:table-cell office:value-type="float" office:value="378.51" calcext:value-type="float">
            <text:p>378,51</text:p>
          </table:table-cell>
          <table:table-cell table:style-name="ce14" office:value-type="float" office:value="378.13" calcext:value-type="float">
            <text:p>378,13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0.09" calcext:value-type="float">
            <text:p>750,09</text:p>
          </table:table-cell>
          <table:table-cell table:style-name="ce12" office:value-type="float" office:value="759.18" calcext:value-type="float">
            <text:p>759,18</text:p>
          </table:table-cell>
          <table:table-cell table:style-name="ce12" office:value-type="float" office:value="758.1" calcext:value-type="float">
            <text:p>758,1</text:p>
          </table:table-cell>
          <table:table-cell table:style-name="ce12" office:value-type="float" office:value="749.68" calcext:value-type="float">
            <text:p>749,68</text:p>
          </table:table-cell>
          <table:table-cell table:style-name="ce15" office:value-type="float" office:value="752.07" calcext:value-type="float">
            <text:p>752,07</text:p>
          </table:table-cell>
          <table:table-cell table:style-name="ce10" office:value-type="float" office:value="752.64" calcext:value-type="float">
            <text:p>752,64</text:p>
          </table:table-cell>
          <table:table-cell table:style-name="ce12" office:value-type="float" office:value="749.63" calcext:value-type="float">
            <text:p>749,63</text:p>
          </table:table-cell>
          <table:table-cell table:style-name="ce12" office:value-type="float" office:value="758.72" calcext:value-type="float">
            <text:p>758,72</text:p>
          </table:table-cell>
          <table:table-cell table:style-name="ce12" office:value-type="float" office:value="736.69" calcext:value-type="float">
            <text:p>736,69</text:p>
          </table:table-cell>
          <table:table-cell table:style-name="ce15" office:value-type="float" office:value="750.02" calcext:value-type="float">
            <text:p>750,02</text:p>
          </table:table-cell>
          <table:table-cell table:style-name="ce10" office:value-type="float" office:value="750.7" calcext:value-type="float">
            <text:p>750,7</text:p>
          </table:table-cell>
          <table:table-cell table:style-name="ce12" office:value-type="float" office:value="755.03" calcext:value-type="float">
            <text:p>755,03</text:p>
          </table:table-cell>
          <table:table-cell table:style-name="ce12" office:value-type="float" office:value="752.91" calcext:value-type="float">
            <text:p>752,91</text:p>
          </table:table-cell>
          <table:table-cell table:style-name="ce12" office:value-type="float" office:value="741.53" calcext:value-type="float">
            <text:p>741,53</text:p>
          </table:table-cell>
          <table:table-cell table:style-name="ce15" office:value-type="float" office:value="750.85" calcext:value-type="float">
            <text:p>750,85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.36" calcext:value-type="float">
            <text:p>1,36</text:p>
          </table:table-cell>
          <table:table-cell table:style-name="ce7" table:formula="of:=AVERAGE([.G8:.K8])" office:value-type="float" office:value="1.366" calcext:value-type="float">
            <text:p>1,366</text:p>
          </table:table-cell>
          <table:table-cell table:style-name="ce7" table:formula="of:=AVERAGE([.L8:.P8])" office:value-type="float" office:value="1.406" calcext:value-type="float">
            <text:p>1,40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.36" calcext:value-type="float">
            <text:p>1,36</text:p>
          </table:table-cell>
          <table:table-cell table:style-name="ce7" table:formula="of:=AVERAGE([.G9:.K9])" office:value-type="float" office:value="1.374" calcext:value-type="float">
            <text:p>1,374</text:p>
          </table:table-cell>
          <table:table-cell table:style-name="ce7" table:formula="of:=AVERAGE([.L9:.P9])" office:value-type="float" office:value="1.404" calcext:value-type="float">
            <text:p>1,404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.34" calcext:value-type="float">
            <text:p>1,34</text:p>
          </table:table-cell>
          <table:table-cell table:style-name="ce7" table:formula="of:=AVERAGE([.G10:.K10])" office:value-type="float" office:value="1.366" calcext:value-type="float">
            <text:p>1,366</text:p>
          </table:table-cell>
          <table:table-cell table:style-name="ce7" table:formula="of:=AVERAGE([.L10:.P10])"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.326" calcext:value-type="float">
            <text:p>1,326</text:p>
          </table:table-cell>
          <table:table-cell table:style-name="ce7" table:formula="of:=AVERAGE([.G11:.K11])" office:value-type="float" office:value="1.356" calcext:value-type="float">
            <text:p>1,356</text:p>
          </table:table-cell>
          <table:table-cell table:style-name="ce7" table:formula="of:=AVERAGE([.L11:.P11])" office:value-type="float" office:value="1.388" calcext:value-type="float">
            <text:p>1,388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.332" calcext:value-type="float">
            <text:p>1,332</text:p>
          </table:table-cell>
          <table:table-cell table:style-name="ce7" table:formula="of:=AVERAGE([.G12:.K12])" office:value-type="float" office:value="1.368" calcext:value-type="float">
            <text:p>1,368</text:p>
          </table:table-cell>
          <table:table-cell table:style-name="ce7" table:formula="of:=AVERAGE([.L12:.P12])" office:value-type="float" office:value="1.398" calcext:value-type="float">
            <text:p>1,398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.336" calcext:value-type="float">
            <text:p>1,336</text:p>
          </table:table-cell>
          <table:table-cell table:style-name="ce7" table:formula="of:=AVERAGE([.G13:.K13])" office:value-type="float" office:value="1.378" calcext:value-type="float">
            <text:p>1,378</text:p>
          </table:table-cell>
          <table:table-cell table:style-name="ce7" table:formula="of:=AVERAGE([.L13:.P13])" office:value-type="float" office:value="1.41" calcext:value-type="float">
            <text:p>1,41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.356" calcext:value-type="float">
            <text:p>1,356</text:p>
          </table:table-cell>
          <table:table-cell table:style-name="ce7" table:formula="of:=AVERAGE([.G14:.K14])" office:value-type="float" office:value="1.394" calcext:value-type="float">
            <text:p>1,394</text:p>
          </table:table-cell>
          <table:table-cell table:style-name="ce7" table:formula="of:=AVERAGE([.L14:.P14])" office:value-type="float" office:value="1.434" calcext:value-type="float">
            <text:p>1,434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.426" calcext:value-type="float">
            <text:p>1,426</text:p>
          </table:table-cell>
          <table:table-cell table:style-name="ce7" table:formula="of:=AVERAGE([.G15:.K15])" office:value-type="float" office:value="1.462" calcext:value-type="float">
            <text:p>1,462</text:p>
          </table:table-cell>
          <table:table-cell table:style-name="ce7" table:formula="of:=AVERAGE([.L15:.P15])" office:value-type="float" office:value="1.508" calcext:value-type="float">
            <text:p>1,508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2.29" calcext:value-type="float">
            <text:p>2,29</text:p>
          </table:table-cell>
          <table:table-cell table:style-name="ce7" table:formula="of:=AVERAGE([.G16:.K16])" office:value-type="float" office:value="2.356" calcext:value-type="float">
            <text:p>2,356</text:p>
          </table:table-cell>
          <table:table-cell table:style-name="ce7" table:formula="of:=AVERAGE([.L16:.P16])" office:value-type="float" office:value="2.398" calcext:value-type="float">
            <text:p>2,398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.454" calcext:value-type="float">
            <text:p>2,454</text:p>
          </table:table-cell>
          <table:table-cell table:style-name="ce7" table:formula="of:=AVERAGE([.G17:.K17])" office:value-type="float" office:value="2.484" calcext:value-type="float">
            <text:p>2,484</text:p>
          </table:table-cell>
          <table:table-cell table:style-name="ce7" table:formula="of:=AVERAGE([.L17:.P17])" office:value-type="float" office:value="2.538" calcext:value-type="float">
            <text:p>2,538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.7" calcext:value-type="float">
            <text:p>2,7</text:p>
          </table:table-cell>
          <table:table-cell table:style-name="ce7" table:formula="of:=AVERAGE([.G18:.K18])" office:value-type="float" office:value="2.756" calcext:value-type="float">
            <text:p>2,756</text:p>
          </table:table-cell>
          <table:table-cell table:style-name="ce7" table:formula="of:=AVERAGE([.L18:.P18])" office:value-type="float" office:value="2.8" calcext:value-type="float">
            <text:p>2,8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.038" calcext:value-type="float">
            <text:p>3,038</text:p>
          </table:table-cell>
          <table:table-cell table:style-name="ce7" table:formula="of:=AVERAGE([.G19:.K19])" office:value-type="float" office:value="3.102" calcext:value-type="float">
            <text:p>3,102</text:p>
          </table:table-cell>
          <table:table-cell table:style-name="ce7" table:formula="of:=AVERAGE([.L19:.P19])" office:value-type="float" office:value="3.17" calcext:value-type="float">
            <text:p>3,17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3.748" calcext:value-type="float">
            <text:p>3,748</text:p>
          </table:table-cell>
          <table:table-cell table:style-name="ce7" table:formula="of:=AVERAGE([.G20:.K20])" office:value-type="float" office:value="3.748" calcext:value-type="float">
            <text:p>3,748</text:p>
          </table:table-cell>
          <table:table-cell table:style-name="ce7" table:formula="of:=AVERAGE([.L20:.P20])" office:value-type="float" office:value="3.862" calcext:value-type="float">
            <text:p>3,862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4.394" calcext:value-type="float">
            <text:p>4,394</text:p>
          </table:table-cell>
          <table:table-cell table:style-name="ce7" table:formula="of:=AVERAGE([.G21:.K21])" office:value-type="float" office:value="4.42" calcext:value-type="float">
            <text:p>4,42</text:p>
          </table:table-cell>
          <table:table-cell table:style-name="ce7" table:formula="of:=AVERAGE([.L21:.P21])" office:value-type="float" office:value="4.536" calcext:value-type="float">
            <text:p>4,536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5.758" calcext:value-type="float">
            <text:p>5,758</text:p>
          </table:table-cell>
          <table:table-cell table:style-name="ce7" table:formula="of:=AVERAGE([.G22:.K22])" office:value-type="float" office:value="5.764" calcext:value-type="float">
            <text:p>5,764</text:p>
          </table:table-cell>
          <table:table-cell table:style-name="ce7" table:formula="of:=AVERAGE([.L22:.P22])" office:value-type="float" office:value="5.906" calcext:value-type="float">
            <text:p>5,90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7.298" calcext:value-type="float">
            <text:p>7,298</text:p>
          </table:table-cell>
          <table:table-cell table:style-name="ce7" table:formula="of:=AVERAGE([.G23:.K23])" office:value-type="float" office:value="7.274" calcext:value-type="float">
            <text:p>7,274</text:p>
          </table:table-cell>
          <table:table-cell table:style-name="ce7" table:formula="of:=AVERAGE([.L23:.P23])" office:value-type="float" office:value="7.374" calcext:value-type="float">
            <text:p>7,374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9.936" calcext:value-type="float">
            <text:p>9,936</text:p>
          </table:table-cell>
          <table:table-cell table:style-name="ce7" table:formula="of:=AVERAGE([.G24:.K24])" office:value-type="float" office:value="9.764" calcext:value-type="float">
            <text:p>9,764</text:p>
          </table:table-cell>
          <table:table-cell table:style-name="ce7" table:formula="of:=AVERAGE([.L24:.P24])" office:value-type="float" office:value="9.848" calcext:value-type="float">
            <text:p>9,848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15.234" calcext:value-type="float">
            <text:p>15,234</text:p>
          </table:table-cell>
          <table:table-cell table:style-name="ce7" table:formula="of:=AVERAGE([.G25:.K25])" office:value-type="float" office:value="15.258" calcext:value-type="float">
            <text:p>15,258</text:p>
          </table:table-cell>
          <table:table-cell table:style-name="ce7" table:formula="of:=AVERAGE([.L25:.P25])" office:value-type="float" office:value="15.398" calcext:value-type="float">
            <text:p>15,398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25.54" calcext:value-type="float">
            <text:p>25,54</text:p>
          </table:table-cell>
          <table:table-cell table:style-name="ce7" table:formula="of:=AVERAGE([.G26:.K26])" office:value-type="float" office:value="25.61" calcext:value-type="float">
            <text:p>25,61</text:p>
          </table:table-cell>
          <table:table-cell table:style-name="ce7" table:formula="of:=AVERAGE([.L26:.P26])" office:value-type="float" office:value="25.62" calcext:value-type="float">
            <text:p>25,62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48.4" calcext:value-type="float">
            <text:p>48,4</text:p>
          </table:table-cell>
          <table:table-cell table:style-name="ce7" table:formula="of:=AVERAGE([.G27:.K27])" office:value-type="float" office:value="48.72" calcext:value-type="float">
            <text:p>48,72</text:p>
          </table:table-cell>
          <table:table-cell table:style-name="ce7" table:formula="of:=AVERAGE([.L27:.P27])" office:value-type="float" office:value="48.376" calcext:value-type="float">
            <text:p>48,376</text:p>
          </table:table-cell>
          <table:table-cell table:style-name="ce16"/>
          <table:table-cell table:number-columns-repeated="11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96.91" calcext:value-type="float">
            <text:p>96,91</text:p>
          </table:table-cell>
          <table:table-cell table:style-name="ce7" table:formula="of:=AVERAGE([.G28:.K28])" office:value-type="float" office:value="97.342" calcext:value-type="float">
            <text:p>97,342</text:p>
          </table:table-cell>
          <table:table-cell table:style-name="ce7" table:formula="of:=AVERAGE([.L28:.P28])" office:value-type="float" office:value="96.354" calcext:value-type="float">
            <text:p>96,354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189.598" calcext:value-type="float">
            <text:p>189,598</text:p>
          </table:table-cell>
          <table:table-cell table:style-name="ce7" table:formula="of:=AVERAGE([.G29:.K29])" office:value-type="float" office:value="190.382" calcext:value-type="float">
            <text:p>190,382</text:p>
          </table:table-cell>
          <table:table-cell table:style-name="ce7" table:formula="of:=AVERAGE([.L29:.P29])" office:value-type="float" office:value="190.41" calcext:value-type="float">
            <text:p>190,41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377.76" calcext:value-type="float">
            <text:p>377,76</text:p>
          </table:table-cell>
          <table:table-cell table:style-name="ce7" table:formula="of:=AVERAGE([.G30:.K30])" office:value-type="float" office:value="376.92" calcext:value-type="float">
            <text:p>376,92</text:p>
          </table:table-cell>
          <table:table-cell table:style-name="ce7" table:formula="of:=AVERAGE([.L30:.P30])" office:value-type="float" office:value="377.654" calcext:value-type="float">
            <text:p>377,654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753.824" calcext:value-type="float">
            <text:p>753,824</text:p>
          </table:table-cell>
          <table:table-cell table:style-name="ce7" table:formula="of:=AVERAGE([.G31:.K31])" office:value-type="float" office:value="749.54" calcext:value-type="float">
            <text:p>749,54</text:p>
          </table:table-cell>
          <table:table-cell table:style-name="ce7" table:formula="of:=AVERAGE([.L31:.P31])" office:value-type="float" office:value="750.204" calcext:value-type="float">
            <text:p>750,204</text:p>
          </table:table-cell>
          <table:table-cell table:number-columns-repeated="12"/>
        </table:table-row>
      </table:table>
      <table:table table:name="osu_multi_lat" table:style-name="ta1">
        <table:shapes>
          <draw:frame draw:z-index="0" draw:style-name="gr1" draw:text-style-name="P1" svg:width="159.97mm" svg:height="90.05mm" svg:x="113.71mm" svg:y="163.35mm">
            <loext:p draw:notify-on-update-of-ranges="osu_multi_lat.A36:osu_multi_lat.A59 osu_multi_lat.B35:osu_multi_lat.B35 osu_multi_lat.B36:osu_multi_lat.B59 osu_multi_lat.C35:osu_multi_lat.C35 osu_multi_lat.C36:osu_multi_lat.C59 osu_multi_lat.D35:osu_multi_lat.D35 osu_multi_lat.D36:osu_multi_lat.D5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multi_lat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1.36" calcext:value-type="float">
            <text:p>1,36</text:p>
          </table:table-cell>
          <table:table-cell table:number-columns-repeated="2" table:style-name="ce11" office:value-type="float" office:value="1.37" calcext:value-type="float">
            <text:p>1,37</text:p>
          </table:table-cell>
          <table:table-cell table:style-name="ce11" office:value-type="float" office:value="1.66" calcext:value-type="float">
            <text:p>1,66</text:p>
          </table:table-cell>
          <table:table-cell table:style-name="ce13" office:value-type="float" office:value="1.37" calcext:value-type="float">
            <text:p>1,37</text:p>
          </table:table-cell>
          <table:table-cell table:style-name="ce8" office:value-type="float" office:value="1.34" calcext:value-type="float">
            <text:p>1,34</text:p>
          </table:table-cell>
          <table:table-cell table:style-name="ce11" office:value-type="float" office:value="1.35" calcext:value-type="float">
            <text:p>1,35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36" calcext:value-type="float">
            <text:p>1,36</text:p>
          </table:table-cell>
          <table:table-cell table:style-name="ce8" office:value-type="float" office:value="1.38" calcext:value-type="float">
            <text:p>1,38</text:p>
          </table:table-cell>
          <table:table-cell table:style-name="ce11" office:value-type="float" office:value="1.59" calcext:value-type="float">
            <text:p>1,59</text:p>
          </table:table-cell>
          <table:table-cell table:style-name="ce11" office:value-type="float" office:value="1.39" calcext:value-type="float">
            <text:p>1,39</text:p>
          </table:table-cell>
          <table:table-cell table:style-name="ce11" office:value-type="float" office:value="1.36" calcext:value-type="float">
            <text:p>1,36</text:p>
          </table:table-cell>
          <table:table-cell table:style-name="ce13" office:value-type="float" office:value="1.83" calcext:value-type="float">
            <text:p>1,83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1.36" calcext:value-type="float">
            <text:p>1,36</text:p>
          </table:table-cell>
          <table:table-cell table:number-columns-repeated="2" table:style-name="ce3" office:value-type="float" office:value="1.38" calcext:value-type="float">
            <text:p>1,38</text:p>
          </table:table-cell>
          <table:table-cell table:style-name="ce3" office:value-type="float" office:value="1.6" calcext:value-type="float">
            <text:p>1,6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36" calcext:value-type="float">
            <text:p>1,36</text:p>
          </table:table-cell>
          <table:table-cell table:style-name="ce3" office:value-type="float" office:value="1.38" calcext:value-type="float">
            <text:p>1,38</text:p>
          </table:table-cell>
          <table:table-cell table:style-name="ce3" office:value-type="float" office:value="1.59" calcext:value-type="float">
            <text:p>1,59</text:p>
          </table:table-cell>
          <table:table-cell table:style-name="ce3"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9" calcext:value-type="float">
            <text:p>1,39</text:p>
          </table:table-cell>
          <table:table-cell table:style-name="ce3" office:value-type="float" office:value="1.57" calcext:value-type="float">
            <text:p>1,57</text:p>
          </table:table-cell>
          <table:table-cell table:number-columns-repeated="2" table:style-name="ce3" office:value-type="float" office:value="1.41" calcext:value-type="float">
            <text:p>1,41</text:p>
          </table:table-cell>
          <table:table-cell table:style-name="ce14" office:value-type="float" office:value="1.85" calcext:value-type="float">
            <text:p>1,85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7" calcext:value-type="float">
            <text:p>1,57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9" calcext:value-type="float">
            <text:p>1,39</text:p>
          </table:table-cell>
          <table:table-cell office:value-type="float" office:value="1.57" calcext:value-type="float">
            <text:p>1,57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table:style-name="ce14" office:value-type="float" office:value="1.84" calcext:value-type="float">
            <text:p>1,84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5" calcext:value-type="float">
            <text:p>1,55</text:p>
          </table:table-cell>
          <table:table-cell table:style-name="ce14" office:value-type="float" office:value="1.35" calcext:value-type="float">
            <text:p>1,35</text:p>
          </table:table-cell>
          <table:table-cell table:style-name="ce9"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8" calcext:value-type="float">
            <text:p>1,58</text:p>
          </table:table-cell>
          <table:table-cell office:value-type="float" office:value="1.38" calcext:value-type="float">
            <text:p>1,38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56" calcext:value-type="float">
            <text:p>1,56</text:p>
          </table:table-cell>
          <table:table-cell table:number-columns-repeated="2" office:value-type="float" office:value="1.4" calcext:value-type="float">
            <text:p>1,4</text:p>
          </table:table-cell>
          <table:table-cell table:style-name="ce14" office:value-type="float" office:value="1.84" calcext:value-type="float">
            <text:p>1,84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37" calcext:value-type="float">
            <text:p>1,37</text:p>
          </table:table-cell>
          <table:table-cell office:value-type="float" office:value="1.55" calcext:value-type="float">
            <text:p>1,55</text:p>
          </table:table-cell>
          <table:table-cell table:style-name="ce14" office:value-type="float" office:value="1.36" calcext:value-type="float">
            <text:p>1,36</text:p>
          </table:table-cell>
          <table:table-cell table:style-name="ce9" office:value-type="float" office:value="1.38" calcext:value-type="float">
            <text:p>1,38</text:p>
          </table:table-cell>
          <table:table-cell office:value-type="float" office:value="1.39" calcext:value-type="float">
            <text:p>1,39</text:p>
          </table:table-cell>
          <table:table-cell office:value-type="float" office:value="1.59" calcext:value-type="float">
            <text:p>1,59</text:p>
          </table:table-cell>
          <table:table-cell office:value-type="float" office:value="1.4" calcext:value-type="float">
            <text:p>1,4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58" calcext:value-type="float">
            <text:p>1,58</text:p>
          </table:table-cell>
          <table:table-cell office:value-type="float" office:value="1.41" calcext:value-type="float">
            <text:p>1,41</text:p>
          </table:table-cell>
          <table:table-cell office:value-type="float" office:value="1.42" calcext:value-type="float">
            <text:p>1,42</text:p>
          </table:table-cell>
          <table:table-cell table:style-name="ce14" office:value-type="float" office:value="1.85" calcext:value-type="float">
            <text:p>1,85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35" calcext:value-type="float">
            <text:p>1,35</text:p>
          </table:table-cell>
          <table:table-cell office:value-type="float" office:value="1.36" calcext:value-type="float">
            <text:p>1,36</text:p>
          </table:table-cell>
          <table:table-cell office:value-type="float" office:value="1.57" calcext:value-type="float">
            <text:p>1,57</text:p>
          </table:table-cell>
          <table:table-cell table:style-name="ce14" office:value-type="float" office:value="1.38" calcext:value-type="float">
            <text:p>1,38</text:p>
          </table:table-cell>
          <table:table-cell table:style-name="ce9" office:value-type="float" office:value="1.4" calcext:value-type="float">
            <text:p>1,4</text:p>
          </table:table-cell>
          <table:table-cell office:value-type="float" office:value="1.4" calcext:value-type="float">
            <text:p>1,4</text:p>
          </table:table-cell>
          <table:table-cell office:value-type="float" office:value="1.61" calcext:value-type="float">
            <text:p>1,61</text:p>
          </table:table-cell>
          <table:table-cell office:value-type="float" office:value="1.41" calcext:value-type="float">
            <text:p>1,41</text:p>
          </table:table-cell>
          <table:table-cell table:style-name="ce14" office:value-type="float" office:value="1.4" calcext:value-type="float">
            <text:p>1,4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1.42" calcext:value-type="float">
            <text:p>1,42</text:p>
          </table:table-cell>
          <table:table-cell table:style-name="ce14" office:value-type="float" office:value="1.86" calcext:value-type="float">
            <text:p>1,86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.41" calcext:value-type="float">
            <text:p>1,41</text:p>
          </table:table-cell>
          <table:table-cell office:value-type="float" office:value="1.37" calcext:value-type="float">
            <text:p>1,37</text:p>
          </table:table-cell>
          <table:table-cell office:value-type="float" office:value="1.39" calcext:value-type="float">
            <text:p>1,39</text:p>
          </table:table-cell>
          <table:table-cell office:value-type="float" office:value="1.6" calcext:value-type="float">
            <text:p>1,6</text:p>
          </table:table-cell>
          <table:table-cell table:style-name="ce14" office:value-type="float" office:value="1.4" calcext:value-type="float">
            <text:p>1,4</text:p>
          </table:table-cell>
          <table:table-cell table:style-name="ce9" office:value-type="float" office:value="1.43" calcext:value-type="float">
            <text:p>1,43</text:p>
          </table:table-cell>
          <table:table-cell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office:value-type="float" office:value="1.43" calcext:value-type="float">
            <text:p>1,43</text:p>
          </table:table-cell>
          <table:table-cell table:style-name="ce14" office:value-type="float" office:value="1.43" calcext:value-type="float">
            <text:p>1,43</text:p>
          </table:table-cell>
          <table:table-cell table:style-name="ce9" office:value-type="float" office:value="1.43" calcext:value-type="float">
            <text:p>1,43</text:p>
          </table:table-cell>
          <table:table-cell office:value-type="float" office:value="1.64" calcext:value-type="float">
            <text:p>1,64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table:style-name="ce14" office:value-type="float" office:value="1.9" calcext:value-type="float">
            <text:p>1,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66" calcext:value-type="float">
            <text:p>1,66</text:p>
          </table:table-cell>
          <table:table-cell table:style-name="ce14" office:value-type="float" office:value="1.46" calcext:value-type="float">
            <text:p>1,46</text:p>
          </table:table-cell>
          <table:table-cell table:style-name="ce9" office:value-type="float" office:value="1.5" calcext:value-type="float">
            <text:p>1,5</text:p>
          </table:table-cell>
          <table:table-cell office:value-type="float" office:value="1.52" calcext:value-type="float">
            <text:p>1,52</text:p>
          </table:table-cell>
          <table:table-cell office:value-type="float" office:value="1.72" calcext:value-type="float">
            <text:p>1,72</text:p>
          </table:table-cell>
          <table:table-cell office:value-type="float" office:value="1.51" calcext:value-type="float">
            <text:p>1,51</text:p>
          </table:table-cell>
          <table:table-cell table:style-name="ce14" office:value-type="float" office:value="1.51" calcext:value-type="float">
            <text:p>1,51</text:p>
          </table:table-cell>
          <table:table-cell table:style-name="ce9" office:value-type="float" office:value="1.51" calcext:value-type="float">
            <text:p>1,51</text:p>
          </table:table-cell>
          <table:table-cell office:value-type="float" office:value="1.72" calcext:value-type="float">
            <text:p>1,72</text:p>
          </table:table-cell>
          <table:table-cell table:number-columns-repeated="2" office:value-type="float" office:value="1.53" calcext:value-type="float">
            <text:p>1,53</text:p>
          </table:table-cell>
          <table:table-cell table:style-name="ce14" office:value-type="float" office:value="1.99" calcext:value-type="float">
            <text:p>1,99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.35" calcext:value-type="float">
            <text:p>2,35</text:p>
          </table:table-cell>
          <table:table-cell office:value-type="float" office:value="2.34" calcext:value-type="float">
            <text:p>2,34</text:p>
          </table:table-cell>
          <table:table-cell office:value-type="float" office:value="2.35" calcext:value-type="float">
            <text:p>2,35</text:p>
          </table:table-cell>
          <table:table-cell office:value-type="float" office:value="2.51" calcext:value-type="float">
            <text:p>2,51</text:p>
          </table:table-cell>
          <table:table-cell table:style-name="ce14" office:value-type="float" office:value="2.38" calcext:value-type="float">
            <text:p>2,38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42" calcext:value-type="float">
            <text:p>2,42</text:p>
          </table:table-cell>
          <table:table-cell office:value-type="float" office:value="2.56" calcext:value-type="float">
            <text:p>2,56</text:p>
          </table:table-cell>
          <table:table-cell office:value-type="float" office:value="2.41" calcext:value-type="float">
            <text:p>2,41</text:p>
          </table:table-cell>
          <table:table-cell table:style-name="ce14" office:value-type="float" office:value="2.42" calcext:value-type="float">
            <text:p>2,42</text:p>
          </table:table-cell>
          <table:table-cell table:style-name="ce9" office:value-type="float" office:value="2.43" calcext:value-type="float">
            <text:p>2,43</text:p>
          </table:table-cell>
          <table:table-cell office:value-type="float" office:value="2.56" calcext:value-type="float">
            <text:p>2,56</text:p>
          </table:table-cell>
          <table:table-cell office:value-type="float" office:value="2.45" calcext:value-type="float">
            <text:p>2,45</text:p>
          </table:table-cell>
          <table:table-cell office:value-type="float" office:value="2.46" calcext:value-type="float">
            <text:p>2,46</text:p>
          </table:table-cell>
          <table:table-cell table:style-name="ce14" office:value-type="float" office:value="2.85" calcext:value-type="float">
            <text:p>2,85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.54" calcext:value-type="float">
            <text:p>2,54</text:p>
          </table:table-cell>
          <table:table-cell table:number-columns-repeated="2" office:value-type="float" office:value="2.54" calcext:value-type="float">
            <text:p>2,54</text:p>
          </table:table-cell>
          <table:table-cell office:value-type="float" office:value="2.66" calcext:value-type="float">
            <text:p>2,66</text:p>
          </table:table-cell>
          <table:table-cell table:style-name="ce14" office:value-type="float" office:value="2.53" calcext:value-type="float">
            <text:p>2,53</text:p>
          </table:table-cell>
          <table:table-cell table:style-name="ce9" office:value-type="float" office:value="2.56" calcext:value-type="float">
            <text:p>2,56</text:p>
          </table:table-cell>
          <table:table-cell office:value-type="float" office:value="2.56" calcext:value-type="float">
            <text:p>2,56</text:p>
          </table:table-cell>
          <table:table-cell office:value-type="float" office:value="2.68" calcext:value-type="float">
            <text:p>2,68</text:p>
          </table:table-cell>
          <table:table-cell office:value-type="float" office:value="2.55" calcext:value-type="float">
            <text:p>2,55</text:p>
          </table:table-cell>
          <table:table-cell table:style-name="ce14" office:value-type="float" office:value="2.56" calcext:value-type="float">
            <text:p>2,56</text:p>
          </table:table-cell>
          <table:table-cell table:style-name="ce9" office:value-type="float" office:value="2.57" calcext:value-type="float">
            <text:p>2,57</text:p>
          </table:table-cell>
          <table:table-cell office:value-type="float" office:value="2.69" calcext:value-type="float">
            <text:p>2,69</text:p>
          </table:table-cell>
          <table:table-cell table:number-columns-repeated="2" office:value-type="float" office:value="2.58" calcext:value-type="float">
            <text:p>2,58</text:p>
          </table:table-cell>
          <table:table-cell table:style-name="ce14" office:value-type="float" office:value="2.99" calcext:value-type="float">
            <text:p>2,99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.83" calcext:value-type="float">
            <text:p>2,83</text:p>
          </table:table-cell>
          <table:table-cell office:value-type="float" office:value="2.83" calcext:value-type="float">
            <text:p>2,83</text:p>
          </table:table-cell>
          <table:table-cell office:value-type="float" office:value="2.84" calcext:value-type="float">
            <text:p>2,84</text:p>
          </table:table-cell>
          <table:table-cell office:value-type="float" office:value="2.91" calcext:value-type="float">
            <text:p>2,91</text:p>
          </table:table-cell>
          <table:table-cell table:style-name="ce14" office:value-type="float" office:value="2.81" calcext:value-type="float">
            <text:p>2,81</text:p>
          </table:table-cell>
          <table:table-cell table:style-name="ce9" office:value-type="float" office:value="2.87" calcext:value-type="float">
            <text:p>2,87</text:p>
          </table:table-cell>
          <table:table-cell office:value-type="float" office:value="2.86" calcext:value-type="float">
            <text:p>2,86</text:p>
          </table:table-cell>
          <table:table-cell office:value-type="float" office:value="2.94" calcext:value-type="float">
            <text:p>2,94</text:p>
          </table:table-cell>
          <table:table-cell office:value-type="float" office:value="2.87" calcext:value-type="float">
            <text:p>2,87</text:p>
          </table:table-cell>
          <table:table-cell table:style-name="ce14" office:value-type="float" office:value="2.86" calcext:value-type="float">
            <text:p>2,86</text:p>
          </table:table-cell>
          <table:table-cell table:style-name="ce9" office:value-type="float" office:value="2.8" calcext:value-type="float">
            <text:p>2,8</text:p>
          </table:table-cell>
          <table:table-cell office:value-type="float" office:value="2.92" calcext:value-type="float">
            <text:p>2,92</text:p>
          </table:table-cell>
          <table:table-cell office:value-type="float" office:value="2.83" calcext:value-type="float">
            <text:p>2,83</text:p>
          </table:table-cell>
          <table:table-cell office:value-type="float" office:value="2.86" calcext:value-type="float">
            <text:p>2,86</text:p>
          </table:table-cell>
          <table:table-cell table:style-name="ce14" office:value-type="float" office:value="3.24" calcext:value-type="float">
            <text:p>3,24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.2" calcext:value-type="float">
            <text:p>3,2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3.27" calcext:value-type="float">
            <text:p>3,27</text:p>
          </table:table-cell>
          <table:table-cell table:style-name="ce14" office:value-type="float" office:value="3.19" calcext:value-type="float">
            <text:p>3,19</text:p>
          </table:table-cell>
          <table:table-cell table:style-name="ce9" office:value-type="float" office:value="3.24" calcext:value-type="float">
            <text:p>3,24</text:p>
          </table:table-cell>
          <table:table-cell office:value-type="float" office:value="3.23" calcext:value-type="float">
            <text:p>3,23</text:p>
          </table:table-cell>
          <table:table-cell office:value-type="float" office:value="3.28" calcext:value-type="float">
            <text:p>3,28</text:p>
          </table:table-cell>
          <table:table-cell office:value-type="float" office:value="3.2" calcext:value-type="float">
            <text:p>3,2</text:p>
          </table:table-cell>
          <table:table-cell table:style-name="ce14" office:value-type="float" office:value="3.21" calcext:value-type="float">
            <text:p>3,21</text:p>
          </table:table-cell>
          <table:table-cell table:style-name="ce9" office:value-type="float" office:value="3.16" calcext:value-type="float">
            <text:p>3,16</text:p>
          </table:table-cell>
          <table:table-cell office:value-type="float" office:value="3.26" calcext:value-type="float">
            <text:p>3,26</text:p>
          </table:table-cell>
          <table:table-cell office:value-type="float" office:value="3.2" calcext:value-type="float">
            <text:p>3,2</text:p>
          </table:table-cell>
          <table:table-cell office:value-type="float" office:value="3.19" calcext:value-type="float">
            <text:p>3,19</text:p>
          </table:table-cell>
          <table:table-cell table:style-name="ce14" office:value-type="float" office:value="3.56" calcext:value-type="float">
            <text:p>3,56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9" calcext:value-type="float">
            <text:p>3,99</text:p>
          </table:table-cell>
          <table:table-cell office:value-type="float" office:value="3.9" calcext:value-type="float">
            <text:p>3,9</text:p>
          </table:table-cell>
          <table:table-cell office:value-type="float" office:value="3.87" calcext:value-type="float">
            <text:p>3,87</text:p>
          </table:table-cell>
          <table:table-cell table:style-name="ce14" office:value-type="float" office:value="3.95" calcext:value-type="float">
            <text:p>3,95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office:value-type="float" office:value="3.85" calcext:value-type="float">
            <text:p>3,85</text:p>
          </table:table-cell>
          <table:table-cell table:style-name="ce14" office:value-type="float" office:value="3.9" calcext:value-type="float">
            <text:p>3,9</text:p>
          </table:table-cell>
          <table:table-cell table:style-name="ce9" office:value-type="float" office:value="3.9" calcext:value-type="float">
            <text:p>3,9</text:p>
          </table:table-cell>
          <table:table-cell office:value-type="float" office:value="3.95" calcext:value-type="float">
            <text:p>3,95</text:p>
          </table:table-cell>
          <table:table-cell table:number-columns-repeated="2" office:value-type="float" office:value="3.91" calcext:value-type="float">
            <text:p>3,91</text:p>
          </table:table-cell>
          <table:table-cell table:style-name="ce14" office:value-type="float" office:value="4.25" calcext:value-type="float">
            <text:p>4,25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4.67" calcext:value-type="float">
            <text:p>4,67</text:p>
          </table:table-cell>
          <table:table-cell office:value-type="float" office:value="4.59" calcext:value-type="float">
            <text:p>4,59</text:p>
          </table:table-cell>
          <table:table-cell office:value-type="float" office:value="4.65" calcext:value-type="float">
            <text:p>4,65</text:p>
          </table:table-cell>
          <table:table-cell office:value-type="float" office:value="4.49" calcext:value-type="float">
            <text:p>4,49</text:p>
          </table:table-cell>
          <table:table-cell table:style-name="ce14" office:value-type="float" office:value="4.73" calcext:value-type="float">
            <text:p>4,73</text:p>
          </table:table-cell>
          <table:table-cell table:style-name="ce9" office:value-type="float" office:value="4.61" calcext:value-type="float">
            <text:p>4,61</text:p>
          </table:table-cell>
          <table:table-cell office:value-type="float" office:value="4.64" calcext:value-type="float">
            <text:p>4,64</text:p>
          </table:table-cell>
          <table:table-cell office:value-type="float" office:value="4.61" calcext:value-type="float">
            <text:p>4,61</text:p>
          </table:table-cell>
          <table:table-cell office:value-type="float" office:value="4.54" calcext:value-type="float">
            <text:p>4,54</text:p>
          </table:table-cell>
          <table:table-cell table:style-name="ce14" office:value-type="float" office:value="4.68" calcext:value-type="float">
            <text:p>4,68</text:p>
          </table:table-cell>
          <table:table-cell table:style-name="ce9" office:value-type="float" office:value="4.55" calcext:value-type="float">
            <text:p>4,55</text:p>
          </table:table-cell>
          <table:table-cell office:value-type="float" office:value="4.59" calcext:value-type="float">
            <text:p>4,59</text:p>
          </table:table-cell>
          <table:table-cell office:value-type="float" office:value="4.56" calcext:value-type="float">
            <text:p>4,56</text:p>
          </table:table-cell>
          <table:table-cell office:value-type="float" office:value="4.58" calcext:value-type="float">
            <text:p>4,58</text:p>
          </table:table-cell>
          <table:table-cell table:style-name="ce14" office:value-type="float" office:value="4.9" calcext:value-type="float">
            <text:p>4,9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6.09" calcext:value-type="float">
            <text:p>6,09</text:p>
          </table:table-cell>
          <table:table-cell office:value-type="float" office:value="6.01" calcext:value-type="float">
            <text:p>6,01</text:p>
          </table:table-cell>
          <table:table-cell office:value-type="float" office:value="6.06" calcext:value-type="float">
            <text:p>6,06</text:p>
          </table:table-cell>
          <table:table-cell office:value-type="float" office:value="5.81" calcext:value-type="float">
            <text:p>5,81</text:p>
          </table:table-cell>
          <table:table-cell table:style-name="ce14" office:value-type="float" office:value="6.12" calcext:value-type="float">
            <text:p>6,12</text:p>
          </table:table-cell>
          <table:table-cell table:style-name="ce9" office:value-type="float" office:value="6" calcext:value-type="float">
            <text:p>6</text:p>
          </table:table-cell>
          <table:table-cell office:value-type="float" office:value="6.01" calcext:value-type="float">
            <text:p>6,01</text:p>
          </table:table-cell>
          <table:table-cell office:value-type="float" office:value="5.86" calcext:value-type="float">
            <text:p>5,86</text:p>
          </table:table-cell>
          <table:table-cell office:value-type="float" office:value="5.93" calcext:value-type="float">
            <text:p>5,93</text:p>
          </table:table-cell>
          <table:table-cell table:style-name="ce14" office:value-type="float" office:value="6.12" calcext:value-type="float">
            <text:p>6,12</text:p>
          </table:table-cell>
          <table:table-cell table:style-name="ce9" office:value-type="float" office:value="5.97" calcext:value-type="float">
            <text:p>5,97</text:p>
          </table:table-cell>
          <table:table-cell office:value-type="float" office:value="5.87" calcext:value-type="float">
            <text:p>5,87</text:p>
          </table:table-cell>
          <table:table-cell office:value-type="float" office:value="5.93" calcext:value-type="float">
            <text:p>5,93</text:p>
          </table:table-cell>
          <table:table-cell office:value-type="float" office:value="6.05" calcext:value-type="float">
            <text:p>6,05</text:p>
          </table:table-cell>
          <table:table-cell table:style-name="ce14" office:value-type="float" office:value="6.26" calcext:value-type="float">
            <text:p>6,26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7.38" calcext:value-type="float">
            <text:p>7,38</text:p>
          </table:table-cell>
          <table:table-cell office:value-type="float" office:value="7.47" calcext:value-type="float">
            <text:p>7,47</text:p>
          </table:table-cell>
          <table:table-cell office:value-type="float" office:value="7.45" calcext:value-type="float">
            <text:p>7,45</text:p>
          </table:table-cell>
          <table:table-cell office:value-type="float" office:value="7.95" calcext:value-type="float">
            <text:p>7,95</text:p>
          </table:table-cell>
          <table:table-cell table:style-name="ce14" office:value-type="float" office:value="7.43" calcext:value-type="float">
            <text:p>7,43</text:p>
          </table:table-cell>
          <table:table-cell table:style-name="ce9" office:value-type="float" office:value="7.29" calcext:value-type="float">
            <text:p>7,29</text:p>
          </table:table-cell>
          <table:table-cell office:value-type="float" office:value="7.3" calcext:value-type="float">
            <text:p>7,3</text:p>
          </table:table-cell>
          <table:table-cell office:value-type="float" office:value="7.93" calcext:value-type="float">
            <text:p>7,93</text:p>
          </table:table-cell>
          <table:table-cell office:value-type="float" office:value="7.45" calcext:value-type="float">
            <text:p>7,45</text:p>
          </table:table-cell>
          <table:table-cell table:style-name="ce14" office:value-type="float" office:value="7.43" calcext:value-type="float">
            <text:p>7,43</text:p>
          </table:table-cell>
          <table:table-cell table:style-name="ce9" office:value-type="float" office:value="7.36" calcext:value-type="float">
            <text:p>7,36</text:p>
          </table:table-cell>
          <table:table-cell office:value-type="float" office:value="7.94" calcext:value-type="float">
            <text:p>7,94</text:p>
          </table:table-cell>
          <table:table-cell office:value-type="float" office:value="7.33" calcext:value-type="float">
            <text:p>7,33</text:p>
          </table:table-cell>
          <table:table-cell office:value-type="float" office:value="7.44" calcext:value-type="float">
            <text:p>7,44</text:p>
          </table:table-cell>
          <table:table-cell table:style-name="ce14" office:value-type="float" office:value="8.72" calcext:value-type="float">
            <text:p>8,72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10.06" calcext:value-type="float">
            <text:p>10,06</text:p>
          </table:table-cell>
          <table:table-cell office:value-type="float" office:value="10.11" calcext:value-type="float">
            <text:p>10,11</text:p>
          </table:table-cell>
          <table:table-cell office:value-type="float" office:value="10.12" calcext:value-type="float">
            <text:p>10,12</text:p>
          </table:table-cell>
          <table:table-cell office:value-type="float" office:value="10.59" calcext:value-type="float">
            <text:p>10,59</text:p>
          </table:table-cell>
          <table:table-cell table:style-name="ce14" office:value-type="float" office:value="10.11" calcext:value-type="float">
            <text:p>10,11</text:p>
          </table:table-cell>
          <table:table-cell table:style-name="ce9" office:value-type="float" office:value="9.83" calcext:value-type="float">
            <text:p>9,83</text:p>
          </table:table-cell>
          <table:table-cell office:value-type="float" office:value="9.86" calcext:value-type="float">
            <text:p>9,86</text:p>
          </table:table-cell>
          <table:table-cell office:value-type="float" office:value="10.44" calcext:value-type="float">
            <text:p>10,44</text:p>
          </table:table-cell>
          <table:table-cell office:value-type="float" office:value="9.98" calcext:value-type="float">
            <text:p>9,98</text:p>
          </table:table-cell>
          <table:table-cell table:style-name="ce14" office:value-type="float" office:value="9.92" calcext:value-type="float">
            <text:p>9,92</text:p>
          </table:table-cell>
          <table:table-cell table:style-name="ce9" office:value-type="float" office:value="9.94" calcext:value-type="float">
            <text:p>9,94</text:p>
          </table:table-cell>
          <table:table-cell office:value-type="float" office:value="10.45" calcext:value-type="float">
            <text:p>10,45</text:p>
          </table:table-cell>
          <table:table-cell office:value-type="float" office:value="9.84" calcext:value-type="float">
            <text:p>9,84</text:p>
          </table:table-cell>
          <table:table-cell office:value-type="float" office:value="9.94" calcext:value-type="float">
            <text:p>9,94</text:p>
          </table:table-cell>
          <table:table-cell table:style-name="ce14" office:value-type="float" office:value="11.21" calcext:value-type="float">
            <text:p>11,21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5.41" calcext:value-type="float">
            <text:p>15,41</text:p>
          </table:table-cell>
          <table:table-cell office:value-type="float" office:value="15.46" calcext:value-type="float">
            <text:p>15,46</text:p>
          </table:table-cell>
          <table:table-cell office:value-type="float" office:value="15.43" calcext:value-type="float">
            <text:p>15,43</text:p>
          </table:table-cell>
          <table:table-cell office:value-type="float" office:value="15.85" calcext:value-type="float">
            <text:p>15,85</text:p>
          </table:table-cell>
          <table:table-cell table:style-name="ce14" office:value-type="float" office:value="15.41" calcext:value-type="float">
            <text:p>15,41</text:p>
          </table:table-cell>
          <table:table-cell table:style-name="ce9" office:value-type="float" office:value="15.24" calcext:value-type="float">
            <text:p>15,24</text:p>
          </table:table-cell>
          <table:table-cell office:value-type="float" office:value="15.27" calcext:value-type="float">
            <text:p>15,27</text:p>
          </table:table-cell>
          <table:table-cell office:value-type="float" office:value="15.93" calcext:value-type="float">
            <text:p>15,93</text:p>
          </table:table-cell>
          <table:table-cell office:value-type="float" office:value="15.48" calcext:value-type="float">
            <text:p>15,48</text:p>
          </table:table-cell>
          <table:table-cell table:style-name="ce14" office:value-type="float" office:value="15.4" calcext:value-type="float">
            <text:p>15,4</text:p>
          </table:table-cell>
          <table:table-cell table:style-name="ce9" office:value-type="float" office:value="15.34" calcext:value-type="float">
            <text:p>15,34</text:p>
          </table:table-cell>
          <table:table-cell office:value-type="float" office:value="15.94" calcext:value-type="float">
            <text:p>15,94</text:p>
          </table:table-cell>
          <table:table-cell office:value-type="float" office:value="15.3" calcext:value-type="float">
            <text:p>15,3</text:p>
          </table:table-cell>
          <table:table-cell office:value-type="float" office:value="15.67" calcext:value-type="float">
            <text:p>15,67</text:p>
          </table:table-cell>
          <table:table-cell table:style-name="ce14" office:value-type="float" office:value="16.6" calcext:value-type="float">
            <text:p>16,6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25.65" calcext:value-type="float">
            <text:p>25,65</text:p>
          </table:table-cell>
          <table:table-cell office:value-type="float" office:value="25.73" calcext:value-type="float">
            <text:p>25,73</text:p>
          </table:table-cell>
          <table:table-cell office:value-type="float" office:value="25.72" calcext:value-type="float">
            <text:p>25,72</text:p>
          </table:table-cell>
          <table:table-cell office:value-type="float" office:value="26.32" calcext:value-type="float">
            <text:p>26,32</text:p>
          </table:table-cell>
          <table:table-cell table:style-name="ce14" office:value-type="float" office:value="25.69" calcext:value-type="float">
            <text:p>25,69</text:p>
          </table:table-cell>
          <table:table-cell table:style-name="ce9" office:value-type="float" office:value="25.52" calcext:value-type="float">
            <text:p>25,52</text:p>
          </table:table-cell>
          <table:table-cell office:value-type="float" office:value="25.57" calcext:value-type="float">
            <text:p>25,57</text:p>
          </table:table-cell>
          <table:table-cell office:value-type="float" office:value="26.33" calcext:value-type="float">
            <text:p>26,33</text:p>
          </table:table-cell>
          <table:table-cell office:value-type="float" office:value="25.65" calcext:value-type="float">
            <text:p>25,65</text:p>
          </table:table-cell>
          <table:table-cell table:style-name="ce14" office:value-type="float" office:value="25.69" calcext:value-type="float">
            <text:p>25,69</text:p>
          </table:table-cell>
          <table:table-cell table:style-name="ce9" office:value-type="float" office:value="25.66" calcext:value-type="float">
            <text:p>25,66</text:p>
          </table:table-cell>
          <table:table-cell office:value-type="float" office:value="26.3" calcext:value-type="float">
            <text:p>26,3</text:p>
          </table:table-cell>
          <table:table-cell office:value-type="float" office:value="25.55" calcext:value-type="float">
            <text:p>25,55</text:p>
          </table:table-cell>
          <table:table-cell office:value-type="float" office:value="25.78" calcext:value-type="float">
            <text:p>25,78</text:p>
          </table:table-cell>
          <table:table-cell table:style-name="ce14" office:value-type="float" office:value="26.94" calcext:value-type="float">
            <text:p>26,94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48.6" calcext:value-type="float">
            <text:p>48,6</text:p>
          </table:table-cell>
          <table:table-cell office:value-type="float" office:value="49.71" calcext:value-type="float">
            <text:p>49,71</text:p>
          </table:table-cell>
          <table:table-cell office:value-type="float" office:value="48.61" calcext:value-type="float">
            <text:p>48,61</text:p>
          </table:table-cell>
          <table:table-cell office:value-type="float" office:value="49.18" calcext:value-type="float">
            <text:p>49,18</text:p>
          </table:table-cell>
          <table:table-cell table:style-name="ce14" office:value-type="float" office:value="48.81" calcext:value-type="float">
            <text:p>48,81</text:p>
          </table:table-cell>
          <table:table-cell table:style-name="ce9" office:value-type="float" office:value="48.34" calcext:value-type="float">
            <text:p>48,34</text:p>
          </table:table-cell>
          <table:table-cell office:value-type="float" office:value="48.24" calcext:value-type="float">
            <text:p>48,24</text:p>
          </table:table-cell>
          <table:table-cell office:value-type="float" office:value="48.97" calcext:value-type="float">
            <text:p>48,97</text:p>
          </table:table-cell>
          <table:table-cell office:value-type="float" office:value="48.54" calcext:value-type="float">
            <text:p>48,54</text:p>
          </table:table-cell>
          <table:table-cell table:style-name="ce14" office:value-type="float" office:value="48.66" calcext:value-type="float">
            <text:p>48,66</text:p>
          </table:table-cell>
          <table:table-cell table:style-name="ce9" office:value-type="float" office:value="48.52" calcext:value-type="float">
            <text:p>48,52</text:p>
          </table:table-cell>
          <table:table-cell office:value-type="float" office:value="48.87" calcext:value-type="float">
            <text:p>48,87</text:p>
          </table:table-cell>
          <table:table-cell office:value-type="float" office:value="48.44" calcext:value-type="float">
            <text:p>48,44</text:p>
          </table:table-cell>
          <table:table-cell office:value-type="float" office:value="48.61" calcext:value-type="float">
            <text:p>48,61</text:p>
          </table:table-cell>
          <table:table-cell table:style-name="ce14" office:value-type="float" office:value="48.99" calcext:value-type="float">
            <text:p>48,99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96.99" calcext:value-type="float">
            <text:p>96,99</text:p>
          </table:table-cell>
          <table:table-cell office:value-type="float" office:value="97.75" calcext:value-type="float">
            <text:p>97,75</text:p>
          </table:table-cell>
          <table:table-cell office:value-type="float" office:value="97.65" calcext:value-type="float">
            <text:p>97,65</text:p>
          </table:table-cell>
          <table:table-cell office:value-type="float" office:value="96.93" calcext:value-type="float">
            <text:p>96,93</text:p>
          </table:table-cell>
          <table:table-cell table:style-name="ce14" office:value-type="float" office:value="97.01" calcext:value-type="float">
            <text:p>97,01</text:p>
          </table:table-cell>
          <table:table-cell table:style-name="ce9" office:value-type="float" office:value="97.06" calcext:value-type="float">
            <text:p>97,06</text:p>
          </table:table-cell>
          <table:table-cell office:value-type="float" office:value="96.15" calcext:value-type="float">
            <text:p>96,15</text:p>
          </table:table-cell>
          <table:table-cell office:value-type="float" office:value="96.27" calcext:value-type="float">
            <text:p>96,27</text:p>
          </table:table-cell>
          <table:table-cell office:value-type="float" office:value="97.24" calcext:value-type="float">
            <text:p>97,24</text:p>
          </table:table-cell>
          <table:table-cell table:style-name="ce14" office:value-type="float" office:value="97.05" calcext:value-type="float">
            <text:p>97,05</text:p>
          </table:table-cell>
          <table:table-cell table:style-name="ce9" office:value-type="float" office:value="96.43" calcext:value-type="float">
            <text:p>96,43</text:p>
          </table:table-cell>
          <table:table-cell office:value-type="float" office:value="96.97" calcext:value-type="float">
            <text:p>96,97</text:p>
          </table:table-cell>
          <table:table-cell office:value-type="float" office:value="96.86" calcext:value-type="float">
            <text:p>96,86</text:p>
          </table:table-cell>
          <table:table-cell office:value-type="float" office:value="97.56" calcext:value-type="float">
            <text:p>97,56</text:p>
          </table:table-cell>
          <table:table-cell table:style-name="ce14" office:value-type="float" office:value="95.46" calcext:value-type="float">
            <text:p>95,46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90.89" calcext:value-type="float">
            <text:p>190,89</text:p>
          </table:table-cell>
          <table:table-cell office:value-type="float" office:value="191.24" calcext:value-type="float">
            <text:p>191,24</text:p>
          </table:table-cell>
          <table:table-cell office:value-type="float" office:value="191.48" calcext:value-type="float">
            <text:p>191,48</text:p>
          </table:table-cell>
          <table:table-cell office:value-type="float" office:value="190.73" calcext:value-type="float">
            <text:p>190,73</text:p>
          </table:table-cell>
          <table:table-cell table:style-name="ce14" office:value-type="float" office:value="190.91" calcext:value-type="float">
            <text:p>190,91</text:p>
          </table:table-cell>
          <table:table-cell table:style-name="ce9" office:value-type="float" office:value="190.21" calcext:value-type="float">
            <text:p>190,21</text:p>
          </table:table-cell>
          <table:table-cell office:value-type="float" office:value="185.35" calcext:value-type="float">
            <text:p>185,35</text:p>
          </table:table-cell>
          <table:table-cell office:value-type="float" office:value="189.58" calcext:value-type="float">
            <text:p>189,58</text:p>
          </table:table-cell>
          <table:table-cell office:value-type="float" office:value="190.81" calcext:value-type="float">
            <text:p>190,81</text:p>
          </table:table-cell>
          <table:table-cell table:style-name="ce14" office:value-type="float" office:value="188.97" calcext:value-type="float">
            <text:p>188,97</text:p>
          </table:table-cell>
          <table:table-cell table:style-name="ce9" office:value-type="float" office:value="189.65" calcext:value-type="float">
            <text:p>189,65</text:p>
          </table:table-cell>
          <table:table-cell office:value-type="float" office:value="190.7" calcext:value-type="float">
            <text:p>190,7</text:p>
          </table:table-cell>
          <table:table-cell office:value-type="float" office:value="191.31" calcext:value-type="float">
            <text:p>191,31</text:p>
          </table:table-cell>
          <table:table-cell office:value-type="float" office:value="191.66" calcext:value-type="float">
            <text:p>191,66</text:p>
          </table:table-cell>
          <table:table-cell table:style-name="ce14" office:value-type="float" office:value="192.04" calcext:value-type="float">
            <text:p>192,04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378.54" calcext:value-type="float">
            <text:p>378,54</text:p>
          </table:table-cell>
          <table:table-cell office:value-type="float" office:value="378.8" calcext:value-type="float">
            <text:p>378,8</text:p>
          </table:table-cell>
          <table:table-cell office:value-type="float" office:value="378.79" calcext:value-type="float">
            <text:p>378,79</text:p>
          </table:table-cell>
          <table:table-cell office:value-type="float" office:value="377.94" calcext:value-type="float">
            <text:p>377,94</text:p>
          </table:table-cell>
          <table:table-cell table:style-name="ce14" office:value-type="float" office:value="379.33" calcext:value-type="float">
            <text:p>379,33</text:p>
          </table:table-cell>
          <table:table-cell table:style-name="ce9" office:value-type="float" office:value="377.56" calcext:value-type="float">
            <text:p>377,56</text:p>
          </table:table-cell>
          <table:table-cell office:value-type="float" office:value="366.11" calcext:value-type="float">
            <text:p>366,11</text:p>
          </table:table-cell>
          <table:table-cell office:value-type="float" office:value="376.05" calcext:value-type="float">
            <text:p>376,05</text:p>
          </table:table-cell>
          <table:table-cell office:value-type="float" office:value="378.1" calcext:value-type="float">
            <text:p>378,1</text:p>
          </table:table-cell>
          <table:table-cell table:style-name="ce14" office:value-type="float" office:value="378.24" calcext:value-type="float">
            <text:p>378,24</text:p>
          </table:table-cell>
          <table:table-cell table:style-name="ce9" office:value-type="float" office:value="377.79" calcext:value-type="float">
            <text:p>377,79</text:p>
          </table:table-cell>
          <table:table-cell office:value-type="float" office:value="376.88" calcext:value-type="float">
            <text:p>376,88</text:p>
          </table:table-cell>
          <table:table-cell office:value-type="float" office:value="378.7" calcext:value-type="float">
            <text:p>378,7</text:p>
          </table:table-cell>
          <table:table-cell office:value-type="float" office:value="380.26" calcext:value-type="float">
            <text:p>380,26</text:p>
          </table:table-cell>
          <table:table-cell table:style-name="ce14" office:value-type="float" office:value="378.98" calcext:value-type="float">
            <text:p>378,98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751.6" calcext:value-type="float">
            <text:p>751,6</text:p>
          </table:table-cell>
          <table:table-cell table:style-name="ce12" office:value-type="float" office:value="755.27" calcext:value-type="float">
            <text:p>755,27</text:p>
          </table:table-cell>
          <table:table-cell table:style-name="ce12" office:value-type="float" office:value="755.78" calcext:value-type="float">
            <text:p>755,78</text:p>
          </table:table-cell>
          <table:table-cell table:style-name="ce12" office:value-type="float" office:value="749" calcext:value-type="float">
            <text:p>749</text:p>
          </table:table-cell>
          <table:table-cell table:style-name="ce15" office:value-type="float" office:value="755.67" calcext:value-type="float">
            <text:p>755,67</text:p>
          </table:table-cell>
          <table:table-cell table:style-name="ce10" office:value-type="float" office:value="749.71" calcext:value-type="float">
            <text:p>749,71</text:p>
          </table:table-cell>
          <table:table-cell table:style-name="ce12" office:value-type="float" office:value="747.54" calcext:value-type="float">
            <text:p>747,54</text:p>
          </table:table-cell>
          <table:table-cell table:style-name="ce12" office:value-type="float" office:value="751.2" calcext:value-type="float">
            <text:p>751,2</text:p>
          </table:table-cell>
          <table:table-cell table:style-name="ce12" office:value-type="float" office:value="752.32" calcext:value-type="float">
            <text:p>752,32</text:p>
          </table:table-cell>
          <table:table-cell table:style-name="ce15" office:value-type="float" office:value="753.3" calcext:value-type="float">
            <text:p>753,3</text:p>
          </table:table-cell>
          <table:table-cell table:style-name="ce10" office:value-type="float" office:value="753.69" calcext:value-type="float">
            <text:p>753,69</text:p>
          </table:table-cell>
          <table:table-cell table:style-name="ce12" office:value-type="float" office:value="750.62" calcext:value-type="float">
            <text:p>750,62</text:p>
          </table:table-cell>
          <table:table-cell table:style-name="ce12" office:value-type="float" office:value="749.37" calcext:value-type="float">
            <text:p>749,37</text:p>
          </table:table-cell>
          <table:table-cell table:style-name="ce12" office:value-type="float" office:value="759.57" calcext:value-type="float">
            <text:p>759,57</text:p>
          </table:table-cell>
          <table:table-cell table:style-name="ce15" office:value-type="float" office:value="751.66" calcext:value-type="float">
            <text:p>751,66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.426" calcext:value-type="float">
            <text:p>1,426</text:p>
          </table:table-cell>
          <table:table-cell table:style-name="ce7" table:formula="of:=AVERAGE([.G8:.K8])" office:value-type="float" office:value="1.4" calcext:value-type="float">
            <text:p>1,4</text:p>
          </table:table-cell>
          <table:table-cell table:style-name="ce7" table:formula="of:=AVERAGE([.L8:.P8])" office:value-type="float" office:value="1.51" calcext:value-type="float">
            <text:p>1,5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.42" calcext:value-type="float">
            <text:p>1,42</text:p>
          </table:table-cell>
          <table:table-cell table:style-name="ce7" table:formula="of:=AVERAGE([.G9:.K9])" office:value-type="float" office:value="1.414" calcext:value-type="float">
            <text:p>1,414</text:p>
          </table:table-cell>
          <table:table-cell table:style-name="ce7" table:formula="of:=AVERAGE([.L9:.P9])" office:value-type="float" office:value="1.526" calcext:value-type="float">
            <text:p>1,526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.402" calcext:value-type="float">
            <text:p>1,402</text:p>
          </table:table-cell>
          <table:table-cell table:style-name="ce7" table:formula="of:=AVERAGE([.G10:.K10])" office:value-type="float" office:value="1.41" calcext:value-type="float">
            <text:p>1,41</text:p>
          </table:table-cell>
          <table:table-cell table:style-name="ce7" table:formula="of:=AVERAGE([.L10:.P10])" office:value-type="float" office:value="1.522" calcext:value-type="float">
            <text:p>1,522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.392" calcext:value-type="float">
            <text:p>1,392</text:p>
          </table:table-cell>
          <table:table-cell table:style-name="ce7" table:formula="of:=AVERAGE([.G11:.K11])" office:value-type="float" office:value="1.408" calcext:value-type="float">
            <text:p>1,408</text:p>
          </table:table-cell>
          <table:table-cell table:style-name="ce7" table:formula="of:=AVERAGE([.L11:.P11])" office:value-type="float" office:value="1.52" calcext:value-type="float">
            <text:p>1,5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.4" calcext:value-type="float">
            <text:p>1,4</text:p>
          </table:table-cell>
          <table:table-cell table:style-name="ce7" table:formula="of:=AVERAGE([.G12:.K12])" office:value-type="float" office:value="1.428" calcext:value-type="float">
            <text:p>1,428</text:p>
          </table:table-cell>
          <table:table-cell table:style-name="ce7" table:formula="of:=AVERAGE([.L12:.P12])" office:value-type="float" office:value="1.534" calcext:value-type="float">
            <text:p>1,53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.414" calcext:value-type="float">
            <text:p>1,414</text:p>
          </table:table-cell>
          <table:table-cell table:style-name="ce7" table:formula="of:=AVERAGE([.G13:.K13])" office:value-type="float" office:value="1.444" calcext:value-type="float">
            <text:p>1,444</text:p>
          </table:table-cell>
          <table:table-cell table:style-name="ce7" table:formula="of:=AVERAGE([.L13:.P13])" office:value-type="float" office:value="1.542" calcext:value-type="float">
            <text:p>1,542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.434" calcext:value-type="float">
            <text:p>1,434</text:p>
          </table:table-cell>
          <table:table-cell table:style-name="ce7" table:formula="of:=AVERAGE([.G14:.K14])" office:value-type="float" office:value="1.472" calcext:value-type="float">
            <text:p>1,472</text:p>
          </table:table-cell>
          <table:table-cell table:style-name="ce7" table:formula="of:=AVERAGE([.L14:.P14])" office:value-type="float" office:value="1.576" calcext:value-type="float">
            <text:p>1,576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.494" calcext:value-type="float">
            <text:p>1,494</text:p>
          </table:table-cell>
          <table:table-cell table:style-name="ce7" table:formula="of:=AVERAGE([.G15:.K15])" office:value-type="float" office:value="1.552" calcext:value-type="float">
            <text:p>1,552</text:p>
          </table:table-cell>
          <table:table-cell table:style-name="ce7" table:formula="of:=AVERAGE([.L15:.P15])" office:value-type="float" office:value="1.656" calcext:value-type="float">
            <text:p>1,656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2.386" calcext:value-type="float">
            <text:p>2,386</text:p>
          </table:table-cell>
          <table:table-cell table:style-name="ce7" table:formula="of:=AVERAGE([.G16:.K16])" office:value-type="float" office:value="2.448" calcext:value-type="float">
            <text:p>2,448</text:p>
          </table:table-cell>
          <table:table-cell table:style-name="ce7" table:formula="of:=AVERAGE([.L16:.P16])" office:value-type="float" office:value="2.55" calcext:value-type="float">
            <text:p>2,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.562" calcext:value-type="float">
            <text:p>2,562</text:p>
          </table:table-cell>
          <table:table-cell table:style-name="ce7" table:formula="of:=AVERAGE([.G17:.K17])" office:value-type="float" office:value="2.582" calcext:value-type="float">
            <text:p>2,582</text:p>
          </table:table-cell>
          <table:table-cell table:style-name="ce7" table:formula="of:=AVERAGE([.L17:.P17])" office:value-type="float" office:value="2.682" calcext:value-type="float">
            <text:p>2,68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.844" calcext:value-type="float">
            <text:p>2,844</text:p>
          </table:table-cell>
          <table:table-cell table:style-name="ce7" table:formula="of:=AVERAGE([.G18:.K18])" office:value-type="float" office:value="2.88" calcext:value-type="float">
            <text:p>2,88</text:p>
          </table:table-cell>
          <table:table-cell table:style-name="ce7" table:formula="of:=AVERAGE([.L18:.P18])" office:value-type="float" office:value="2.93" calcext:value-type="float">
            <text:p>2,93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.212" calcext:value-type="float">
            <text:p>3,212</text:p>
          </table:table-cell>
          <table:table-cell table:style-name="ce7" table:formula="of:=AVERAGE([.G19:.K19])" office:value-type="float" office:value="3.232" calcext:value-type="float">
            <text:p>3,232</text:p>
          </table:table-cell>
          <table:table-cell table:style-name="ce7" table:formula="of:=AVERAGE([.L19:.P19])" office:value-type="float" office:value="3.274" calcext:value-type="float">
            <text:p>3,274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3.922" calcext:value-type="float">
            <text:p>3,922</text:p>
          </table:table-cell>
          <table:table-cell table:style-name="ce7" table:formula="of:=AVERAGE([.G20:.K20])" office:value-type="float" office:value="3.9" calcext:value-type="float">
            <text:p>3,9</text:p>
          </table:table-cell>
          <table:table-cell table:style-name="ce7" table:formula="of:=AVERAGE([.L20:.P20])" office:value-type="float" office:value="3.984" calcext:value-type="float">
            <text:p>3,984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4.626" calcext:value-type="float">
            <text:p>4,626</text:p>
          </table:table-cell>
          <table:table-cell table:style-name="ce7" table:formula="of:=AVERAGE([.G21:.K21])" office:value-type="float" office:value="4.616" calcext:value-type="float">
            <text:p>4,616</text:p>
          </table:table-cell>
          <table:table-cell table:style-name="ce7" table:formula="of:=AVERAGE([.L21:.P21])" office:value-type="float" office:value="4.636" calcext:value-type="float">
            <text:p>4,636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6.018" calcext:value-type="float">
            <text:p>6,018</text:p>
          </table:table-cell>
          <table:table-cell table:style-name="ce7" table:formula="of:=AVERAGE([.G22:.K22])" office:value-type="float" office:value="5.984" calcext:value-type="float">
            <text:p>5,984</text:p>
          </table:table-cell>
          <table:table-cell table:style-name="ce7" table:formula="of:=AVERAGE([.L22:.P22])" office:value-type="float" office:value="6.016" calcext:value-type="float">
            <text:p>6,016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7.536" calcext:value-type="float">
            <text:p>7,536</text:p>
          </table:table-cell>
          <table:table-cell table:style-name="ce7" table:formula="of:=AVERAGE([.G23:.K23])" office:value-type="float" office:value="7.48" calcext:value-type="float">
            <text:p>7,48</text:p>
          </table:table-cell>
          <table:table-cell table:style-name="ce7" table:formula="of:=AVERAGE([.L23:.P23])" office:value-type="float" office:value="7.758" calcext:value-type="float">
            <text:p>7,758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10.198" calcext:value-type="float">
            <text:p>10,198</text:p>
          </table:table-cell>
          <table:table-cell table:style-name="ce7" table:formula="of:=AVERAGE([.G24:.K24])" office:value-type="float" office:value="10.006" calcext:value-type="float">
            <text:p>10,006</text:p>
          </table:table-cell>
          <table:table-cell table:style-name="ce7" table:formula="of:=AVERAGE([.L24:.P24])" office:value-type="float" office:value="10.276" calcext:value-type="float">
            <text:p>10,276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15.512" calcext:value-type="float">
            <text:p>15,512</text:p>
          </table:table-cell>
          <table:table-cell table:style-name="ce7" table:formula="of:=AVERAGE([.G25:.K25])" office:value-type="float" office:value="15.464" calcext:value-type="float">
            <text:p>15,464</text:p>
          </table:table-cell>
          <table:table-cell table:style-name="ce7" table:formula="of:=AVERAGE([.L25:.P25])" office:value-type="float" office:value="15.77" calcext:value-type="float">
            <text:p>15,77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25.822" calcext:value-type="float">
            <text:p>25,822</text:p>
          </table:table-cell>
          <table:table-cell table:style-name="ce7" table:formula="of:=AVERAGE([.G26:.K26])" office:value-type="float" office:value="25.752" calcext:value-type="float">
            <text:p>25,752</text:p>
          </table:table-cell>
          <table:table-cell table:style-name="ce7" table:formula="of:=AVERAGE([.L26:.P26])" office:value-type="float" office:value="26.046" calcext:value-type="float">
            <text:p>26,04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48.982" calcext:value-type="float">
            <text:p>48,982</text:p>
          </table:table-cell>
          <table:table-cell table:style-name="ce7" table:formula="of:=AVERAGE([.G27:.K27])" office:value-type="float" office:value="48.55" calcext:value-type="float">
            <text:p>48,55</text:p>
          </table:table-cell>
          <table:table-cell table:style-name="ce7" table:formula="of:=AVERAGE([.L27:.P27])" office:value-type="float" office:value="48.686" calcext:value-type="float">
            <text:p>48,686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97.266" calcext:value-type="float">
            <text:p>97,266</text:p>
          </table:table-cell>
          <table:table-cell table:style-name="ce7" table:formula="of:=AVERAGE([.G28:.K28])" office:value-type="float" office:value="96.754" calcext:value-type="float">
            <text:p>96,754</text:p>
          </table:table-cell>
          <table:table-cell table:style-name="ce7" table:formula="of:=AVERAGE([.L28:.P28])" office:value-type="float" office:value="96.656" calcext:value-type="float">
            <text:p>96,656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191.05" calcext:value-type="float">
            <text:p>191,05</text:p>
          </table:table-cell>
          <table:table-cell table:style-name="ce7" table:formula="of:=AVERAGE([.G29:.K29])" office:value-type="float" office:value="188.984" calcext:value-type="float">
            <text:p>188,984</text:p>
          </table:table-cell>
          <table:table-cell table:style-name="ce7" table:formula="of:=AVERAGE([.L29:.P29])" office:value-type="float" office:value="191.072" calcext:value-type="float">
            <text:p>191,072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378.68" calcext:value-type="float">
            <text:p>378,68</text:p>
          </table:table-cell>
          <table:table-cell table:style-name="ce7" table:formula="of:=AVERAGE([.G30:.K30])" office:value-type="float" office:value="375.212" calcext:value-type="float">
            <text:p>375,212</text:p>
          </table:table-cell>
          <table:table-cell table:style-name="ce7" table:formula="of:=AVERAGE([.L30:.P30])" office:value-type="float" office:value="378.522" calcext:value-type="float">
            <text:p>378,522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753.464" calcext:value-type="float">
            <text:p>753,464</text:p>
          </table:table-cell>
          <table:table-cell table:style-name="ce7" table:formula="of:=AVERAGE([.G31:.K31])" office:value-type="float" office:value="750.814" calcext:value-type="float">
            <text:p>750,814</text:p>
          </table:table-cell>
          <table:table-cell table:style-name="ce7" table:formula="of:=AVERAGE([.L31:.P31])" office:value-type="float" office:value="752.982" calcext:value-type="float">
            <text:p>752,982</text:p>
          </table:table-cell>
          <table:table-cell table:number-columns-repeated="12"/>
        </table:table-row>
      </table:table>
      <table:table table:name="osu_latency_mt" table:style-name="ta1">
        <table:shapes>
          <draw:frame draw:z-index="0" draw:style-name="gr1" draw:text-style-name="P1" svg:width="159.97mm" svg:height="90.04mm" svg:x="112.89mm" svg:y="162.56mm">
            <loext:p draw:notify-on-update-of-ranges="osu_latency_mt.A36:osu_latency_mt.A59 osu_latency_mt.B35:osu_latency_mt.B35 osu_latency_mt.B36:osu_latency_mt.B59 osu_latency_mt.C35:osu_latency_mt.C35 osu_latency_mt.C36:osu_latency_mt.C59 osu_latency_mt.D35:osu_latency_mt.D35 osu_latency_mt.D36:osu_latency_mt.D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osu_latency_mt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Latency (μs)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8" office:value-type="float" office:value="20.59" calcext:value-type="float">
            <text:p>20,59</text:p>
          </table:table-cell>
          <table:table-cell table:style-name="ce11" office:value-type="float" office:value="19.21" calcext:value-type="float">
            <text:p>19,21</text:p>
          </table:table-cell>
          <table:table-cell table:style-name="ce11" office:value-type="float" office:value="16.03" calcext:value-type="float">
            <text:p>16,03</text:p>
          </table:table-cell>
          <table:table-cell table:style-name="ce11" office:value-type="float" office:value="15.83" calcext:value-type="float">
            <text:p>15,83</text:p>
          </table:table-cell>
          <table:table-cell table:style-name="ce13" office:value-type="float" office:value="16.1" calcext:value-type="float">
            <text:p>16,1</text:p>
          </table:table-cell>
          <table:table-cell table:style-name="ce8" office:value-type="float" office:value="1.85" calcext:value-type="float">
            <text:p>1,85</text:p>
          </table:table-cell>
          <table:table-cell table:style-name="ce11" office:value-type="float" office:value="1.87" calcext:value-type="float">
            <text:p>1,87</text:p>
          </table:table-cell>
          <table:table-cell table:style-name="ce11" office:value-type="float" office:value="2.05" calcext:value-type="float">
            <text:p>2,05</text:p>
          </table:table-cell>
          <table:table-cell table:style-name="ce11" office:value-type="float" office:value="2.04" calcext:value-type="float">
            <text:p>2,04</text:p>
          </table:table-cell>
          <table:table-cell table:style-name="ce13" office:value-type="float" office:value="1.87" calcext:value-type="float">
            <text:p>1,87</text:p>
          </table:table-cell>
          <table:table-cell table:style-name="ce8" office:value-type="float" office:value="1.9" calcext:value-type="float">
            <text:p>1,9</text:p>
          </table:table-cell>
          <table:table-cell table:style-name="ce11" office:value-type="float" office:value="1.91" calcext:value-type="float">
            <text:p>1,91</text:p>
          </table:table-cell>
          <table:table-cell table:style-name="ce11" office:value-type="float" office:value="1.9" calcext:value-type="float">
            <text:p>1,9</text:p>
          </table:table-cell>
          <table:table-cell table:style-name="ce11" office:value-type="float" office:value="2.44" calcext:value-type="float">
            <text:p>2,44</text:p>
          </table:table-cell>
          <table:table-cell table:style-name="ce13" office:value-type="float" office:value="2.05" calcext:value-type="float">
            <text:p>2,05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float" office:value="20.36" calcext:value-type="float">
            <text:p>20,36</text:p>
          </table:table-cell>
          <table:table-cell table:style-name="ce3" office:value-type="float" office:value="19.03" calcext:value-type="float">
            <text:p>19,03</text:p>
          </table:table-cell>
          <table:table-cell table:style-name="ce3" office:value-type="float" office:value="15.74" calcext:value-type="float">
            <text:p>15,74</text:p>
          </table:table-cell>
          <table:table-cell table:style-name="ce3" office:value-type="float" office:value="15.56" calcext:value-type="float">
            <text:p>15,56</text:p>
          </table:table-cell>
          <table:table-cell table:style-name="ce14" office:value-type="float" office:value="15.79" calcext:value-type="float">
            <text:p>15,79</text:p>
          </table:table-cell>
          <table:table-cell table:style-name="ce9" office:value-type="float" office:value="1.85" calcext:value-type="float">
            <text:p>1,85</text:p>
          </table:table-cell>
          <table:table-cell table:style-name="ce3" office:value-type="float" office:value="1.84" calcext:value-type="float">
            <text:p>1,84</text:p>
          </table:table-cell>
          <table:table-cell table:style-name="ce3" office:value-type="float" office:value="2.04" calcext:value-type="float">
            <text:p>2,04</text:p>
          </table:table-cell>
          <table:table-cell table:style-name="ce3" office:value-type="float" office:value="2.05" calcext:value-type="float">
            <text:p>2,05</text:p>
          </table:table-cell>
          <table:table-cell table:style-name="ce14" office:value-type="float" office:value="1.88" calcext:value-type="float">
            <text:p>1,88</text:p>
          </table:table-cell>
          <table:table-cell table:style-name="ce9" office:value-type="float" office:value="1.9" calcext:value-type="float">
            <text:p>1,9</text:p>
          </table:table-cell>
          <table:table-cell table:style-name="ce3" office:value-type="float" office:value="1.93" calcext:value-type="float">
            <text:p>1,93</text:p>
          </table:table-cell>
          <table:table-cell table:style-name="ce3" office:value-type="float" office:value="1.9" calcext:value-type="float">
            <text:p>1,9</text:p>
          </table:table-cell>
          <table:table-cell table:style-name="ce3" office:value-type="float" office:value="2.44" calcext:value-type="float">
            <text:p>2,44</text:p>
          </table:table-cell>
          <table:table-cell table:style-name="ce14" office:value-type="float" office:value="2.08" calcext:value-type="float">
            <text:p>2,08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20.41" calcext:value-type="float">
            <text:p>20,41</text:p>
          </table:table-cell>
          <table:table-cell office:value-type="float" office:value="19" calcext:value-type="float">
            <text:p>19</text:p>
          </table:table-cell>
          <table:table-cell office:value-type="float" office:value="15.54" calcext:value-type="float">
            <text:p>15,54</text:p>
          </table:table-cell>
          <table:table-cell office:value-type="float" office:value="15.72" calcext:value-type="float">
            <text:p>15,72</text:p>
          </table:table-cell>
          <table:table-cell table:style-name="ce14" office:value-type="float" office:value="15.71" calcext:value-type="float">
            <text:p>15,71</text:p>
          </table:table-cell>
          <table:table-cell table:style-name="ce9" office:value-type="float" office:value="1.82" calcext:value-type="float">
            <text:p>1,82</text:p>
          </table:table-cell>
          <table:table-cell office:value-type="float" office:value="1.82" calcext:value-type="float">
            <text:p>1,82</text:p>
          </table:table-cell>
          <table:table-cell office:value-type="float" office:value="2.06" calcext:value-type="float">
            <text:p>2,06</text:p>
          </table:table-cell>
          <table:table-cell office:value-type="float" office:value="2.03" calcext:value-type="float">
            <text:p>2,03</text:p>
          </table:table-cell>
          <table:table-cell table:style-name="ce14" office:value-type="float" office:value="1.87" calcext:value-type="float">
            <text:p>1,87</text:p>
          </table:table-cell>
          <table:table-cell table:style-name="ce9"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2.43" calcext:value-type="float">
            <text:p>2,43</text:p>
          </table:table-cell>
          <table:table-cell table:style-name="ce14" office:value-type="float" office:value="2.07" calcext:value-type="float">
            <text:p>2,07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20.39" calcext:value-type="float">
            <text:p>20,39</text:p>
          </table:table-cell>
          <table:table-cell office:value-type="float" office:value="19" calcext:value-type="float">
            <text:p>19</text:p>
          </table:table-cell>
          <table:table-cell office:value-type="float" office:value="15.71" calcext:value-type="float">
            <text:p>15,71</text:p>
          </table:table-cell>
          <table:table-cell office:value-type="float" office:value="15.75" calcext:value-type="float">
            <text:p>15,75</text:p>
          </table:table-cell>
          <table:table-cell table:style-name="ce14" office:value-type="float" office:value="15.64" calcext:value-type="float">
            <text:p>15,64</text:p>
          </table:table-cell>
          <table:table-cell table:style-name="ce9" office:value-type="float" office:value="1.8" calcext:value-type="float">
            <text:p>1,8</text:p>
          </table:table-cell>
          <table:table-cell office:value-type="float" office:value="1.83" calcext:value-type="float">
            <text:p>1,83</text:p>
          </table:table-cell>
          <table:table-cell office:value-type="float" office:value="2.05" calcext:value-type="float">
            <text:p>2,05</text:p>
          </table:table-cell>
          <table:table-cell office:value-type="float" office:value="2.02" calcext:value-type="float">
            <text:p>2,02</text:p>
          </table:table-cell>
          <table:table-cell table:style-name="ce14" office:value-type="float" office:value="1.87" calcext:value-type="float">
            <text:p>1,87</text:p>
          </table:table-cell>
          <table:table-cell table:style-name="ce9" office:value-type="float" office:value="1.88" calcext:value-type="float">
            <text:p>1,88</text:p>
          </table:table-cell>
          <table:table-cell office:value-type="float" office:value="1.88" calcext:value-type="float">
            <text:p>1,88</text:p>
          </table:table-cell>
          <table:table-cell office:value-type="float" office:value="1.89" calcext:value-type="float">
            <text:p>1,89</text:p>
          </table:table-cell>
          <table:table-cell office:value-type="float" office:value="2.41" calcext:value-type="float">
            <text:p>2,41</text:p>
          </table:table-cell>
          <table:table-cell table:style-name="ce14" office:value-type="float" office:value="2.05" calcext:value-type="float">
            <text:p>2,05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20.42" calcext:value-type="float">
            <text:p>20,42</text:p>
          </table:table-cell>
          <table:table-cell office:value-type="float" office:value="19.01" calcext:value-type="float">
            <text:p>19,01</text:p>
          </table:table-cell>
          <table:table-cell office:value-type="float" office:value="15.72" calcext:value-type="float">
            <text:p>15,72</text:p>
          </table:table-cell>
          <table:table-cell office:value-type="float" office:value="15.75" calcext:value-type="float">
            <text:p>15,75</text:p>
          </table:table-cell>
          <table:table-cell table:style-name="ce14" office:value-type="float" office:value="15.74" calcext:value-type="float">
            <text:p>15,74</text:p>
          </table:table-cell>
          <table:table-cell table:style-name="ce9"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2.03" calcext:value-type="float">
            <text:p>2,03</text:p>
          </table:table-cell>
          <table:table-cell office:value-type="float" office:value="2.04" calcext:value-type="float">
            <text:p>2,04</text:p>
          </table:table-cell>
          <table:table-cell table:style-name="ce14" office:value-type="float" office:value="1.89" calcext:value-type="float">
            <text:p>1,89</text:p>
          </table:table-cell>
          <table:table-cell table:style-name="ce9"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2.43" calcext:value-type="float">
            <text:p>2,43</text:p>
          </table:table-cell>
          <table:table-cell table:style-name="ce14" office:value-type="float" office:value="2.06" calcext:value-type="float">
            <text:p>2,0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20.4" calcext:value-type="float">
            <text:p>20,4</text:p>
          </table:table-cell>
          <table:table-cell office:value-type="float" office:value="19.03" calcext:value-type="float">
            <text:p>19,03</text:p>
          </table:table-cell>
          <table:table-cell office:value-type="float" office:value="15.74" calcext:value-type="float">
            <text:p>15,74</text:p>
          </table:table-cell>
          <table:table-cell office:value-type="float" office:value="15.92" calcext:value-type="float">
            <text:p>15,92</text:p>
          </table:table-cell>
          <table:table-cell table:style-name="ce14" office:value-type="float" office:value="15.65" calcext:value-type="float">
            <text:p>15,65</text:p>
          </table:table-cell>
          <table:table-cell table:style-name="ce9"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02" calcext:value-type="float">
            <text:p>2,02</text:p>
          </table:table-cell>
          <table:table-cell office:value-type="float" office:value="2.06" calcext:value-type="float">
            <text:p>2,06</text:p>
          </table:table-cell>
          <table:table-cell table:style-name="ce14" office:value-type="float" office:value="1.89" calcext:value-type="float">
            <text:p>1,89</text:p>
          </table:table-cell>
          <table:table-cell table:style-name="ce9" office:value-type="float" office:value="1.91" calcext:value-type="float">
            <text:p>1,91</text:p>
          </table:table-cell>
          <table:table-cell table:number-columns-repeated="2" office:value-type="float" office:value="1.91" calcext:value-type="float">
            <text:p>1,91</text:p>
          </table:table-cell>
          <table:table-cell office:value-type="float" office:value="2.49" calcext:value-type="float">
            <text:p>2,49</text:p>
          </table:table-cell>
          <table:table-cell table:style-name="ce14" office:value-type="float" office:value="2.08" calcext:value-type="float">
            <text:p>2,08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20.51" calcext:value-type="float">
            <text:p>20,51</text:p>
          </table:table-cell>
          <table:table-cell office:value-type="float" office:value="19.17" calcext:value-type="float">
            <text:p>19,17</text:p>
          </table:table-cell>
          <table:table-cell office:value-type="float" office:value="16.02" calcext:value-type="float">
            <text:p>16,02</text:p>
          </table:table-cell>
          <table:table-cell office:value-type="float" office:value="16.19" calcext:value-type="float">
            <text:p>16,19</text:p>
          </table:table-cell>
          <table:table-cell table:style-name="ce14" office:value-type="float" office:value="15.76" calcext:value-type="float">
            <text:p>15,76</text:p>
          </table:table-cell>
          <table:table-cell table:style-name="ce9" office:value-type="float" office:value="1.88" calcext:value-type="float">
            <text:p>1,88</text:p>
          </table:table-cell>
          <table:table-cell office:value-type="float" office:value="1.83" calcext:value-type="float">
            <text:p>1,83</text:p>
          </table:table-cell>
          <table:table-cell office:value-type="float" office:value="2.06" calcext:value-type="float">
            <text:p>2,06</text:p>
          </table:table-cell>
          <table:table-cell office:value-type="float" office:value="2.09" calcext:value-type="float">
            <text:p>2,09</text:p>
          </table:table-cell>
          <table:table-cell table:style-name="ce14" office:value-type="float" office:value="1.91" calcext:value-type="float">
            <text:p>1,91</text:p>
          </table:table-cell>
          <table:table-cell table:style-name="ce9" office:value-type="float" office:value="1.93" calcext:value-type="float">
            <text:p>1,93</text:p>
          </table:table-cell>
          <table:table-cell table:number-columns-repeated="2" office:value-type="float" office:value="1.92" calcext:value-type="float">
            <text:p>1,92</text:p>
          </table:table-cell>
          <table:table-cell office:value-type="float" office:value="2.53" calcext:value-type="float">
            <text:p>2,53</text:p>
          </table:table-cell>
          <table:table-cell table:style-name="ce14" office:value-type="float" office:value="2.09" calcext:value-type="float">
            <text:p>2,09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20.73" calcext:value-type="float">
            <text:p>20,73</text:p>
          </table:table-cell>
          <table:table-cell office:value-type="float" office:value="19.32" calcext:value-type="float">
            <text:p>19,32</text:p>
          </table:table-cell>
          <table:table-cell office:value-type="float" office:value="16.31" calcext:value-type="float">
            <text:p>16,31</text:p>
          </table:table-cell>
          <table:table-cell office:value-type="float" office:value="16.23" calcext:value-type="float">
            <text:p>16,23</text:p>
          </table:table-cell>
          <table:table-cell table:style-name="ce14" office:value-type="float" office:value="16.23" calcext:value-type="float">
            <text:p>16,23</text:p>
          </table:table-cell>
          <table:table-cell table:style-name="ce9"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office:value-type="float" office:value="2.17" calcext:value-type="float">
            <text:p>2,17</text:p>
          </table:table-cell>
          <table:table-cell office:value-type="float" office:value="2.13" calcext:value-type="float">
            <text:p>2,13</text:p>
          </table:table-cell>
          <table:table-cell table:style-name="ce14" office:value-type="float" office:value="2" calcext:value-type="float">
            <text:p>2</text:p>
          </table:table-cell>
          <table:table-cell table:style-name="ce9" office:value-type="float" office:value="2.01" calcext:value-type="float">
            <text:p>2,01</text:p>
          </table:table-cell>
          <table:table-cell office:value-type="float" office:value="1.99" calcext:value-type="float">
            <text:p>1,99</text:p>
          </table:table-cell>
          <table:table-cell office:value-type="float" office:value="2.02" calcext:value-type="float">
            <text:p>2,02</text:p>
          </table:table-cell>
          <table:table-cell office:value-type="float" office:value="2.59" calcext:value-type="float">
            <text:p>2,59</text:p>
          </table:table-cell>
          <table:table-cell table:style-name="ce14" office:value-type="float" office:value="2.16" calcext:value-type="float">
            <text:p>2,16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21.21" calcext:value-type="float">
            <text:p>21,21</text:p>
          </table:table-cell>
          <table:table-cell office:value-type="float" office:value="19.71" calcext:value-type="float">
            <text:p>19,71</text:p>
          </table:table-cell>
          <table:table-cell office:value-type="float" office:value="17.19" calcext:value-type="float">
            <text:p>17,19</text:p>
          </table:table-cell>
          <table:table-cell office:value-type="float" office:value="17.28" calcext:value-type="float">
            <text:p>17,28</text:p>
          </table:table-cell>
          <table:table-cell table:style-name="ce14" office:value-type="float" office:value="17.09" calcext:value-type="float">
            <text:p>17,09</text:p>
          </table:table-cell>
          <table:table-cell table:style-name="ce9" office:value-type="float" office:value="2.87" calcext:value-type="float">
            <text:p>2,87</text:p>
          </table:table-cell>
          <table:table-cell office:value-type="float" office:value="2.79" calcext:value-type="float">
            <text:p>2,79</text:p>
          </table:table-cell>
          <table:table-cell office:value-type="float" office:value="3.02" calcext:value-type="float">
            <text:p>3,02</text:p>
          </table:table-cell>
          <table:table-cell office:value-type="float" office:value="2.94" calcext:value-type="float">
            <text:p>2,94</text:p>
          </table:table-cell>
          <table:table-cell table:style-name="ce14" office:value-type="float" office:value="2.94" calcext:value-type="float">
            <text:p>2,94</text:p>
          </table:table-cell>
          <table:table-cell table:style-name="ce9" office:value-type="float" office:value="2.93" calcext:value-type="float">
            <text:p>2,93</text:p>
          </table:table-cell>
          <table:table-cell office:value-type="float" office:value="2.92" calcext:value-type="float">
            <text:p>2,92</text:p>
          </table:table-cell>
          <table:table-cell office:value-type="float" office:value="2.96" calcext:value-type="float">
            <text:p>2,96</text:p>
          </table:table-cell>
          <table:table-cell office:value-type="float" office:value="3.41" calcext:value-type="float">
            <text:p>3,41</text:p>
          </table:table-cell>
          <table:table-cell table:style-name="ce14" office:value-type="float" office:value="2.96" calcext:value-type="float">
            <text:p>2,96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22.19" calcext:value-type="float">
            <text:p>22,19</text:p>
          </table:table-cell>
          <table:table-cell office:value-type="float" office:value="20.64" calcext:value-type="float">
            <text:p>20,64</text:p>
          </table:table-cell>
          <table:table-cell office:value-type="float" office:value="19.3" calcext:value-type="float">
            <text:p>19,3</text:p>
          </table:table-cell>
          <table:table-cell office:value-type="float" office:value="19.25" calcext:value-type="float">
            <text:p>19,25</text:p>
          </table:table-cell>
          <table:table-cell table:style-name="ce14" office:value-type="float" office:value="19.25" calcext:value-type="float">
            <text:p>19,25</text:p>
          </table:table-cell>
          <table:table-cell table:style-name="ce9" office:value-type="float" office:value="3.02" calcext:value-type="float">
            <text:p>3,02</text:p>
          </table:table-cell>
          <table:table-cell office:value-type="float" office:value="2.95" calcext:value-type="float">
            <text:p>2,95</text:p>
          </table:table-cell>
          <table:table-cell office:value-type="float" office:value="3.11" calcext:value-type="float">
            <text:p>3,11</text:p>
          </table:table-cell>
          <table:table-cell office:value-type="float" office:value="3.08" calcext:value-type="float">
            <text:p>3,08</text:p>
          </table:table-cell>
          <table:table-cell table:style-name="ce14" office:value-type="float" office:value="3.08" calcext:value-type="float">
            <text:p>3,08</text:p>
          </table:table-cell>
          <table:table-cell table:style-name="ce9" office:value-type="float" office:value="3.07" calcext:value-type="float">
            <text:p>3,07</text:p>
          </table:table-cell>
          <table:table-cell office:value-type="float" office:value="3.06" calcext:value-type="float">
            <text:p>3,06</text:p>
          </table:table-cell>
          <table:table-cell office:value-type="float" office:value="3.12" calcext:value-type="float">
            <text:p>3,12</text:p>
          </table:table-cell>
          <table:table-cell office:value-type="float" office:value="3.53" calcext:value-type="float">
            <text:p>3,53</text:p>
          </table:table-cell>
          <table:table-cell table:style-name="ce14" office:value-type="float" office:value="3.08" calcext:value-type="float">
            <text:p>3,08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24.26" calcext:value-type="float">
            <text:p>24,26</text:p>
          </table:table-cell>
          <table:table-cell office:value-type="float" office:value="22.85" calcext:value-type="float">
            <text:p>22,85</text:p>
          </table:table-cell>
          <table:table-cell office:value-type="float" office:value="22.09" calcext:value-type="float">
            <text:p>22,09</text:p>
          </table:table-cell>
          <table:table-cell office:value-type="float" office:value="21.93" calcext:value-type="float">
            <text:p>21,93</text:p>
          </table:table-cell>
          <table:table-cell table:style-name="ce14" office:value-type="float" office:value="21.97" calcext:value-type="float">
            <text:p>21,97</text:p>
          </table:table-cell>
          <table:table-cell table:style-name="ce9" office:value-type="float" office:value="3.34" calcext:value-type="float">
            <text:p>3,34</text:p>
          </table:table-cell>
          <table:table-cell office:value-type="float" office:value="3.16" calcext:value-type="float">
            <text:p>3,16</text:p>
          </table:table-cell>
          <table:table-cell office:value-type="float" office:value="3.4" calcext:value-type="float">
            <text:p>3,4</text:p>
          </table:table-cell>
          <table:table-cell office:value-type="float" office:value="3.35" calcext:value-type="float">
            <text:p>3,35</text:p>
          </table:table-cell>
          <table:table-cell table:style-name="ce14" office:value-type="float" office:value="3.42" calcext:value-type="float">
            <text:p>3,42</text:p>
          </table:table-cell>
          <table:table-cell table:style-name="ce9" office:value-type="float" office:value="3.38" calcext:value-type="float">
            <text:p>3,38</text:p>
          </table:table-cell>
          <table:table-cell office:value-type="float" office:value="3.33" calcext:value-type="float">
            <text:p>3,33</text:p>
          </table:table-cell>
          <table:table-cell office:value-type="float" office:value="3.42" calcext:value-type="float">
            <text:p>3,42</text:p>
          </table:table-cell>
          <table:table-cell office:value-type="float" office:value="3.78" calcext:value-type="float">
            <text:p>3,78</text:p>
          </table:table-cell>
          <table:table-cell table:style-name="ce14" office:value-type="float" office:value="3.34" calcext:value-type="float">
            <text:p>3,34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4.68" calcext:value-type="float">
            <text:p>34,68</text:p>
          </table:table-cell>
          <table:table-cell office:value-type="float" office:value="33.02" calcext:value-type="float">
            <text:p>33,02</text:p>
          </table:table-cell>
          <table:table-cell office:value-type="float" office:value="28.92" calcext:value-type="float">
            <text:p>28,92</text:p>
          </table:table-cell>
          <table:table-cell office:value-type="float" office:value="28.78" calcext:value-type="float">
            <text:p>28,78</text:p>
          </table:table-cell>
          <table:table-cell table:style-name="ce14" office:value-type="float" office:value="28.92" calcext:value-type="float">
            <text:p>28,92</text:p>
          </table:table-cell>
          <table:table-cell table:style-name="ce9" office:value-type="float" office:value="3.73" calcext:value-type="float">
            <text:p>3,73</text:p>
          </table:table-cell>
          <table:table-cell office:value-type="float" office:value="3.53" calcext:value-type="float">
            <text:p>3,53</text:p>
          </table:table-cell>
          <table:table-cell office:value-type="float" office:value="3.77" calcext:value-type="float">
            <text:p>3,77</text:p>
          </table:table-cell>
          <table:table-cell office:value-type="float" office:value="3.71" calcext:value-type="float">
            <text:p>3,71</text:p>
          </table:table-cell>
          <table:table-cell table:style-name="ce14" office:value-type="float" office:value="3.72" calcext:value-type="float">
            <text:p>3,72</text:p>
          </table:table-cell>
          <table:table-cell table:style-name="ce9" office:value-type="float" office:value="3.81" calcext:value-type="float">
            <text:p>3,81</text:p>
          </table:table-cell>
          <table:table-cell office:value-type="float" office:value="3.63" calcext:value-type="float">
            <text:p>3,63</text:p>
          </table:table-cell>
          <table:table-cell office:value-type="float" office:value="3.81" calcext:value-type="float">
            <text:p>3,81</text:p>
          </table:table-cell>
          <table:table-cell office:value-type="float" office:value="4.11" calcext:value-type="float">
            <text:p>4,11</text:p>
          </table:table-cell>
          <table:table-cell table:style-name="ce14" office:value-type="float" office:value="3.69" calcext:value-type="float">
            <text:p>3,69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46.08" calcext:value-type="float">
            <text:p>46,08</text:p>
          </table:table-cell>
          <table:table-cell office:value-type="float" office:value="90.01" calcext:value-type="float">
            <text:p>90,01</text:p>
          </table:table-cell>
          <table:table-cell office:value-type="float" office:value="45.06" calcext:value-type="float">
            <text:p>45,06</text:p>
          </table:table-cell>
          <table:table-cell office:value-type="float" office:value="45.05" calcext:value-type="float">
            <text:p>45,05</text:p>
          </table:table-cell>
          <table:table-cell table:style-name="ce14" office:value-type="float" office:value="45.04" calcext:value-type="float">
            <text:p>45,04</text:p>
          </table:table-cell>
          <table:table-cell table:style-name="ce9" office:value-type="float" office:value="4.51" calcext:value-type="float">
            <text:p>4,51</text:p>
          </table:table-cell>
          <table:table-cell office:value-type="float" office:value="4.2" calcext:value-type="float">
            <text:p>4,2</text:p>
          </table:table-cell>
          <table:table-cell office:value-type="float" office:value="4.35" calcext:value-type="float">
            <text:p>4,35</text:p>
          </table:table-cell>
          <table:table-cell office:value-type="float" office:value="4.38" calcext:value-type="float">
            <text:p>4,38</text:p>
          </table:table-cell>
          <table:table-cell table:style-name="ce14" office:value-type="float" office:value="4.36" calcext:value-type="float">
            <text:p>4,36</text:p>
          </table:table-cell>
          <table:table-cell table:style-name="ce9" office:value-type="float" office:value="4.45" calcext:value-type="float">
            <text:p>4,45</text:p>
          </table:table-cell>
          <table:table-cell office:value-type="float" office:value="4.43" calcext:value-type="float">
            <text:p>4,43</text:p>
          </table:table-cell>
          <table:table-cell office:value-type="float" office:value="4.47" calcext:value-type="float">
            <text:p>4,47</text:p>
          </table:table-cell>
          <table:table-cell office:value-type="float" office:value="4.83" calcext:value-type="float">
            <text:p>4,83</text:p>
          </table:table-cell>
          <table:table-cell table:style-name="ce14" office:value-type="float" office:value="4.43" calcext:value-type="float">
            <text:p>4,43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163.77" calcext:value-type="float">
            <text:p>163,77</text:p>
          </table:table-cell>
          <table:table-cell office:value-type="float" office:value="177.12" calcext:value-type="float">
            <text:p>177,12</text:p>
          </table:table-cell>
          <table:table-cell office:value-type="float" office:value="245.89" calcext:value-type="float">
            <text:p>245,89</text:p>
          </table:table-cell>
          <table:table-cell office:value-type="float" office:value="261.29" calcext:value-type="float">
            <text:p>261,29</text:p>
          </table:table-cell>
          <table:table-cell table:style-name="ce14" office:value-type="float" office:value="256.07" calcext:value-type="float">
            <text:p>256,07</text:p>
          </table:table-cell>
          <table:table-cell table:style-name="ce9" office:value-type="float" office:value="5.31" calcext:value-type="float">
            <text:p>5,31</text:p>
          </table:table-cell>
          <table:table-cell office:value-type="float" office:value="5.04" calcext:value-type="float">
            <text:p>5,04</text:p>
          </table:table-cell>
          <table:table-cell office:value-type="float" office:value="5.11" calcext:value-type="float">
            <text:p>5,11</text:p>
          </table:table-cell>
          <table:table-cell office:value-type="float" office:value="5.06" calcext:value-type="float">
            <text:p>5,06</text:p>
          </table:table-cell>
          <table:table-cell table:style-name="ce14" office:value-type="float" office:value="5.13" calcext:value-type="float">
            <text:p>5,13</text:p>
          </table:table-cell>
          <table:table-cell table:style-name="ce9" office:value-type="float" office:value="5.13" calcext:value-type="float">
            <text:p>5,13</text:p>
          </table:table-cell>
          <table:table-cell office:value-type="float" office:value="5.15" calcext:value-type="float">
            <text:p>5,15</text:p>
          </table:table-cell>
          <table:table-cell office:value-type="float" office:value="5.19" calcext:value-type="float">
            <text:p>5,19</text:p>
          </table:table-cell>
          <table:table-cell office:value-type="float" office:value="5.6" calcext:value-type="float">
            <text:p>5,6</text:p>
          </table:table-cell>
          <table:table-cell table:style-name="ce14" office:value-type="float" office:value="5.14" calcext:value-type="float">
            <text:p>5,14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319.71" calcext:value-type="float">
            <text:p>319,71</text:p>
          </table:table-cell>
          <table:table-cell office:value-type="float" office:value="368.18" calcext:value-type="float">
            <text:p>368,18</text:p>
          </table:table-cell>
          <table:table-cell office:value-type="float" office:value="370.4" calcext:value-type="float">
            <text:p>370,4</text:p>
          </table:table-cell>
          <table:table-cell office:value-type="float" office:value="370.75" calcext:value-type="float">
            <text:p>370,75</text:p>
          </table:table-cell>
          <table:table-cell table:style-name="ce14" office:value-type="float" office:value="371.32" calcext:value-type="float">
            <text:p>371,32</text:p>
          </table:table-cell>
          <table:table-cell table:style-name="ce9" office:value-type="float" office:value="6.78" calcext:value-type="float">
            <text:p>6,78</text:p>
          </table:table-cell>
          <table:table-cell office:value-type="float" office:value="6.41" calcext:value-type="float">
            <text:p>6,41</text:p>
          </table:table-cell>
          <table:table-cell office:value-type="float" office:value="6.54" calcext:value-type="float">
            <text:p>6,54</text:p>
          </table:table-cell>
          <table:table-cell office:value-type="float" office:value="6.44" calcext:value-type="float">
            <text:p>6,44</text:p>
          </table:table-cell>
          <table:table-cell table:style-name="ce14" office:value-type="float" office:value="6.63" calcext:value-type="float">
            <text:p>6,63</text:p>
          </table:table-cell>
          <table:table-cell table:style-name="ce9" office:value-type="float" office:value="6.5" calcext:value-type="float">
            <text:p>6,5</text:p>
          </table:table-cell>
          <table:table-cell office:value-type="float" office:value="6.59" calcext:value-type="float">
            <text:p>6,59</text:p>
          </table:table-cell>
          <table:table-cell office:value-type="float" office:value="6.58" calcext:value-type="float">
            <text:p>6,58</text:p>
          </table:table-cell>
          <table:table-cell office:value-type="float" office:value="6.9" calcext:value-type="float">
            <text:p>6,9</text:p>
          </table:table-cell>
          <table:table-cell table:style-name="ce14" office:value-type="float" office:value="6.44" calcext:value-type="float">
            <text:p>6,4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385.05" calcext:value-type="float">
            <text:p>385,05</text:p>
          </table:table-cell>
          <table:table-cell office:value-type="float" office:value="384.06" calcext:value-type="float">
            <text:p>384,06</text:p>
          </table:table-cell>
          <table:table-cell office:value-type="float" office:value="386.09" calcext:value-type="float">
            <text:p>386,09</text:p>
          </table:table-cell>
          <table:table-cell office:value-type="float" office:value="385.44" calcext:value-type="float">
            <text:p>385,44</text:p>
          </table:table-cell>
          <table:table-cell table:style-name="ce14" office:value-type="float" office:value="386.48" calcext:value-type="float">
            <text:p>386,48</text:p>
          </table:table-cell>
          <table:table-cell table:style-name="ce9" office:value-type="float" office:value="8.08" calcext:value-type="float">
            <text:p>8,08</text:p>
          </table:table-cell>
          <table:table-cell office:value-type="float" office:value="7.92" calcext:value-type="float">
            <text:p>7,92</text:p>
          </table:table-cell>
          <table:table-cell office:value-type="float" office:value="8.43" calcext:value-type="float">
            <text:p>8,43</text:p>
          </table:table-cell>
          <table:table-cell office:value-type="float" office:value="8.36" calcext:value-type="float">
            <text:p>8,36</text:p>
          </table:table-cell>
          <table:table-cell table:style-name="ce14" office:value-type="float" office:value="8.2" calcext:value-type="float">
            <text:p>8,2</text:p>
          </table:table-cell>
          <table:table-cell table:style-name="ce9" office:value-type="float" office:value="8.28" calcext:value-type="float">
            <text:p>8,28</text:p>
          </table:table-cell>
          <table:table-cell office:value-type="float" office:value="8.19" calcext:value-type="float">
            <text:p>8,19</text:p>
          </table:table-cell>
          <table:table-cell office:value-type="float" office:value="8.2" calcext:value-type="float">
            <text:p>8,2</text:p>
          </table:table-cell>
          <table:table-cell office:value-type="float" office:value="9.89" calcext:value-type="float">
            <text:p>9,89</text:p>
          </table:table-cell>
          <table:table-cell table:style-name="ce14" office:value-type="float" office:value="8.45" calcext:value-type="float">
            <text:p>8,45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400.23" calcext:value-type="float">
            <text:p>400,23</text:p>
          </table:table-cell>
          <table:table-cell office:value-type="float" office:value="400.8" calcext:value-type="float">
            <text:p>400,8</text:p>
          </table:table-cell>
          <table:table-cell office:value-type="float" office:value="400.56" calcext:value-type="float">
            <text:p>400,56</text:p>
          </table:table-cell>
          <table:table-cell office:value-type="float" office:value="398.7" calcext:value-type="float">
            <text:p>398,7</text:p>
          </table:table-cell>
          <table:table-cell table:style-name="ce14" office:value-type="float" office:value="400.42" calcext:value-type="float">
            <text:p>400,42</text:p>
          </table:table-cell>
          <table:table-cell table:style-name="ce9" office:value-type="float" office:value="10.65" calcext:value-type="float">
            <text:p>10,65</text:p>
          </table:table-cell>
          <table:table-cell office:value-type="float" office:value="10.51" calcext:value-type="float">
            <text:p>10,51</text:p>
          </table:table-cell>
          <table:table-cell office:value-type="float" office:value="11.14" calcext:value-type="float">
            <text:p>11,14</text:p>
          </table:table-cell>
          <table:table-cell office:value-type="float" office:value="10.97" calcext:value-type="float">
            <text:p>10,97</text:p>
          </table:table-cell>
          <table:table-cell table:style-name="ce14" office:value-type="float" office:value="10.85" calcext:value-type="float">
            <text:p>10,85</text:p>
          </table:table-cell>
          <table:table-cell table:style-name="ce9" office:value-type="float" office:value="10.91" calcext:value-type="float">
            <text:p>10,91</text:p>
          </table:table-cell>
          <table:table-cell office:value-type="float" office:value="10.76" calcext:value-type="float">
            <text:p>10,76</text:p>
          </table:table-cell>
          <table:table-cell office:value-type="float" office:value="10.81" calcext:value-type="float">
            <text:p>10,81</text:p>
          </table:table-cell>
          <table:table-cell office:value-type="float" office:value="12.8" calcext:value-type="float">
            <text:p>12,8</text:p>
          </table:table-cell>
          <table:table-cell table:style-name="ce14" office:value-type="float" office:value="11.09" calcext:value-type="float">
            <text:p>11,0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598.76" calcext:value-type="float">
            <text:p>598,76</text:p>
          </table:table-cell>
          <table:table-cell office:value-type="float" office:value="589.33" calcext:value-type="float">
            <text:p>589,33</text:p>
          </table:table-cell>
          <table:table-cell office:value-type="float" office:value="540.47" calcext:value-type="float">
            <text:p>540,47</text:p>
          </table:table-cell>
          <table:table-cell office:value-type="float" office:value="541.29" calcext:value-type="float">
            <text:p>541,29</text:p>
          </table:table-cell>
          <table:table-cell table:style-name="ce14" office:value-type="float" office:value="540.23" calcext:value-type="float">
            <text:p>540,23</text:p>
          </table:table-cell>
          <table:table-cell table:style-name="ce9" office:value-type="float" office:value="16.19" calcext:value-type="float">
            <text:p>16,19</text:p>
          </table:table-cell>
          <table:table-cell office:value-type="float" office:value="15.99" calcext:value-type="float">
            <text:p>15,99</text:p>
          </table:table-cell>
          <table:table-cell office:value-type="float" office:value="16.42" calcext:value-type="float">
            <text:p>16,42</text:p>
          </table:table-cell>
          <table:table-cell office:value-type="float" office:value="16.34" calcext:value-type="float">
            <text:p>16,34</text:p>
          </table:table-cell>
          <table:table-cell table:style-name="ce14" office:value-type="float" office:value="16.15" calcext:value-type="float">
            <text:p>16,15</text:p>
          </table:table-cell>
          <table:table-cell table:style-name="ce9" office:value-type="float" office:value="16.33" calcext:value-type="float">
            <text:p>16,33</text:p>
          </table:table-cell>
          <table:table-cell office:value-type="float" office:value="16.25" calcext:value-type="float">
            <text:p>16,25</text:p>
          </table:table-cell>
          <table:table-cell office:value-type="float" office:value="16.34" calcext:value-type="float">
            <text:p>16,34</text:p>
          </table:table-cell>
          <table:table-cell office:value-type="float" office:value="18.12" calcext:value-type="float">
            <text:p>18,12</text:p>
          </table:table-cell>
          <table:table-cell table:style-name="ce14" office:value-type="float" office:value="16.34" calcext:value-type="float">
            <text:p>16,34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1165.3" calcext:value-type="float">
            <text:p>1165,3</text:p>
          </table:table-cell>
          <table:table-cell office:value-type="float" office:value="1277.07" calcext:value-type="float">
            <text:p>1277,07</text:p>
          </table:table-cell>
          <table:table-cell office:value-type="float" office:value="1112.99" calcext:value-type="float">
            <text:p>1112,99</text:p>
          </table:table-cell>
          <table:table-cell office:value-type="float" office:value="1111.91" calcext:value-type="float">
            <text:p>1111,91</text:p>
          </table:table-cell>
          <table:table-cell table:style-name="ce14" office:value-type="float" office:value="1108.9" calcext:value-type="float">
            <text:p>1108,9</text:p>
          </table:table-cell>
          <table:table-cell table:style-name="ce9" office:value-type="float" office:value="26.38" calcext:value-type="float">
            <text:p>26,38</text:p>
          </table:table-cell>
          <table:table-cell office:value-type="float" office:value="26.31" calcext:value-type="float">
            <text:p>26,31</text:p>
          </table:table-cell>
          <table:table-cell office:value-type="float" office:value="26.79" calcext:value-type="float">
            <text:p>26,79</text:p>
          </table:table-cell>
          <table:table-cell office:value-type="float" office:value="26.74" calcext:value-type="float">
            <text:p>26,74</text:p>
          </table:table-cell>
          <table:table-cell table:style-name="ce14" office:value-type="float" office:value="26.43" calcext:value-type="float">
            <text:p>26,43</text:p>
          </table:table-cell>
          <table:table-cell table:style-name="ce9" office:value-type="float" office:value="26.51" calcext:value-type="float">
            <text:p>26,51</text:p>
          </table:table-cell>
          <table:table-cell office:value-type="float" office:value="26.4" calcext:value-type="float">
            <text:p>26,4</text:p>
          </table:table-cell>
          <table:table-cell office:value-type="float" office:value="26.52" calcext:value-type="float">
            <text:p>26,52</text:p>
          </table:table-cell>
          <table:table-cell office:value-type="float" office:value="29.05" calcext:value-type="float">
            <text:p>29,05</text:p>
          </table:table-cell>
          <table:table-cell table:style-name="ce14" office:value-type="float" office:value="26.75" calcext:value-type="float">
            <text:p>26,7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1842.22" calcext:value-type="float">
            <text:p>1842,22</text:p>
          </table:table-cell>
          <table:table-cell office:value-type="float" office:value="2036.55" calcext:value-type="float">
            <text:p>2036,55</text:p>
          </table:table-cell>
          <table:table-cell office:value-type="float" office:value="1781.43" calcext:value-type="float">
            <text:p>1781,43</text:p>
          </table:table-cell>
          <table:table-cell office:value-type="float" office:value="1776.35" calcext:value-type="float">
            <text:p>1776,35</text:p>
          </table:table-cell>
          <table:table-cell table:style-name="ce14" office:value-type="float" office:value="1797.59" calcext:value-type="float">
            <text:p>1797,59</text:p>
          </table:table-cell>
          <table:table-cell table:style-name="ce9" office:value-type="float" office:value="49.05" calcext:value-type="float">
            <text:p>49,05</text:p>
          </table:table-cell>
          <table:table-cell office:value-type="float" office:value="47.96" calcext:value-type="float">
            <text:p>47,96</text:p>
          </table:table-cell>
          <table:table-cell office:value-type="float" office:value="47.69" calcext:value-type="float">
            <text:p>47,69</text:p>
          </table:table-cell>
          <table:table-cell office:value-type="float" office:value="47.58" calcext:value-type="float">
            <text:p>47,58</text:p>
          </table:table-cell>
          <table:table-cell table:style-name="ce14" office:value-type="float" office:value="49.21" calcext:value-type="float">
            <text:p>49,21</text:p>
          </table:table-cell>
          <table:table-cell table:style-name="ce9" office:value-type="float" office:value="49.57" calcext:value-type="float">
            <text:p>49,57</text:p>
          </table:table-cell>
          <table:table-cell office:value-type="float" office:value="49.19" calcext:value-type="float">
            <text:p>49,19</text:p>
          </table:table-cell>
          <table:table-cell office:value-type="float" office:value="49.26" calcext:value-type="float">
            <text:p>49,26</text:p>
          </table:table-cell>
          <table:table-cell office:value-type="float" office:value="51.75" calcext:value-type="float">
            <text:p>51,75</text:p>
          </table:table-cell>
          <table:table-cell table:style-name="ce14" office:value-type="float" office:value="52.76" calcext:value-type="float">
            <text:p>52,7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3297.99" calcext:value-type="float">
            <text:p>3297,99</text:p>
          </table:table-cell>
          <table:table-cell office:value-type="float" office:value="3339.38" calcext:value-type="float">
            <text:p>3339,38</text:p>
          </table:table-cell>
          <table:table-cell office:value-type="float" office:value="3296.96" calcext:value-type="float">
            <text:p>3296,96</text:p>
          </table:table-cell>
          <table:table-cell office:value-type="float" office:value="3301.1" calcext:value-type="float">
            <text:p>3301,1</text:p>
          </table:table-cell>
          <table:table-cell table:style-name="ce14" office:value-type="float" office:value="3300.66" calcext:value-type="float">
            <text:p>3300,66</text:p>
          </table:table-cell>
          <table:table-cell table:style-name="ce9" office:value-type="float" office:value="97.09" calcext:value-type="float">
            <text:p>97,09</text:p>
          </table:table-cell>
          <table:table-cell office:value-type="float" office:value="94.95" calcext:value-type="float">
            <text:p>94,95</text:p>
          </table:table-cell>
          <table:table-cell office:value-type="float" office:value="89.29" calcext:value-type="float">
            <text:p>89,29</text:p>
          </table:table-cell>
          <table:table-cell office:value-type="float" office:value="89.24" calcext:value-type="float">
            <text:p>89,24</text:p>
          </table:table-cell>
          <table:table-cell table:style-name="ce14" office:value-type="float" office:value="97.3" calcext:value-type="float">
            <text:p>97,3</text:p>
          </table:table-cell>
          <table:table-cell table:style-name="ce9" office:value-type="float" office:value="97.39" calcext:value-type="float">
            <text:p>97,39</text:p>
          </table:table-cell>
          <table:table-cell office:value-type="float" office:value="97.22" calcext:value-type="float">
            <text:p>97,22</text:p>
          </table:table-cell>
          <table:table-cell office:value-type="float" office:value="97.15" calcext:value-type="float">
            <text:p>97,15</text:p>
          </table:table-cell>
          <table:table-cell office:value-type="float" office:value="123.13" calcext:value-type="float">
            <text:p>123,13</text:p>
          </table:table-cell>
          <table:table-cell table:style-name="ce14" office:value-type="float" office:value="89" calcext:value-type="float">
            <text:p>89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6045.41" calcext:value-type="float">
            <text:p>6045,41</text:p>
          </table:table-cell>
          <table:table-cell office:value-type="float" office:value="6204.23" calcext:value-type="float">
            <text:p>6204,23</text:p>
          </table:table-cell>
          <table:table-cell office:value-type="float" office:value="5975.04" calcext:value-type="float">
            <text:p>5975,04</text:p>
          </table:table-cell>
          <table:table-cell office:value-type="float" office:value="5982.27" calcext:value-type="float">
            <text:p>5982,27</text:p>
          </table:table-cell>
          <table:table-cell table:style-name="ce14" office:value-type="float" office:value="6023.6" calcext:value-type="float">
            <text:p>6023,6</text:p>
          </table:table-cell>
          <table:table-cell table:style-name="ce9" office:value-type="float" office:value="190.83" calcext:value-type="float">
            <text:p>190,83</text:p>
          </table:table-cell>
          <table:table-cell office:value-type="float" office:value="184.97" calcext:value-type="float">
            <text:p>184,97</text:p>
          </table:table-cell>
          <table:table-cell office:value-type="float" office:value="172.43" calcext:value-type="float">
            <text:p>172,43</text:p>
          </table:table-cell>
          <table:table-cell office:value-type="float" office:value="172.6" calcext:value-type="float">
            <text:p>172,6</text:p>
          </table:table-cell>
          <table:table-cell table:style-name="ce14" office:value-type="float" office:value="191.01" calcext:value-type="float">
            <text:p>191,01</text:p>
          </table:table-cell>
          <table:table-cell table:style-name="ce9" office:value-type="float" office:value="190.81" calcext:value-type="float">
            <text:p>190,81</text:p>
          </table:table-cell>
          <table:table-cell office:value-type="float" office:value="191.64" calcext:value-type="float">
            <text:p>191,64</text:p>
          </table:table-cell>
          <table:table-cell office:value-type="float" office:value="190.95" calcext:value-type="float">
            <text:p>190,95</text:p>
          </table:table-cell>
          <table:table-cell office:value-type="float" office:value="190.79" calcext:value-type="float">
            <text:p>190,79</text:p>
          </table:table-cell>
          <table:table-cell table:style-name="ce14" office:value-type="float" office:value="172.15" calcext:value-type="float">
            <text:p>172,15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11739.31" calcext:value-type="float">
            <text:p>11739,31</text:p>
          </table:table-cell>
          <table:table-cell office:value-type="float" office:value="11848.83" calcext:value-type="float">
            <text:p>11848,83</text:p>
          </table:table-cell>
          <table:table-cell office:value-type="float" office:value="11623.99" calcext:value-type="float">
            <text:p>11623,99</text:p>
          </table:table-cell>
          <table:table-cell office:value-type="float" office:value="11626.46" calcext:value-type="float">
            <text:p>11626,46</text:p>
          </table:table-cell>
          <table:table-cell table:style-name="ce14" office:value-type="float" office:value="11627.2" calcext:value-type="float">
            <text:p>11627,2</text:p>
          </table:table-cell>
          <table:table-cell table:style-name="ce9" office:value-type="float" office:value="377.37" calcext:value-type="float">
            <text:p>377,37</text:p>
          </table:table-cell>
          <table:table-cell office:value-type="float" office:value="365.73" calcext:value-type="float">
            <text:p>365,73</text:p>
          </table:table-cell>
          <table:table-cell office:value-type="float" office:value="340.01" calcext:value-type="float">
            <text:p>340,01</text:p>
          </table:table-cell>
          <table:table-cell office:value-type="float" office:value="339.88" calcext:value-type="float">
            <text:p>339,88</text:p>
          </table:table-cell>
          <table:table-cell table:style-name="ce14" office:value-type="float" office:value="377.56" calcext:value-type="float">
            <text:p>377,56</text:p>
          </table:table-cell>
          <table:table-cell table:style-name="ce9" office:value-type="float" office:value="380.3" calcext:value-type="float">
            <text:p>380,3</text:p>
          </table:table-cell>
          <table:table-cell office:value-type="float" office:value="378.52" calcext:value-type="float">
            <text:p>378,52</text:p>
          </table:table-cell>
          <table:table-cell office:value-type="float" office:value="377.52" calcext:value-type="float">
            <text:p>377,52</text:p>
          </table:table-cell>
          <table:table-cell office:value-type="float" office:value="376.09" calcext:value-type="float">
            <text:p>376,09</text:p>
          </table:table-cell>
          <table:table-cell table:style-name="ce14" office:value-type="float" office:value="339.97" calcext:value-type="float">
            <text:p>339,9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23472.51" calcext:value-type="float">
            <text:p>23472,51</text:p>
          </table:table-cell>
          <table:table-cell table:style-name="ce12" office:value-type="float" office:value="23821.61" calcext:value-type="float">
            <text:p>23821,61</text:p>
          </table:table-cell>
          <table:table-cell table:style-name="ce12" office:value-type="float" office:value="23416.58" calcext:value-type="float">
            <text:p>23416,58</text:p>
          </table:table-cell>
          <table:table-cell table:style-name="ce12" office:value-type="float" office:value="23465.38" calcext:value-type="float">
            <text:p>23465,38</text:p>
          </table:table-cell>
          <table:table-cell table:style-name="ce15" office:value-type="float" office:value="24293.4" calcext:value-type="float">
            <text:p>24293,4</text:p>
          </table:table-cell>
          <table:table-cell table:style-name="ce10" office:value-type="float" office:value="788.33" calcext:value-type="float">
            <text:p>788,33</text:p>
          </table:table-cell>
          <table:table-cell table:style-name="ce12" office:value-type="float" office:value="768.98" calcext:value-type="float">
            <text:p>768,98</text:p>
          </table:table-cell>
          <table:table-cell table:style-name="ce12" office:value-type="float" office:value="701.51" calcext:value-type="float">
            <text:p>701,51</text:p>
          </table:table-cell>
          <table:table-cell table:style-name="ce12" office:value-type="float" office:value="701.62" calcext:value-type="float">
            <text:p>701,62</text:p>
          </table:table-cell>
          <table:table-cell table:style-name="ce15" office:value-type="float" office:value="785.57" calcext:value-type="float">
            <text:p>785,57</text:p>
          </table:table-cell>
          <table:table-cell table:style-name="ce10" office:value-type="float" office:value="794.31" calcext:value-type="float">
            <text:p>794,31</text:p>
          </table:table-cell>
          <table:table-cell table:style-name="ce12" office:value-type="float" office:value="904.56" calcext:value-type="float">
            <text:p>904,56</text:p>
          </table:table-cell>
          <table:table-cell table:style-name="ce12" office:value-type="float" office:value="789.1" calcext:value-type="float">
            <text:p>789,1</text:p>
          </table:table-cell>
          <table:table-cell table:style-name="ce12" office:value-type="float" office:value="756.05" calcext:value-type="float">
            <text:p>756,05</text:p>
          </table:table-cell>
          <table:table-cell table:style-name="ce15" office:value-type="float" office:value="701.14" calcext:value-type="float">
            <text:p>701,14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3" table:number-rows-spanned="1">
            <text:p>Latency (μs)</text:p>
          </table:table-cell>
          <table:covered-table-cell table:number-columns-repeated="2" table:style-name="ce2"/>
          <table:table-cell table:number-columns-repeated="12"/>
        </table:table-row>
        <table:table-row table:style-name="ro1">
          <table:table-cell table:style-name="Default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</text:p>
          </table:table-cell>
          <table:table-cell table:style-name="ce2" office:value-type="string" calcext:value-type="string">
            <text:p>2.0.1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AVERAGE([.B8:.F8])" office:value-type="float" office:value="17.552" calcext:value-type="float">
            <text:p>17,552</text:p>
          </table:table-cell>
          <table:table-cell table:style-name="ce7" table:formula="of:=AVERAGE([.G8:.K8])" office:value-type="float" office:value="1.936" calcext:value-type="float">
            <text:p>1,936</text:p>
          </table:table-cell>
          <table:table-cell table:style-name="ce7" table:formula="of:=AVERAGE([.L8:.P8])" office:value-type="float" office:value="2.04" calcext:value-type="float">
            <text:p>2,0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9:.F9])" office:value-type="float" office:value="17.296" calcext:value-type="float">
            <text:p>17,296</text:p>
          </table:table-cell>
          <table:table-cell table:style-name="ce7" table:formula="of:=AVERAGE([.G9:.K9])" office:value-type="float" office:value="1.932" calcext:value-type="float">
            <text:p>1,932</text:p>
          </table:table-cell>
          <table:table-cell table:style-name="ce7" table:formula="of:=AVERAGE([.L9:.P9])" office:value-type="float" office:value="2.05" calcext:value-type="float">
            <text:p>2,05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10:.F10])" office:value-type="float" office:value="17.276" calcext:value-type="float">
            <text:p>17,276</text:p>
          </table:table-cell>
          <table:table-cell table:style-name="ce7" table:formula="of:=AVERAGE([.G10:.K10])" office:value-type="float" office:value="1.92" calcext:value-type="float">
            <text:p>1,92</text:p>
          </table:table-cell>
          <table:table-cell table:style-name="ce7" table:formula="of:=AVERAGE([.L10:.P10])" office:value-type="float" office:value="2.034" calcext:value-type="float">
            <text:p>2,034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1:.F11])" office:value-type="float" office:value="17.298" calcext:value-type="float">
            <text:p>17,298</text:p>
          </table:table-cell>
          <table:table-cell table:style-name="ce7" table:formula="of:=AVERAGE([.G11:.K11])" office:value-type="float" office:value="1.914" calcext:value-type="float">
            <text:p>1,914</text:p>
          </table:table-cell>
          <table:table-cell table:style-name="ce7" table:formula="of:=AVERAGE([.L11:.P11])" office:value-type="float" office:value="2.022" calcext:value-type="float">
            <text:p>2,022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2:.F12])" office:value-type="float" office:value="17.328" calcext:value-type="float">
            <text:p>17,328</text:p>
          </table:table-cell>
          <table:table-cell table:style-name="ce7" table:formula="of:=AVERAGE([.G12:.K12])" office:value-type="float" office:value="1.924" calcext:value-type="float">
            <text:p>1,924</text:p>
          </table:table-cell>
          <table:table-cell table:style-name="ce7" table:formula="of:=AVERAGE([.L12:.P12])" office:value-type="float" office:value="2.04" calcext:value-type="float">
            <text:p>2,04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3:.F13])" office:value-type="float" office:value="17.348" calcext:value-type="float">
            <text:p>17,348</text:p>
          </table:table-cell>
          <table:table-cell table:style-name="ce7" table:formula="of:=AVERAGE([.G13:.K13])" office:value-type="float" office:value="1.928" calcext:value-type="float">
            <text:p>1,928</text:p>
          </table:table-cell>
          <table:table-cell table:style-name="ce7" table:formula="of:=AVERAGE([.L13:.P13])" office:value-type="float" office:value="2.06" calcext:value-type="float">
            <text:p>2,06</text:p>
          </table:table-cell>
          <table:table-cell table:number-columns-repeated="1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4:.F14])" office:value-type="float" office:value="17.53" calcext:value-type="float">
            <text:p>17,53</text:p>
          </table:table-cell>
          <table:table-cell table:style-name="ce7" table:formula="of:=AVERAGE([.G14:.K14])" office:value-type="float" office:value="1.954" calcext:value-type="float">
            <text:p>1,954</text:p>
          </table:table-cell>
          <table:table-cell table:style-name="ce7" table:formula="of:=AVERAGE([.L14:.P14])" office:value-type="float" office:value="2.078" calcext:value-type="float">
            <text:p>2,078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5:.F15])" office:value-type="float" office:value="17.764" calcext:value-type="float">
            <text:p>17,764</text:p>
          </table:table-cell>
          <table:table-cell table:style-name="ce7" table:formula="of:=AVERAGE([.G15:.K15])" office:value-type="float" office:value="2.028" calcext:value-type="float">
            <text:p>2,028</text:p>
          </table:table-cell>
          <table:table-cell table:style-name="ce7" table:formula="of:=AVERAGE([.L15:.P15])" office:value-type="float" office:value="2.154" calcext:value-type="float">
            <text:p>2,154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6:.F16])" office:value-type="float" office:value="18.496" calcext:value-type="float">
            <text:p>18,496</text:p>
          </table:table-cell>
          <table:table-cell table:style-name="ce7" table:formula="of:=AVERAGE([.G16:.K16])" office:value-type="float" office:value="2.912" calcext:value-type="float">
            <text:p>2,912</text:p>
          </table:table-cell>
          <table:table-cell table:style-name="ce7" table:formula="of:=AVERAGE([.L16:.P16])" office:value-type="float" office:value="3.036" calcext:value-type="float">
            <text:p>3,036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7:.F17])" office:value-type="float" office:value="20.126" calcext:value-type="float">
            <text:p>20,126</text:p>
          </table:table-cell>
          <table:table-cell table:style-name="ce7" table:formula="of:=AVERAGE([.G17:.K17])" office:value-type="float" office:value="3.048" calcext:value-type="float">
            <text:p>3,048</text:p>
          </table:table-cell>
          <table:table-cell table:style-name="ce7" table:formula="of:=AVERAGE([.L17:.P17])" office:value-type="float" office:value="3.172" calcext:value-type="float">
            <text:p>3,172</text:p>
          </table:table-cell>
          <table:table-cell table:number-columns-repeated="12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8:.F18])" office:value-type="float" office:value="22.62" calcext:value-type="float">
            <text:p>22,62</text:p>
          </table:table-cell>
          <table:table-cell table:style-name="ce7" table:formula="of:=AVERAGE([.G18:.K18])" office:value-type="float" office:value="3.334" calcext:value-type="float">
            <text:p>3,334</text:p>
          </table:table-cell>
          <table:table-cell table:style-name="ce7" table:formula="of:=AVERAGE([.L18:.P18])" office:value-type="float" office:value="3.45" calcext:value-type="float">
            <text:p>3,45</text:p>
          </table:table-cell>
          <table:table-cell table:number-columns-repeated="1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9:.F19])" office:value-type="float" office:value="30.864" calcext:value-type="float">
            <text:p>30,864</text:p>
          </table:table-cell>
          <table:table-cell table:style-name="ce7" table:formula="of:=AVERAGE([.G19:.K19])" office:value-type="float" office:value="3.692" calcext:value-type="float">
            <text:p>3,692</text:p>
          </table:table-cell>
          <table:table-cell table:style-name="ce7" table:formula="of:=AVERAGE([.L19:.P19])" office:value-type="float" office:value="3.81" calcext:value-type="float">
            <text:p>3,81</text:p>
          </table:table-cell>
          <table:table-cell table:number-columns-repeated="12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20:.F20])" office:value-type="float" office:value="54.248" calcext:value-type="float">
            <text:p>54,248</text:p>
          </table:table-cell>
          <table:table-cell table:style-name="ce7" table:formula="of:=AVERAGE([.G20:.K20])" office:value-type="float" office:value="4.36" calcext:value-type="float">
            <text:p>4,36</text:p>
          </table:table-cell>
          <table:table-cell table:style-name="ce7" table:formula="of:=AVERAGE([.L20:.P20])" office:value-type="float" office:value="4.522" calcext:value-type="float">
            <text:p>4,522</text:p>
          </table:table-cell>
          <table:table-cell table:number-columns-repeated="12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1:.F21])" office:value-type="float" office:value="220.828" calcext:value-type="float">
            <text:p>220,828</text:p>
          </table:table-cell>
          <table:table-cell table:style-name="ce7" table:formula="of:=AVERAGE([.G21:.K21])" office:value-type="float" office:value="5.13" calcext:value-type="float">
            <text:p>5,13</text:p>
          </table:table-cell>
          <table:table-cell table:style-name="ce7" table:formula="of:=AVERAGE([.L21:.P21])" office:value-type="float" office:value="5.242" calcext:value-type="float">
            <text:p>5,242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2:.F22])" office:value-type="float" office:value="360.072" calcext:value-type="float">
            <text:p>360,072</text:p>
          </table:table-cell>
          <table:table-cell table:style-name="ce7" table:formula="of:=AVERAGE([.G22:.K22])" office:value-type="float" office:value="6.56" calcext:value-type="float">
            <text:p>6,56</text:p>
          </table:table-cell>
          <table:table-cell table:style-name="ce7" table:formula="of:=AVERAGE([.L22:.P22])" office:value-type="float" office:value="6.602" calcext:value-type="float">
            <text:p>6,602</text:p>
          </table:table-cell>
          <table:table-cell table:number-columns-repeated="12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3:.F23])" office:value-type="float" office:value="385.424" calcext:value-type="float">
            <text:p>385,424</text:p>
          </table:table-cell>
          <table:table-cell table:style-name="ce7" table:formula="of:=AVERAGE([.G23:.K23])" office:value-type="float" office:value="8.198" calcext:value-type="float">
            <text:p>8,198</text:p>
          </table:table-cell>
          <table:table-cell table:style-name="ce7" table:formula="of:=AVERAGE([.L23:.P23])" office:value-type="float" office:value="8.602" calcext:value-type="float">
            <text:p>8,602</text:p>
          </table:table-cell>
          <table:table-cell table:number-columns-repeated="12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4:.F24])" office:value-type="float" office:value="400.142" calcext:value-type="float">
            <text:p>400,142</text:p>
          </table:table-cell>
          <table:table-cell table:style-name="ce7" table:formula="of:=AVERAGE([.G24:.K24])" office:value-type="float" office:value="10.824" calcext:value-type="float">
            <text:p>10,824</text:p>
          </table:table-cell>
          <table:table-cell table:style-name="ce7" table:formula="of:=AVERAGE([.L24:.P24])" office:value-type="float" office:value="11.274" calcext:value-type="float">
            <text:p>11,274</text:p>
          </table:table-cell>
          <table:table-cell table:number-columns-repeated="12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5:.F25])" office:value-type="float" office:value="562.016" calcext:value-type="float">
            <text:p>562,016</text:p>
          </table:table-cell>
          <table:table-cell table:style-name="ce7" table:formula="of:=AVERAGE([.G25:.K25])" office:value-type="float" office:value="16.218" calcext:value-type="float">
            <text:p>16,218</text:p>
          </table:table-cell>
          <table:table-cell table:style-name="ce7" table:formula="of:=AVERAGE([.L25:.P25])" office:value-type="float" office:value="16.676" calcext:value-type="float">
            <text:p>16,676</text:p>
          </table:table-cell>
          <table:table-cell table:number-columns-repeated="12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6:.F26])" office:value-type="float" office:value="1155.234" calcext:value-type="float">
            <text:p>1155,234</text:p>
          </table:table-cell>
          <table:table-cell table:style-name="ce7" table:formula="of:=AVERAGE([.G26:.K26])" office:value-type="float" office:value="26.53" calcext:value-type="float">
            <text:p>26,53</text:p>
          </table:table-cell>
          <table:table-cell table:style-name="ce7" table:formula="of:=AVERAGE([.L26:.P26])" office:value-type="float" office:value="27.046" calcext:value-type="float">
            <text:p>27,046</text:p>
          </table:table-cell>
          <table:table-cell table:number-columns-repeated="12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7:.F27])" office:value-type="float" office:value="1846.828" calcext:value-type="float">
            <text:p>1846,828</text:p>
          </table:table-cell>
          <table:table-cell table:style-name="ce7" table:formula="of:=AVERAGE([.G27:.K27])" office:value-type="float" office:value="48.298" calcext:value-type="float">
            <text:p>48,298</text:p>
          </table:table-cell>
          <table:table-cell table:style-name="ce7" table:formula="of:=AVERAGE([.L27:.P27])" office:value-type="float" office:value="50.506" calcext:value-type="float">
            <text:p>50,506</text:p>
          </table:table-cell>
          <table:table-cell table:number-columns-repeated="12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8:.F28])" office:value-type="float" office:value="3307.218" calcext:value-type="float">
            <text:p>3307,218</text:p>
          </table:table-cell>
          <table:table-cell table:style-name="ce7" table:formula="of:=AVERAGE([.G28:.K28])" office:value-type="float" office:value="93.574" calcext:value-type="float">
            <text:p>93,574</text:p>
          </table:table-cell>
          <table:table-cell table:style-name="ce7" table:formula="of:=AVERAGE([.L28:.P28])" office:value-type="float" office:value="100.778" calcext:value-type="float">
            <text:p>100,778</text:p>
          </table:table-cell>
          <table:table-cell table:number-columns-repeated="12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9:.F29])" office:value-type="float" office:value="6046.11" calcext:value-type="float">
            <text:p>6046,11</text:p>
          </table:table-cell>
          <table:table-cell table:style-name="ce7" table:formula="of:=AVERAGE([.G29:.K29])" office:value-type="float" office:value="182.368" calcext:value-type="float">
            <text:p>182,368</text:p>
          </table:table-cell>
          <table:table-cell table:style-name="ce7" table:formula="of:=AVERAGE([.L29:.P29])" office:value-type="float" office:value="187.268" calcext:value-type="float">
            <text:p>187,268</text:p>
          </table:table-cell>
          <table:table-cell table:number-columns-repeated="12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30:.F30])" office:value-type="float" office:value="11693.158" calcext:value-type="float">
            <text:p>11693,158</text:p>
          </table:table-cell>
          <table:table-cell table:style-name="ce7" table:formula="of:=AVERAGE([.G30:.K30])" office:value-type="float" office:value="360.11" calcext:value-type="float">
            <text:p>360,11</text:p>
          </table:table-cell>
          <table:table-cell table:style-name="ce7" table:formula="of:=AVERAGE([.L30:.P30])" office:value-type="float" office:value="370.48" calcext:value-type="float">
            <text:p>370,48</text:p>
          </table:table-cell>
          <table:table-cell table:number-columns-repeated="12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1:.F31])" office:value-type="float" office:value="23693.896" calcext:value-type="float">
            <text:p>23693,896</text:p>
          </table:table-cell>
          <table:table-cell table:style-name="ce7" table:formula="of:=AVERAGE([.G31:.K31])" office:value-type="float" office:value="749.202" calcext:value-type="float">
            <text:p>749,202</text:p>
          </table:table-cell>
          <table:table-cell table:style-name="ce7" table:formula="of:=AVERAGE([.L31:.P31])" office:value-type="float" office:value="789.032" calcext:value-type="float">
            <text:p>789,032</text:p>
          </table:table-cell>
          <table:table-cell table:number-columns-repeated="12"/>
        </table:table-row>
      </table:table>
      <table:table table:name="osu_mbw_mr" table:style-name="ta1">
        <table:shapes>
          <draw:frame draw:z-index="0" draw:style-name="gr1" draw:text-style-name="P1" svg:width="159.97mm" svg:height="90.05mm" svg:x="180.35mm" svg:y="153.53mm">
            <loext:p draw:notify-on-update-of-ranges="osu_mbw_mr.A35:osu_mbw_mr.A57 osu_mbw_mr.B34:osu_mbw_mr.B34 osu_mbw_mr.B35:osu_mbw_mr.B57 osu_mbw_mr.C34:osu_mbw_mr.C34 osu_mbw_mr.C35:osu_mbw_mr.C57 osu_mbw_mr.D34:osu_mbw_mr.D34 osu_mbw_mr.D35:osu_mbw_mr.D5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7mm" svg:height="90.05mm" svg:x="342.52mm" svg:y="153.26mm">
            <loext:p draw:notify-on-update-of-ranges="osu_mbw_mr.A35:osu_mbw_mr.A57 osu_mbw_mr.E34:osu_mbw_mr.E34 osu_mbw_mr.E35:osu_mbw_mr.E57 osu_mbw_mr.F34:osu_mbw_mr.F34 osu_mbw_mr.F35:osu_mbw_mr.F57 osu_mbw_mr.G34:osu_mbw_mr.G34 osu_mbw_mr.G35:osu_mbw_mr.G5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0"/>
        <table:table-column table:style-name="co1" table:default-cell-style-name="ce22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number-columns-repeated="24" table:default-cell-style-name="Default"/>
        <table:table-row table:style-name="ro1">
          <table:table-cell table:style-name="ce17" office:value-type="string" calcext:value-type="string">
            <text:p>osu_mbw_mr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 table:number-columns-spanned="15" table:number-rows-spanned="1">
            <text:p>Bandwidth (MB/s)</text:p>
          </table:table-cell>
          <table:covered-table-cell table:number-columns-repeated="14" table:style-name="ce7"/>
          <table:table-cell table:style-name="ce2" office:value-type="string" calcext:value-type="string" table:number-columns-spanned="15" table:number-rows-spanned="1">
            <text:p>Messages/s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  <table:table-cell table:style-name="ce2" office:value-type="string" calcext:value-type="string" table:number-columns-spanned="15" table:number-rows-spanned="1">
            <text:p>FT2 Open MPI Version</text:p>
          </table:table-cell>
          <table:covered-table-cell table:number-columns-repeated="14" table:style-name="ce7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1.10.2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0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2.0.1</text:p>
          </table:table-cell>
          <table:covered-table-cell table:number-columns-repeated="4" table:style-name="ce2"/>
        </table:table-row>
        <table:table-row table:style-name="ro1">
          <table:table-cell table:style-name="ce3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  <table:table-cell table:style-name="ce2" office:value-type="string" calcext:value-type="string" table:number-columns-spanned="5" table:number-rows-spanned="1">
            <text:p>Container Open MPI Version</text:p>
          </table:table-cell>
          <table:covered-table-cell table:number-columns-repeated="4" table:style-name="ce7"/>
        </table:table-row>
        <table:table-row table:style-name="ro1">
          <table:table-cell table:style-name="ce3"/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  <table:table-cell table:style-name="ce2" office:value-type="string" calcext:value-type="string">
            <text:p>1.10.2</text:p>
          </table:table-cell>
          <table:table-cell table:style-name="ce2" office:value-type="string" calcext:value-type="string">
            <text:p>2.0.0.</text:p>
          </table:table-cell>
          <table:table-cell table:style-name="ce2" office:value-type="string" calcext:value-type="string">
            <text:p>2.0.1.</text:p>
          </table:table-cell>
          <table:table-cell table:style-name="ce2" office:value-type="string" calcext:value-type="string">
            <text:p>2.0.2</text:p>
          </table:table-cell>
          <table:table-cell table:style-name="ce2" office:value-type="string" calcext:value-type="string">
            <text:p>2.1.1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float" office:value="5.33" calcext:value-type="float">
            <text:p>5,33</text:p>
          </table:table-cell>
          <table:table-cell table:style-name="ce11" office:value-type="float" office:value="5.41" calcext:value-type="float">
            <text:p>5,41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float" office:value="5.46" calcext:value-type="float">
            <text:p>5,46</text:p>
          </table:table-cell>
          <table:table-cell table:style-name="ce13" office:value-type="float" office:value="5.44" calcext:value-type="float">
            <text:p>5,44</text:p>
          </table:table-cell>
          <table:table-cell table:style-name="ce8" office:value-type="float" office:value="5.63" calcext:value-type="float">
            <text:p>5,63</text:p>
          </table:table-cell>
          <table:table-cell table:style-name="ce11" office:value-type="float" office:value="6.24" calcext:value-type="float">
            <text:p>6,24</text:p>
          </table:table-cell>
          <table:table-cell table:style-name="ce11" office:value-type="float" office:value="6.1" calcext:value-type="float">
            <text:p>6,1</text:p>
          </table:table-cell>
          <table:table-cell table:style-name="ce11" office:value-type="float" office:value="5.66" calcext:value-type="float">
            <text:p>5,66</text:p>
          </table:table-cell>
          <table:table-cell table:style-name="ce13" office:value-type="float" office:value="5.63" calcext:value-type="float">
            <text:p>5,63</text:p>
          </table:table-cell>
          <table:table-cell table:style-name="ce8" office:value-type="float" office:value="6.64" calcext:value-type="float">
            <text:p>6,64</text:p>
          </table:table-cell>
          <table:table-cell table:style-name="ce11" office:value-type="float" office:value="6.55" calcext:value-type="float">
            <text:p>6,5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6.2" calcext:value-type="float">
            <text:p>6,2</text:p>
          </table:table-cell>
          <table:table-cell table:style-name="ce13" office:value-type="float" office:value="7.04" calcext:value-type="float">
            <text:p>7,04</text:p>
          </table:table-cell>
          <table:table-cell table:style-name="ce8" office:value-type="float" office:value="5325836.14" calcext:value-type="float">
            <text:p>5325836,14</text:p>
          </table:table-cell>
          <table:table-cell table:style-name="ce11" office:value-type="float" office:value="5408733.75" calcext:value-type="float">
            <text:p>5408733,75</text:p>
          </table:table-cell>
          <table:table-cell table:style-name="ce11" office:value-type="float" office:value="5453511.22" calcext:value-type="float">
            <text:p>5453511,22</text:p>
          </table:table-cell>
          <table:table-cell table:style-name="ce11" office:value-type="float" office:value="5461000.02" calcext:value-type="float">
            <text:p>5461000,02</text:p>
          </table:table-cell>
          <table:table-cell table:style-name="ce13" office:value-type="float" office:value="5436392.2" calcext:value-type="float">
            <text:p>5436392,2</text:p>
          </table:table-cell>
          <table:table-cell table:style-name="ce8" office:value-type="float" office:value="5633783.01" calcext:value-type="float">
            <text:p>5633783,01</text:p>
          </table:table-cell>
          <table:table-cell table:style-name="ce11" office:value-type="float" office:value="6241133.85" calcext:value-type="float">
            <text:p>6241133,85</text:p>
          </table:table-cell>
          <table:table-cell table:style-name="ce11" office:value-type="float" office:value="6102788.79" calcext:value-type="float">
            <text:p>6102788,79</text:p>
          </table:table-cell>
          <table:table-cell table:style-name="ce11" office:value-type="float" office:value="5660421.48" calcext:value-type="float">
            <text:p>5660421,48</text:p>
          </table:table-cell>
          <table:table-cell table:style-name="ce13" office:value-type="float" office:value="5627407.18" calcext:value-type="float">
            <text:p>5627407,18</text:p>
          </table:table-cell>
          <table:table-cell table:style-name="ce8" office:value-type="float" office:value="6635261.27" calcext:value-type="float">
            <text:p>6635261,27</text:p>
          </table:table-cell>
          <table:table-cell table:style-name="ce11" office:value-type="float" office:value="6552512.68" calcext:value-type="float">
            <text:p>6552512,68</text:p>
          </table:table-cell>
          <table:table-cell table:style-name="ce11" office:value-type="float" office:value="6001982.12" calcext:value-type="float">
            <text:p>6001982,12</text:p>
          </table:table-cell>
          <table:table-cell table:style-name="ce11" office:value-type="float" office:value="6195330.81" calcext:value-type="float">
            <text:p>6195330,81</text:p>
          </table:table-cell>
          <table:table-cell table:style-name="ce13" office:value-type="float" office:value="7040407.01" calcext:value-type="float">
            <text:p>7040407,0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float" office:value="10.8" calcext:value-type="float">
            <text:p>10,8</text:p>
          </table:table-cell>
          <table:table-cell office:value-type="float" office:value="10.95" calcext:value-type="float">
            <text:p>10,95</text:p>
          </table:table-cell>
          <table:table-cell office:value-type="float" office:value="11.1" calcext:value-type="float">
            <text:p>11,1</text:p>
          </table:table-cell>
          <table:table-cell office:value-type="float" office:value="11.66" calcext:value-type="float">
            <text:p>11,66</text:p>
          </table:table-cell>
          <table:table-cell table:style-name="ce14" office:value-type="float" office:value="10.9" calcext:value-type="float">
            <text:p>10,9</text:p>
          </table:table-cell>
          <table:table-cell table:style-name="ce9" office:value-type="float" office:value="11.74" calcext:value-type="float">
            <text:p>11,74</text:p>
          </table:table-cell>
          <table:table-cell office:value-type="float" office:value="12.65" calcext:value-type="float">
            <text:p>12,65</text:p>
          </table:table-cell>
          <table:table-cell office:value-type="float" office:value="12.36" calcext:value-type="float">
            <text:p>12,36</text:p>
          </table:table-cell>
          <table:table-cell office:value-type="float" office:value="11.63" calcext:value-type="float">
            <text:p>11,63</text:p>
          </table:table-cell>
          <table:table-cell table:style-name="ce14" office:value-type="float" office:value="11.59" calcext:value-type="float">
            <text:p>11,59</text:p>
          </table:table-cell>
          <table:table-cell table:style-name="ce9" office:value-type="float" office:value="13.53" calcext:value-type="float">
            <text:p>13,53</text:p>
          </table:table-cell>
          <table:table-cell office:value-type="float" office:value="13.25" calcext:value-type="float">
            <text:p>13,25</text:p>
          </table:table-cell>
          <table:table-cell office:value-type="float" office:value="12.69" calcext:value-type="float">
            <text:p>12,69</text:p>
          </table:table-cell>
          <table:table-cell office:value-type="float" office:value="12.56" calcext:value-type="float">
            <text:p>12,56</text:p>
          </table:table-cell>
          <table:table-cell table:style-name="ce14" office:value-type="float" office:value="14.28" calcext:value-type="float">
            <text:p>14,28</text:p>
          </table:table-cell>
          <table:table-cell table:style-name="ce9" office:value-type="float" office:value="5400844.14" calcext:value-type="float">
            <text:p>5400844,14</text:p>
          </table:table-cell>
          <table:table-cell office:value-type="float" office:value="5476039.49" calcext:value-type="float">
            <text:p>5476039,49</text:p>
          </table:table-cell>
          <table:table-cell office:value-type="float" office:value="5551922.56" calcext:value-type="float">
            <text:p>5551922,56</text:p>
          </table:table-cell>
          <table:table-cell office:value-type="float" office:value="5830166.82" calcext:value-type="float">
            <text:p>5830166,82</text:p>
          </table:table-cell>
          <table:table-cell table:style-name="ce14" office:value-type="float" office:value="5447977.19" calcext:value-type="float">
            <text:p>5447977,19</text:p>
          </table:table-cell>
          <table:table-cell table:style-name="ce9" office:value-type="float" office:value="5868228.3" calcext:value-type="float">
            <text:p>5868228,3</text:p>
          </table:table-cell>
          <table:table-cell office:value-type="float" office:value="6322974.66" calcext:value-type="float">
            <text:p>6322974,66</text:p>
          </table:table-cell>
          <table:table-cell office:value-type="float" office:value="6178470.02" calcext:value-type="float">
            <text:p>6178470,02</text:p>
          </table:table-cell>
          <table:table-cell office:value-type="float" office:value="5812716.05" calcext:value-type="float">
            <text:p>5812716,05</text:p>
          </table:table-cell>
          <table:table-cell table:style-name="ce14" office:value-type="float" office:value="5797443.67" calcext:value-type="float">
            <text:p>5797443,67</text:p>
          </table:table-cell>
          <table:table-cell table:style-name="ce9" office:value-type="float" office:value="6767357.95" calcext:value-type="float">
            <text:p>6767357,95</text:p>
          </table:table-cell>
          <table:table-cell office:value-type="float" office:value="6627396.73" calcext:value-type="float">
            <text:p>6627396,73</text:p>
          </table:table-cell>
          <table:table-cell office:value-type="float" office:value="6344575.46" calcext:value-type="float">
            <text:p>6344575,46</text:p>
          </table:table-cell>
          <table:table-cell office:value-type="float" office:value="6282400.89" calcext:value-type="float">
            <text:p>6282400,89</text:p>
          </table:table-cell>
          <table:table-cell table:style-name="ce14" office:value-type="float" office:value="7141603.93" calcext:value-type="float">
            <text:p>7141603,93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float" office:value="21.77" calcext:value-type="float">
            <text:p>21,77</text:p>
          </table:table-cell>
          <table:table-cell office:value-type="float" office:value="22.18" calcext:value-type="float">
            <text:p>22,18</text:p>
          </table:table-cell>
          <table:table-cell office:value-type="float" office:value="22.43" calcext:value-type="float">
            <text:p>22,43</text:p>
          </table:table-cell>
          <table:table-cell office:value-type="float" office:value="23.3" calcext:value-type="float">
            <text:p>23,3</text:p>
          </table:table-cell>
          <table:table-cell table:style-name="ce14" office:value-type="float" office:value="22.52" calcext:value-type="float">
            <text:p>22,52</text:p>
          </table:table-cell>
          <table:table-cell table:style-name="ce9" office:value-type="float" office:value="23.4" calcext:value-type="float">
            <text:p>23,4</text:p>
          </table:table-cell>
          <table:table-cell office:value-type="float" office:value="25.49" calcext:value-type="float">
            <text:p>25,49</text:p>
          </table:table-cell>
          <table:table-cell office:value-type="float" office:value="24.8" calcext:value-type="float">
            <text:p>24,8</text:p>
          </table:table-cell>
          <table:table-cell office:value-type="float" office:value="23.25" calcext:value-type="float">
            <text:p>23,25</text:p>
          </table:table-cell>
          <table:table-cell table:style-name="ce14" office:value-type="float" office:value="23.07" calcext:value-type="float">
            <text:p>23,07</text:p>
          </table:table-cell>
          <table:table-cell table:style-name="ce9" office:value-type="float" office:value="27.11" calcext:value-type="float">
            <text:p>27,11</text:p>
          </table:table-cell>
          <table:table-cell office:value-type="float" office:value="26.4" calcext:value-type="float">
            <text:p>26,4</text:p>
          </table:table-cell>
          <table:table-cell office:value-type="float" office:value="25.59" calcext:value-type="float">
            <text:p>25,59</text:p>
          </table:table-cell>
          <table:table-cell office:value-type="float" office:value="25.2" calcext:value-type="float">
            <text:p>25,2</text:p>
          </table:table-cell>
          <table:table-cell table:style-name="ce14" office:value-type="float" office:value="28.58" calcext:value-type="float">
            <text:p>28,58</text:p>
          </table:table-cell>
          <table:table-cell table:style-name="ce9" office:value-type="float" office:value="5443558.04" calcext:value-type="float">
            <text:p>5443558,04</text:p>
          </table:table-cell>
          <table:table-cell office:value-type="float" office:value="5545614.21" calcext:value-type="float">
            <text:p>5545614,21</text:p>
          </table:table-cell>
          <table:table-cell office:value-type="float" office:value="5606421.39" calcext:value-type="float">
            <text:p>5606421,39</text:p>
          </table:table-cell>
          <table:table-cell office:value-type="float" office:value="5824790.19" calcext:value-type="float">
            <text:p>5824790,19</text:p>
          </table:table-cell>
          <table:table-cell table:style-name="ce14" office:value-type="float" office:value="5631119.28" calcext:value-type="float">
            <text:p>5631119,28</text:p>
          </table:table-cell>
          <table:table-cell table:style-name="ce9" office:value-type="float" office:value="5849163.03" calcext:value-type="float">
            <text:p>5849163,03</text:p>
          </table:table-cell>
          <table:table-cell office:value-type="float" office:value="6373586.03" calcext:value-type="float">
            <text:p>6373586,03</text:p>
          </table:table-cell>
          <table:table-cell office:value-type="float" office:value="6199807.9" calcext:value-type="float">
            <text:p>6199807,9</text:p>
          </table:table-cell>
          <table:table-cell office:value-type="float" office:value="5811541.79" calcext:value-type="float">
            <text:p>5811541,79</text:p>
          </table:table-cell>
          <table:table-cell table:style-name="ce14" office:value-type="float" office:value="5768124.72" calcext:value-type="float">
            <text:p>5768124,72</text:p>
          </table:table-cell>
          <table:table-cell table:style-name="ce9" office:value-type="float" office:value="6776449.6" calcext:value-type="float">
            <text:p>6776449,6</text:p>
          </table:table-cell>
          <table:table-cell office:value-type="float" office:value="6599449.79" calcext:value-type="float">
            <text:p>6599449,79</text:p>
          </table:table-cell>
          <table:table-cell office:value-type="float" office:value="6398713.98" calcext:value-type="float">
            <text:p>6398713,98</text:p>
          </table:table-cell>
          <table:table-cell office:value-type="float" office:value="6300897.35" calcext:value-type="float">
            <text:p>6300897,35</text:p>
          </table:table-cell>
          <table:table-cell table:style-name="ce14" office:value-type="float" office:value="7144165.38" calcext:value-type="float">
            <text:p>7144165,38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9" office:value-type="float" office:value="41.07" calcext:value-type="float">
            <text:p>41,07</text:p>
          </table:table-cell>
          <table:table-cell office:value-type="float" office:value="43.69" calcext:value-type="float">
            <text:p>43,69</text:p>
          </table:table-cell>
          <table:table-cell office:value-type="float" office:value="44.26" calcext:value-type="float">
            <text:p>44,26</text:p>
          </table:table-cell>
          <table:table-cell office:value-type="float" office:value="44.55" calcext:value-type="float">
            <text:p>44,55</text:p>
          </table:table-cell>
          <table:table-cell table:style-name="ce14" office:value-type="float" office:value="42.47" calcext:value-type="float">
            <text:p>42,47</text:p>
          </table:table-cell>
          <table:table-cell table:style-name="ce9" office:value-type="float" office:value="46.02" calcext:value-type="float">
            <text:p>46,02</text:p>
          </table:table-cell>
          <table:table-cell office:value-type="float" office:value="49.69" calcext:value-type="float">
            <text:p>49,69</text:p>
          </table:table-cell>
          <table:table-cell office:value-type="float" office:value="47.78" calcext:value-type="float">
            <text:p>47,78</text:p>
          </table:table-cell>
          <table:table-cell office:value-type="float" office:value="45.99" calcext:value-type="float">
            <text:p>45,99</text:p>
          </table:table-cell>
          <table:table-cell table:style-name="ce14" office:value-type="float" office:value="45.68" calcext:value-type="float">
            <text:p>45,68</text:p>
          </table:table-cell>
          <table:table-cell table:style-name="ce9" office:value-type="float" office:value="52.3" calcext:value-type="float">
            <text:p>52,3</text:p>
          </table:table-cell>
          <table:table-cell office:value-type="float" office:value="51.7" calcext:value-type="float">
            <text:p>51,7</text:p>
          </table:table-cell>
          <table:table-cell office:value-type="float" office:value="50.65" calcext:value-type="float">
            <text:p>50,65</text:p>
          </table:table-cell>
          <table:table-cell office:value-type="float" office:value="51.78" calcext:value-type="float">
            <text:p>51,78</text:p>
          </table:table-cell>
          <table:table-cell table:style-name="ce14" office:value-type="float" office:value="55.34" calcext:value-type="float">
            <text:p>55,34</text:p>
          </table:table-cell>
          <table:table-cell table:style-name="ce9" office:value-type="float" office:value="5133345.24" calcext:value-type="float">
            <text:p>5133345,24</text:p>
          </table:table-cell>
          <table:table-cell office:value-type="float" office:value="5461000.02" calcext:value-type="float">
            <text:p>5461000,02</text:p>
          </table:table-cell>
          <table:table-cell office:value-type="float" office:value="5532755.32" calcext:value-type="float">
            <text:p>5532755,32</text:p>
          </table:table-cell>
          <table:table-cell office:value-type="float" office:value="5569200.33" calcext:value-type="float">
            <text:p>5569200,33</text:p>
          </table:table-cell>
          <table:table-cell table:style-name="ce14" office:value-type="float" office:value="5308720.58" calcext:value-type="float">
            <text:p>5308720,58</text:p>
          </table:table-cell>
          <table:table-cell table:style-name="ce9" office:value-type="float" office:value="5752673.08" calcext:value-type="float">
            <text:p>5752673,08</text:p>
          </table:table-cell>
          <table:table-cell office:value-type="float" office:value="6210952.49" calcext:value-type="float">
            <text:p>6210952,49</text:p>
          </table:table-cell>
          <table:table-cell office:value-type="float" office:value="5972314.11" calcext:value-type="float">
            <text:p>5972314,11</text:p>
          </table:table-cell>
          <table:table-cell office:value-type="float" office:value="5748954.76" calcext:value-type="float">
            <text:p>5748954,76</text:p>
          </table:table-cell>
          <table:table-cell table:style-name="ce14" office:value-type="float" office:value="5709954.75" calcext:value-type="float">
            <text:p>5709954,75</text:p>
          </table:table-cell>
          <table:table-cell table:style-name="ce9" office:value-type="float" office:value="6537161.65" calcext:value-type="float">
            <text:p>6537161,65</text:p>
          </table:table-cell>
          <table:table-cell office:value-type="float" office:value="6462727.75" calcext:value-type="float">
            <text:p>6462727,75</text:p>
          </table:table-cell>
          <table:table-cell office:value-type="float" office:value="6330880.55" calcext:value-type="float">
            <text:p>6330880,55</text:p>
          </table:table-cell>
          <table:table-cell office:value-type="float" office:value="6472296.32" calcext:value-type="float">
            <text:p>6472296,32</text:p>
          </table:table-cell>
          <table:table-cell table:style-name="ce14" office:value-type="float" office:value="6916994.6" calcext:value-type="float">
            <text:p>6916994,6</text:p>
          </table:table-cell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float" office:value="84.83" calcext:value-type="float">
            <text:p>84,83</text:p>
          </table:table-cell>
          <table:table-cell office:value-type="float" office:value="86.18" calcext:value-type="float">
            <text:p>86,18</text:p>
          </table:table-cell>
          <table:table-cell office:value-type="float" office:value="87.05" calcext:value-type="float">
            <text:p>87,05</text:p>
          </table:table-cell>
          <table:table-cell office:value-type="float" office:value="88.05" calcext:value-type="float">
            <text:p>88,05</text:p>
          </table:table-cell>
          <table:table-cell table:style-name="ce14" office:value-type="float" office:value="85.74" calcext:value-type="float">
            <text:p>85,74</text:p>
          </table:table-cell>
          <table:table-cell table:style-name="ce9" office:value-type="float" office:value="84.13" calcext:value-type="float">
            <text:p>84,13</text:p>
          </table:table-cell>
          <table:table-cell office:value-type="float" office:value="98.21" calcext:value-type="float">
            <text:p>98,21</text:p>
          </table:table-cell>
          <table:table-cell office:value-type="float" office:value="87.73" calcext:value-type="float">
            <text:p>87,73</text:p>
          </table:table-cell>
          <table:table-cell office:value-type="float" office:value="85.66" calcext:value-type="float">
            <text:p>85,66</text:p>
          </table:table-cell>
          <table:table-cell table:style-name="ce14" office:value-type="float" office:value="88.09" calcext:value-type="float">
            <text:p>88,09</text:p>
          </table:table-cell>
          <table:table-cell table:style-name="ce9" office:value-type="float" office:value="99.2" calcext:value-type="float">
            <text:p>99,2</text:p>
          </table:table-cell>
          <table:table-cell office:value-type="float" office:value="90.97" calcext:value-type="float">
            <text:p>90,97</text:p>
          </table:table-cell>
          <table:table-cell office:value-type="float" office:value="89.67" calcext:value-type="float">
            <text:p>89,67</text:p>
          </table:table-cell>
          <table:table-cell office:value-type="float" office:value="87.57" calcext:value-type="float">
            <text:p>87,57</text:p>
          </table:table-cell>
          <table:table-cell table:style-name="ce14" office:value-type="float" office:value="106.6" calcext:value-type="float">
            <text:p>106,6</text:p>
          </table:table-cell>
          <table:table-cell table:style-name="ce9" office:value-type="float" office:value="5302166.93" calcext:value-type="float">
            <text:p>5302166,93</text:p>
          </table:table-cell>
          <table:table-cell office:value-type="float" office:value="5386214.32" calcext:value-type="float">
            <text:p>5386214,32</text:p>
          </table:table-cell>
          <table:table-cell office:value-type="float" office:value="5440799.72" calcext:value-type="float">
            <text:p>5440799,72</text:p>
          </table:table-cell>
          <table:table-cell office:value-type="float" office:value="5502981.88" calcext:value-type="float">
            <text:p>5502981,88</text:p>
          </table:table-cell>
          <table:table-cell table:style-name="ce14" office:value-type="float" office:value="5358795.35" calcext:value-type="float">
            <text:p>5358795,35</text:p>
          </table:table-cell>
          <table:table-cell table:style-name="ce9" office:value-type="float" office:value="5258027.64" calcext:value-type="float">
            <text:p>5258027,64</text:p>
          </table:table-cell>
          <table:table-cell office:value-type="float" office:value="6138140.98" calcext:value-type="float">
            <text:p>6138140,98</text:p>
          </table:table-cell>
          <table:table-cell office:value-type="float" office:value="5483266.55" calcext:value-type="float">
            <text:p>5483266,55</text:p>
          </table:table-cell>
          <table:table-cell office:value-type="float" office:value="5353886.07" calcext:value-type="float">
            <text:p>5353886,07</text:p>
          </table:table-cell>
          <table:table-cell table:style-name="ce14" office:value-type="float" office:value="5505344.9" calcext:value-type="float">
            <text:p>5505344,9</text:p>
          </table:table-cell>
          <table:table-cell table:style-name="ce9" office:value-type="float" office:value="6199756.86" calcext:value-type="float">
            <text:p>6199756,86</text:p>
          </table:table-cell>
          <table:table-cell office:value-type="float" office:value="5685582.63" calcext:value-type="float">
            <text:p>5685582,63</text:p>
          </table:table-cell>
          <table:table-cell office:value-type="float" office:value="5604264.45" calcext:value-type="float">
            <text:p>5604264,45</text:p>
          </table:table-cell>
          <table:table-cell office:value-type="float" office:value="5473008.41" calcext:value-type="float">
            <text:p>5473008,41</text:p>
          </table:table-cell>
          <table:table-cell table:style-name="ce14" office:value-type="float" office:value="6662501.93" calcext:value-type="float">
            <text:p>6662501,93</text:p>
          </table:table-cell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float" office:value="162.77" calcext:value-type="float">
            <text:p>162,77</text:p>
          </table:table-cell>
          <table:table-cell office:value-type="float" office:value="166.47" calcext:value-type="float">
            <text:p>166,47</text:p>
          </table:table-cell>
          <table:table-cell office:value-type="float" office:value="171.24" calcext:value-type="float">
            <text:p>171,24</text:p>
          </table:table-cell>
          <table:table-cell office:value-type="float" office:value="176.59" calcext:value-type="float">
            <text:p>176,59</text:p>
          </table:table-cell>
          <table:table-cell table:style-name="ce14" office:value-type="float" office:value="171.7" calcext:value-type="float">
            <text:p>171,7</text:p>
          </table:table-cell>
          <table:table-cell table:style-name="ce9" office:value-type="float" office:value="175.86" calcext:value-type="float">
            <text:p>175,86</text:p>
          </table:table-cell>
          <table:table-cell office:value-type="float" office:value="193.54" calcext:value-type="float">
            <text:p>193,54</text:p>
          </table:table-cell>
          <table:table-cell office:value-type="float" office:value="177.32" calcext:value-type="float">
            <text:p>177,32</text:p>
          </table:table-cell>
          <table:table-cell office:value-type="float" office:value="174.18" calcext:value-type="float">
            <text:p>174,18</text:p>
          </table:table-cell>
          <table:table-cell table:style-name="ce14" office:value-type="float" office:value="174.39" calcext:value-type="float">
            <text:p>174,39</text:p>
          </table:table-cell>
          <table:table-cell table:style-name="ce9" office:value-type="float" office:value="205.99" calcext:value-type="float">
            <text:p>205,99</text:p>
          </table:table-cell>
          <table:table-cell office:value-type="float" office:value="198.09" calcext:value-type="float">
            <text:p>198,09</text:p>
          </table:table-cell>
          <table:table-cell office:value-type="float" office:value="188.47" calcext:value-type="float">
            <text:p>188,47</text:p>
          </table:table-cell>
          <table:table-cell office:value-type="float" office:value="181.43" calcext:value-type="float">
            <text:p>181,43</text:p>
          </table:table-cell>
          <table:table-cell table:style-name="ce14" office:value-type="float" office:value="209.57" calcext:value-type="float">
            <text:p>209,57</text:p>
          </table:table-cell>
          <table:table-cell table:style-name="ce9" office:value-type="float" office:value="5086413.19" calcext:value-type="float">
            <text:p>5086413,19</text:p>
          </table:table-cell>
          <table:table-cell office:value-type="float" office:value="5202237.52" calcext:value-type="float">
            <text:p>5202237,52</text:p>
          </table:table-cell>
          <table:table-cell office:value-type="float" office:value="5351317.34" calcext:value-type="float">
            <text:p>5351317,34</text:p>
          </table:table-cell>
          <table:table-cell office:value-type="float" office:value="5518537.41" calcext:value-type="float">
            <text:p>5518537,41</text:p>
          </table:table-cell>
          <table:table-cell table:style-name="ce14" office:value-type="float" office:value="5365757.95" calcext:value-type="float">
            <text:p>5365757,95</text:p>
          </table:table-cell>
          <table:table-cell table:style-name="ce9" office:value-type="float" office:value="5495773.11" calcext:value-type="float">
            <text:p>5495773,11</text:p>
          </table:table-cell>
          <table:table-cell office:value-type="float" office:value="6048170.25" calcext:value-type="float">
            <text:p>6048170,25</text:p>
          </table:table-cell>
          <table:table-cell office:value-type="float" office:value="5541249.79" calcext:value-type="float">
            <text:p>5541249,79</text:p>
          </table:table-cell>
          <table:table-cell office:value-type="float" office:value="5443262.14" calcext:value-type="float">
            <text:p>5443262,14</text:p>
          </table:table-cell>
          <table:table-cell table:style-name="ce14" office:value-type="float" office:value="5449757.23" calcext:value-type="float">
            <text:p>5449757,23</text:p>
          </table:table-cell>
          <table:table-cell table:style-name="ce9" office:value-type="float" office:value="6437245.61" calcext:value-type="float">
            <text:p>6437245,61</text:p>
          </table:table-cell>
          <table:table-cell office:value-type="float" office:value="6190257.9" calcext:value-type="float">
            <text:p>6190257,9</text:p>
          </table:table-cell>
          <table:table-cell office:value-type="float" office:value="5889554.52" calcext:value-type="float">
            <text:p>5889554,52</text:p>
          </table:table-cell>
          <table:table-cell office:value-type="float" office:value="5669671.21" calcext:value-type="float">
            <text:p>5669671,21</text:p>
          </table:table-cell>
          <table:table-cell table:style-name="ce14" office:value-type="float" office:value="6549071.88" calcext:value-type="float">
            <text:p>6549071,88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float" office:value="310.95" calcext:value-type="float">
            <text:p>310,95</text:p>
          </table:table-cell>
          <table:table-cell office:value-type="float" office:value="315.21" calcext:value-type="float">
            <text:p>315,21</text:p>
          </table:table-cell>
          <table:table-cell office:value-type="float" office:value="324.88" calcext:value-type="float">
            <text:p>324,88</text:p>
          </table:table-cell>
          <table:table-cell office:value-type="float" office:value="327.61" calcext:value-type="float">
            <text:p>327,61</text:p>
          </table:table-cell>
          <table:table-cell table:style-name="ce14" office:value-type="float" office:value="325.28" calcext:value-type="float">
            <text:p>325,28</text:p>
          </table:table-cell>
          <table:table-cell table:style-name="ce9" office:value-type="float" office:value="327.34" calcext:value-type="float">
            <text:p>327,34</text:p>
          </table:table-cell>
          <table:table-cell office:value-type="float" office:value="367.77" calcext:value-type="float">
            <text:p>367,77</text:p>
          </table:table-cell>
          <table:table-cell office:value-type="float" office:value="334.54" calcext:value-type="float">
            <text:p>334,54</text:p>
          </table:table-cell>
          <table:table-cell office:value-type="float" office:value="325.33" calcext:value-type="float">
            <text:p>325,33</text:p>
          </table:table-cell>
          <table:table-cell table:style-name="ce14" office:value-type="float" office:value="327.43" calcext:value-type="float">
            <text:p>327,43</text:p>
          </table:table-cell>
          <table:table-cell table:style-name="ce9" office:value-type="float" office:value="384.11" calcext:value-type="float">
            <text:p>384,11</text:p>
          </table:table-cell>
          <table:table-cell office:value-type="float" office:value="353.07" calcext:value-type="float">
            <text:p>353,07</text:p>
          </table:table-cell>
          <table:table-cell office:value-type="float" office:value="341.97" calcext:value-type="float">
            <text:p>341,97</text:p>
          </table:table-cell>
          <table:table-cell office:value-type="float" office:value="338.74" calcext:value-type="float">
            <text:p>338,74</text:p>
          </table:table-cell>
          <table:table-cell table:style-name="ce14" office:value-type="float" office:value="380.44" calcext:value-type="float">
            <text:p>380,44</text:p>
          </table:table-cell>
          <table:table-cell table:style-name="ce9" office:value-type="float" office:value="4858560.29" calcext:value-type="float">
            <text:p>4858560,29</text:p>
          </table:table-cell>
          <table:table-cell office:value-type="float" office:value="4925195.28" calcext:value-type="float">
            <text:p>4925195,28</text:p>
          </table:table-cell>
          <table:table-cell office:value-type="float" office:value="5076313.46" calcext:value-type="float">
            <text:p>5076313,46</text:p>
          </table:table-cell>
          <table:table-cell office:value-type="float" office:value="5118906.48" calcext:value-type="float">
            <text:p>5118906,48</text:p>
          </table:table-cell>
          <table:table-cell table:style-name="ce14" office:value-type="float" office:value="5082560.94" calcext:value-type="float">
            <text:p>5082560,94</text:p>
          </table:table-cell>
          <table:table-cell table:style-name="ce9" office:value-type="float" office:value="5114715.54" calcext:value-type="float">
            <text:p>5114715,54</text:p>
          </table:table-cell>
          <table:table-cell office:value-type="float" office:value="5746394.77" calcext:value-type="float">
            <text:p>5746394,77</text:p>
          </table:table-cell>
          <table:table-cell office:value-type="float" office:value="5227115.54" calcext:value-type="float">
            <text:p>5227115,54</text:p>
          </table:table-cell>
          <table:table-cell office:value-type="float" office:value="5083248.95" calcext:value-type="float">
            <text:p>5083248,95</text:p>
          </table:table-cell>
          <table:table-cell table:style-name="ce14" office:value-type="float" office:value="5116021.62" calcext:value-type="float">
            <text:p>5116021,62</text:p>
          </table:table-cell>
          <table:table-cell table:style-name="ce9" office:value-type="float" office:value="6001683.01" calcext:value-type="float">
            <text:p>6001683,01</text:p>
          </table:table-cell>
          <table:table-cell office:value-type="float" office:value="5516707.73" calcext:value-type="float">
            <text:p>5516707,73</text:p>
          </table:table-cell>
          <table:table-cell office:value-type="float" office:value="5343308.58" calcext:value-type="float">
            <text:p>5343308,58</text:p>
          </table:table-cell>
          <table:table-cell office:value-type="float" office:value="5292741.74" calcext:value-type="float">
            <text:p>5292741,74</text:p>
          </table:table-cell>
          <table:table-cell table:style-name="ce14" office:value-type="float" office:value="5944408.86" calcext:value-type="float">
            <text:p>5944408,86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float" office:value="558.69" calcext:value-type="float">
            <text:p>558,69</text:p>
          </table:table-cell>
          <table:table-cell office:value-type="float" office:value="557" calcext:value-type="float">
            <text:p>557</text:p>
          </table:table-cell>
          <table:table-cell office:value-type="float" office:value="584.42" calcext:value-type="float">
            <text:p>584,42</text:p>
          </table:table-cell>
          <table:table-cell office:value-type="float" office:value="552.59" calcext:value-type="float">
            <text:p>552,59</text:p>
          </table:table-cell>
          <table:table-cell table:style-name="ce14" office:value-type="float" office:value="562.17" calcext:value-type="float">
            <text:p>562,17</text:p>
          </table:table-cell>
          <table:table-cell table:style-name="ce9" office:value-type="float" office:value="560.12" calcext:value-type="float">
            <text:p>560,12</text:p>
          </table:table-cell>
          <table:table-cell office:value-type="float" office:value="609.21" calcext:value-type="float">
            <text:p>609,21</text:p>
          </table:table-cell>
          <table:table-cell office:value-type="float" office:value="578.36" calcext:value-type="float">
            <text:p>578,36</text:p>
          </table:table-cell>
          <table:table-cell office:value-type="float" office:value="566.75" calcext:value-type="float">
            <text:p>566,75</text:p>
          </table:table-cell>
          <table:table-cell table:style-name="ce14" office:value-type="float" office:value="559.36" calcext:value-type="float">
            <text:p>559,36</text:p>
          </table:table-cell>
          <table:table-cell table:style-name="ce9" office:value-type="float" office:value="616.87" calcext:value-type="float">
            <text:p>616,87</text:p>
          </table:table-cell>
          <table:table-cell office:value-type="float" office:value="556.24" calcext:value-type="float">
            <text:p>556,24</text:p>
          </table:table-cell>
          <table:table-cell office:value-type="float" office:value="535.38" calcext:value-type="float">
            <text:p>535,38</text:p>
          </table:table-cell>
          <table:table-cell office:value-type="float" office:value="547.31" calcext:value-type="float">
            <text:p>547,31</text:p>
          </table:table-cell>
          <table:table-cell table:style-name="ce14" office:value-type="float" office:value="636.56" calcext:value-type="float">
            <text:p>636,56</text:p>
          </table:table-cell>
          <table:table-cell table:style-name="ce9" office:value-type="float" office:value="4364804.16" calcext:value-type="float">
            <text:p>4364804,16</text:p>
          </table:table-cell>
          <table:table-cell office:value-type="float" office:value="4351537.28" calcext:value-type="float">
            <text:p>4351537,28</text:p>
          </table:table-cell>
          <table:table-cell office:value-type="float" office:value="4565811.22" calcext:value-type="float">
            <text:p>4565811,22</text:p>
          </table:table-cell>
          <table:table-cell office:value-type="float" office:value="4317070.7" calcext:value-type="float">
            <text:p>4317070,7</text:p>
          </table:table-cell>
          <table:table-cell table:style-name="ce14" office:value-type="float" office:value="4391941.36" calcext:value-type="float">
            <text:p>4391941,36</text:p>
          </table:table-cell>
          <table:table-cell table:style-name="ce9" office:value-type="float" office:value="4375902.34" calcext:value-type="float">
            <text:p>4375902,34</text:p>
          </table:table-cell>
          <table:table-cell office:value-type="float" office:value="4759475.05" calcext:value-type="float">
            <text:p>4759475,05</text:p>
          </table:table-cell>
          <table:table-cell office:value-type="float" office:value="4518426.06" calcext:value-type="float">
            <text:p>4518426,06</text:p>
          </table:table-cell>
          <table:table-cell office:value-type="float" office:value="4427754.98" calcext:value-type="float">
            <text:p>4427754,98</text:p>
          </table:table-cell>
          <table:table-cell table:style-name="ce14" office:value-type="float" office:value="4370014.09" calcext:value-type="float">
            <text:p>4370014,09</text:p>
          </table:table-cell>
          <table:table-cell table:style-name="ce9" office:value-type="float" office:value="4819267.87" calcext:value-type="float">
            <text:p>4819267,87</text:p>
          </table:table-cell>
          <table:table-cell office:value-type="float" office:value="4345596.21" calcext:value-type="float">
            <text:p>4345596,21</text:p>
          </table:table-cell>
          <table:table-cell office:value-type="float" office:value="4182689.85" calcext:value-type="float">
            <text:p>4182689,85</text:p>
          </table:table-cell>
          <table:table-cell office:value-type="float" office:value="4275864.87" calcext:value-type="float">
            <text:p>4275864,87</text:p>
          </table:table-cell>
          <table:table-cell table:style-name="ce14" office:value-type="float" office:value="4973095.49" calcext:value-type="float">
            <text:p>4973095,49</text:p>
          </table:table-cell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9" office:value-type="float" office:value="1036.65" calcext:value-type="float">
            <text:p>1036,65</text:p>
          </table:table-cell>
          <table:table-cell office:value-type="float" office:value="1018.59" calcext:value-type="float">
            <text:p>1018,59</text:p>
          </table:table-cell>
          <table:table-cell office:value-type="float" office:value="1078.59" calcext:value-type="float">
            <text:p>1078,59</text:p>
          </table:table-cell>
          <table:table-cell office:value-type="float" office:value="1020.94" calcext:value-type="float">
            <text:p>1020,94</text:p>
          </table:table-cell>
          <table:table-cell table:style-name="ce14" office:value-type="float" office:value="1032.56" calcext:value-type="float">
            <text:p>1032,56</text:p>
          </table:table-cell>
          <table:table-cell table:style-name="ce9" office:value-type="float" office:value="1052.34" calcext:value-type="float">
            <text:p>1052,34</text:p>
          </table:table-cell>
          <table:table-cell office:value-type="float" office:value="1170.4" calcext:value-type="float">
            <text:p>1170,4</text:p>
          </table:table-cell>
          <table:table-cell office:value-type="float" office:value="1099.21" calcext:value-type="float">
            <text:p>1099,21</text:p>
          </table:table-cell>
          <table:table-cell office:value-type="float" office:value="1070.56" calcext:value-type="float">
            <text:p>1070,56</text:p>
          </table:table-cell>
          <table:table-cell table:style-name="ce14" office:value-type="float" office:value="1048.08" calcext:value-type="float">
            <text:p>1048,08</text:p>
          </table:table-cell>
          <table:table-cell table:style-name="ce9" office:value-type="float" office:value="1199.2" calcext:value-type="float">
            <text:p>1199,2</text:p>
          </table:table-cell>
          <table:table-cell office:value-type="float" office:value="1060.06" calcext:value-type="float">
            <text:p>1060,06</text:p>
          </table:table-cell>
          <table:table-cell office:value-type="float" office:value="1019.59" calcext:value-type="float">
            <text:p>1019,59</text:p>
          </table:table-cell>
          <table:table-cell office:value-type="float" office:value="1047.43" calcext:value-type="float">
            <text:p>1047,43</text:p>
          </table:table-cell>
          <table:table-cell table:style-name="ce14" office:value-type="float" office:value="1220.29" calcext:value-type="float">
            <text:p>1220,29</text:p>
          </table:table-cell>
          <table:table-cell table:style-name="ce9" office:value-type="float" office:value="4049411.01" calcext:value-type="float">
            <text:p>4049411,01</text:p>
          </table:table-cell>
          <table:table-cell office:value-type="float" office:value="3978884.7" calcext:value-type="float">
            <text:p>3978884,7</text:p>
          </table:table-cell>
          <table:table-cell office:value-type="float" office:value="4213230.62" calcext:value-type="float">
            <text:p>4213230,62</text:p>
          </table:table-cell>
          <table:table-cell office:value-type="float" office:value="3988047.18" calcext:value-type="float">
            <text:p>3988047,18</text:p>
          </table:table-cell>
          <table:table-cell table:style-name="ce14" office:value-type="float" office:value="4033439.1" calcext:value-type="float">
            <text:p>4033439,1</text:p>
          </table:table-cell>
          <table:table-cell table:style-name="ce9" office:value-type="float" office:value="4110707.41" calcext:value-type="float">
            <text:p>4110707,41</text:p>
          </table:table-cell>
          <table:table-cell office:value-type="float" office:value="4571865.36" calcext:value-type="float">
            <text:p>4571865,36</text:p>
          </table:table-cell>
          <table:table-cell office:value-type="float" office:value="4293799.92" calcext:value-type="float">
            <text:p>4293799,92</text:p>
          </table:table-cell>
          <table:table-cell office:value-type="float" office:value="4181860.39" calcext:value-type="float">
            <text:p>4181860,39</text:p>
          </table:table-cell>
          <table:table-cell table:style-name="ce14" office:value-type="float" office:value="4094063.9" calcext:value-type="float">
            <text:p>4094063,9</text:p>
          </table:table-cell>
          <table:table-cell table:style-name="ce9" office:value-type="float" office:value="4684377.59" calcext:value-type="float">
            <text:p>4684377,59</text:p>
          </table:table-cell>
          <table:table-cell office:value-type="float" office:value="4140857.52" calcext:value-type="float">
            <text:p>4140857,52</text:p>
          </table:table-cell>
          <table:table-cell office:value-type="float" office:value="3982785.09" calcext:value-type="float">
            <text:p>3982785,09</text:p>
          </table:table-cell>
          <table:table-cell office:value-type="float" office:value="4091526.38" calcext:value-type="float">
            <text:p>4091526,38</text:p>
          </table:table-cell>
          <table:table-cell table:style-name="ce14" office:value-type="float" office:value="4766757.08" calcext:value-type="float">
            <text:p>4766757,08</text:p>
          </table:table-cell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9" office:value-type="float" office:value="1883.76" calcext:value-type="float">
            <text:p>1883,76</text:p>
          </table:table-cell>
          <table:table-cell office:value-type="float" office:value="1858.98" calcext:value-type="float">
            <text:p>1858,98</text:p>
          </table:table-cell>
          <table:table-cell office:value-type="float" office:value="1991.36" calcext:value-type="float">
            <text:p>1991,36</text:p>
          </table:table-cell>
          <table:table-cell office:value-type="float" office:value="1868.77" calcext:value-type="float">
            <text:p>1868,77</text:p>
          </table:table-cell>
          <table:table-cell table:style-name="ce14" office:value-type="float" office:value="1904.31" calcext:value-type="float">
            <text:p>1904,31</text:p>
          </table:table-cell>
          <table:table-cell table:style-name="ce9" office:value-type="float" office:value="1885.45" calcext:value-type="float">
            <text:p>1885,45</text:p>
          </table:table-cell>
          <table:table-cell office:value-type="float" office:value="2099.91" calcext:value-type="float">
            <text:p>2099,91</text:p>
          </table:table-cell>
          <table:table-cell office:value-type="float" office:value="1964.02" calcext:value-type="float">
            <text:p>1964,02</text:p>
          </table:table-cell>
          <table:table-cell office:value-type="float" office:value="1922.47" calcext:value-type="float">
            <text:p>1922,47</text:p>
          </table:table-cell>
          <table:table-cell table:style-name="ce14" office:value-type="float" office:value="1886.23" calcext:value-type="float">
            <text:p>1886,23</text:p>
          </table:table-cell>
          <table:table-cell table:style-name="ce9" office:value-type="float" office:value="2184.44" calcext:value-type="float">
            <text:p>2184,44</text:p>
          </table:table-cell>
          <table:table-cell office:value-type="float" office:value="1938.61" calcext:value-type="float">
            <text:p>1938,61</text:p>
          </table:table-cell>
          <table:table-cell office:value-type="float" office:value="1868.96" calcext:value-type="float">
            <text:p>1868,96</text:p>
          </table:table-cell>
          <table:table-cell office:value-type="float" office:value="1919.51" calcext:value-type="float">
            <text:p>1919,51</text:p>
          </table:table-cell>
          <table:table-cell table:style-name="ce14" office:value-type="float" office:value="2215.44" calcext:value-type="float">
            <text:p>2215,44</text:p>
          </table:table-cell>
          <table:table-cell table:style-name="ce9" office:value-type="float" office:value="3679214.04" calcext:value-type="float">
            <text:p>3679214,04</text:p>
          </table:table-cell>
          <table:table-cell office:value-type="float" office:value="3630818.06" calcext:value-type="float">
            <text:p>3630818,06</text:p>
          </table:table-cell>
          <table:table-cell office:value-type="float" office:value="3889382.49" calcext:value-type="float">
            <text:p>3889382,49</text:p>
          </table:table-cell>
          <table:table-cell office:value-type="float" office:value="3649948.41" calcext:value-type="float">
            <text:p>3649948,41</text:p>
          </table:table-cell>
          <table:table-cell table:style-name="ce14" office:value-type="float" office:value="3719359.26" calcext:value-type="float">
            <text:p>3719359,26</text:p>
          </table:table-cell>
          <table:table-cell table:style-name="ce9" office:value-type="float" office:value="3682514.5" calcext:value-type="float">
            <text:p>3682514,5</text:p>
          </table:table-cell>
          <table:table-cell office:value-type="float" office:value="4101379.27" calcext:value-type="float">
            <text:p>4101379,27</text:p>
          </table:table-cell>
          <table:table-cell office:value-type="float" office:value="3835973.85" calcext:value-type="float">
            <text:p>3835973,85</text:p>
          </table:table-cell>
          <table:table-cell office:value-type="float" office:value="3754832.06" calcext:value-type="float">
            <text:p>3754832,06</text:p>
          </table:table-cell>
          <table:table-cell table:style-name="ce14" office:value-type="float" office:value="3684048.45" calcext:value-type="float">
            <text:p>3684048,45</text:p>
          </table:table-cell>
          <table:table-cell table:style-name="ce9" office:value-type="float" office:value="4266490.18" calcext:value-type="float">
            <text:p>4266490,18</text:p>
          </table:table-cell>
          <table:table-cell office:value-type="float" office:value="3786345.18" calcext:value-type="float">
            <text:p>3786345,18</text:p>
          </table:table-cell>
          <table:table-cell office:value-type="float" office:value="3650312.67" calcext:value-type="float">
            <text:p>3650312,67</text:p>
          </table:table-cell>
          <table:table-cell office:value-type="float" office:value="3749049.46" calcext:value-type="float">
            <text:p>3749049,46</text:p>
          </table:table-cell>
          <table:table-cell table:style-name="ce14" office:value-type="float" office:value="4327038.77" calcext:value-type="float">
            <text:p>4327038,77</text:p>
          </table:table-cell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9" office:value-type="float" office:value="3140.47" calcext:value-type="float">
            <text:p>3140,47</text:p>
          </table:table-cell>
          <table:table-cell office:value-type="float" office:value="3120.78" calcext:value-type="float">
            <text:p>3120,78</text:p>
          </table:table-cell>
          <table:table-cell office:value-type="float" office:value="3222.86" calcext:value-type="float">
            <text:p>3222,86</text:p>
          </table:table-cell>
          <table:table-cell office:value-type="float" office:value="3119.27" calcext:value-type="float">
            <text:p>3119,27</text:p>
          </table:table-cell>
          <table:table-cell table:style-name="ce14" office:value-type="float" office:value="3096.08" calcext:value-type="float">
            <text:p>3096,08</text:p>
          </table:table-cell>
          <table:table-cell table:style-name="ce9" office:value-type="float" office:value="3141.65" calcext:value-type="float">
            <text:p>3141,65</text:p>
          </table:table-cell>
          <table:table-cell office:value-type="float" office:value="3538.54" calcext:value-type="float">
            <text:p>3538,54</text:p>
          </table:table-cell>
          <table:table-cell office:value-type="float" office:value="3256.21" calcext:value-type="float">
            <text:p>3256,21</text:p>
          </table:table-cell>
          <table:table-cell office:value-type="float" office:value="3211.7" calcext:value-type="float">
            <text:p>3211,7</text:p>
          </table:table-cell>
          <table:table-cell table:style-name="ce14" office:value-type="float" office:value="3162.26" calcext:value-type="float">
            <text:p>3162,26</text:p>
          </table:table-cell>
          <table:table-cell table:style-name="ce9" office:value-type="float" office:value="3696.88" calcext:value-type="float">
            <text:p>3696,88</text:p>
          </table:table-cell>
          <table:table-cell office:value-type="float" office:value="3267.79" calcext:value-type="float">
            <text:p>3267,79</text:p>
          </table:table-cell>
          <table:table-cell office:value-type="float" office:value="3108.35" calcext:value-type="float">
            <text:p>3108,35</text:p>
          </table:table-cell>
          <table:table-cell office:value-type="float" office:value="3250.17" calcext:value-type="float">
            <text:p>3250,17</text:p>
          </table:table-cell>
          <table:table-cell table:style-name="ce14" office:value-type="float" office:value="3741.61" calcext:value-type="float">
            <text:p>3741,61</text:p>
          </table:table-cell>
          <table:table-cell table:style-name="ce9" office:value-type="float" office:value="3066869.91" calcext:value-type="float">
            <text:p>3066869,91</text:p>
          </table:table-cell>
          <table:table-cell office:value-type="float" office:value="3047632.33" calcext:value-type="float">
            <text:p>3047632,33</text:p>
          </table:table-cell>
          <table:table-cell office:value-type="float" office:value="3147326.25" calcext:value-type="float">
            <text:p>3147326,25</text:p>
          </table:table-cell>
          <table:table-cell office:value-type="float" office:value="3046162.51" calcext:value-type="float">
            <text:p>3046162,51</text:p>
          </table:table-cell>
          <table:table-cell table:style-name="ce14" office:value-type="float" office:value="3023517.65" calcext:value-type="float">
            <text:p>3023517,65</text:p>
          </table:table-cell>
          <table:table-cell table:style-name="ce9" office:value-type="float" office:value="3068018.69" calcext:value-type="float">
            <text:p>3068018,69</text:p>
          </table:table-cell>
          <table:table-cell office:value-type="float" office:value="3455604.8" calcext:value-type="float">
            <text:p>3455604,8</text:p>
          </table:table-cell>
          <table:table-cell office:value-type="float" office:value="3179895.28" calcext:value-type="float">
            <text:p>3179895,28</text:p>
          </table:table-cell>
          <table:table-cell office:value-type="float" office:value="3136428.45" calcext:value-type="float">
            <text:p>3136428,45</text:p>
          </table:table-cell>
          <table:table-cell table:style-name="ce14" office:value-type="float" office:value="3088149.39" calcext:value-type="float">
            <text:p>3088149,39</text:p>
          </table:table-cell>
          <table:table-cell table:style-name="ce9" office:value-type="float" office:value="3610230.79" calcext:value-type="float">
            <text:p>3610230,79</text:p>
          </table:table-cell>
          <table:table-cell office:value-type="float" office:value="3191203.72" calcext:value-type="float">
            <text:p>3191203,72</text:p>
          </table:table-cell>
          <table:table-cell office:value-type="float" office:value="3035493.92" calcext:value-type="float">
            <text:p>3035493,92</text:p>
          </table:table-cell>
          <table:table-cell office:value-type="float" office:value="3173995.43" calcext:value-type="float">
            <text:p>3173995,43</text:p>
          </table:table-cell>
          <table:table-cell table:style-name="ce14" office:value-type="float" office:value="3653916.24" calcext:value-type="float">
            <text:p>3653916,24</text:p>
          </table:table-cell>
        </table:table-row>
        <table:table-row table:style-name="ro1">
          <table:table-cell table:style-name="ce5" office:value-type="float" office:value="2048" calcext:value-type="float">
            <text:p>2048</text:p>
          </table:table-cell>
          <table:table-cell table:style-name="ce9" office:value-type="float" office:value="5012.02" calcext:value-type="float">
            <text:p>5012,02</text:p>
          </table:table-cell>
          <table:table-cell office:value-type="float" office:value="4953.65" calcext:value-type="float">
            <text:p>4953,65</text:p>
          </table:table-cell>
          <table:table-cell office:value-type="float" office:value="5285.22" calcext:value-type="float">
            <text:p>5285,22</text:p>
          </table:table-cell>
          <table:table-cell office:value-type="float" office:value="4940.07" calcext:value-type="float">
            <text:p>4940,07</text:p>
          </table:table-cell>
          <table:table-cell table:style-name="ce14" office:value-type="float" office:value="4986.56" calcext:value-type="float">
            <text:p>4986,56</text:p>
          </table:table-cell>
          <table:table-cell table:style-name="ce9" office:value-type="float" office:value="4933.96" calcext:value-type="float">
            <text:p>4933,96</text:p>
          </table:table-cell>
          <table:table-cell office:value-type="float" office:value="5457.47" calcext:value-type="float">
            <text:p>5457,47</text:p>
          </table:table-cell>
          <table:table-cell office:value-type="float" office:value="5081.19" calcext:value-type="float">
            <text:p>5081,19</text:p>
          </table:table-cell>
          <table:table-cell office:value-type="float" office:value="5035.47" calcext:value-type="float">
            <text:p>5035,47</text:p>
          </table:table-cell>
          <table:table-cell table:style-name="ce14" office:value-type="float" office:value="4952.87" calcext:value-type="float">
            <text:p>4952,87</text:p>
          </table:table-cell>
          <table:table-cell table:style-name="ce9" office:value-type="float" office:value="5655.3" calcext:value-type="float">
            <text:p>5655,3</text:p>
          </table:table-cell>
          <table:table-cell office:value-type="float" office:value="5035.34" calcext:value-type="float">
            <text:p>5035,34</text:p>
          </table:table-cell>
          <table:table-cell office:value-type="float" office:value="4747.13" calcext:value-type="float">
            <text:p>4747,13</text:p>
          </table:table-cell>
          <table:table-cell office:value-type="float" office:value="4993.3" calcext:value-type="float">
            <text:p>4993,3</text:p>
          </table:table-cell>
          <table:table-cell table:style-name="ce14" office:value-type="float" office:value="5706.84" calcext:value-type="float">
            <text:p>5706,84</text:p>
          </table:table-cell>
          <table:table-cell table:style-name="ce9" office:value-type="float" office:value="2447274.81" calcext:value-type="float">
            <text:p>2447274,81</text:p>
          </table:table-cell>
          <table:table-cell office:value-type="float" office:value="2418773.26" calcext:value-type="float">
            <text:p>2418773,26</text:p>
          </table:table-cell>
          <table:table-cell office:value-type="float" office:value="2580675.91" calcext:value-type="float">
            <text:p>2580675,91</text:p>
          </table:table-cell>
          <table:table-cell office:value-type="float" office:value="2412144.1" calcext:value-type="float">
            <text:p>2412144,1</text:p>
          </table:table-cell>
          <table:table-cell table:style-name="ce14" office:value-type="float" office:value="2434843.93" calcext:value-type="float">
            <text:p>2434843,93</text:p>
          </table:table-cell>
          <table:table-cell table:style-name="ce9" office:value-type="float" office:value="2409158.97" calcext:value-type="float">
            <text:p>2409158,97</text:p>
          </table:table-cell>
          <table:table-cell office:value-type="float" office:value="2664781.35" calcext:value-type="float">
            <text:p>2664781,35</text:p>
          </table:table-cell>
          <table:table-cell office:value-type="float" office:value="2481051.75" calcext:value-type="float">
            <text:p>2481051,75</text:p>
          </table:table-cell>
          <table:table-cell office:value-type="float" office:value="2458727.2" calcext:value-type="float">
            <text:p>2458727,2</text:p>
          </table:table-cell>
          <table:table-cell table:style-name="ce14" office:value-type="float" office:value="2418395.31" calcext:value-type="float">
            <text:p>2418395,31</text:p>
          </table:table-cell>
          <table:table-cell table:style-name="ce9" office:value-type="float" office:value="2761378.58" calcext:value-type="float">
            <text:p>2761378,58</text:p>
          </table:table-cell>
          <table:table-cell office:value-type="float" office:value="2458663.64" calcext:value-type="float">
            <text:p>2458663,64</text:p>
          </table:table-cell>
          <table:table-cell office:value-type="float" office:value="2317935.28" calcext:value-type="float">
            <text:p>2317935,28</text:p>
          </table:table-cell>
          <table:table-cell office:value-type="float" office:value="2438136.14" calcext:value-type="float">
            <text:p>2438136,14</text:p>
          </table:table-cell>
          <table:table-cell table:style-name="ce14" office:value-type="float" office:value="2786541.73" calcext:value-type="float">
            <text:p>2786541,73</text:p>
          </table:table-cell>
        </table:table-row>
        <table:table-row table:style-name="ro1">
          <table:table-cell table:style-name="ce5" office:value-type="float" office:value="4096" calcext:value-type="float">
            <text:p>4096</text:p>
          </table:table-cell>
          <table:table-cell table:style-name="ce9" office:value-type="float" office:value="7205.66" calcext:value-type="float">
            <text:p>7205,66</text:p>
          </table:table-cell>
          <table:table-cell office:value-type="float" office:value="7122.46" calcext:value-type="float">
            <text:p>7122,46</text:p>
          </table:table-cell>
          <table:table-cell office:value-type="float" office:value="7430.51" calcext:value-type="float">
            <text:p>7430,51</text:p>
          </table:table-cell>
          <table:table-cell office:value-type="float" office:value="7167.73" calcext:value-type="float">
            <text:p>7167,73</text:p>
          </table:table-cell>
          <table:table-cell table:style-name="ce14" office:value-type="float" office:value="7129.39" calcext:value-type="float">
            <text:p>7129,39</text:p>
          </table:table-cell>
          <table:table-cell table:style-name="ce9" office:value-type="float" office:value="7700.88" calcext:value-type="float">
            <text:p>7700,88</text:p>
          </table:table-cell>
          <table:table-cell office:value-type="float" office:value="8880.67" calcext:value-type="float">
            <text:p>8880,67</text:p>
          </table:table-cell>
          <table:table-cell office:value-type="float" office:value="8018.38" calcext:value-type="float">
            <text:p>8018,38</text:p>
          </table:table-cell>
          <table:table-cell office:value-type="float" office:value="7892.75" calcext:value-type="float">
            <text:p>7892,75</text:p>
          </table:table-cell>
          <table:table-cell table:style-name="ce14" office:value-type="float" office:value="7934.2" calcext:value-type="float">
            <text:p>7934,2</text:p>
          </table:table-cell>
          <table:table-cell table:style-name="ce9" office:value-type="float" office:value="9297.1" calcext:value-type="float">
            <text:p>9297,1</text:p>
          </table:table-cell>
          <table:table-cell office:value-type="float" office:value="7922.88" calcext:value-type="float">
            <text:p>7922,88</text:p>
          </table:table-cell>
          <table:table-cell office:value-type="float" office:value="6829.06" calcext:value-type="float">
            <text:p>6829,06</text:p>
          </table:table-cell>
          <table:table-cell office:value-type="float" office:value="7805.74" calcext:value-type="float">
            <text:p>7805,74</text:p>
          </table:table-cell>
          <table:table-cell table:style-name="ce14" office:value-type="float" office:value="9378.45" calcext:value-type="float">
            <text:p>9378,45</text:p>
          </table:table-cell>
          <table:table-cell table:style-name="ce9" office:value-type="float" office:value="1759194.29" calcext:value-type="float">
            <text:p>1759194,29</text:p>
          </table:table-cell>
          <table:table-cell office:value-type="float" office:value="1738881.32" calcext:value-type="float">
            <text:p>1738881,32</text:p>
          </table:table-cell>
          <table:table-cell office:value-type="float" office:value="1814090.16" calcext:value-type="float">
            <text:p>1814090,16</text:p>
          </table:table-cell>
          <table:table-cell office:value-type="float" office:value="1749933.71" calcext:value-type="float">
            <text:p>1749933,71</text:p>
          </table:table-cell>
          <table:table-cell table:style-name="ce14" office:value-type="float" office:value="1740572.59" calcext:value-type="float">
            <text:p>1740572,59</text:p>
          </table:table-cell>
          <table:table-cell table:style-name="ce9" office:value-type="float" office:value="1880098.4" calcext:value-type="float">
            <text:p>1880098,4</text:p>
          </table:table-cell>
          <table:table-cell office:value-type="float" office:value="2168133.29" calcext:value-type="float">
            <text:p>2168133,29</text:p>
          </table:table-cell>
          <table:table-cell office:value-type="float" office:value="1957612.38" calcext:value-type="float">
            <text:p>1957612,38</text:p>
          </table:table-cell>
          <table:table-cell office:value-type="float" office:value="1926942.04" calcext:value-type="float">
            <text:p>1926942,04</text:p>
          </table:table-cell>
          <table:table-cell table:style-name="ce14" office:value-type="float" office:value="1937061.29" calcext:value-type="float">
            <text:p>1937061,29</text:p>
          </table:table-cell>
          <table:table-cell table:style-name="ce9" office:value-type="float" office:value="2269800.09" calcext:value-type="float">
            <text:p>2269800,09</text:p>
          </table:table-cell>
          <table:table-cell office:value-type="float" office:value="1934295.84" calcext:value-type="float">
            <text:p>1934295,84</text:p>
          </table:table-cell>
          <table:table-cell office:value-type="float" office:value="1667249.95" calcext:value-type="float">
            <text:p>1667249,95</text:p>
          </table:table-cell>
          <table:table-cell office:value-type="float" office:value="1905697.66" calcext:value-type="float">
            <text:p>1905697,66</text:p>
          </table:table-cell>
          <table:table-cell table:style-name="ce14" office:value-type="float" office:value="2289660.85" calcext:value-type="float">
            <text:p>2289660,85</text:p>
          </table:table-cell>
        </table:table-row>
        <table:table-row table:style-name="ro1">
          <table:table-cell table:style-name="ce5" office:value-type="float" office:value="8192" calcext:value-type="float">
            <text:p>8192</text:p>
          </table:table-cell>
          <table:table-cell table:style-name="ce9" office:value-type="float" office:value="10006.93" calcext:value-type="float">
            <text:p>10006,93</text:p>
          </table:table-cell>
          <table:table-cell office:value-type="float" office:value="9808.97" calcext:value-type="float">
            <text:p>9808,97</text:p>
          </table:table-cell>
          <table:table-cell office:value-type="float" office:value="9722.99" calcext:value-type="float">
            <text:p>9722,99</text:p>
          </table:table-cell>
          <table:table-cell office:value-type="float" office:value="9513.09" calcext:value-type="float">
            <text:p>9513,09</text:p>
          </table:table-cell>
          <table:table-cell table:style-name="ce14" office:value-type="float" office:value="9702.39" calcext:value-type="float">
            <text:p>9702,39</text:p>
          </table:table-cell>
          <table:table-cell table:style-name="ce9" office:value-type="float" office:value="9814.56" calcext:value-type="float">
            <text:p>9814,56</text:p>
          </table:table-cell>
          <table:table-cell office:value-type="float" office:value="9679.42" calcext:value-type="float">
            <text:p>9679,42</text:p>
          </table:table-cell>
          <table:table-cell office:value-type="float" office:value="9868.72" calcext:value-type="float">
            <text:p>9868,72</text:p>
          </table:table-cell>
          <table:table-cell office:value-type="float" office:value="9707.45" calcext:value-type="float">
            <text:p>9707,45</text:p>
          </table:table-cell>
          <table:table-cell table:style-name="ce14" office:value-type="float" office:value="9825.58" calcext:value-type="float">
            <text:p>9825,58</text:p>
          </table:table-cell>
          <table:table-cell table:style-name="ce9" office:value-type="float" office:value="9799.86" calcext:value-type="float">
            <text:p>9799,86</text:p>
          </table:table-cell>
          <table:table-cell office:value-type="float" office:value="9721.05" calcext:value-type="float">
            <text:p>9721,05</text:p>
          </table:table-cell>
          <table:table-cell office:value-type="float" office:value="9781.92" calcext:value-type="float">
            <text:p>9781,92</text:p>
          </table:table-cell>
          <table:table-cell office:value-type="float" office:value="9916.8" calcext:value-type="float">
            <text:p>9916,8</text:p>
          </table:table-cell>
          <table:table-cell table:style-name="ce14" office:value-type="float" office:value="9698.41" calcext:value-type="float">
            <text:p>9698,41</text:p>
          </table:table-cell>
          <table:table-cell table:style-name="ce9" office:value-type="float" office:value="1221549.29" calcext:value-type="float">
            <text:p>1221549,29</text:p>
          </table:table-cell>
          <table:table-cell office:value-type="float" office:value="1197383.66" calcext:value-type="float">
            <text:p>1197383,66</text:p>
          </table:table-cell>
          <table:table-cell office:value-type="float" office:value="1186887.84" calcext:value-type="float">
            <text:p>1186887,84</text:p>
          </table:table-cell>
          <table:table-cell office:value-type="float" office:value="1161266.48" calcext:value-type="float">
            <text:p>1161266,48</text:p>
          </table:table-cell>
          <table:table-cell table:style-name="ce14" office:value-type="float" office:value="1184374.22" calcext:value-type="float">
            <text:p>1184374,22</text:p>
          </table:table-cell>
          <table:table-cell table:style-name="ce9" office:value-type="float" office:value="1198066.7" calcext:value-type="float">
            <text:p>1198066,7</text:p>
          </table:table-cell>
          <table:table-cell office:value-type="float" office:value="1181569.99" calcext:value-type="float">
            <text:p>1181569,99</text:p>
          </table:table-cell>
          <table:table-cell office:value-type="float" office:value="1204678.1" calcext:value-type="float">
            <text:p>1204678,1</text:p>
          </table:table-cell>
          <table:table-cell office:value-type="float" office:value="1184991" calcext:value-type="float">
            <text:p>1184991</text:p>
          </table:table-cell>
          <table:table-cell table:style-name="ce14" office:value-type="float" office:value="1199411.89" calcext:value-type="float">
            <text:p>1199411,89</text:p>
          </table:table-cell>
          <table:table-cell table:style-name="ce9" office:value-type="float" office:value="1196272.45" calcext:value-type="float">
            <text:p>1196272,45</text:p>
          </table:table-cell>
          <table:table-cell office:value-type="float" office:value="1186651.12" calcext:value-type="float">
            <text:p>1186651,12</text:p>
          </table:table-cell>
          <table:table-cell office:value-type="float" office:value="1194081.68" calcext:value-type="float">
            <text:p>1194081,68</text:p>
          </table:table-cell>
          <table:table-cell office:value-type="float" office:value="1210546.65" calcext:value-type="float">
            <text:p>1210546,65</text:p>
          </table:table-cell>
          <table:table-cell table:style-name="ce14" office:value-type="float" office:value="1183888.4" calcext:value-type="float">
            <text:p>1183888,4</text:p>
          </table:table-cell>
        </table:table-row>
        <table:table-row table:style-name="ro1">
          <table:table-cell table:style-name="ce5" office:value-type="float" office:value="16384" calcext:value-type="float">
            <text:p>16384</text:p>
          </table:table-cell>
          <table:table-cell table:style-name="ce9" office:value-type="float" office:value="10676.81" calcext:value-type="float">
            <text:p>10676,81</text:p>
          </table:table-cell>
          <table:table-cell office:value-type="float" office:value="10478.09" calcext:value-type="float">
            <text:p>10478,09</text:p>
          </table:table-cell>
          <table:table-cell office:value-type="float" office:value="10348.65" calcext:value-type="float">
            <text:p>10348,65</text:p>
          </table:table-cell>
          <table:table-cell office:value-type="float" office:value="10304.1" calcext:value-type="float">
            <text:p>10304,1</text:p>
          </table:table-cell>
          <table:table-cell table:style-name="ce14" office:value-type="float" office:value="10367.86" calcext:value-type="float">
            <text:p>10367,86</text:p>
          </table:table-cell>
          <table:table-cell table:style-name="ce9" office:value-type="float" office:value="10674.36" calcext:value-type="float">
            <text:p>10674,36</text:p>
          </table:table-cell>
          <table:table-cell office:value-type="float" office:value="10249.5" calcext:value-type="float">
            <text:p>10249,5</text:p>
          </table:table-cell>
          <table:table-cell office:value-type="float" office:value="10520.32" calcext:value-type="float">
            <text:p>10520,32</text:p>
          </table:table-cell>
          <table:table-cell office:value-type="float" office:value="10554.37" calcext:value-type="float">
            <text:p>10554,37</text:p>
          </table:table-cell>
          <table:table-cell table:style-name="ce14" office:value-type="float" office:value="10716.37" calcext:value-type="float">
            <text:p>10716,37</text:p>
          </table:table-cell>
          <table:table-cell table:style-name="ce9" office:value-type="float" office:value="10527.25" calcext:value-type="float">
            <text:p>10527,25</text:p>
          </table:table-cell>
          <table:table-cell office:value-type="float" office:value="10518.05" calcext:value-type="float">
            <text:p>10518,05</text:p>
          </table:table-cell>
          <table:table-cell office:value-type="float" office:value="10405.3" calcext:value-type="float">
            <text:p>10405,3</text:p>
          </table:table-cell>
          <table:table-cell office:value-type="float" office:value="10405.81" calcext:value-type="float">
            <text:p>10405,81</text:p>
          </table:table-cell>
          <table:table-cell table:style-name="ce14" office:value-type="float" office:value="10144.16" calcext:value-type="float">
            <text:p>10144,16</text:p>
          </table:table-cell>
          <table:table-cell table:style-name="ce9" office:value-type="float" office:value="651661" calcext:value-type="float">
            <text:p>651661</text:p>
          </table:table-cell>
          <table:table-cell office:value-type="float" office:value="639531.75" calcext:value-type="float">
            <text:p>639531,75</text:p>
          </table:table-cell>
          <table:table-cell office:value-type="float" office:value="631631.42" calcext:value-type="float">
            <text:p>631631,42</text:p>
          </table:table-cell>
          <table:table-cell office:value-type="float" office:value="628912.21" calcext:value-type="float">
            <text:p>628912,21</text:p>
          </table:table-cell>
          <table:table-cell table:style-name="ce14" office:value-type="float" office:value="632804" calcext:value-type="float">
            <text:p>632804</text:p>
          </table:table-cell>
          <table:table-cell table:style-name="ce9" office:value-type="float" office:value="651511.17" calcext:value-type="float">
            <text:p>651511,17</text:p>
          </table:table-cell>
          <table:table-cell office:value-type="float" office:value="625580.06" calcext:value-type="float">
            <text:p>625580,06</text:p>
          </table:table-cell>
          <table:table-cell office:value-type="float" office:value="642109.68" calcext:value-type="float">
            <text:p>642109,68</text:p>
          </table:table-cell>
          <table:table-cell office:value-type="float" office:value="644187.67" calcext:value-type="float">
            <text:p>644187,67</text:p>
          </table:table-cell>
          <table:table-cell table:style-name="ce14" office:value-type="float" office:value="654075.34" calcext:value-type="float">
            <text:p>654075,34</text:p>
          </table:table-cell>
          <table:table-cell table:style-name="ce9" office:value-type="float" office:value="642532.04" calcext:value-type="float">
            <text:p>642532,04</text:p>
          </table:table-cell>
          <table:table-cell office:value-type="float" office:value="641970.81" calcext:value-type="float">
            <text:p>641970,81</text:p>
          </table:table-cell>
          <table:table-cell office:value-type="float" office:value="635089.3" calcext:value-type="float">
            <text:p>635089,3</text:p>
          </table:table-cell>
          <table:table-cell office:value-type="float" office:value="635120.01" calcext:value-type="float">
            <text:p>635120,01</text:p>
          </table:table-cell>
          <table:table-cell table:style-name="ce14" office:value-type="float" office:value="619150.3" calcext:value-type="float">
            <text:p>619150,3</text:p>
          </table:table-cell>
        </table:table-row>
        <table:table-row table:style-name="ro1">
          <table:table-cell table:style-name="ce5" office:value-type="float" office:value="32768" calcext:value-type="float">
            <text:p>32768</text:p>
          </table:table-cell>
          <table:table-cell table:style-name="ce9" office:value-type="float" office:value="11402.77" calcext:value-type="float">
            <text:p>11402,77</text:p>
          </table:table-cell>
          <table:table-cell office:value-type="float" office:value="10992.2" calcext:value-type="float">
            <text:p>10992,2</text:p>
          </table:table-cell>
          <table:table-cell office:value-type="float" office:value="10897.21" calcext:value-type="float">
            <text:p>10897,21</text:p>
          </table:table-cell>
          <table:table-cell office:value-type="float" office:value="10726.29" calcext:value-type="float">
            <text:p>10726,29</text:p>
          </table:table-cell>
          <table:table-cell table:style-name="ce14" office:value-type="float" office:value="10811.49" calcext:value-type="float">
            <text:p>10811,49</text:p>
          </table:table-cell>
          <table:table-cell table:style-name="ce9" office:value-type="float" office:value="11207.6" calcext:value-type="float">
            <text:p>11207,6</text:p>
          </table:table-cell>
          <table:table-cell office:value-type="float" office:value="10900.78" calcext:value-type="float">
            <text:p>10900,78</text:p>
          </table:table-cell>
          <table:table-cell office:value-type="float" office:value="10776.98" calcext:value-type="float">
            <text:p>10776,98</text:p>
          </table:table-cell>
          <table:table-cell office:value-type="float" office:value="10951.88" calcext:value-type="float">
            <text:p>10951,88</text:p>
          </table:table-cell>
          <table:table-cell table:style-name="ce14" office:value-type="float" office:value="11494.5" calcext:value-type="float">
            <text:p>11494,5</text:p>
          </table:table-cell>
          <table:table-cell table:style-name="ce9" office:value-type="float" office:value="10873.78" calcext:value-type="float">
            <text:p>10873,78</text:p>
          </table:table-cell>
          <table:table-cell office:value-type="float" office:value="10813.74" calcext:value-type="float">
            <text:p>10813,74</text:p>
          </table:table-cell>
          <table:table-cell office:value-type="float" office:value="10923.35" calcext:value-type="float">
            <text:p>10923,35</text:p>
          </table:table-cell>
          <table:table-cell office:value-type="float" office:value="10694.83" calcext:value-type="float">
            <text:p>10694,83</text:p>
          </table:table-cell>
          <table:table-cell table:style-name="ce14" office:value-type="float" office:value="10980.54" calcext:value-type="float">
            <text:p>10980,54</text:p>
          </table:table-cell>
          <table:table-cell table:style-name="ce9" office:value-type="float" office:value="347984.78" calcext:value-type="float">
            <text:p>347984,78</text:p>
          </table:table-cell>
          <table:table-cell office:value-type="float" office:value="335455.21" calcext:value-type="float">
            <text:p>335455,21</text:p>
          </table:table-cell>
          <table:table-cell office:value-type="float" office:value="332556.51" calcext:value-type="float">
            <text:p>332556,51</text:p>
          </table:table-cell>
          <table:table-cell office:value-type="float" office:value="327340.35" calcext:value-type="float">
            <text:p>327340,35</text:p>
          </table:table-cell>
          <table:table-cell table:style-name="ce14" office:value-type="float" office:value="329940.49" calcext:value-type="float">
            <text:p>329940,49</text:p>
          </table:table-cell>
          <table:table-cell table:style-name="ce9" office:value-type="float" office:value="342028.67" calcext:value-type="float">
            <text:p>342028,67</text:p>
          </table:table-cell>
          <table:table-cell office:value-type="float" office:value="332665.46" calcext:value-type="float">
            <text:p>332665,46</text:p>
          </table:table-cell>
          <table:table-cell office:value-type="float" office:value="328887.24" calcext:value-type="float">
            <text:p>328887,24</text:p>
          </table:table-cell>
          <table:table-cell office:value-type="float" office:value="334224.71" calcext:value-type="float">
            <text:p>334224,71</text:p>
          </table:table-cell>
          <table:table-cell table:style-name="ce14" office:value-type="float" office:value="350784.34" calcext:value-type="float">
            <text:p>350784,34</text:p>
          </table:table-cell>
          <table:table-cell table:style-name="ce9" office:value-type="float" office:value="331841.31" calcext:value-type="float">
            <text:p>331841,31</text:p>
          </table:table-cell>
          <table:table-cell office:value-type="float" office:value="330009.01" calcext:value-type="float">
            <text:p>330009,01</text:p>
          </table:table-cell>
          <table:table-cell office:value-type="float" office:value="333354.2" calcext:value-type="float">
            <text:p>333354,2</text:p>
          </table:table-cell>
          <table:table-cell office:value-type="float" office:value="326380.18" calcext:value-type="float">
            <text:p>326380,18</text:p>
          </table:table-cell>
          <table:table-cell table:style-name="ce14" office:value-type="float" office:value="335099.39" calcext:value-type="float">
            <text:p>335099,39</text:p>
          </table:table-cell>
        </table:table-row>
        <table:table-row table:style-name="ro1">
          <table:table-cell table:style-name="ce5" office:value-type="float" office:value="65536" calcext:value-type="float">
            <text:p>65536</text:p>
          </table:table-cell>
          <table:table-cell table:style-name="ce9" office:value-type="float" office:value="11691.01" calcext:value-type="float">
            <text:p>11691,01</text:p>
          </table:table-cell>
          <table:table-cell office:value-type="float" office:value="11278.4" calcext:value-type="float">
            <text:p>11278,4</text:p>
          </table:table-cell>
          <table:table-cell office:value-type="float" office:value="10990.22" calcext:value-type="float">
            <text:p>10990,22</text:p>
          </table:table-cell>
          <table:table-cell office:value-type="float" office:value="10944.07" calcext:value-type="float">
            <text:p>10944,07</text:p>
          </table:table-cell>
          <table:table-cell table:style-name="ce14" office:value-type="float" office:value="10975.48" calcext:value-type="float">
            <text:p>10975,48</text:p>
          </table:table-cell>
          <table:table-cell table:style-name="ce9" office:value-type="float" office:value="11279.82" calcext:value-type="float">
            <text:p>11279,82</text:p>
          </table:table-cell>
          <table:table-cell office:value-type="float" office:value="11021.5" calcext:value-type="float">
            <text:p>11021,5</text:p>
          </table:table-cell>
          <table:table-cell office:value-type="float" office:value="10917.34" calcext:value-type="float">
            <text:p>10917,34</text:p>
          </table:table-cell>
          <table:table-cell office:value-type="float" office:value="11083.16" calcext:value-type="float">
            <text:p>11083,16</text:p>
          </table:table-cell>
          <table:table-cell table:style-name="ce14" office:value-type="float" office:value="11623.1" calcext:value-type="float">
            <text:p>11623,1</text:p>
          </table:table-cell>
          <table:table-cell table:style-name="ce9" office:value-type="float" office:value="11030.99" calcext:value-type="float">
            <text:p>11030,99</text:p>
          </table:table-cell>
          <table:table-cell office:value-type="float" office:value="11061.38" calcext:value-type="float">
            <text:p>11061,38</text:p>
          </table:table-cell>
          <table:table-cell office:value-type="float" office:value="11041.68" calcext:value-type="float">
            <text:p>11041,68</text:p>
          </table:table-cell>
          <table:table-cell office:value-type="float" office:value="10872.71" calcext:value-type="float">
            <text:p>10872,71</text:p>
          </table:table-cell>
          <table:table-cell table:style-name="ce14" office:value-type="float" office:value="11061.92" calcext:value-type="float">
            <text:p>11061,92</text:p>
          </table:table-cell>
          <table:table-cell table:style-name="ce9" office:value-type="float" office:value="178390.58" calcext:value-type="float">
            <text:p>178390,58</text:p>
          </table:table-cell>
          <table:table-cell office:value-type="float" office:value="172094.69" calcext:value-type="float">
            <text:p>172094,69</text:p>
          </table:table-cell>
          <table:table-cell office:value-type="float" office:value="167697.48" calcext:value-type="float">
            <text:p>167697,48</text:p>
          </table:table-cell>
          <table:table-cell office:value-type="float" office:value="166993.29" calcext:value-type="float">
            <text:p>166993,29</text:p>
          </table:table-cell>
          <table:table-cell table:style-name="ce14" office:value-type="float" office:value="167472.54" calcext:value-type="float">
            <text:p>167472,54</text:p>
          </table:table-cell>
          <table:table-cell table:style-name="ce9" office:value-type="float" office:value="172116.35" calcext:value-type="float">
            <text:p>172116,35</text:p>
          </table:table-cell>
          <table:table-cell office:value-type="float" office:value="168174.77" calcext:value-type="float">
            <text:p>168174,77</text:p>
          </table:table-cell>
          <table:table-cell office:value-type="float" office:value="166585.42" calcext:value-type="float">
            <text:p>166585,42</text:p>
          </table:table-cell>
          <table:table-cell office:value-type="float" office:value="169115.58" calcext:value-type="float">
            <text:p>169115,58</text:p>
          </table:table-cell>
          <table:table-cell table:style-name="ce14" office:value-type="float" office:value="177354.45" calcext:value-type="float">
            <text:p>177354,45</text:p>
          </table:table-cell>
          <table:table-cell table:style-name="ce9" office:value-type="float" office:value="168319.47" calcext:value-type="float">
            <text:p>168319,47</text:p>
          </table:table-cell>
          <table:table-cell office:value-type="float" office:value="168783.29" calcext:value-type="float">
            <text:p>168783,29</text:p>
          </table:table-cell>
          <table:table-cell office:value-type="float" office:value="168482.7" calcext:value-type="float">
            <text:p>168482,7</text:p>
          </table:table-cell>
          <table:table-cell office:value-type="float" office:value="165904.42" calcext:value-type="float">
            <text:p>165904,42</text:p>
          </table:table-cell>
          <table:table-cell table:style-name="ce14" office:value-type="float" office:value="168791.55" calcext:value-type="float">
            <text:p>168791,55</text:p>
          </table:table-cell>
        </table:table-row>
        <table:table-row table:style-name="ro1"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11816.55" calcext:value-type="float">
            <text:p>11816,55</text:p>
          </table:table-cell>
          <table:table-cell office:value-type="float" office:value="11350.35" calcext:value-type="float">
            <text:p>11350,35</text:p>
          </table:table-cell>
          <table:table-cell office:value-type="float" office:value="11025.09" calcext:value-type="float">
            <text:p>11025,09</text:p>
          </table:table-cell>
          <table:table-cell office:value-type="float" office:value="11011.72" calcext:value-type="float">
            <text:p>11011,72</text:p>
          </table:table-cell>
          <table:table-cell table:style-name="ce14" office:value-type="float" office:value="11037.11" calcext:value-type="float">
            <text:p>11037,11</text:p>
          </table:table-cell>
          <table:table-cell table:style-name="ce9" office:value-type="float" office:value="11365.93" calcext:value-type="float">
            <text:p>11365,93</text:p>
          </table:table-cell>
          <table:table-cell office:value-type="float" office:value="11114.5" calcext:value-type="float">
            <text:p>11114,5</text:p>
          </table:table-cell>
          <table:table-cell office:value-type="float" office:value="11043.64" calcext:value-type="float">
            <text:p>11043,64</text:p>
          </table:table-cell>
          <table:table-cell office:value-type="float" office:value="11146.18" calcext:value-type="float">
            <text:p>11146,18</text:p>
          </table:table-cell>
          <table:table-cell table:style-name="ce14" office:value-type="float" office:value="11810.23" calcext:value-type="float">
            <text:p>11810,23</text:p>
          </table:table-cell>
          <table:table-cell table:style-name="ce9" office:value-type="float" office:value="11008.61" calcext:value-type="float">
            <text:p>11008,61</text:p>
          </table:table-cell>
          <table:table-cell office:value-type="float" office:value="11086.02" calcext:value-type="float">
            <text:p>11086,02</text:p>
          </table:table-cell>
          <table:table-cell office:value-type="float" office:value="11021.74" calcext:value-type="float">
            <text:p>11021,74</text:p>
          </table:table-cell>
          <table:table-cell office:value-type="float" office:value="10896.88" calcext:value-type="float">
            <text:p>10896,88</text:p>
          </table:table-cell>
          <table:table-cell table:style-name="ce14" office:value-type="float" office:value="10967.8" calcext:value-type="float">
            <text:p>10967,8</text:p>
          </table:table-cell>
          <table:table-cell table:style-name="ce9" office:value-type="float" office:value="90153.13" calcext:value-type="float">
            <text:p>90153,13</text:p>
          </table:table-cell>
          <table:table-cell office:value-type="float" office:value="86596.27" calcext:value-type="float">
            <text:p>86596,27</text:p>
          </table:table-cell>
          <table:table-cell office:value-type="float" office:value="84114.77" calcext:value-type="float">
            <text:p>84114,77</text:p>
          </table:table-cell>
          <table:table-cell office:value-type="float" office:value="84012.76" calcext:value-type="float">
            <text:p>84012,76</text:p>
          </table:table-cell>
          <table:table-cell table:style-name="ce14" office:value-type="float" office:value="84206.46" calcext:value-type="float">
            <text:p>84206,46</text:p>
          </table:table-cell>
          <table:table-cell table:style-name="ce9" office:value-type="float" office:value="86715.17" calcext:value-type="float">
            <text:p>86715,17</text:p>
          </table:table-cell>
          <table:table-cell office:value-type="float" office:value="84796.92" calcext:value-type="float">
            <text:p>84796,92</text:p>
          </table:table-cell>
          <table:table-cell office:value-type="float" office:value="84256.3" calcext:value-type="float">
            <text:p>84256,3</text:p>
          </table:table-cell>
          <table:table-cell office:value-type="float" office:value="85038.57" calcext:value-type="float">
            <text:p>85038,57</text:p>
          </table:table-cell>
          <table:table-cell table:style-name="ce14" office:value-type="float" office:value="90104.94" calcext:value-type="float">
            <text:p>90104,94</text:p>
          </table:table-cell>
          <table:table-cell table:style-name="ce9" office:value-type="float" office:value="83989.02" calcext:value-type="float">
            <text:p>83989,02</text:p>
          </table:table-cell>
          <table:table-cell office:value-type="float" office:value="84579.63" calcext:value-type="float">
            <text:p>84579,63</text:p>
          </table:table-cell>
          <table:table-cell office:value-type="float" office:value="84089.22" calcext:value-type="float">
            <text:p>84089,22</text:p>
          </table:table-cell>
          <table:table-cell office:value-type="float" office:value="83136.57" calcext:value-type="float">
            <text:p>83136,57</text:p>
          </table:table-cell>
          <table:table-cell table:style-name="ce14" office:value-type="float" office:value="83677.65" calcext:value-type="float">
            <text:p>83677,65</text:p>
          </table:table-cell>
        </table:table-row>
        <table:table-row table:style-name="ro1">
          <table:table-cell table:style-name="ce5" office:value-type="float" office:value="262144" calcext:value-type="float">
            <text:p>262144</text:p>
          </table:table-cell>
          <table:table-cell table:style-name="ce9" office:value-type="float" office:value="11933.93" calcext:value-type="float">
            <text:p>11933,93</text:p>
          </table:table-cell>
          <table:table-cell office:value-type="float" office:value="11427.53" calcext:value-type="float">
            <text:p>11427,53</text:p>
          </table:table-cell>
          <table:table-cell office:value-type="float" office:value="11084.88" calcext:value-type="float">
            <text:p>11084,88</text:p>
          </table:table-cell>
          <table:table-cell office:value-type="float" office:value="11041.09" calcext:value-type="float">
            <text:p>11041,09</text:p>
          </table:table-cell>
          <table:table-cell table:style-name="ce14" office:value-type="float" office:value="11081.32" calcext:value-type="float">
            <text:p>11081,32</text:p>
          </table:table-cell>
          <table:table-cell table:style-name="ce9" office:value-type="float" office:value="11396.45" calcext:value-type="float">
            <text:p>11396,45</text:p>
          </table:table-cell>
          <table:table-cell office:value-type="float" office:value="11114.09" calcext:value-type="float">
            <text:p>11114,09</text:p>
          </table:table-cell>
          <table:table-cell office:value-type="float" office:value="11102.23" calcext:value-type="float">
            <text:p>11102,23</text:p>
          </table:table-cell>
          <table:table-cell office:value-type="float" office:value="11170.7" calcext:value-type="float">
            <text:p>11170,7</text:p>
          </table:table-cell>
          <table:table-cell table:style-name="ce14" office:value-type="float" office:value="11956.27" calcext:value-type="float">
            <text:p>11956,27</text:p>
          </table:table-cell>
          <table:table-cell table:style-name="ce9" office:value-type="float" office:value="11131.09" calcext:value-type="float">
            <text:p>11131,09</text:p>
          </table:table-cell>
          <table:table-cell office:value-type="float" office:value="11066.44" calcext:value-type="float">
            <text:p>11066,44</text:p>
          </table:table-cell>
          <table:table-cell office:value-type="float" office:value="11082.09" calcext:value-type="float">
            <text:p>11082,09</text:p>
          </table:table-cell>
          <table:table-cell office:value-type="float" office:value="11020.64" calcext:value-type="float">
            <text:p>11020,64</text:p>
          </table:table-cell>
          <table:table-cell table:style-name="ce14" office:value-type="float" office:value="11200.01" calcext:value-type="float">
            <text:p>11200,01</text:p>
          </table:table-cell>
          <table:table-cell table:style-name="ce9" office:value-type="float" office:value="45524.35" calcext:value-type="float">
            <text:p>45524,35</text:p>
          </table:table-cell>
          <table:table-cell office:value-type="float" office:value="43592.58" calcext:value-type="float">
            <text:p>43592,58</text:p>
          </table:table-cell>
          <table:table-cell office:value-type="float" office:value="42285.45" calcext:value-type="float">
            <text:p>42285,45</text:p>
          </table:table-cell>
          <table:table-cell office:value-type="float" office:value="42118.42" calcext:value-type="float">
            <text:p>42118,42</text:p>
          </table:table-cell>
          <table:table-cell table:style-name="ce14" office:value-type="float" office:value="42271.89" calcext:value-type="float">
            <text:p>42271,89</text:p>
          </table:table-cell>
          <table:table-cell table:style-name="ce9" office:value-type="float" office:value="43474" calcext:value-type="float">
            <text:p>43474</text:p>
          </table:table-cell>
          <table:table-cell office:value-type="float" office:value="42396.88" calcext:value-type="float">
            <text:p>42396,88</text:p>
          </table:table-cell>
          <table:table-cell office:value-type="float" office:value="42351.65" calcext:value-type="float">
            <text:p>42351,65</text:p>
          </table:table-cell>
          <table:table-cell office:value-type="float" office:value="42612.84" calcext:value-type="float">
            <text:p>42612,84</text:p>
          </table:table-cell>
          <table:table-cell table:style-name="ce14" office:value-type="float" office:value="45609.54" calcext:value-type="float">
            <text:p>45609,54</text:p>
          </table:table-cell>
          <table:table-cell table:style-name="ce9" office:value-type="float" office:value="42461.75" calcext:value-type="float">
            <text:p>42461,75</text:p>
          </table:table-cell>
          <table:table-cell office:value-type="float" office:value="42215.11" calcext:value-type="float">
            <text:p>42215,11</text:p>
          </table:table-cell>
          <table:table-cell office:value-type="float" office:value="42274.82" calcext:value-type="float">
            <text:p>42274,82</text:p>
          </table:table-cell>
          <table:table-cell office:value-type="float" office:value="42040.4" calcext:value-type="float">
            <text:p>42040,4</text:p>
          </table:table-cell>
          <table:table-cell table:style-name="ce14" office:value-type="float" office:value="42724.66" calcext:value-type="float">
            <text:p>42724,66</text:p>
          </table:table-cell>
        </table:table-row>
        <table:table-row table:style-name="ro1"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12040.49" calcext:value-type="float">
            <text:p>12040,49</text:p>
          </table:table-cell>
          <table:table-cell office:value-type="float" office:value="11443.34" calcext:value-type="float">
            <text:p>11443,34</text:p>
          </table:table-cell>
          <table:table-cell office:value-type="float" office:value="11098.38" calcext:value-type="float">
            <text:p>11098,38</text:p>
          </table:table-cell>
          <table:table-cell office:value-type="float" office:value="11034.06" calcext:value-type="float">
            <text:p>11034,06</text:p>
          </table:table-cell>
          <table:table-cell table:style-name="ce14" office:value-type="float" office:value="11054.05" calcext:value-type="float">
            <text:p>11054,05</text:p>
          </table:table-cell>
          <table:table-cell table:style-name="ce9" office:value-type="float" office:value="11446.36" calcext:value-type="float">
            <text:p>11446,36</text:p>
          </table:table-cell>
          <table:table-cell office:value-type="float" office:value="11158.81" calcext:value-type="float">
            <text:p>11158,81</text:p>
          </table:table-cell>
          <table:table-cell office:value-type="float" office:value="11076.08" calcext:value-type="float">
            <text:p>11076,08</text:p>
          </table:table-cell>
          <table:table-cell office:value-type="float" office:value="11168.34" calcext:value-type="float">
            <text:p>11168,34</text:p>
          </table:table-cell>
          <table:table-cell table:style-name="ce14" office:value-type="float" office:value="12022.16" calcext:value-type="float">
            <text:p>12022,16</text:p>
          </table:table-cell>
          <table:table-cell table:style-name="ce9" office:value-type="float" office:value="11132.39" calcext:value-type="float">
            <text:p>11132,39</text:p>
          </table:table-cell>
          <table:table-cell office:value-type="float" office:value="11052.72" calcext:value-type="float">
            <text:p>11052,72</text:p>
          </table:table-cell>
          <table:table-cell office:value-type="float" office:value="11089.05" calcext:value-type="float">
            <text:p>11089,05</text:p>
          </table:table-cell>
          <table:table-cell office:value-type="float" office:value="11094.12" calcext:value-type="float">
            <text:p>11094,12</text:p>
          </table:table-cell>
          <table:table-cell table:style-name="ce14" office:value-type="float" office:value="11227.32" calcext:value-type="float">
            <text:p>11227,32</text:p>
          </table:table-cell>
          <table:table-cell table:style-name="ce9" office:value-type="float" office:value="22965.41" calcext:value-type="float">
            <text:p>22965,41</text:p>
          </table:table-cell>
          <table:table-cell office:value-type="float" office:value="21826.44" calcext:value-type="float">
            <text:p>21826,44</text:p>
          </table:table-cell>
          <table:table-cell office:value-type="float" office:value="21168.49" calcext:value-type="float">
            <text:p>21168,49</text:p>
          </table:table-cell>
          <table:table-cell office:value-type="float" office:value="21045.8" calcext:value-type="float">
            <text:p>21045,8</text:p>
          </table:table-cell>
          <table:table-cell table:style-name="ce14" office:value-type="float" office:value="21083.92" calcext:value-type="float">
            <text:p>21083,92</text:p>
          </table:table-cell>
          <table:table-cell table:style-name="ce9" office:value-type="float" office:value="21832.2" calcext:value-type="float">
            <text:p>21832,2</text:p>
          </table:table-cell>
          <table:table-cell office:value-type="float" office:value="21283.73" calcext:value-type="float">
            <text:p>21283,73</text:p>
          </table:table-cell>
          <table:table-cell office:value-type="float" office:value="21125.95" calcext:value-type="float">
            <text:p>21125,95</text:p>
          </table:table-cell>
          <table:table-cell office:value-type="float" office:value="21301.93" calcext:value-type="float">
            <text:p>21301,93</text:p>
          </table:table-cell>
          <table:table-cell table:style-name="ce14" office:value-type="float" office:value="22930.46" calcext:value-type="float">
            <text:p>22930,46</text:p>
          </table:table-cell>
          <table:table-cell table:style-name="ce9" office:value-type="float" office:value="21233.35" calcext:value-type="float">
            <text:p>21233,35</text:p>
          </table:table-cell>
          <table:table-cell office:value-type="float" office:value="21081.4" calcext:value-type="float">
            <text:p>21081,4</text:p>
          </table:table-cell>
          <table:table-cell office:value-type="float" office:value="21150.68" calcext:value-type="float">
            <text:p>21150,68</text:p>
          </table:table-cell>
          <table:table-cell office:value-type="float" office:value="21160.35" calcext:value-type="float">
            <text:p>21160,35</text:p>
          </table:table-cell>
          <table:table-cell table:style-name="ce14" office:value-type="float" office:value="21414.41" calcext:value-type="float">
            <text:p>21414,41</text:p>
          </table:table-cell>
        </table:table-row>
        <table:table-row table:style-name="ro1">
          <table:table-cell table:style-name="ce5" office:value-type="float" office:value="1048576" calcext:value-type="float">
            <text:p>1048576</text:p>
          </table:table-cell>
          <table:table-cell table:style-name="ce9" office:value-type="float" office:value="12090.89" calcext:value-type="float">
            <text:p>12090,89</text:p>
          </table:table-cell>
          <table:table-cell office:value-type="float" office:value="11490.78" calcext:value-type="float">
            <text:p>11490,78</text:p>
          </table:table-cell>
          <table:table-cell office:value-type="float" office:value="11104.58" calcext:value-type="float">
            <text:p>11104,58</text:p>
          </table:table-cell>
          <table:table-cell office:value-type="float" office:value="11069.52" calcext:value-type="float">
            <text:p>11069,52</text:p>
          </table:table-cell>
          <table:table-cell table:style-name="ce14" office:value-type="float" office:value="11042.09" calcext:value-type="float">
            <text:p>11042,09</text:p>
          </table:table-cell>
          <table:table-cell table:style-name="ce9" office:value-type="float" office:value="11497.5" calcext:value-type="float">
            <text:p>11497,5</text:p>
          </table:table-cell>
          <table:table-cell office:value-type="float" office:value="11139.64" calcext:value-type="float">
            <text:p>11139,64</text:p>
          </table:table-cell>
          <table:table-cell office:value-type="float" office:value="11082.08" calcext:value-type="float">
            <text:p>11082,08</text:p>
          </table:table-cell>
          <table:table-cell office:value-type="float" office:value="11115.44" calcext:value-type="float">
            <text:p>11115,44</text:p>
          </table:table-cell>
          <table:table-cell table:style-name="ce14" office:value-type="float" office:value="12050.34" calcext:value-type="float">
            <text:p>12050,34</text:p>
          </table:table-cell>
          <table:table-cell table:style-name="ce9" office:value-type="float" office:value="11117.53" calcext:value-type="float">
            <text:p>11117,53</text:p>
          </table:table-cell>
          <table:table-cell office:value-type="float" office:value="11018.28" calcext:value-type="float">
            <text:p>11018,28</text:p>
          </table:table-cell>
          <table:table-cell office:value-type="float" office:value="11093.35" calcext:value-type="float">
            <text:p>11093,35</text:p>
          </table:table-cell>
          <table:table-cell office:value-type="float" office:value="11056.39" calcext:value-type="float">
            <text:p>11056,39</text:p>
          </table:table-cell>
          <table:table-cell table:style-name="ce14" office:value-type="float" office:value="11219.22" calcext:value-type="float">
            <text:p>11219,22</text:p>
          </table:table-cell>
          <table:table-cell table:style-name="ce9" office:value-type="float" office:value="11530.78" calcext:value-type="float">
            <text:p>11530,78</text:p>
          </table:table-cell>
          <table:table-cell office:value-type="float" office:value="10958.46" calcext:value-type="float">
            <text:p>10958,46</text:p>
          </table:table-cell>
          <table:table-cell office:value-type="float" office:value="10590.15" calcext:value-type="float">
            <text:p>10590,15</text:p>
          </table:table-cell>
          <table:table-cell office:value-type="float" office:value="10556.72" calcext:value-type="float">
            <text:p>10556,72</text:p>
          </table:table-cell>
          <table:table-cell table:style-name="ce14" office:value-type="float" office:value="10530.56" calcext:value-type="float">
            <text:p>10530,56</text:p>
          </table:table-cell>
          <table:table-cell table:style-name="ce9" office:value-type="float" office:value="10964.87" calcext:value-type="float">
            <text:p>10964,87</text:p>
          </table:table-cell>
          <table:table-cell office:value-type="float" office:value="10623.59" calcext:value-type="float">
            <text:p>10623,59</text:p>
          </table:table-cell>
          <table:table-cell office:value-type="float" office:value="10568.7" calcext:value-type="float">
            <text:p>10568,7</text:p>
          </table:table-cell>
          <table:table-cell office:value-type="float" office:value="10600.51" calcext:value-type="float">
            <text:p>10600,51</text:p>
          </table:table-cell>
          <table:table-cell table:style-name="ce14" office:value-type="float" office:value="11492.1" calcext:value-type="float">
            <text:p>11492,1</text:p>
          </table:table-cell>
          <table:table-cell table:style-name="ce9" office:value-type="float" office:value="10602.5" calcext:value-type="float">
            <text:p>10602,5</text:p>
          </table:table-cell>
          <table:table-cell office:value-type="float" office:value="10507.85" calcext:value-type="float">
            <text:p>10507,85</text:p>
          </table:table-cell>
          <table:table-cell office:value-type="float" office:value="10579.44" calcext:value-type="float">
            <text:p>10579,44</text:p>
          </table:table-cell>
          <table:table-cell office:value-type="float" office:value="10544.2" calcext:value-type="float">
            <text:p>10544,2</text:p>
          </table:table-cell>
          <table:table-cell table:style-name="ce14" office:value-type="float" office:value="10699.48" calcext:value-type="float">
            <text:p>10699,48</text:p>
          </table:table-cell>
        </table:table-row>
        <table:table-row table:style-name="ro1"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12098.76" calcext:value-type="float">
            <text:p>12098,76</text:p>
          </table:table-cell>
          <table:table-cell office:value-type="float" office:value="11501.6" calcext:value-type="float">
            <text:p>11501,6</text:p>
          </table:table-cell>
          <table:table-cell office:value-type="float" office:value="11135.3" calcext:value-type="float">
            <text:p>11135,3</text:p>
          </table:table-cell>
          <table:table-cell office:value-type="float" office:value="11059.28" calcext:value-type="float">
            <text:p>11059,28</text:p>
          </table:table-cell>
          <table:table-cell table:style-name="ce14" office:value-type="float" office:value="11076.94" calcext:value-type="float">
            <text:p>11076,94</text:p>
          </table:table-cell>
          <table:table-cell table:style-name="ce9" office:value-type="float" office:value="11470.98" calcext:value-type="float">
            <text:p>11470,98</text:p>
          </table:table-cell>
          <table:table-cell office:value-type="float" office:value="11138.51" calcext:value-type="float">
            <text:p>11138,51</text:p>
          </table:table-cell>
          <table:table-cell office:value-type="float" office:value="11065.85" calcext:value-type="float">
            <text:p>11065,85</text:p>
          </table:table-cell>
          <table:table-cell office:value-type="float" office:value="11175.04" calcext:value-type="float">
            <text:p>11175,04</text:p>
          </table:table-cell>
          <table:table-cell table:style-name="ce14" office:value-type="float" office:value="12057.7" calcext:value-type="float">
            <text:p>12057,7</text:p>
          </table:table-cell>
          <table:table-cell table:style-name="ce9" office:value-type="float" office:value="11125.93" calcext:value-type="float">
            <text:p>11125,93</text:p>
          </table:table-cell>
          <table:table-cell office:value-type="float" office:value="11046.77" calcext:value-type="float">
            <text:p>11046,77</text:p>
          </table:table-cell>
          <table:table-cell office:value-type="float" office:value="11050.79" calcext:value-type="float">
            <text:p>11050,79</text:p>
          </table:table-cell>
          <table:table-cell office:value-type="float" office:value="11030.12" calcext:value-type="float">
            <text:p>11030,12</text:p>
          </table:table-cell>
          <table:table-cell table:style-name="ce14" office:value-type="float" office:value="11231.24" calcext:value-type="float">
            <text:p>11231,24</text:p>
          </table:table-cell>
          <table:table-cell table:style-name="ce9" office:value-type="float" office:value="5769.14" calcext:value-type="float">
            <text:p>5769,14</text:p>
          </table:table-cell>
          <table:table-cell office:value-type="float" office:value="5484.39" calcext:value-type="float">
            <text:p>5484,39</text:p>
          </table:table-cell>
          <table:table-cell office:value-type="float" office:value="5309.73" calcext:value-type="float">
            <text:p>5309,73</text:p>
          </table:table-cell>
          <table:table-cell office:value-type="float" office:value="5273.47" calcext:value-type="float">
            <text:p>5273,47</text:p>
          </table:table-cell>
          <table:table-cell table:style-name="ce14" office:value-type="float" office:value="5281.9" calcext:value-type="float">
            <text:p>5281,9</text:p>
          </table:table-cell>
          <table:table-cell table:style-name="ce9" office:value-type="float" office:value="5469.79" calcext:value-type="float">
            <text:p>5469,79</text:p>
          </table:table-cell>
          <table:table-cell office:value-type="float" office:value="5311.25" calcext:value-type="float">
            <text:p>5311,25</text:p>
          </table:table-cell>
          <table:table-cell office:value-type="float" office:value="5276.61" calcext:value-type="float">
            <text:p>5276,61</text:p>
          </table:table-cell>
          <table:table-cell office:value-type="float" office:value="5328.67" calcext:value-type="float">
            <text:p>5328,67</text:p>
          </table:table-cell>
          <table:table-cell table:style-name="ce14" office:value-type="float" office:value="5749.56" calcext:value-type="float">
            <text:p>5749,56</text:p>
          </table:table-cell>
          <table:table-cell table:style-name="ce9" office:value-type="float" office:value="5305.26" calcext:value-type="float">
            <text:p>5305,26</text:p>
          </table:table-cell>
          <table:table-cell office:value-type="float" office:value="5267.51" calcext:value-type="float">
            <text:p>5267,51</text:p>
          </table:table-cell>
          <table:table-cell office:value-type="float" office:value="5269.43" calcext:value-type="float">
            <text:p>5269,43</text:p>
          </table:table-cell>
          <table:table-cell office:value-type="float" office:value="5259.57" calcext:value-type="float">
            <text:p>5259,57</text:p>
          </table:table-cell>
          <table:table-cell table:style-name="ce14" office:value-type="float" office:value="5355.47" calcext:value-type="float">
            <text:p>5355,47</text:p>
          </table:table-cell>
        </table:table-row>
        <table:table-row table:style-name="ro1">
          <table:table-cell table:style-name="ce6" office:value-type="float" office:value="4194304" calcext:value-type="float">
            <text:p>4194304</text:p>
          </table:table-cell>
          <table:table-cell table:style-name="ce10" office:value-type="float" office:value="12084.22" calcext:value-type="float">
            <text:p>12084,22</text:p>
          </table:table-cell>
          <table:table-cell table:style-name="ce12" office:value-type="float" office:value="11495.37" calcext:value-type="float">
            <text:p>11495,37</text:p>
          </table:table-cell>
          <table:table-cell table:style-name="ce12" office:value-type="float" office:value="11136.95" calcext:value-type="float">
            <text:p>11136,95</text:p>
          </table:table-cell>
          <table:table-cell table:style-name="ce12" office:value-type="float" office:value="11070.92" calcext:value-type="float">
            <text:p>11070,92</text:p>
          </table:table-cell>
          <table:table-cell table:style-name="ce15" office:value-type="float" office:value="11012.86" calcext:value-type="float">
            <text:p>11012,86</text:p>
          </table:table-cell>
          <table:table-cell table:style-name="ce10" office:value-type="float" office:value="11472.14" calcext:value-type="float">
            <text:p>11472,14</text:p>
          </table:table-cell>
          <table:table-cell table:style-name="ce12" office:value-type="float" office:value="11123.1" calcext:value-type="float">
            <text:p>11123,1</text:p>
          </table:table-cell>
          <table:table-cell table:style-name="ce12" office:value-type="float" office:value="11101.4" calcext:value-type="float">
            <text:p>11101,4</text:p>
          </table:table-cell>
          <table:table-cell table:style-name="ce12" office:value-type="float" office:value="11116.08" calcext:value-type="float">
            <text:p>11116,08</text:p>
          </table:table-cell>
          <table:table-cell table:style-name="ce15" office:value-type="float" office:value="12098" calcext:value-type="float">
            <text:p>12098</text:p>
          </table:table-cell>
          <table:table-cell table:style-name="ce10" office:value-type="float" office:value="11132.8" calcext:value-type="float">
            <text:p>11132,8</text:p>
          </table:table-cell>
          <table:table-cell table:style-name="ce12" office:value-type="float" office:value="11056.97" calcext:value-type="float">
            <text:p>11056,97</text:p>
          </table:table-cell>
          <table:table-cell table:style-name="ce12" office:value-type="float" office:value="11085.83" calcext:value-type="float">
            <text:p>11085,83</text:p>
          </table:table-cell>
          <table:table-cell table:style-name="ce12" office:value-type="float" office:value="11093.1" calcext:value-type="float">
            <text:p>11093,1</text:p>
          </table:table-cell>
          <table:table-cell table:style-name="ce15" office:value-type="float" office:value="11216.48" calcext:value-type="float">
            <text:p>11216,48</text:p>
          </table:table-cell>
          <table:table-cell table:style-name="ce10" office:value-type="float" office:value="2881.1" calcext:value-type="float">
            <text:p>2881,1</text:p>
          </table:table-cell>
          <table:table-cell table:style-name="ce12" office:value-type="float" office:value="2740.71" calcext:value-type="float">
            <text:p>2740,71</text:p>
          </table:table-cell>
          <table:table-cell table:style-name="ce12" office:value-type="float" office:value="2655.26" calcext:value-type="float">
            <text:p>2655,26</text:p>
          </table:table-cell>
          <table:table-cell table:style-name="ce12" office:value-type="float" office:value="2639.51" calcext:value-type="float">
            <text:p>2639,51</text:p>
          </table:table-cell>
          <table:table-cell table:style-name="ce15" office:value-type="float" office:value="2625.67" calcext:value-type="float">
            <text:p>2625,67</text:p>
          </table:table-cell>
          <table:table-cell table:style-name="ce10" office:value-type="float" office:value="2735.17" calcext:value-type="float">
            <text:p>2735,17</text:p>
          </table:table-cell>
          <table:table-cell table:style-name="ce12" office:value-type="float" office:value="2651.95" calcext:value-type="float">
            <text:p>2651,95</text:p>
          </table:table-cell>
          <table:table-cell table:style-name="ce12" office:value-type="float" office:value="2646.78" calcext:value-type="float">
            <text:p>2646,78</text:p>
          </table:table-cell>
          <table:table-cell table:style-name="ce12" office:value-type="float" office:value="2650.28" calcext:value-type="float">
            <text:p>2650,28</text:p>
          </table:table-cell>
          <table:table-cell table:style-name="ce15" office:value-type="float" office:value="2884.39" calcext:value-type="float">
            <text:p>2884,39</text:p>
          </table:table-cell>
          <table:table-cell table:style-name="ce10" office:value-type="float" office:value="2654.27" calcext:value-type="float">
            <text:p>2654,27</text:p>
          </table:table-cell>
          <table:table-cell table:style-name="ce12" office:value-type="float" office:value="2636.19" calcext:value-type="float">
            <text:p>2636,19</text:p>
          </table:table-cell>
          <table:table-cell table:style-name="ce12" office:value-type="float" office:value="2643.07" calcext:value-type="float">
            <text:p>2643,07</text:p>
          </table:table-cell>
          <table:table-cell table:style-name="ce12" office:value-type="float" office:value="2644.8" calcext:value-type="float">
            <text:p>2644,8</text:p>
          </table:table-cell>
          <table:table-cell table:style-name="ce15" office:value-type="float" office:value="2674.22" calcext:value-type="float">
            <text:p>2674,22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ce18" office:value-type="string" calcext:value-type="string">
            <text:p>Size</text:p>
          </table:table-cell>
          <table:table-cell table:style-name="ce21" office:value-type="string" calcext:value-type="string" table:number-columns-spanned="3" table:number-rows-spanned="1">
            <text:p>Bandwidth (MB/s)</text:p>
          </table:table-cell>
          <table:covered-table-cell table:number-columns-repeated="2" table:style-name="ce21"/>
          <table:table-cell table:style-name="ce23" office:value-type="string" calcext:value-type="string" table:number-columns-spanned="3" table:number-rows-spanned="1">
            <text:p>Messages/s</text:p>
          </table:table-cell>
          <table:covered-table-cell table:number-columns-repeated="2"/>
          <table:table-cell table:number-columns-repeated="24"/>
        </table:table-row>
        <table:table-row table:style-name="ro1">
          <table:table-cell table:style-name="ce19"/>
          <table:table-cell table:style-name="ce21" office:value-type="string" calcext:value-type="string">
            <text:p>1.10.2</text:p>
          </table:table-cell>
          <table:table-cell table:style-name="ce21" office:value-type="string" calcext:value-type="string">
            <text:p>2.0.0</text:p>
          </table:table-cell>
          <table:table-cell table:style-name="ce21" office:value-type="string" calcext:value-type="string">
            <text:p>2.0.1</text:p>
          </table:table-cell>
          <table:table-cell table:style-name="ce23" office:value-type="string" calcext:value-type="string">
            <text:p>1.10.2</text:p>
          </table:table-cell>
          <table:table-cell table:style-name="ce23" office:value-type="string" calcext:value-type="string">
            <text:p>2.0.0</text:p>
          </table:table-cell>
          <table:table-cell table:style-name="ce23" office:value-type="string" calcext:value-type="string">
            <text:p>2.0.1</text:p>
          </table:table-cell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B8:.F8])" office:value-type="float" office:value="5.418" calcext:value-type="float">
            <text:p>5,418</text:p>
          </table:table-cell>
          <table:table-cell table:style-name="ce22" table:formula="of:=AVERAGE([.G8:.K8])" office:value-type="float" office:value="5.852" calcext:value-type="float">
            <text:p>5,852</text:p>
          </table:table-cell>
          <table:table-cell table:style-name="ce22" table:formula="of:=AVERAGE([.L8:.P8])" office:value-type="float" office:value="6.486" calcext:value-type="float">
            <text:p>6,486</text:p>
          </table:table-cell>
          <table:table-cell table:style-name="ce24" table:formula="of:=AVERAGE([.Q8:.U8])" office:value-type="float" office:value="5417094.666" calcext:value-type="float">
            <text:p>5417094,666</text:p>
          </table:table-cell>
          <table:table-cell table:formula="of:=AVERAGE([.V8:.Z8])" office:value-type="float" office:value="5853106.862" calcext:value-type="float">
            <text:p>5853106,862</text:p>
          </table:table-cell>
          <table:table-cell table:formula="of:=AVERAGE([.AA8:.AE8])" office:value-type="float" office:value="6485098.778" calcext:value-type="float">
            <text:p>6485098,778</text:p>
          </table:table-cell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B9:.F9])" office:value-type="float" office:value="11.082" calcext:value-type="float">
            <text:p>11,082</text:p>
          </table:table-cell>
          <table:table-cell table:style-name="ce22" table:formula="of:=AVERAGE([.G9:.K9])" office:value-type="float" office:value="11.994" calcext:value-type="float">
            <text:p>11,994</text:p>
          </table:table-cell>
          <table:table-cell table:style-name="ce22" table:formula="of:=AVERAGE([.L9:.P9])" office:value-type="float" office:value="13.262" calcext:value-type="float">
            <text:p>13,262</text:p>
          </table:table-cell>
          <table:table-cell table:style-name="ce24" table:formula="of:=AVERAGE([.Q9:.U9])" office:value-type="float" office:value="5541390.04" calcext:value-type="float">
            <text:p>5541390,04</text:p>
          </table:table-cell>
          <table:table-cell table:formula="of:=AVERAGE([.V9:.Z9])" office:value-type="float" office:value="5995966.54" calcext:value-type="float">
            <text:p>5995966,54</text:p>
          </table:table-cell>
          <table:table-cell table:formula="of:=AVERAGE([.AA9:.AE9])" office:value-type="float" office:value="6632666.992" calcext:value-type="float">
            <text:p>6632666,992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B10:.F10])" office:value-type="float" office:value="22.44" calcext:value-type="float">
            <text:p>22,44</text:p>
          </table:table-cell>
          <table:table-cell table:style-name="ce22" table:formula="of:=AVERAGE([.G10:.K10])" office:value-type="float" office:value="24.002" calcext:value-type="float">
            <text:p>24,002</text:p>
          </table:table-cell>
          <table:table-cell table:style-name="ce22" table:formula="of:=AVERAGE([.L10:.P10])" office:value-type="float" office:value="26.576" calcext:value-type="float">
            <text:p>26,576</text:p>
          </table:table-cell>
          <table:table-cell table:style-name="ce24" table:formula="of:=AVERAGE([.Q10:.U10])" office:value-type="float" office:value="5610300.622" calcext:value-type="float">
            <text:p>5610300,622</text:p>
          </table:table-cell>
          <table:table-cell table:formula="of:=AVERAGE([.V10:.Z10])" office:value-type="float" office:value="6000444.694" calcext:value-type="float">
            <text:p>6000444,694</text:p>
          </table:table-cell>
          <table:table-cell table:formula="of:=AVERAGE([.AA10:.AE10])" office:value-type="float" office:value="6643935.22" calcext:value-type="float">
            <text:p>6643935,22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B11:.F11])" office:value-type="float" office:value="43.208" calcext:value-type="float">
            <text:p>43,208</text:p>
          </table:table-cell>
          <table:table-cell table:style-name="ce22" table:formula="of:=AVERAGE([.G11:.K11])" office:value-type="float" office:value="47.032" calcext:value-type="float">
            <text:p>47,032</text:p>
          </table:table-cell>
          <table:table-cell table:style-name="ce22" table:formula="of:=AVERAGE([.L11:.P11])" office:value-type="float" office:value="52.354" calcext:value-type="float">
            <text:p>52,354</text:p>
          </table:table-cell>
          <table:table-cell table:style-name="ce24" table:formula="of:=AVERAGE([.Q11:.U11])" office:value-type="float" office:value="5401004.298" calcext:value-type="float">
            <text:p>5401004,298</text:p>
          </table:table-cell>
          <table:table-cell table:formula="of:=AVERAGE([.V11:.Z11])" office:value-type="float" office:value="5878969.838" calcext:value-type="float">
            <text:p>5878969,838</text:p>
          </table:table-cell>
          <table:table-cell table:formula="of:=AVERAGE([.AA11:.AE11])" office:value-type="float" office:value="6544012.174" calcext:value-type="float">
            <text:p>6544012,174</text:p>
          </table:table-cell>
          <table:table-cell table:number-columns-repeated="2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B12:.F12])" office:value-type="float" office:value="86.37" calcext:value-type="float">
            <text:p>86,37</text:p>
          </table:table-cell>
          <table:table-cell table:style-name="ce22" table:formula="of:=AVERAGE([.G12:.K12])" office:value-type="float" office:value="88.764" calcext:value-type="float">
            <text:p>88,764</text:p>
          </table:table-cell>
          <table:table-cell table:style-name="ce22" table:formula="of:=AVERAGE([.L12:.P12])" office:value-type="float" office:value="94.802" calcext:value-type="float">
            <text:p>94,802</text:p>
          </table:table-cell>
          <table:table-cell table:style-name="ce24" table:formula="of:=AVERAGE([.Q12:.U12])" office:value-type="float" office:value="5398191.64" calcext:value-type="float">
            <text:p>5398191,64</text:p>
          </table:table-cell>
          <table:table-cell table:formula="of:=AVERAGE([.V12:.Z12])" office:value-type="float" office:value="5547733.228" calcext:value-type="float">
            <text:p>5547733,228</text:p>
          </table:table-cell>
          <table:table-cell table:formula="of:=AVERAGE([.AA12:.AE12])" office:value-type="float" office:value="5925022.856" calcext:value-type="float">
            <text:p>5925022,856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B13:.F13])" office:value-type="float" office:value="169.754" calcext:value-type="float">
            <text:p>169,754</text:p>
          </table:table-cell>
          <table:table-cell table:style-name="ce22" table:formula="of:=AVERAGE([.G13:.K13])" office:value-type="float" office:value="179.058" calcext:value-type="float">
            <text:p>179,058</text:p>
          </table:table-cell>
          <table:table-cell table:style-name="ce22" table:formula="of:=AVERAGE([.L13:.P13])" office:value-type="float" office:value="196.71" calcext:value-type="float">
            <text:p>196,71</text:p>
          </table:table-cell>
          <table:table-cell table:style-name="ce24" table:formula="of:=AVERAGE([.Q13:.U13])" office:value-type="float" office:value="5304852.682" calcext:value-type="float">
            <text:p>5304852,682</text:p>
          </table:table-cell>
          <table:table-cell table:formula="of:=AVERAGE([.V13:.Z13])" office:value-type="float" office:value="5595642.504" calcext:value-type="float">
            <text:p>5595642,504</text:p>
          </table:table-cell>
          <table:table-cell table:formula="of:=AVERAGE([.AA13:.AE13])" office:value-type="float" office:value="6147160.224" calcext:value-type="float">
            <text:p>6147160,224</text:p>
          </table:table-cell>
          <table:table-cell table:number-columns-repeated="2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14:.F14])" office:value-type="float" office:value="320.786" calcext:value-type="float">
            <text:p>320,786</text:p>
          </table:table-cell>
          <table:table-cell table:style-name="ce22" table:formula="of:=AVERAGE([.G14:.K14])" office:value-type="float" office:value="336.482" calcext:value-type="float">
            <text:p>336,482</text:p>
          </table:table-cell>
          <table:table-cell table:style-name="ce22" table:formula="of:=AVERAGE([.L14:.P14])" office:value-type="float" office:value="359.666" calcext:value-type="float">
            <text:p>359,666</text:p>
          </table:table-cell>
          <table:table-cell table:style-name="ce24" table:formula="of:=AVERAGE([.Q14:.U14])" office:value-type="float" office:value="5012307.29" calcext:value-type="float">
            <text:p>5012307,29</text:p>
          </table:table-cell>
          <table:table-cell table:formula="of:=AVERAGE([.V14:.Z14])" office:value-type="float" office:value="5257499.284" calcext:value-type="float">
            <text:p>5257499,284</text:p>
          </table:table-cell>
          <table:table-cell table:formula="of:=AVERAGE([.AA14:.AE14])" office:value-type="float" office:value="5619769.984" calcext:value-type="float">
            <text:p>5619769,984</text:p>
          </table:table-cell>
          <table:table-cell table:number-columns-repeated="2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15:.F15])" office:value-type="float" office:value="562.974" calcext:value-type="float">
            <text:p>562,974</text:p>
          </table:table-cell>
          <table:table-cell table:style-name="ce22" table:formula="of:=AVERAGE([.G15:.K15])" office:value-type="float" office:value="574.76" calcext:value-type="float">
            <text:p>574,76</text:p>
          </table:table-cell>
          <table:table-cell table:style-name="ce22" table:formula="of:=AVERAGE([.L15:.P15])" office:value-type="float" office:value="578.472" calcext:value-type="float">
            <text:p>578,472</text:p>
          </table:table-cell>
          <table:table-cell table:style-name="ce24" table:formula="of:=AVERAGE([.Q15:.U15])" office:value-type="float" office:value="4398232.944" calcext:value-type="float">
            <text:p>4398232,944</text:p>
          </table:table-cell>
          <table:table-cell table:formula="of:=AVERAGE([.V15:.Z15])" office:value-type="float" office:value="4490314.504" calcext:value-type="float">
            <text:p>4490314,504</text:p>
          </table:table-cell>
          <table:table-cell table:formula="of:=AVERAGE([.AA15:.AE15])" office:value-type="float" office:value="4519302.858" calcext:value-type="float">
            <text:p>4519302,858</text:p>
          </table:table-cell>
          <table:table-cell table:number-columns-repeated="2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6:.F16])" office:value-type="float" office:value="1037.466" calcext:value-type="float">
            <text:p>1037,466</text:p>
          </table:table-cell>
          <table:table-cell table:style-name="ce22" table:formula="of:=AVERAGE([.G16:.K16])" office:value-type="float" office:value="1088.118" calcext:value-type="float">
            <text:p>1088,118</text:p>
          </table:table-cell>
          <table:table-cell table:style-name="ce22" table:formula="of:=AVERAGE([.L16:.P16])" office:value-type="float" office:value="1109.314" calcext:value-type="float">
            <text:p>1109,314</text:p>
          </table:table-cell>
          <table:table-cell table:style-name="ce24" table:formula="of:=AVERAGE([.Q16:.U16])" office:value-type="float" office:value="4052602.522" calcext:value-type="float">
            <text:p>4052602,522</text:p>
          </table:table-cell>
          <table:table-cell table:formula="of:=AVERAGE([.V16:.Z16])" office:value-type="float" office:value="4250459.396" calcext:value-type="float">
            <text:p>4250459,396</text:p>
          </table:table-cell>
          <table:table-cell table:formula="of:=AVERAGE([.AA16:.AE16])" office:value-type="float" office:value="4333260.732" calcext:value-type="float">
            <text:p>4333260,732</text:p>
          </table:table-cell>
          <table:table-cell table:number-columns-repeated="24"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B17:.F17])" office:value-type="float" office:value="1901.436" calcext:value-type="float">
            <text:p>1901,436</text:p>
          </table:table-cell>
          <table:table-cell table:style-name="ce22" table:formula="of:=AVERAGE([.G17:.K17])" office:value-type="float" office:value="1951.616" calcext:value-type="float">
            <text:p>1951,616</text:p>
          </table:table-cell>
          <table:table-cell table:style-name="ce22" table:formula="of:=AVERAGE([.L17:.P17])" office:value-type="float" office:value="2025.392" calcext:value-type="float">
            <text:p>2025,392</text:p>
          </table:table-cell>
          <table:table-cell table:style-name="ce24" table:formula="of:=AVERAGE([.Q17:.U17])" office:value-type="float" office:value="3713744.452" calcext:value-type="float">
            <text:p>3713744,452</text:p>
          </table:table-cell>
          <table:table-cell table:formula="of:=AVERAGE([.V17:.Z17])" office:value-type="float" office:value="3811749.626" calcext:value-type="float">
            <text:p>3811749,626</text:p>
          </table:table-cell>
          <table:table-cell table:formula="of:=AVERAGE([.AA17:.AE17])" office:value-type="float" office:value="3955847.252" calcext:value-type="float">
            <text:p>3955847,252</text:p>
          </table:table-cell>
          <table:table-cell table:number-columns-repeated="24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B18:.F18])" office:value-type="float" office:value="3139.892" calcext:value-type="float">
            <text:p>3139,892</text:p>
          </table:table-cell>
          <table:table-cell table:style-name="ce22" table:formula="of:=AVERAGE([.G18:.K18])" office:value-type="float" office:value="3262.072" calcext:value-type="float">
            <text:p>3262,072</text:p>
          </table:table-cell>
          <table:table-cell table:style-name="ce22" table:formula="of:=AVERAGE([.L18:.P18])" office:value-type="float" office:value="3412.96" calcext:value-type="float">
            <text:p>3412,96</text:p>
          </table:table-cell>
          <table:table-cell table:style-name="ce24" table:formula="of:=AVERAGE([.Q18:.U18])" office:value-type="float" office:value="3066301.73" calcext:value-type="float">
            <text:p>3066301,73</text:p>
          </table:table-cell>
          <table:table-cell table:formula="of:=AVERAGE([.V18:.Z18])" office:value-type="float" office:value="3185619.322" calcext:value-type="float">
            <text:p>3185619,322</text:p>
          </table:table-cell>
          <table:table-cell table:formula="of:=AVERAGE([.AA18:.AE18])" office:value-type="float" office:value="3332968.02" calcext:value-type="float">
            <text:p>3332968,02</text:p>
          </table:table-cell>
          <table:table-cell table:number-columns-repeated="24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AVERAGE([.B19:.F19])" office:value-type="float" office:value="5035.504" calcext:value-type="float">
            <text:p>5035,504</text:p>
          </table:table-cell>
          <table:table-cell table:style-name="ce22" table:formula="of:=AVERAGE([.G19:.K19])" office:value-type="float" office:value="5092.192" calcext:value-type="float">
            <text:p>5092,192</text:p>
          </table:table-cell>
          <table:table-cell table:style-name="ce22" table:formula="of:=AVERAGE([.L19:.P19])" office:value-type="float" office:value="5227.582" calcext:value-type="float">
            <text:p>5227,582</text:p>
          </table:table-cell>
          <table:table-cell table:style-name="ce24" table:formula="of:=AVERAGE([.Q19:.U19])" office:value-type="float" office:value="2458742.402" calcext:value-type="float">
            <text:p>2458742,402</text:p>
          </table:table-cell>
          <table:table-cell table:formula="of:=AVERAGE([.V19:.Z19])" office:value-type="float" office:value="2486422.916" calcext:value-type="float">
            <text:p>2486422,916</text:p>
          </table:table-cell>
          <table:table-cell table:formula="of:=AVERAGE([.AA19:.AE19])" office:value-type="float" office:value="2552531.074" calcext:value-type="float">
            <text:p>2552531,074</text:p>
          </table:table-cell>
          <table:table-cell table:number-columns-repeated="2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formula="of:=AVERAGE([.B20:.F20])" office:value-type="float" office:value="7211.15" calcext:value-type="float">
            <text:p>7211,15</text:p>
          </table:table-cell>
          <table:table-cell table:style-name="ce22" table:formula="of:=AVERAGE([.G20:.K20])" office:value-type="float" office:value="8085.376" calcext:value-type="float">
            <text:p>8085,376</text:p>
          </table:table-cell>
          <table:table-cell table:style-name="ce22" table:formula="of:=AVERAGE([.L20:.P20])" office:value-type="float" office:value="8246.646" calcext:value-type="float">
            <text:p>8246,646</text:p>
          </table:table-cell>
          <table:table-cell table:style-name="ce24" table:formula="of:=AVERAGE([.Q20:.U20])" office:value-type="float" office:value="1760534.414" calcext:value-type="float">
            <text:p>1760534,414</text:p>
          </table:table-cell>
          <table:table-cell table:formula="of:=AVERAGE([.V20:.Z20])" office:value-type="float" office:value="1973969.48" calcext:value-type="float">
            <text:p>1973969,48</text:p>
          </table:table-cell>
          <table:table-cell table:formula="of:=AVERAGE([.AA20:.AE20])" office:value-type="float" office:value="2013340.878" calcext:value-type="float">
            <text:p>2013340,878</text:p>
          </table:table-cell>
          <table:table-cell table:number-columns-repeated="24"/>
        </table:table-row>
        <table:table-row table:style-name="ro1">
          <table:table-cell office:value-type="float" office:value="8192" calcext:value-type="float">
            <text:p>8192</text:p>
          </table:table-cell>
          <table:table-cell table:formula="of:=AVERAGE([.B21:.F21])" office:value-type="float" office:value="9750.874" calcext:value-type="float">
            <text:p>9750,874</text:p>
          </table:table-cell>
          <table:table-cell table:style-name="ce22" table:formula="of:=AVERAGE([.G21:.K21])" office:value-type="float" office:value="9779.146" calcext:value-type="float">
            <text:p>9779,146</text:p>
          </table:table-cell>
          <table:table-cell table:style-name="ce22" table:formula="of:=AVERAGE([.L21:.P21])" office:value-type="float" office:value="9783.608" calcext:value-type="float">
            <text:p>9783,608</text:p>
          </table:table-cell>
          <table:table-cell table:style-name="ce24" table:formula="of:=AVERAGE([.Q21:.U21])" office:value-type="float" office:value="1190292.298" calcext:value-type="float">
            <text:p>1190292,298</text:p>
          </table:table-cell>
          <table:table-cell table:formula="of:=AVERAGE([.V21:.Z21])" office:value-type="float" office:value="1193743.536" calcext:value-type="float">
            <text:p>1193743,536</text:p>
          </table:table-cell>
          <table:table-cell table:formula="of:=AVERAGE([.AA21:.AE21])" office:value-type="float" office:value="1194288.06" calcext:value-type="float">
            <text:p>1194288,06</text:p>
          </table:table-cell>
          <table:table-cell table:number-columns-repeated="24"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formula="of:=AVERAGE([.B22:.F22])" office:value-type="float" office:value="10435.102" calcext:value-type="float">
            <text:p>10435,102</text:p>
          </table:table-cell>
          <table:table-cell table:style-name="ce22" table:formula="of:=AVERAGE([.G22:.K22])" office:value-type="float" office:value="10542.984" calcext:value-type="float">
            <text:p>10542,984</text:p>
          </table:table-cell>
          <table:table-cell table:style-name="ce22" table:formula="of:=AVERAGE([.L22:.P22])" office:value-type="float" office:value="10400.114" calcext:value-type="float">
            <text:p>10400,114</text:p>
          </table:table-cell>
          <table:table-cell table:style-name="ce24" table:formula="of:=AVERAGE([.Q22:.U22])" office:value-type="float" office:value="636908.076" calcext:value-type="float">
            <text:p>636908,076</text:p>
          </table:table-cell>
          <table:table-cell table:formula="of:=AVERAGE([.V22:.Z22])" office:value-type="float" office:value="643492.784" calcext:value-type="float">
            <text:p>643492,784</text:p>
          </table:table-cell>
          <table:table-cell table:formula="of:=AVERAGE([.AA22:.AE22])" office:value-type="float" office:value="634772.492" calcext:value-type="float">
            <text:p>634772,492</text:p>
          </table:table-cell>
          <table:table-cell table:number-columns-repeated="24"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formula="of:=AVERAGE([.B23:.F23])" office:value-type="float" office:value="10965.992" calcext:value-type="float">
            <text:p>10965,992</text:p>
          </table:table-cell>
          <table:table-cell table:style-name="ce22" table:formula="of:=AVERAGE([.G23:.K23])" office:value-type="float" office:value="11066.348" calcext:value-type="float">
            <text:p>11066,348</text:p>
          </table:table-cell>
          <table:table-cell table:style-name="ce22" table:formula="of:=AVERAGE([.L23:.P23])" office:value-type="float" office:value="10857.248" calcext:value-type="float">
            <text:p>10857,248</text:p>
          </table:table-cell>
          <table:table-cell table:style-name="ce24" table:formula="of:=AVERAGE([.Q23:.U23])" office:value-type="float" office:value="334655.468" calcext:value-type="float">
            <text:p>334655,468</text:p>
          </table:table-cell>
          <table:table-cell table:formula="of:=AVERAGE([.V23:.Z23])" office:value-type="float" office:value="337718.084" calcext:value-type="float">
            <text:p>337718,084</text:p>
          </table:table-cell>
          <table:table-cell table:formula="of:=AVERAGE([.AA23:.AE23])" office:value-type="float" office:value="331336.818" calcext:value-type="float">
            <text:p>331336,818</text:p>
          </table:table-cell>
          <table:table-cell table:number-columns-repeated="2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formula="of:=AVERAGE([.B24:.F24])" office:value-type="float" office:value="11175.836" calcext:value-type="float">
            <text:p>11175,836</text:p>
          </table:table-cell>
          <table:table-cell table:style-name="ce22" table:formula="of:=AVERAGE([.G24:.K24])" office:value-type="float" office:value="11184.984" calcext:value-type="float">
            <text:p>11184,984</text:p>
          </table:table-cell>
          <table:table-cell table:style-name="ce22" table:formula="of:=AVERAGE([.L24:.P24])" office:value-type="float" office:value="11013.736" calcext:value-type="float">
            <text:p>11013,736</text:p>
          </table:table-cell>
          <table:table-cell table:style-name="ce24" table:formula="of:=AVERAGE([.Q24:.U24])" office:value-type="float" office:value="170529.716" calcext:value-type="float">
            <text:p>170529,716</text:p>
          </table:table-cell>
          <table:table-cell table:formula="of:=AVERAGE([.V24:.Z24])" office:value-type="float" office:value="170669.314" calcext:value-type="float">
            <text:p>170669,314</text:p>
          </table:table-cell>
          <table:table-cell table:formula="of:=AVERAGE([.AA24:.AE24])" office:value-type="float" office:value="168056.286" calcext:value-type="float">
            <text:p>168056,286</text:p>
          </table:table-cell>
          <table:table-cell table:number-columns-repeated="24"/>
        </table:table-row>
        <table:table-row table:style-name="ro1">
          <table:table-cell office:value-type="float" office:value="131072" calcext:value-type="float">
            <text:p>131072</text:p>
          </table:table-cell>
          <table:table-cell table:formula="of:=AVERAGE([.B25:.F25])" office:value-type="float" office:value="11248.164" calcext:value-type="float">
            <text:p>11248,164</text:p>
          </table:table-cell>
          <table:table-cell table:style-name="ce22" table:formula="of:=AVERAGE([.G25:.K25])" office:value-type="float" office:value="11296.096" calcext:value-type="float">
            <text:p>11296,096</text:p>
          </table:table-cell>
          <table:table-cell table:style-name="ce22" table:formula="of:=AVERAGE([.L25:.P25])" office:value-type="float" office:value="10996.21" calcext:value-type="float">
            <text:p>10996,21</text:p>
          </table:table-cell>
          <table:table-cell table:style-name="ce24" table:formula="of:=AVERAGE([.Q25:.U25])" office:value-type="float" office:value="85816.678" calcext:value-type="float">
            <text:p>85816,678</text:p>
          </table:table-cell>
          <table:table-cell table:formula="of:=AVERAGE([.V25:.Z25])" office:value-type="float" office:value="86182.38" calcext:value-type="float">
            <text:p>86182,38</text:p>
          </table:table-cell>
          <table:table-cell table:formula="of:=AVERAGE([.AA25:.AE25])" office:value-type="float" office:value="83894.418" calcext:value-type="float">
            <text:p>83894,418</text:p>
          </table:table-cell>
          <table:table-cell table:number-columns-repeated="24"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formula="of:=AVERAGE([.B26:.F26])" office:value-type="float" office:value="11313.75" calcext:value-type="float">
            <text:p>11313,75</text:p>
          </table:table-cell>
          <table:table-cell table:style-name="ce22" table:formula="of:=AVERAGE([.G26:.K26])" office:value-type="float" office:value="11347.948" calcext:value-type="float">
            <text:p>11347,948</text:p>
          </table:table-cell>
          <table:table-cell table:style-name="ce22" table:formula="of:=AVERAGE([.L26:.P26])" office:value-type="float" office:value="11100.054" calcext:value-type="float">
            <text:p>11100,054</text:p>
          </table:table-cell>
          <table:table-cell table:style-name="ce24" table:formula="of:=AVERAGE([.Q26:.U26])" office:value-type="float" office:value="43158.538" calcext:value-type="float">
            <text:p>43158,538</text:p>
          </table:table-cell>
          <table:table-cell table:formula="of:=AVERAGE([.V26:.Z26])" office:value-type="float" office:value="43288.982" calcext:value-type="float">
            <text:p>43288,982</text:p>
          </table:table-cell>
          <table:table-cell table:formula="of:=AVERAGE([.AA26:.AE26])" office:value-type="float" office:value="42343.348" calcext:value-type="float">
            <text:p>42343,348</text:p>
          </table:table-cell>
          <table:table-cell table:number-columns-repeated="2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formula="of:=AVERAGE([.B27:.F27])" office:value-type="float" office:value="11334.064" calcext:value-type="float">
            <text:p>11334,064</text:p>
          </table:table-cell>
          <table:table-cell table:style-name="ce22" table:formula="of:=AVERAGE([.G27:.K27])" office:value-type="float" office:value="11374.35" calcext:value-type="float">
            <text:p>11374,35</text:p>
          </table:table-cell>
          <table:table-cell table:style-name="ce22" table:formula="of:=AVERAGE([.L27:.P27])" office:value-type="float" office:value="11119.12" calcext:value-type="float">
            <text:p>11119,12</text:p>
          </table:table-cell>
          <table:table-cell table:style-name="ce24" table:formula="of:=AVERAGE([.Q27:.U27])" office:value-type="float" office:value="21618.012" calcext:value-type="float">
            <text:p>21618,012</text:p>
          </table:table-cell>
          <table:table-cell table:formula="of:=AVERAGE([.V27:.Z27])" office:value-type="float" office:value="21694.854" calcext:value-type="float">
            <text:p>21694,854</text:p>
          </table:table-cell>
          <table:table-cell table:formula="of:=AVERAGE([.AA27:.AE27])" office:value-type="float" office:value="21208.038" calcext:value-type="float">
            <text:p>21208,038</text:p>
          </table:table-cell>
          <table:table-cell table:number-columns-repeated="24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table:formula="of:=AVERAGE([.B28:.F28])" office:value-type="float" office:value="11359.572" calcext:value-type="float">
            <text:p>11359,572</text:p>
          </table:table-cell>
          <table:table-cell table:style-name="ce22" table:formula="of:=AVERAGE([.G28:.K28])" office:value-type="float" office:value="11377" calcext:value-type="float">
            <text:p>11377</text:p>
          </table:table-cell>
          <table:table-cell table:style-name="ce22" table:formula="of:=AVERAGE([.L28:.P28])" office:value-type="float" office:value="11100.954" calcext:value-type="float">
            <text:p>11100,954</text:p>
          </table:table-cell>
          <table:table-cell table:style-name="ce24" table:formula="of:=AVERAGE([.Q28:.U28])" office:value-type="float" office:value="10833.334" calcext:value-type="float">
            <text:p>10833,334</text:p>
          </table:table-cell>
          <table:table-cell table:formula="of:=AVERAGE([.V28:.Z28])" office:value-type="float" office:value="10849.954" calcext:value-type="float">
            <text:p>10849,954</text:p>
          </table:table-cell>
          <table:table-cell table:formula="of:=AVERAGE([.AA28:.AE28])" office:value-type="float" office:value="10586.694" calcext:value-type="float">
            <text:p>10586,694</text:p>
          </table:table-cell>
          <table:table-cell table:number-columns-repeated="24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table:formula="of:=AVERAGE([.B29:.F29])" office:value-type="float" office:value="11374.376" calcext:value-type="float">
            <text:p>11374,376</text:p>
          </table:table-cell>
          <table:table-cell table:style-name="ce22" table:formula="of:=AVERAGE([.G29:.K29])" office:value-type="float" office:value="11381.616" calcext:value-type="float">
            <text:p>11381,616</text:p>
          </table:table-cell>
          <table:table-cell table:style-name="ce22" table:formula="of:=AVERAGE([.L29:.P29])" office:value-type="float" office:value="11096.97" calcext:value-type="float">
            <text:p>11096,97</text:p>
          </table:table-cell>
          <table:table-cell table:style-name="ce24" table:formula="of:=AVERAGE([.Q29:.U29])" office:value-type="float" office:value="5423.726" calcext:value-type="float">
            <text:p>5423,726</text:p>
          </table:table-cell>
          <table:table-cell table:formula="of:=AVERAGE([.V29:.Z29])" office:value-type="float" office:value="5427.176" calcext:value-type="float">
            <text:p>5427,176</text:p>
          </table:table-cell>
          <table:table-cell table:formula="of:=AVERAGE([.AA29:.AE29])" office:value-type="float" office:value="5291.448" calcext:value-type="float">
            <text:p>5291,448</text:p>
          </table:table-cell>
          <table:table-cell table:number-columns-repeated="2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formula="of:=AVERAGE([.B30:.F30])" office:value-type="float" office:value="11360.064" calcext:value-type="float">
            <text:p>11360,064</text:p>
          </table:table-cell>
          <table:table-cell table:style-name="ce22" table:formula="of:=AVERAGE([.G30:.K30])" office:value-type="float" office:value="11382.144" calcext:value-type="float">
            <text:p>11382,144</text:p>
          </table:table-cell>
          <table:table-cell table:style-name="ce22" table:formula="of:=AVERAGE([.L30:.P30])" office:value-type="float" office:value="11117.036" calcext:value-type="float">
            <text:p>11117,036</text:p>
          </table:table-cell>
          <table:table-cell table:style-name="ce24" table:formula="of:=AVERAGE([.Q30:.U30])" office:value-type="float" office:value="2708.45" calcext:value-type="float">
            <text:p>2708,45</text:p>
          </table:table-cell>
          <table:table-cell table:formula="of:=AVERAGE([.V30:.Z30])" office:value-type="float" office:value="2713.714" calcext:value-type="float">
            <text:p>2713,714</text:p>
          </table:table-cell>
          <table:table-cell table:formula="of:=AVERAGE([.AA30:.AE30])" office:value-type="float" office:value="2650.51" calcext:value-type="float">
            <text:p>2650,5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0:57:46.4653416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2:24:47.705707119</meta:creation-date>
    <dc:date>2017-08-03T11:01:28.406070217</dc:date>
    <meta:editing-duration>PT1H37M10S</meta:editing-duration>
    <meta:editing-cycles>25</meta:editing-cycles>
    <meta:generator>LibreOffice/5.2.7.2$Linux_X86_64 LibreOffice_project/20m0$Build-2</meta:generator>
    <meta:document-statistic meta:table-count="6" meta:cell-count="34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63cm" svg:y="0.316cm" chart:style-name="ch2">
          <text:p>osu_bw</text:p>
        </chart:title>
        <chart:legend chart:legend-position="end" svg:x="14.292cm" svg:y="3.703cm" style:legend-expansion="high" chart:style-name="ch3"/>
        <chart:plot-area chart:style-name="ch4" table:cell-range-address="osu_bw.A35:osu_bw.D57 osu_bw.B34:osu_bw.D34" chart:data-source-has-labels="both" svg:x="1.331cm" svg:y="1.275cm" svg:width="12.641cm" svg:height="6.564cm">
          <chartooo:coordinate-region svg:x="2.323cm" svg:y="1.275cm" svg:width="11.508cm" svg:height="4.919cm"/>
          <chart:axis chart:dimension="x" chart:name="primary-x" chart:style-name="ch5" chartooo:axis-type="auto">
            <chartooo:date-scale/>
            <chart:title svg:x="6.681cm" svg:y="8.019cm" chart:style-name="ch6">
              <text:p>Window size</text:p>
            </chart:title>
            <chart:categories table:cell-range-address="osu_bw.A35:osu_bw.A57"/>
          </chart:axis>
          <chart:axis chart:dimension="y" chart:name="primary-y" chart:style-name="ch5">
            <chart:title svg:x="0.451cm" svg:y="5.884cm" chart:style-name="ch7">
              <text:p>Bandwidth (MB/s)</text:p>
            </chart:title>
            <chart:grid chart:style-name="ch8" chart:class="major"/>
          </chart:axis>
          <chart:series chart:style-name="ch9" chart:values-cell-range-address="osu_bw.B35:osu_bw.B57" chart:label-cell-address="osu_bw.B34:osu_bw.B34" chart:class="chart:line">
            <chart:data-point chart:repeated="23"/>
          </chart:series>
          <chart:series chart:style-name="ch10" chart:values-cell-range-address="osu_bw.C35:osu_bw.C57" chart:label-cell-address="osu_bw.C34:osu_bw.C34" chart:class="chart:line">
            <chart:data-point chart:repeated="23"/>
          </chart:series>
          <chart:series chart:style-name="ch11" chart:values-cell-range-address="osu_bw.D35:osu_bw.D57" chart:label-cell-address="osu_bw.D34:osu_bw.D34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bw.B34:osu_bw.B34</svg:desc>
                </draw:g>
              </table:table-cell>
              <table:table-cell office:value-type="string">
                <text:p>2.0.0</text:p>
                <draw:g>
                  <svg:desc>osu_bw.C34:osu_bw.C34</svg:desc>
                </draw:g>
              </table:table-cell>
              <table:table-cell office:value-type="string">
                <text:p>2.0.1</text:p>
                <draw:g>
                  <svg:desc>osu_bw.D34:osu_bw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w.A35:osu_bw.A57</svg:desc>
                </draw:g>
              </table:table-cell>
              <table:table-cell office:value-type="float" office:value="2.96">
                <text:p>2.96</text:p>
                <draw:g>
                  <svg:desc>osu_bw.B35:osu_bw.B57</svg:desc>
                </draw:g>
              </table:table-cell>
              <table:table-cell office:value-type="float" office:value="2.684">
                <text:p>2.684</text:p>
                <draw:g>
                  <svg:desc>osu_bw.C35:osu_bw.C57</svg:desc>
                </draw:g>
              </table:table-cell>
              <table:table-cell office:value-type="float" office:value="2.916">
                <text:p>2.916</text:p>
                <draw:g>
                  <svg:desc>osu_bw.D35:osu_bw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.966">
                <text:p>5.966</text:p>
              </table:table-cell>
              <table:table-cell office:value-type="float" office:value="5.554">
                <text:p>5.554</text:p>
              </table:table-cell>
              <table:table-cell office:value-type="float" office:value="5.766">
                <text:p>5.7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936">
                <text:p>11.936</text:p>
              </table:table-cell>
              <table:table-cell office:value-type="float" office:value="11.088">
                <text:p>11.088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.41">
                <text:p>23.41</text:p>
              </table:table-cell>
              <table:table-cell office:value-type="float" office:value="22.214">
                <text:p>22.214</text:p>
              </table:table-cell>
              <table:table-cell office:value-type="float" office:value="23.21">
                <text:p>23.2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7.298">
                <text:p>47.298</text:p>
              </table:table-cell>
              <table:table-cell office:value-type="float" office:value="42.948">
                <text:p>42.948</text:p>
              </table:table-cell>
              <table:table-cell office:value-type="float" office:value="45.388">
                <text:p>45.38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0.132">
                <text:p>90.132</text:p>
              </table:table-cell>
              <table:table-cell office:value-type="float" office:value="85.016">
                <text:p>85.016</text:p>
              </table:table-cell>
              <table:table-cell office:value-type="float" office:value="88.576">
                <text:p>88.5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8.03">
                <text:p>178.03</text:p>
              </table:table-cell>
              <table:table-cell office:value-type="float" office:value="159.004">
                <text:p>159.004</text:p>
              </table:table-cell>
              <table:table-cell office:value-type="float" office:value="165.674">
                <text:p>165.67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4.502">
                <text:p>304.502</text:p>
              </table:table-cell>
              <table:table-cell office:value-type="float" office:value="277.33">
                <text:p>277.33</text:p>
              </table:table-cell>
              <table:table-cell office:value-type="float" office:value="272.218">
                <text:p>272.21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70.478">
                <text:p>570.478</text:p>
              </table:table-cell>
              <table:table-cell office:value-type="float" office:value="529.042">
                <text:p>529.042</text:p>
              </table:table-cell>
              <table:table-cell office:value-type="float" office:value="519.594">
                <text:p>519.59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39.518">
                <text:p>1039.518</text:p>
              </table:table-cell>
              <table:table-cell office:value-type="float" office:value="939.088">
                <text:p>939.088</text:p>
              </table:table-cell>
              <table:table-cell office:value-type="float" office:value="946.858">
                <text:p>946.85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762.568">
                <text:p>1762.568</text:p>
              </table:table-cell>
              <table:table-cell office:value-type="float" office:value="1554.662">
                <text:p>1554.662</text:p>
              </table:table-cell>
              <table:table-cell office:value-type="float" office:value="1588.618">
                <text:p>1588.61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834.67">
                <text:p>2834.67</text:p>
              </table:table-cell>
              <table:table-cell office:value-type="float" office:value="2405.276">
                <text:p>2405.276</text:p>
              </table:table-cell>
              <table:table-cell office:value-type="float" office:value="2450.676">
                <text:p>2450.67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341.668">
                <text:p>4341.668</text:p>
              </table:table-cell>
              <table:table-cell office:value-type="float" office:value="3578.442">
                <text:p>3578.442</text:p>
              </table:table-cell>
              <table:table-cell office:value-type="float" office:value="3860.594">
                <text:p>3860.5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17.222">
                <text:p>4917.222</text:p>
              </table:table-cell>
              <table:table-cell office:value-type="float" office:value="4873.42">
                <text:p>4873.42</text:p>
              </table:table-cell>
              <table:table-cell office:value-type="float" office:value="4882.336">
                <text:p>4882.33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209.32">
                <text:p>5209.32</text:p>
              </table:table-cell>
              <table:table-cell office:value-type="float" office:value="5300.126">
                <text:p>5300.126</text:p>
              </table:table-cell>
              <table:table-cell office:value-type="float" office:value="5208.39">
                <text:p>5208.39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5532.57">
                <text:p>5532.57</text:p>
              </table:table-cell>
              <table:table-cell office:value-type="float" office:value="5473.68">
                <text:p>5473.68</text:p>
              </table:table-cell>
              <table:table-cell office:value-type="float" office:value="5443.656">
                <text:p>5443.65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32.93">
                <text:p>5632.93</text:p>
              </table:table-cell>
              <table:table-cell office:value-type="float" office:value="5539.288">
                <text:p>5539.288</text:p>
              </table:table-cell>
              <table:table-cell office:value-type="float" office:value="5458.598">
                <text:p>5458.59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5689.292">
                <text:p>5689.292</text:p>
              </table:table-cell>
              <table:table-cell office:value-type="float" office:value="5607.048">
                <text:p>5607.048</text:p>
              </table:table-cell>
              <table:table-cell office:value-type="float" office:value="5521.324">
                <text:p>5521.324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5772.808">
                <text:p>5772.808</text:p>
              </table:table-cell>
              <table:table-cell office:value-type="float" office:value="5625.086">
                <text:p>5625.086</text:p>
              </table:table-cell>
              <table:table-cell office:value-type="float" office:value="5552.08">
                <text:p>5552.0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671.254">
                <text:p>5671.254</text:p>
              </table:table-cell>
              <table:table-cell office:value-type="float" office:value="5638.368">
                <text:p>5638.368</text:p>
              </table:table-cell>
              <table:table-cell office:value-type="float" office:value="5576.764">
                <text:p>5576.76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5680.94">
                <text:p>5680.94</text:p>
              </table:table-cell>
              <table:table-cell office:value-type="float" office:value="5641.788">
                <text:p>5641.788</text:p>
              </table:table-cell>
              <table:table-cell office:value-type="float" office:value="5555.706">
                <text:p>5555.70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704.524">
                <text:p>5704.524</text:p>
              </table:table-cell>
              <table:table-cell office:value-type="float" office:value="5654.45">
                <text:p>5654.45</text:p>
              </table:table-cell>
              <table:table-cell office:value-type="float" office:value="5584.316">
                <text:p>5584.31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5664.43">
                <text:p>5664.43</text:p>
              </table:table-cell>
              <table:table-cell office:value-type="float" office:value="5658.094">
                <text:p>5658.094</text:p>
              </table:table-cell>
              <table:table-cell office:value-type="float" office:value="5577.18">
                <text:p>5577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99cm" svg:y="0.315cm" chart:style-name="ch2">
          <text:p>osu_bibw</text:p>
        </chart:title>
        <chart:legend chart:legend-position="end" svg:x="14.29cm" svg:y="3.784cm" style:legend-expansion="high" chart:style-name="ch3"/>
        <chart:plot-area chart:style-name="ch4" table:cell-range-address="osu_bibw.A33:osu_bibw.A33 osu_bibw.A35:osu_bibw.D57 osu_bibw.B34:osu_bibw.D34" chart:data-source-has-labels="both" svg:x="1.278cm" svg:y="1.248cm" svg:width="12.693cm" svg:height="6.648cm">
          <chartooo:coordinate-region svg:x="2.455cm" svg:y="1.248cm" svg:width="11.393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bibw.A35:osu_bibw.A57"/>
          </chart:axis>
          <chart:axis chart:dimension="y" chart:name="primary-y" chart:style-name="ch5">
            <chart:title svg:x="0.451cm" svg:y="5.899cm" chart:style-name="ch7">
              <text:p>Bandwidth (MB/s)</text:p>
            </chart:title>
            <chart:grid chart:style-name="ch8" chart:class="major"/>
          </chart:axis>
          <chart:series chart:style-name="ch9" chart:values-cell-range-address="osu_bibw.B35:osu_bibw.B57" chart:label-cell-address="osu_bibw.B34:osu_bibw.B34" chart:class="chart:line">
            <chart:data-point chart:repeated="23"/>
          </chart:series>
          <chart:series chart:style-name="ch10" chart:values-cell-range-address="osu_bibw.C35:osu_bibw.C57" chart:label-cell-address="osu_bibw.C34:osu_bibw.C34" chart:class="chart:line">
            <chart:data-point chart:repeated="23"/>
          </chart:series>
          <chart:series chart:style-name="ch11" chart:values-cell-range-address="osu_bibw.D35:osu_bibw.D57" chart:label-cell-address="osu_bibw.D34:osu_bibw.D34" chart:class="chart:line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bibw.B34:osu_bibw.B34</svg:desc>
                </draw:g>
              </table:table-cell>
              <table:table-cell office:value-type="string">
                <text:p>2.0.0</text:p>
                <draw:g>
                  <svg:desc>osu_bibw.C34:osu_bibw.C34</svg:desc>
                </draw:g>
              </table:table-cell>
              <table:table-cell office:value-type="string">
                <text:p>2.0.1</text:p>
                <draw:g>
                  <svg:desc>osu_bibw.D34:osu_bibw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bibw.A35:osu_bibw.A57</svg:desc>
                </draw:g>
              </table:table-cell>
              <table:table-cell office:value-type="float" office:value="3.252">
                <text:p>3.252</text:p>
                <draw:g>
                  <svg:desc>osu_bibw.B35:osu_bibw.B57</svg:desc>
                </draw:g>
              </table:table-cell>
              <table:table-cell office:value-type="float" office:value="0.002">
                <text:p>0.002</text:p>
                <draw:g>
                  <svg:desc>osu_bibw.C35:osu_bibw.C57</svg:desc>
                </draw:g>
              </table:table-cell>
              <table:table-cell office:value-type="float" office:value="0.002">
                <text:p>0.002</text:p>
                <draw:g>
                  <svg:desc>osu_bibw.D35:osu_bibw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.462">
                <text:p>6.46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2">
                <text:p>13.2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.326">
                <text:p>26.326</text:p>
              </table:table-cell>
              <table:table-cell office:value-type="float" office:value="0.038">
                <text:p>0.038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2.628">
                <text:p>52.628</text:p>
              </table:table-cell>
              <table:table-cell office:value-type="float" office:value="0.078">
                <text:p>0.078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2.202">
                <text:p>102.202</text:p>
              </table:table-cell>
              <table:table-cell office:value-type="float" office:value="0.168">
                <text:p>0.168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99.684">
                <text:p>199.684</text:p>
              </table:table-cell>
              <table:table-cell office:value-type="float" office:value="0.274">
                <text:p>0.274</text:p>
              </table:table-cell>
              <table:table-cell office:value-type="float" office:value="0.304">
                <text:p>0.30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01.072">
                <text:p>301.072</text:p>
              </table:table-cell>
              <table:table-cell office:value-type="float" office:value="293.948">
                <text:p>293.948</text:p>
              </table:table-cell>
              <table:table-cell office:value-type="float" office:value="297.734">
                <text:p>297.73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558.704">
                <text:p>558.704</text:p>
              </table:table-cell>
              <table:table-cell office:value-type="float" office:value="553.626">
                <text:p>553.626</text:p>
              </table:table-cell>
              <table:table-cell office:value-type="float" office:value="566.178">
                <text:p>566.1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004.276">
                <text:p>1004.276</text:p>
              </table:table-cell>
              <table:table-cell office:value-type="float" office:value="1003.644">
                <text:p>1003.644</text:p>
              </table:table-cell>
              <table:table-cell office:value-type="float" office:value="1043.7">
                <text:p>1043.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693.156">
                <text:p>1693.156</text:p>
              </table:table-cell>
              <table:table-cell office:value-type="float" office:value="1675.284">
                <text:p>1675.284</text:p>
              </table:table-cell>
              <table:table-cell office:value-type="float" office:value="1749.972">
                <text:p>1749.97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52.238">
                <text:p>2752.238</text:p>
              </table:table-cell>
              <table:table-cell office:value-type="float" office:value="2645.596">
                <text:p>2645.596</text:p>
              </table:table-cell>
              <table:table-cell office:value-type="float" office:value="2780.544">
                <text:p>2780.5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078.734">
                <text:p>4078.734</text:p>
              </table:table-cell>
              <table:table-cell office:value-type="float" office:value="4357.966">
                <text:p>4357.966</text:p>
              </table:table-cell>
              <table:table-cell office:value-type="float" office:value="4305.018">
                <text:p>4305.01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329.06">
                <text:p>5329.06</text:p>
              </table:table-cell>
              <table:table-cell office:value-type="float" office:value="5530.636">
                <text:p>5530.636</text:p>
              </table:table-cell>
              <table:table-cell office:value-type="float" office:value="5498.622">
                <text:p>5498.62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294.412">
                <text:p>8294.412</text:p>
              </table:table-cell>
              <table:table-cell office:value-type="float" office:value="47.76">
                <text:p>47.76</text:p>
              </table:table-cell>
              <table:table-cell office:value-type="float" office:value="24.022">
                <text:p>24.02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8994.688">
                <text:p>8994.688</text:p>
              </table:table-cell>
              <table:table-cell office:value-type="float" office:value="462.928">
                <text:p>462.928</text:p>
              </table:table-cell>
              <table:table-cell office:value-type="float" office:value="1998.978">
                <text:p>1998.97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950.898">
                <text:p>8950.898</text:p>
              </table:table-cell>
              <table:table-cell office:value-type="float" office:value="425.272">
                <text:p>425.272</text:p>
              </table:table-cell>
              <table:table-cell office:value-type="float" office:value="610.25">
                <text:p>610.2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9198.07">
                <text:p>9198.07</text:p>
              </table:table-cell>
              <table:table-cell office:value-type="float" office:value="1496.192">
                <text:p>1496.192</text:p>
              </table:table-cell>
              <table:table-cell office:value-type="float" office:value="4084.806">
                <text:p>4084.80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9221.606">
                <text:p>9221.606</text:p>
              </table:table-cell>
              <table:table-cell office:value-type="float" office:value="5751.116">
                <text:p>5751.116</text:p>
              </table:table-cell>
              <table:table-cell office:value-type="float" office:value="1903.654">
                <text:p>1903.65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381.238">
                <text:p>9381.238</text:p>
              </table:table-cell>
              <table:table-cell office:value-type="float" office:value="5498.15">
                <text:p>5498.15</text:p>
              </table:table-cell>
              <table:table-cell office:value-type="float" office:value="5562.806">
                <text:p>5562.80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9202.552">
                <text:p>9202.552</text:p>
              </table:table-cell>
              <table:table-cell office:value-type="float" office:value="5735.81">
                <text:p>5735.81</text:p>
              </table:table-cell>
              <table:table-cell office:value-type="float" office:value="6302.252">
                <text:p>6302.25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9213.314">
                <text:p>9213.314</text:p>
              </table:table-cell>
              <table:table-cell office:value-type="float" office:value="7149.174">
                <text:p>7149.174</text:p>
              </table:table-cell>
              <table:table-cell office:value-type="float" office:value="7737.782">
                <text:p>7737.78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964.096">
                <text:p>8964.096</text:p>
              </table:table-cell>
              <table:table-cell office:value-type="float" office:value="8489.506">
                <text:p>8489.506</text:p>
              </table:table-cell>
              <table:table-cell office:value-type="float" office:value="8617.426">
                <text:p>8617.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25cm" svg:y="0.315cm" chart:style-name="ch2">
          <text:p>osu_latency</text:p>
        </chart:title>
        <chart:legend chart:legend-position="end" svg:x="14.29cm" svg:y="3.784cm" style:legend-expansion="high" chart:style-name="ch3"/>
        <chart:plot-area chart:style-name="ch4" table:cell-range-address="osu_latency.A34:osu_latency.A34 osu_latency.A36:osu_latency.D59 osu_latency.B35:osu_latency.D35" chart:data-source-has-labels="both" svg:x="1.278cm" svg:y="1.248cm" svg:width="12.693cm" svg:height="6.648cm">
          <chartooo:coordinate-region svg:x="2.085cm" svg:y="1.248cm" svg:width="11.763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latency.A36:osu_latency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latency.B36:osu_latency.B59" chart:label-cell-address="osu_latency.B35:osu_latency.B35" chart:class="chart:line">
            <chart:data-point chart:repeated="24"/>
          </chart:series>
          <chart:series chart:style-name="ch10" chart:values-cell-range-address="osu_latency.C36:osu_latency.C59" chart:label-cell-address="osu_latency.C35:osu_latency.C35" chart:class="chart:line">
            <chart:data-point chart:repeated="24"/>
          </chart:series>
          <chart:series chart:style-name="ch11" chart:values-cell-range-address="osu_latency.D36:osu_latency.D59" chart:label-cell-address="osu_latency.D35:osu_latency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latency.B35:osu_latency.B35</svg:desc>
                </draw:g>
              </table:table-cell>
              <table:table-cell office:value-type="string">
                <text:p>2.0.0</text:p>
                <draw:g>
                  <svg:desc>osu_latency.C35:osu_latency.C35</svg:desc>
                </draw:g>
              </table:table-cell>
              <table:table-cell office:value-type="string">
                <text:p>2.0.1</text:p>
                <draw:g>
                  <svg:desc>osu_latency.D35:osu_latency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.A36:osu_latency.A59</svg:desc>
                </draw:g>
              </table:table-cell>
              <table:table-cell office:value-type="float" office:value="1.36">
                <text:p>1.36</text:p>
                <draw:g>
                  <svg:desc>osu_latency.B36:osu_latency.B59</svg:desc>
                </draw:g>
              </table:table-cell>
              <table:table-cell office:value-type="float" office:value="1.366">
                <text:p>1.366</text:p>
                <draw:g>
                  <svg:desc>osu_latency.C36:osu_latency.C59</svg:desc>
                </draw:g>
              </table:table-cell>
              <table:table-cell office:value-type="float" office:value="1.406">
                <text:p>1.406</text:p>
                <draw:g>
                  <svg:desc>osu_latency.D36:osu_latency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36">
                <text:p>1.36</text:p>
              </table:table-cell>
              <table:table-cell office:value-type="float" office:value="1.374">
                <text:p>1.374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4">
                <text:p>1.34</text:p>
              </table:table-cell>
              <table:table-cell office:value-type="float" office:value="1.366">
                <text:p>1.366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26">
                <text:p>1.326</text:p>
              </table:table-cell>
              <table:table-cell office:value-type="float" office:value="1.356">
                <text:p>1.356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2">
                <text:p>1.332</text:p>
              </table:table-cell>
              <table:table-cell office:value-type="float" office:value="1.368">
                <text:p>1.368</text:p>
              </table:table-cell>
              <table:table-cell office:value-type="float" office:value="1.398">
                <text:p>1.39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336">
                <text:p>1.336</text:p>
              </table:table-cell>
              <table:table-cell office:value-type="float" office:value="1.378">
                <text:p>1.378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356">
                <text:p>1.356</text:p>
              </table:table-cell>
              <table:table-cell office:value-type="float" office:value="1.394">
                <text:p>1.394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26">
                <text:p>1.426</text:p>
              </table:table-cell>
              <table:table-cell office:value-type="float" office:value="1.462">
                <text:p>1.462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29">
                <text:p>2.29</text:p>
              </table:table-cell>
              <table:table-cell office:value-type="float" office:value="2.356">
                <text:p>2.356</text:p>
              </table:table-cell>
              <table:table-cell office:value-type="float" office:value="2.398">
                <text:p>2.39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454">
                <text:p>2.454</text:p>
              </table:table-cell>
              <table:table-cell office:value-type="float" office:value="2.484">
                <text:p>2.484</text:p>
              </table:table-cell>
              <table:table-cell office:value-type="float" office:value="2.538">
                <text:p>2.53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7">
                <text:p>2.7</text:p>
              </table:table-cell>
              <table:table-cell office:value-type="float" office:value="2.756">
                <text:p>2.756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38">
                <text:p>3.038</text:p>
              </table:table-cell>
              <table:table-cell office:value-type="float" office:value="3.102">
                <text:p>3.102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748">
                <text:p>3.748</text:p>
              </table:table-cell>
              <table:table-cell office:value-type="float" office:value="3.748">
                <text:p>3.748</text:p>
              </table:table-cell>
              <table:table-cell office:value-type="float" office:value="3.862">
                <text:p>3.86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394">
                <text:p>4.394</text:p>
              </table:table-cell>
              <table:table-cell office:value-type="float" office:value="4.42">
                <text:p>4.42</text:p>
              </table:table-cell>
              <table:table-cell office:value-type="float" office:value="4.536">
                <text:p>4.53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5.758">
                <text:p>5.758</text:p>
              </table:table-cell>
              <table:table-cell office:value-type="float" office:value="5.764">
                <text:p>5.764</text:p>
              </table:table-cell>
              <table:table-cell office:value-type="float" office:value="5.906">
                <text:p>5.90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298">
                <text:p>7.298</text:p>
              </table:table-cell>
              <table:table-cell office:value-type="float" office:value="7.274">
                <text:p>7.274</text:p>
              </table:table-cell>
              <table:table-cell office:value-type="float" office:value="7.374">
                <text:p>7.37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.936">
                <text:p>9.936</text:p>
              </table:table-cell>
              <table:table-cell office:value-type="float" office:value="9.764">
                <text:p>9.764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5.234">
                <text:p>15.234</text:p>
              </table:table-cell>
              <table:table-cell office:value-type="float" office:value="15.258">
                <text:p>15.258</text:p>
              </table:table-cell>
              <table:table-cell office:value-type="float" office:value="15.398">
                <text:p>15.398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54">
                <text:p>25.54</text:p>
              </table:table-cell>
              <table:table-cell office:value-type="float" office:value="25.61">
                <text:p>25.61</text:p>
              </table:table-cell>
              <table:table-cell office:value-type="float" office:value="25.62">
                <text:p>25.6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8.4">
                <text:p>48.4</text:p>
              </table:table-cell>
              <table:table-cell office:value-type="float" office:value="48.72">
                <text:p>48.72</text:p>
              </table:table-cell>
              <table:table-cell office:value-type="float" office:value="48.376">
                <text:p>48.37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6.91">
                <text:p>96.91</text:p>
              </table:table-cell>
              <table:table-cell office:value-type="float" office:value="97.342">
                <text:p>97.342</text:p>
              </table:table-cell>
              <table:table-cell office:value-type="float" office:value="96.354">
                <text:p>96.354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89.598">
                <text:p>189.598</text:p>
              </table:table-cell>
              <table:table-cell office:value-type="float" office:value="190.382">
                <text:p>190.382</text:p>
              </table:table-cell>
              <table:table-cell office:value-type="float" office:value="190.41">
                <text:p>190.41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77.76">
                <text:p>377.76</text:p>
              </table:table-cell>
              <table:table-cell office:value-type="float" office:value="376.92">
                <text:p>376.92</text:p>
              </table:table-cell>
              <table:table-cell office:value-type="float" office:value="377.654">
                <text:p>377.654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53.824">
                <text:p>753.824</text:p>
              </table:table-cell>
              <table:table-cell office:value-type="float" office:value="749.54">
                <text:p>749.54</text:p>
              </table:table-cell>
              <table:table-cell office:value-type="float" office:value="750.204">
                <text:p>750.2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606cm" svg:y="0.315cm" chart:style-name="ch2">
          <text:p>osu_multi_lat</text:p>
        </chart:title>
        <chart:legend chart:legend-position="end" svg:x="14.29cm" svg:y="3.785cm" style:legend-expansion="high" chart:style-name="ch3"/>
        <chart:plot-area chart:style-name="ch4" table:cell-range-address="osu_multi_lat.A34:osu_multi_lat.A34 osu_multi_lat.A36:osu_multi_lat.D59 osu_multi_lat.B35:osu_multi_lat.D35" chart:data-source-has-labels="both" svg:x="1.278cm" svg:y="1.248cm" svg:width="12.693cm" svg:height="6.649cm">
          <chartooo:coordinate-region svg:x="2.085cm" svg:y="1.248cm" svg:width="11.763cm" svg:height="5.067cm"/>
          <chart:axis chart:dimension="x" chart:name="primary-x" chart:style-name="ch5" chartooo:axis-type="auto">
            <chartooo:date-scale/>
            <chart:title svg:x="6.654cm" svg:y="8.077cm" chart:style-name="ch6">
              <text:p>Window size</text:p>
            </chart:title>
            <chart:categories table:cell-range-address="osu_multi_lat.A36:osu_multi_lat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multi_lat.B36:osu_multi_lat.B59" chart:label-cell-address="osu_multi_lat.B35:osu_multi_lat.B35" chart:class="chart:line">
            <chart:data-point chart:repeated="24"/>
          </chart:series>
          <chart:series chart:style-name="ch10" chart:values-cell-range-address="osu_multi_lat.C36:osu_multi_lat.C59" chart:label-cell-address="osu_multi_lat.C35:osu_multi_lat.C35" chart:class="chart:line">
            <chart:data-point chart:repeated="24"/>
          </chart:series>
          <chart:series chart:style-name="ch11" chart:values-cell-range-address="osu_multi_lat.D36:osu_multi_lat.D59" chart:label-cell-address="osu_multi_lat.D35:osu_multi_lat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ulti_lat.B35:osu_multi_lat.B35</svg:desc>
                </draw:g>
              </table:table-cell>
              <table:table-cell office:value-type="string">
                <text:p>2.0.0</text:p>
                <draw:g>
                  <svg:desc>osu_multi_lat.C35:osu_multi_lat.C35</svg:desc>
                </draw:g>
              </table:table-cell>
              <table:table-cell office:value-type="string">
                <text:p>2.0.1</text:p>
                <draw:g>
                  <svg:desc>osu_multi_lat.D35:osu_multi_lat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multi_lat.A36:osu_multi_lat.A59</svg:desc>
                </draw:g>
              </table:table-cell>
              <table:table-cell office:value-type="float" office:value="1.426">
                <text:p>1.426</text:p>
                <draw:g>
                  <svg:desc>osu_multi_lat.B36:osu_multi_lat.B59</svg:desc>
                </draw:g>
              </table:table-cell>
              <table:table-cell office:value-type="float" office:value="1.4">
                <text:p>1.4</text:p>
                <draw:g>
                  <svg:desc>osu_multi_lat.C36:osu_multi_lat.C59</svg:desc>
                </draw:g>
              </table:table-cell>
              <table:table-cell office:value-type="float" office:value="1.51">
                <text:p>1.51</text:p>
                <draw:g>
                  <svg:desc>osu_multi_lat.D36:osu_multi_lat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.42">
                <text:p>1.42</text:p>
              </table:table-cell>
              <table:table-cell office:value-type="float" office:value="1.414">
                <text:p>1.414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02">
                <text:p>1.402</text:p>
              </table:table-cell>
              <table:table-cell office:value-type="float" office:value="1.41">
                <text:p>1.41</text:p>
              </table:table-cell>
              <table:table-cell office:value-type="float" office:value="1.522">
                <text:p>1.5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92">
                <text:p>1.392</text:p>
              </table:table-cell>
              <table:table-cell office:value-type="float" office:value="1.408">
                <text:p>1.408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1.428">
                <text:p>1.428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414">
                <text:p>1.414</text:p>
              </table:table-cell>
              <table:table-cell office:value-type="float" office:value="1.444">
                <text:p>1.444</text:p>
              </table:table-cell>
              <table:table-cell office:value-type="float" office:value="1.542">
                <text:p>1.54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434">
                <text:p>1.434</text:p>
              </table:table-cell>
              <table:table-cell office:value-type="float" office:value="1.472">
                <text:p>1.472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.494">
                <text:p>1.494</text:p>
              </table:table-cell>
              <table:table-cell office:value-type="float" office:value="1.552">
                <text:p>1.552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386">
                <text:p>2.386</text:p>
              </table:table-cell>
              <table:table-cell office:value-type="float" office:value="2.448">
                <text:p>2.448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.562">
                <text:p>2.562</text:p>
              </table:table-cell>
              <table:table-cell office:value-type="float" office:value="2.582">
                <text:p>2.582</text:p>
              </table:table-cell>
              <table:table-cell office:value-type="float" office:value="2.682">
                <text:p>2.6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.844">
                <text:p>2.844</text:p>
              </table:table-cell>
              <table:table-cell office:value-type="float" office:value="2.88">
                <text:p>2.88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212">
                <text:p>3.212</text:p>
              </table:table-cell>
              <table:table-cell office:value-type="float" office:value="3.232">
                <text:p>3.232</text:p>
              </table:table-cell>
              <table:table-cell office:value-type="float" office:value="3.274">
                <text:p>3.27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.922">
                <text:p>3.922</text:p>
              </table:table-cell>
              <table:table-cell office:value-type="float" office:value="3.9">
                <text:p>3.9</text:p>
              </table:table-cell>
              <table:table-cell office:value-type="float" office:value="3.984">
                <text:p>3.98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626">
                <text:p>4.626</text:p>
              </table:table-cell>
              <table:table-cell office:value-type="float" office:value="4.616">
                <text:p>4.616</text:p>
              </table:table-cell>
              <table:table-cell office:value-type="float" office:value="4.636">
                <text:p>4.63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.018">
                <text:p>6.018</text:p>
              </table:table-cell>
              <table:table-cell office:value-type="float" office:value="5.984">
                <text:p>5.984</text:p>
              </table:table-cell>
              <table:table-cell office:value-type="float" office:value="6.016">
                <text:p>6.01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.536">
                <text:p>7.536</text:p>
              </table:table-cell>
              <table:table-cell office:value-type="float" office:value="7.48">
                <text:p>7.48</text:p>
              </table:table-cell>
              <table:table-cell office:value-type="float" office:value="7.758">
                <text:p>7.758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.198">
                <text:p>10.198</text:p>
              </table:table-cell>
              <table:table-cell office:value-type="float" office:value="10.006">
                <text:p>10.006</text:p>
              </table:table-cell>
              <table:table-cell office:value-type="float" office:value="10.276">
                <text:p>10.276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5.512">
                <text:p>15.512</text:p>
              </table:table-cell>
              <table:table-cell office:value-type="float" office:value="15.464">
                <text:p>15.464</text:p>
              </table:table-cell>
              <table:table-cell office:value-type="float" office:value="15.77">
                <text:p>15.77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25.822">
                <text:p>25.822</text:p>
              </table:table-cell>
              <table:table-cell office:value-type="float" office:value="25.752">
                <text:p>25.752</text:p>
              </table:table-cell>
              <table:table-cell office:value-type="float" office:value="26.046">
                <text:p>26.0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8.982">
                <text:p>48.982</text:p>
              </table:table-cell>
              <table:table-cell office:value-type="float" office:value="48.55">
                <text:p>48.55</text:p>
              </table:table-cell>
              <table:table-cell office:value-type="float" office:value="48.686">
                <text:p>48.68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97.266">
                <text:p>97.266</text:p>
              </table:table-cell>
              <table:table-cell office:value-type="float" office:value="96.754">
                <text:p>96.754</text:p>
              </table:table-cell>
              <table:table-cell office:value-type="float" office:value="96.656">
                <text:p>96.65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91.05">
                <text:p>191.05</text:p>
              </table:table-cell>
              <table:table-cell office:value-type="float" office:value="188.984">
                <text:p>188.984</text:p>
              </table:table-cell>
              <table:table-cell office:value-type="float" office:value="191.072">
                <text:p>191.07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378.68">
                <text:p>378.68</text:p>
              </table:table-cell>
              <table:table-cell office:value-type="float" office:value="375.212">
                <text:p>375.212</text:p>
              </table:table-cell>
              <table:table-cell office:value-type="float" office:value="378.522">
                <text:p>378.522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753.464">
                <text:p>753.464</text:p>
              </table:table-cell>
              <table:table-cell office:value-type="float" office:value="750.814">
                <text:p>750.814</text:p>
              </table:table-cell>
              <table:table-cell office:value-type="float" office:value="752.982">
                <text:p>752.9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355cm" svg:y="0.315cm" chart:style-name="ch2">
          <text:p>osu_latency_mt</text:p>
        </chart:title>
        <chart:legend chart:legend-position="end" svg:x="14.29cm" svg:y="3.784cm" style:legend-expansion="high" chart:style-name="ch3"/>
        <chart:plot-area chart:style-name="ch4" table:cell-range-address="osu_latency_mt.A34:osu_latency_mt.A34 osu_latency_mt.A36:osu_latency_mt.D59 osu_latency_mt.B35:osu_latency_mt.D35" chart:data-source-has-labels="both" svg:x="1.278cm" svg:y="1.248cm" svg:width="12.693cm" svg:height="6.648cm">
          <chartooo:coordinate-region svg:x="2.455cm" svg:y="1.248cm" svg:width="11.516cm" svg:height="5.066cm"/>
          <chart:axis chart:dimension="x" chart:name="primary-x" chart:style-name="ch5" chartooo:axis-type="auto">
            <chartooo:date-scale/>
            <chart:title svg:x="6.654cm" svg:y="8.076cm" chart:style-name="ch6">
              <text:p>Window size</text:p>
            </chart:title>
            <chart:categories table:cell-range-address="osu_latency_mt.A36:osu_latency_mt.A59"/>
          </chart:axis>
          <chart:axis chart:dimension="y" chart:name="primary-y" chart:style-name="ch5">
            <chart:title svg:x="0.451cm" svg:y="5.516cm" chart:style-name="ch7">
              <text:p>Latency (μs)</text:p>
            </chart:title>
            <chart:grid chart:style-name="ch8" chart:class="major"/>
          </chart:axis>
          <chart:series chart:style-name="ch9" chart:values-cell-range-address="osu_latency_mt.B36:osu_latency_mt.B59" chart:label-cell-address="osu_latency_mt.B35:osu_latency_mt.B35" chart:class="chart:line">
            <chart:data-point chart:repeated="24"/>
          </chart:series>
          <chart:series chart:style-name="ch10" chart:values-cell-range-address="osu_latency_mt.C36:osu_latency_mt.C59" chart:label-cell-address="osu_latency_mt.C35:osu_latency_mt.C35" chart:class="chart:line">
            <chart:data-point chart:repeated="24"/>
          </chart:series>
          <chart:series chart:style-name="ch11" chart:values-cell-range-address="osu_latency_mt.D36:osu_latency_mt.D59" chart:label-cell-address="osu_latency_mt.D35:osu_latency_mt.D35" chart:class="chart:line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latency_mt.B35:osu_latency_mt.B35</svg:desc>
                </draw:g>
              </table:table-cell>
              <table:table-cell office:value-type="string">
                <text:p>2.0.0</text:p>
                <draw:g>
                  <svg:desc>osu_latency_mt.C35:osu_latency_mt.C35</svg:desc>
                </draw:g>
              </table:table-cell>
              <table:table-cell office:value-type="string">
                <text:p>2.0.1</text:p>
                <draw:g>
                  <svg:desc>osu_latency_mt.D35:osu_latency_mt.D3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su_latency_mt.A36:osu_latency_mt.A59</svg:desc>
                </draw:g>
              </table:table-cell>
              <table:table-cell office:value-type="float" office:value="17.552">
                <text:p>17.552</text:p>
                <draw:g>
                  <svg:desc>osu_latency_mt.B36:osu_latency_mt.B59</svg:desc>
                </draw:g>
              </table:table-cell>
              <table:table-cell office:value-type="float" office:value="1.936">
                <text:p>1.936</text:p>
                <draw:g>
                  <svg:desc>osu_latency_mt.C36:osu_latency_mt.C59</svg:desc>
                </draw:g>
              </table:table-cell>
              <table:table-cell office:value-type="float" office:value="2.04">
                <text:p>2.04</text:p>
                <draw:g>
                  <svg:desc>osu_latency_mt.D36:osu_latency_mt.D5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.296">
                <text:p>17.296</text:p>
              </table:table-cell>
              <table:table-cell office:value-type="float" office:value="1.932">
                <text:p>1.932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.276">
                <text:p>17.276</text:p>
              </table:table-cell>
              <table:table-cell office:value-type="float" office:value="1.92">
                <text:p>1.92</text:p>
              </table:table-cell>
              <table:table-cell office:value-type="float" office:value="2.034">
                <text:p>2.0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.298">
                <text:p>17.298</text:p>
              </table:table-cell>
              <table:table-cell office:value-type="float" office:value="1.914">
                <text:p>1.914</text:p>
              </table:table-cell>
              <table:table-cell office:value-type="float" office:value="2.022">
                <text:p>2.0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7.328">
                <text:p>17.328</text:p>
              </table:table-cell>
              <table:table-cell office:value-type="float" office:value="1.924">
                <text:p>1.92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.348">
                <text:p>17.348</text:p>
              </table:table-cell>
              <table:table-cell office:value-type="float" office:value="1.928">
                <text:p>1.928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.53">
                <text:p>17.53</text:p>
              </table:table-cell>
              <table:table-cell office:value-type="float" office:value="1.954">
                <text:p>1.954</text:p>
              </table:table-cell>
              <table:table-cell office:value-type="float" office:value="2.078">
                <text:p>2.0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7.764">
                <text:p>17.764</text:p>
              </table:table-cell>
              <table:table-cell office:value-type="float" office:value="2.028">
                <text:p>2.028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.496">
                <text:p>18.496</text:p>
              </table:table-cell>
              <table:table-cell office:value-type="float" office:value="2.912">
                <text:p>2.912</text:p>
              </table:table-cell>
              <table:table-cell office:value-type="float" office:value="3.036">
                <text:p>3.03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0.126">
                <text:p>20.126</text:p>
              </table:table-cell>
              <table:table-cell office:value-type="float" office:value="3.048">
                <text:p>3.048</text:p>
              </table:table-cell>
              <table:table-cell office:value-type="float" office:value="3.172">
                <text:p>3.17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22.62">
                <text:p>22.62</text:p>
              </table:table-cell>
              <table:table-cell office:value-type="float" office:value="3.334">
                <text:p>3.334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.864">
                <text:p>30.864</text:p>
              </table:table-cell>
              <table:table-cell office:value-type="float" office:value="3.692">
                <text:p>3.692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4.248">
                <text:p>54.248</text:p>
              </table:table-cell>
              <table:table-cell office:value-type="float" office:value="4.36">
                <text:p>4.36</text:p>
              </table:table-cell>
              <table:table-cell office:value-type="float" office:value="4.522">
                <text:p>4.52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20.828">
                <text:p>220.828</text:p>
              </table:table-cell>
              <table:table-cell office:value-type="float" office:value="5.13">
                <text:p>5.13</text:p>
              </table:table-cell>
              <table:table-cell office:value-type="float" office:value="5.242">
                <text:p>5.24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60.072">
                <text:p>360.072</text:p>
              </table:table-cell>
              <table:table-cell office:value-type="float" office:value="6.56">
                <text:p>6.56</text:p>
              </table:table-cell>
              <table:table-cell office:value-type="float" office:value="6.602">
                <text:p>6.60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85.424">
                <text:p>385.424</text:p>
              </table:table-cell>
              <table:table-cell office:value-type="float" office:value="8.198">
                <text:p>8.198</text:p>
              </table:table-cell>
              <table:table-cell office:value-type="float" office:value="8.602">
                <text:p>8.60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00.142">
                <text:p>400.142</text:p>
              </table:table-cell>
              <table:table-cell office:value-type="float" office:value="10.824">
                <text:p>10.824</text:p>
              </table:table-cell>
              <table:table-cell office:value-type="float" office:value="11.274">
                <text:p>11.274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562.016">
                <text:p>562.016</text:p>
              </table:table-cell>
              <table:table-cell office:value-type="float" office:value="16.218">
                <text:p>16.218</text:p>
              </table:table-cell>
              <table:table-cell office:value-type="float" office:value="16.676">
                <text:p>16.67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55.234">
                <text:p>1155.234</text:p>
              </table:table-cell>
              <table:table-cell office:value-type="float" office:value="26.53">
                <text:p>26.53</text:p>
              </table:table-cell>
              <table:table-cell office:value-type="float" office:value="27.046">
                <text:p>27.046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846.828">
                <text:p>1846.828</text:p>
              </table:table-cell>
              <table:table-cell office:value-type="float" office:value="48.298">
                <text:p>48.298</text:p>
              </table:table-cell>
              <table:table-cell office:value-type="float" office:value="50.506">
                <text:p>50.50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307.218">
                <text:p>3307.218</text:p>
              </table:table-cell>
              <table:table-cell office:value-type="float" office:value="93.574">
                <text:p>93.574</text:p>
              </table:table-cell>
              <table:table-cell office:value-type="float" office:value="100.778">
                <text:p>100.77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6046.11">
                <text:p>6046.11</text:p>
              </table:table-cell>
              <table:table-cell office:value-type="float" office:value="182.368">
                <text:p>182.368</text:p>
              </table:table-cell>
              <table:table-cell office:value-type="float" office:value="187.268">
                <text:p>187.268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693.158">
                <text:p>11693.158</text:p>
              </table:table-cell>
              <table:table-cell office:value-type="float" office:value="360.11">
                <text:p>360.11</text:p>
              </table:table-cell>
              <table:table-cell office:value-type="float" office:value="370.48">
                <text:p>370.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3693.896">
                <text:p>23693.896</text:p>
              </table:table-cell>
              <table:table-cell office:value-type="float" office:value="749.202">
                <text:p>749.202</text:p>
              </table:table-cell>
              <table:table-cell office:value-type="float" office:value="789.032">
                <text:p>789.0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Windows_x86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osu_mbw_mr</text:p>
        </chart:title>
        <chart:subtitle svg:x="6.315cm" svg:y="1.275cm" chart:style-name="ch3">
          <text:p>Multiple Bandwidth</text:p>
        </chart:subtitle>
        <chart:legend chart:legend-position="end" svg:x="14.29cm" svg:y="3.706cm" style:legend-expansion="high" chart:style-name="ch4"/>
        <chart:plot-area chart:style-name="ch5" table:cell-range-address="osu_mbw_mr.A34:osu_mbw_mr.D57" chart:data-source-has-labels="both" svg:x="1.33cm" svg:y="2.138cm" svg:width="12.641cm" svg:height="5.707cm">
          <chartooo:coordinate-region svg:x="2.507cm" svg:y="2.138cm" svg:width="11.323cm" svg:height="4.062cm"/>
          <chart:axis chart:dimension="x" chart:name="primary-x" chart:style-name="ch6" chartooo:axis-type="auto">
            <chartooo:date-scale/>
            <chart:title svg:x="6.68cm" svg:y="8.025cm" chart:style-name="ch7">
              <text:p>Window size</text:p>
            </chart:title>
            <chart:categories table:cell-range-address="osu_mbw_mr.A35:osu_mbw_mr.A57"/>
          </chart:axis>
          <chart:axis chart:dimension="y" chart:name="primary-y" chart:style-name="ch6">
            <chart:title svg:x="0.451cm" svg:y="6.318cm" chart:style-name="ch8">
              <text:p>Bandwidth (MB/s)</text:p>
            </chart:title>
            <chart:grid chart:style-name="ch9" chart:class="major"/>
          </chart:axis>
          <chart:series chart:style-name="ch10" chart:values-cell-range-address="osu_mbw_mr.B35:osu_mbw_mr.B57" chart:label-cell-address="osu_mbw_mr.B34:osu_mbw_mr.B34" chart:class="chart:line">
            <chart:data-point chart:repeated="23"/>
          </chart:series>
          <chart:series chart:style-name="ch11" chart:values-cell-range-address="osu_mbw_mr.C35:osu_mbw_mr.C57" chart:label-cell-address="osu_mbw_mr.C34:osu_mbw_mr.C34" chart:class="chart:line">
            <chart:data-point chart:repeated="23"/>
          </chart:series>
          <chart:series chart:style-name="ch12" chart:values-cell-range-address="osu_mbw_mr.D35:osu_mbw_mr.D57" chart:label-cell-address="osu_mbw_mr.D34:osu_mbw_mr.D34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bw_mr.B34:osu_mbw_mr.B34</svg:desc>
                </draw:g>
              </table:table-cell>
              <table:table-cell office:value-type="string">
                <text:p>2.0.0</text:p>
                <draw:g>
                  <svg:desc>osu_mbw_mr.C34:osu_mbw_mr.C34</svg:desc>
                </draw:g>
              </table:table-cell>
              <table:table-cell office:value-type="string">
                <text:p>2.0.1</text:p>
                <draw:g>
                  <svg:desc>osu_mbw_mr.D34:osu_mbw_mr.D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mbw_mr.A35:osu_mbw_mr.A57</svg:desc>
                </draw:g>
              </table:table-cell>
              <table:table-cell office:value-type="float" office:value="5.418">
                <text:p>5.418</text:p>
                <draw:g>
                  <svg:desc>osu_mbw_mr.B35:osu_mbw_mr.B57</svg:desc>
                </draw:g>
              </table:table-cell>
              <table:table-cell office:value-type="float" office:value="5.852">
                <text:p>5.852</text:p>
                <draw:g>
                  <svg:desc>osu_mbw_mr.C35:osu_mbw_mr.C57</svg:desc>
                </draw:g>
              </table:table-cell>
              <table:table-cell office:value-type="float" office:value="6.486">
                <text:p>6.486</text:p>
                <draw:g>
                  <svg:desc>osu_mbw_mr.D35:osu_mbw_mr.D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.082">
                <text:p>11.082</text:p>
              </table:table-cell>
              <table:table-cell office:value-type="float" office:value="11.994">
                <text:p>11.994</text:p>
              </table:table-cell>
              <table:table-cell office:value-type="float" office:value="13.262">
                <text:p>13.2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44">
                <text:p>22.44</text:p>
              </table:table-cell>
              <table:table-cell office:value-type="float" office:value="24.002">
                <text:p>24.002</text:p>
              </table:table-cell>
              <table:table-cell office:value-type="float" office:value="26.576">
                <text:p>26.57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3.208">
                <text:p>43.208</text:p>
              </table:table-cell>
              <table:table-cell office:value-type="float" office:value="47.032">
                <text:p>47.032</text:p>
              </table:table-cell>
              <table:table-cell office:value-type="float" office:value="52.354">
                <text:p>52.35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6.37">
                <text:p>86.37</text:p>
              </table:table-cell>
              <table:table-cell office:value-type="float" office:value="88.764">
                <text:p>88.764</text:p>
              </table:table-cell>
              <table:table-cell office:value-type="float" office:value="94.802">
                <text:p>94.8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69.754">
                <text:p>169.754</text:p>
              </table:table-cell>
              <table:table-cell office:value-type="float" office:value="179.058">
                <text:p>179.058</text:p>
              </table:table-cell>
              <table:table-cell office:value-type="float" office:value="196.71">
                <text:p>196.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20.786">
                <text:p>320.786</text:p>
              </table:table-cell>
              <table:table-cell office:value-type="float" office:value="336.482">
                <text:p>336.482</text:p>
              </table:table-cell>
              <table:table-cell office:value-type="float" office:value="359.666">
                <text:p>359.66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62.974">
                <text:p>562.974</text:p>
              </table:table-cell>
              <table:table-cell office:value-type="float" office:value="574.76">
                <text:p>574.76</text:p>
              </table:table-cell>
              <table:table-cell office:value-type="float" office:value="578.472">
                <text:p>578.47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037.466">
                <text:p>1037.466</text:p>
              </table:table-cell>
              <table:table-cell office:value-type="float" office:value="1088.118">
                <text:p>1088.118</text:p>
              </table:table-cell>
              <table:table-cell office:value-type="float" office:value="1109.314">
                <text:p>1109.3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901.436">
                <text:p>1901.436</text:p>
              </table:table-cell>
              <table:table-cell office:value-type="float" office:value="1951.616">
                <text:p>1951.616</text:p>
              </table:table-cell>
              <table:table-cell office:value-type="float" office:value="2025.392">
                <text:p>2025.39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139.892">
                <text:p>3139.892</text:p>
              </table:table-cell>
              <table:table-cell office:value-type="float" office:value="3262.072">
                <text:p>3262.072</text:p>
              </table:table-cell>
              <table:table-cell office:value-type="float" office:value="3412.96">
                <text:p>3412.9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035.504">
                <text:p>5035.504</text:p>
              </table:table-cell>
              <table:table-cell office:value-type="float" office:value="5092.192">
                <text:p>5092.192</text:p>
              </table:table-cell>
              <table:table-cell office:value-type="float" office:value="5227.582">
                <text:p>5227.58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11.15">
                <text:p>7211.15</text:p>
              </table:table-cell>
              <table:table-cell office:value-type="float" office:value="8085.376">
                <text:p>8085.376</text:p>
              </table:table-cell>
              <table:table-cell office:value-type="float" office:value="8246.646">
                <text:p>8246.64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750.874">
                <text:p>9750.874</text:p>
              </table:table-cell>
              <table:table-cell office:value-type="float" office:value="9779.146">
                <text:p>9779.146</text:p>
              </table:table-cell>
              <table:table-cell office:value-type="float" office:value="9783.608">
                <text:p>9783.60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0435.102">
                <text:p>10435.102</text:p>
              </table:table-cell>
              <table:table-cell office:value-type="float" office:value="10542.984">
                <text:p>10542.984</text:p>
              </table:table-cell>
              <table:table-cell office:value-type="float" office:value="10400.114">
                <text:p>10400.11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0965.992">
                <text:p>10965.992</text:p>
              </table:table-cell>
              <table:table-cell office:value-type="float" office:value="11066.348">
                <text:p>11066.348</text:p>
              </table:table-cell>
              <table:table-cell office:value-type="float" office:value="10857.248">
                <text:p>10857.24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1175.836">
                <text:p>11175.836</text:p>
              </table:table-cell>
              <table:table-cell office:value-type="float" office:value="11184.984">
                <text:p>11184.984</text:p>
              </table:table-cell>
              <table:table-cell office:value-type="float" office:value="11013.736">
                <text:p>11013.73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1248.164">
                <text:p>11248.164</text:p>
              </table:table-cell>
              <table:table-cell office:value-type="float" office:value="11296.096">
                <text:p>11296.096</text:p>
              </table:table-cell>
              <table:table-cell office:value-type="float" office:value="10996.21">
                <text:p>10996.21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11313.75">
                <text:p>11313.75</text:p>
              </table:table-cell>
              <table:table-cell office:value-type="float" office:value="11347.948">
                <text:p>11347.948</text:p>
              </table:table-cell>
              <table:table-cell office:value-type="float" office:value="11100.054">
                <text:p>11100.05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1334.064">
                <text:p>11334.064</text:p>
              </table:table-cell>
              <table:table-cell office:value-type="float" office:value="11374.35">
                <text:p>11374.35</text:p>
              </table:table-cell>
              <table:table-cell office:value-type="float" office:value="11119.12">
                <text:p>11119.12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1359.572">
                <text:p>11359.572</text:p>
              </table:table-cell>
              <table:table-cell office:value-type="float" office:value="11377">
                <text:p>11377</text:p>
              </table:table-cell>
              <table:table-cell office:value-type="float" office:value="11100.954">
                <text:p>11100.95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11374.376">
                <text:p>11374.376</text:p>
              </table:table-cell>
              <table:table-cell office:value-type="float" office:value="11381.616">
                <text:p>11381.616</text:p>
              </table:table-cell>
              <table:table-cell office:value-type="float" office:value="11096.97">
                <text:p>11096.9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360.064">
                <text:p>11360.064</text:p>
              </table:table-cell>
              <table:table-cell office:value-type="float" office:value="11382.144">
                <text:p>11382.144</text:p>
              </table:table-cell>
              <table:table-cell office:value-type="float" office:value="11117.036">
                <text:p>11117.03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593cm" svg:y="0.316cm" chart:style-name="ch2">
          <text:p>osu_mbw_mr</text:p>
        </chart:title>
        <chart:subtitle svg:x="6.262cm" svg:y="1.275cm" chart:style-name="ch3">
          <text:p>Message Rate Test</text:p>
        </chart:subtitle>
        <chart:legend chart:legend-position="end" svg:x="14.29cm" svg:y="3.706cm" style:legend-expansion="high" chart:style-name="ch4"/>
        <chart:plot-area chart:style-name="ch5" table:cell-range-address="osu_mbw_mr.A35:osu_mbw_mr.A57 osu_mbw_mr.E34:osu_mbw_mr.G57" chart:data-source-has-labels="both" svg:x="1.33cm" svg:y="2.138cm" svg:width="12.641cm" svg:height="5.707cm">
          <chartooo:coordinate-region svg:x="2.877cm" svg:y="2.138cm" svg:width="10.953cm" svg:height="4.062cm"/>
          <chart:axis chart:dimension="x" chart:name="primary-x" chart:style-name="ch6" chartooo:axis-type="auto">
            <chartooo:date-scale/>
            <chart:title svg:x="6.68cm" svg:y="8.025cm" chart:style-name="ch7">
              <text:p>Window size</text:p>
            </chart:title>
            <chart:categories table:cell-range-address="osu_mbw_mr.A35:osu_mbw_mr.A57"/>
          </chart:axis>
          <chart:axis chart:dimension="y" chart:name="primary-y" chart:style-name="ch6">
            <chart:title svg:x="0.451cm" svg:y="5.908cm" chart:style-name="ch8">
              <text:p>Messages/s</text:p>
            </chart:title>
            <chart:grid chart:style-name="ch9" chart:class="major"/>
          </chart:axis>
          <chart:series chart:style-name="ch10" chart:values-cell-range-address="osu_mbw_mr.E35:osu_mbw_mr.E57" chart:label-cell-address="osu_mbw_mr.E34:osu_mbw_mr.E34" chart:class="chart:line">
            <chart:data-point chart:repeated="23"/>
          </chart:series>
          <chart:series chart:style-name="ch11" chart:values-cell-range-address="osu_mbw_mr.F35:osu_mbw_mr.F57" chart:label-cell-address="osu_mbw_mr.F34:osu_mbw_mr.F34" chart:class="chart:line">
            <chart:data-point chart:repeated="23"/>
          </chart:series>
          <chart:series chart:style-name="ch12" chart:values-cell-range-address="osu_mbw_mr.G35:osu_mbw_mr.G57" chart:label-cell-address="osu_mbw_mr.G34:osu_mbw_mr.G34" chart:class="chart:line"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0.2</text:p>
                <draw:g>
                  <svg:desc>osu_mbw_mr.E34:osu_mbw_mr.E34</svg:desc>
                </draw:g>
              </table:table-cell>
              <table:table-cell office:value-type="string">
                <text:p>2.0.0</text:p>
                <draw:g>
                  <svg:desc>osu_mbw_mr.F34:osu_mbw_mr.F34</svg:desc>
                </draw:g>
              </table:table-cell>
              <table:table-cell office:value-type="string">
                <text:p>2.0.1</text:p>
                <draw:g>
                  <svg:desc>osu_mbw_mr.G34:osu_mbw_mr.G3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osu_mbw_mr.A35:osu_mbw_mr.A57</svg:desc>
                </draw:g>
              </table:table-cell>
              <table:table-cell office:value-type="float" office:value="5417094.666">
                <text:p>5417094.666</text:p>
                <draw:g>
                  <svg:desc>osu_mbw_mr.E35:osu_mbw_mr.E57</svg:desc>
                </draw:g>
              </table:table-cell>
              <table:table-cell office:value-type="float" office:value="5853106.862">
                <text:p>5853106.862</text:p>
                <draw:g>
                  <svg:desc>osu_mbw_mr.F35:osu_mbw_mr.F57</svg:desc>
                </draw:g>
              </table:table-cell>
              <table:table-cell office:value-type="float" office:value="6485098.778">
                <text:p>6485098.778</text:p>
                <draw:g>
                  <svg:desc>osu_mbw_mr.G35:osu_mbw_mr.G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541390.04">
                <text:p>5541390.04</text:p>
              </table:table-cell>
              <table:table-cell office:value-type="float" office:value="5995966.54">
                <text:p>5995966.54</text:p>
              </table:table-cell>
              <table:table-cell office:value-type="float" office:value="6632666.992">
                <text:p>6632666.9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610300.622">
                <text:p>5610300.622</text:p>
              </table:table-cell>
              <table:table-cell office:value-type="float" office:value="6000444.694">
                <text:p>6000444.694</text:p>
              </table:table-cell>
              <table:table-cell office:value-type="float" office:value="6643935.22">
                <text:p>6643935.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401004.298">
                <text:p>5401004.298</text:p>
              </table:table-cell>
              <table:table-cell office:value-type="float" office:value="5878969.838">
                <text:p>5878969.838</text:p>
              </table:table-cell>
              <table:table-cell office:value-type="float" office:value="6544012.174">
                <text:p>6544012.1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398191.64">
                <text:p>5398191.64</text:p>
              </table:table-cell>
              <table:table-cell office:value-type="float" office:value="5547733.228">
                <text:p>5547733.228</text:p>
              </table:table-cell>
              <table:table-cell office:value-type="float" office:value="5925022.856">
                <text:p>5925022.85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304852.682">
                <text:p>5304852.682</text:p>
              </table:table-cell>
              <table:table-cell office:value-type="float" office:value="5595642.504">
                <text:p>5595642.504</text:p>
              </table:table-cell>
              <table:table-cell office:value-type="float" office:value="6147160.224">
                <text:p>6147160.22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012307.29">
                <text:p>5012307.29</text:p>
              </table:table-cell>
              <table:table-cell office:value-type="float" office:value="5257499.284">
                <text:p>5257499.284</text:p>
              </table:table-cell>
              <table:table-cell office:value-type="float" office:value="5619769.984">
                <text:p>5619769.9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398232.944">
                <text:p>4398232.944</text:p>
              </table:table-cell>
              <table:table-cell office:value-type="float" office:value="4490314.504">
                <text:p>4490314.504</text:p>
              </table:table-cell>
              <table:table-cell office:value-type="float" office:value="4519302.858">
                <text:p>4519302.8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052602.522">
                <text:p>4052602.522</text:p>
              </table:table-cell>
              <table:table-cell office:value-type="float" office:value="4250459.396">
                <text:p>4250459.396</text:p>
              </table:table-cell>
              <table:table-cell office:value-type="float" office:value="4333260.732">
                <text:p>4333260.73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3713744.452">
                <text:p>3713744.452</text:p>
              </table:table-cell>
              <table:table-cell office:value-type="float" office:value="3811749.626">
                <text:p>3811749.626</text:p>
              </table:table-cell>
              <table:table-cell office:value-type="float" office:value="3955847.252">
                <text:p>3955847.25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66301.73">
                <text:p>3066301.73</text:p>
              </table:table-cell>
              <table:table-cell office:value-type="float" office:value="3185619.322">
                <text:p>3185619.322</text:p>
              </table:table-cell>
              <table:table-cell office:value-type="float" office:value="3332968.02">
                <text:p>3332968.0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458742.402">
                <text:p>2458742.402</text:p>
              </table:table-cell>
              <table:table-cell office:value-type="float" office:value="2486422.916">
                <text:p>2486422.916</text:p>
              </table:table-cell>
              <table:table-cell office:value-type="float" office:value="2552531.074">
                <text:p>2552531.07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760534.414">
                <text:p>1760534.414</text:p>
              </table:table-cell>
              <table:table-cell office:value-type="float" office:value="1973969.48">
                <text:p>1973969.48</text:p>
              </table:table-cell>
              <table:table-cell office:value-type="float" office:value="2013340.878">
                <text:p>2013340.87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90292.298">
                <text:p>1190292.298</text:p>
              </table:table-cell>
              <table:table-cell office:value-type="float" office:value="1193743.536">
                <text:p>1193743.536</text:p>
              </table:table-cell>
              <table:table-cell office:value-type="float" office:value="1194288.06">
                <text:p>1194288.0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36908.076">
                <text:p>636908.076</text:p>
              </table:table-cell>
              <table:table-cell office:value-type="float" office:value="643492.784">
                <text:p>643492.784</text:p>
              </table:table-cell>
              <table:table-cell office:value-type="float" office:value="634772.492">
                <text:p>634772.492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334655.468">
                <text:p>334655.468</text:p>
              </table:table-cell>
              <table:table-cell office:value-type="float" office:value="337718.084">
                <text:p>337718.084</text:p>
              </table:table-cell>
              <table:table-cell office:value-type="float" office:value="331336.818">
                <text:p>331336.81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70529.716">
                <text:p>170529.716</text:p>
              </table:table-cell>
              <table:table-cell office:value-type="float" office:value="170669.314">
                <text:p>170669.314</text:p>
              </table:table-cell>
              <table:table-cell office:value-type="float" office:value="168056.286">
                <text:p>168056.286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85816.678">
                <text:p>85816.678</text:p>
              </table:table-cell>
              <table:table-cell office:value-type="float" office:value="86182.38">
                <text:p>86182.38</text:p>
              </table:table-cell>
              <table:table-cell office:value-type="float" office:value="83894.418">
                <text:p>83894.418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43158.538">
                <text:p>43158.538</text:p>
              </table:table-cell>
              <table:table-cell office:value-type="float" office:value="43288.982">
                <text:p>43288.982</text:p>
              </table:table-cell>
              <table:table-cell office:value-type="float" office:value="42343.348">
                <text:p>42343.34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1618.012">
                <text:p>21618.012</text:p>
              </table:table-cell>
              <table:table-cell office:value-type="float" office:value="21694.854">
                <text:p>21694.854</text:p>
              </table:table-cell>
              <table:table-cell office:value-type="float" office:value="21208.038">
                <text:p>21208.038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10833.334">
                <text:p>10833.334</text:p>
              </table:table-cell>
              <table:table-cell office:value-type="float" office:value="10849.954">
                <text:p>10849.954</text:p>
              </table:table-cell>
              <table:table-cell office:value-type="float" office:value="10586.694">
                <text:p>10586.694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5423.726">
                <text:p>5423.726</text:p>
              </table:table-cell>
              <table:table-cell office:value-type="float" office:value="5427.176">
                <text:p>5427.176</text:p>
              </table:table-cell>
              <table:table-cell office:value-type="float" office:value="5291.448">
                <text:p>5291.4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708.45">
                <text:p>2708.45</text:p>
              </table:table-cell>
              <table:table-cell office:value-type="float" office:value="2713.714">
                <text:p>2713.714</text:p>
              </table:table-cell>
              <table:table-cell office:value-type="float" office:value="2650.51">
                <text:p>2650.5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